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3.5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mplitude</text:p>
          </table:table-cell>
          <table:table-cell office:value-type="string" calcext:value-type="string">
            <text:p>pointsPerSegment</text:p>
          </table:table-cell>
          <table:table-cell office:value-type="string" calcext:value-type="string">
            <text:p>resultProcWindowSize</text:p>
          </table:table-cell>
          <table:table-cell office:value-type="string" calcext:value-type="string">
            <text:p>weightsCount</text:p>
          </table:table-cell>
          <table:table-cell office:value-type="string" calcext:value-type="string">
            <text:p>pTracker</text:p>
          </table:table-cell>
          <table:table-cell office:value-type="string" calcext:value-type="string">
            <text:p>strainVariance</text:p>
          </table:table-cell>
          <table:table-cell office:value-type="string" calcext:value-type="string">
            <text:p>perSegmentVarianc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norm MS</text:p>
          </table:table-cell>
          <table:table-cell office:value-type="string" calcext:value-type="string">
            <text:p>norm PS</text:p>
          </table:table-cell>
          <table:table-cell office:value-type="string" calcext:value-type="string">
            <text:p>norm diff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54312" calcext:value-type="float">
            <text:p>0,0154312</text:p>
          </table:table-cell>
          <table:table-cell office:value-type="float" office:value="0.0304779" calcext:value-type="float">
            <text:p>0,0304779</text:p>
          </table:table-cell>
          <table:table-cell office:value-type="float" office:value="20.1585" calcext:value-type="float">
            <text:p>20,1585</text:p>
          </table:table-cell>
          <table:table-cell table:formula="of:=([.F2]-AVERAGE([.F$2:.F$325]))/STDEV([.F$2:.F$325])" office:value-type="float" office:value="-1.31213569383614" calcext:value-type="float">
            <text:p>-1,3121356938</text:p>
          </table:table-cell>
          <table:table-cell table:formula="of:=([.G2]-AVERAGE([.G$2:.G$325]))/STDEV([.G$2:.G$325])" office:value-type="float" office:value="-1.52979921906391" calcext:value-type="float">
            <text:p>-1,5297992191</text:p>
          </table:table-cell>
          <table:table-cell table:formula="of:=([.H2]-AVERAGE([.H$2:.H$325]))/STDEV([.H$2:.H$325])" office:value-type="float" office:value="-1.07865299901488" calcext:value-type="float">
            <text:p>-1,078652999</text:p>
          </table:table-cell>
          <table:table-cell table:formula="of:=SUM([.I2:.K2])" office:value-type="float" office:value="-3.92058791191493" calcext:value-type="float">
            <text:p>-3,920587911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58036" calcext:value-type="float">
            <text:p>0,0158036</text:p>
          </table:table-cell>
          <table:table-cell office:value-type="float" office:value="0.0294937" calcext:value-type="float">
            <text:p>0,0294937</text:p>
          </table:table-cell>
          <table:table-cell office:value-type="float" office:value="23.3608" calcext:value-type="float">
            <text:p>23,3608</text:p>
          </table:table-cell>
          <table:table-cell table:formula="of:=([.F3]-AVERAGE([.F$2:.F$325]))/STDEV([.F$2:.F$325])" office:value-type="float" office:value="-1.23006977810054" calcext:value-type="float">
            <text:p>-1,2300697781</text:p>
          </table:table-cell>
          <table:table-cell table:formula="of:=([.G3]-AVERAGE([.G$2:.G$325]))/STDEV([.G$2:.G$325])" office:value-type="float" office:value="-1.61946048639981" calcext:value-type="float">
            <text:p>-1,6194604864</text:p>
          </table:table-cell>
          <table:table-cell table:formula="of:=([.H3]-AVERAGE([.H$2:.H$325]))/STDEV([.H$2:.H$325])" office:value-type="float" office:value="-1.01273639909167" calcext:value-type="float">
            <text:p>-1,0127363991</text:p>
          </table:table-cell>
          <table:table-cell table:formula="of:=SUM([.I3:.K3])" office:value-type="float" office:value="-3.86226666359202" calcext:value-type="float">
            <text:p>-3,862266663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59191" calcext:value-type="float">
            <text:p>0,0159191</text:p>
          </table:table-cell>
          <table:table-cell office:value-type="float" office:value="0.0315379" calcext:value-type="float">
            <text:p>0,0315379</text:p>
          </table:table-cell>
          <table:table-cell office:value-type="float" office:value="19.9584" calcext:value-type="float">
            <text:p>19,9584</text:p>
          </table:table-cell>
          <table:table-cell table:formula="of:=([.F4]-AVERAGE([.F$2:.F$325]))/STDEV([.F$2:.F$325])" office:value-type="float" office:value="-1.2046170034833" calcext:value-type="float">
            <text:p>-1,2046170035</text:p>
          </table:table-cell>
          <table:table-cell table:formula="of:=([.G4]-AVERAGE([.G$2:.G$325]))/STDEV([.G$2:.G$325])" office:value-type="float" office:value="-1.43323252187223" calcext:value-type="float">
            <text:p>-1,4332325219</text:p>
          </table:table-cell>
          <table:table-cell table:formula="of:=([.H4]-AVERAGE([.H$2:.H$325]))/STDEV([.H$2:.H$325])" office:value-type="float" office:value="-1.08277188595384" calcext:value-type="float">
            <text:p>-1,082771886</text:p>
          </table:table-cell>
          <table:table-cell table:formula="of:=SUM([.I4:.K4])" office:value-type="float" office:value="-3.72062141130937" calcext:value-type="float">
            <text:p>-3,720621411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59776" calcext:value-type="float">
            <text:p>0,0159776</text:p>
          </table:table-cell>
          <table:table-cell office:value-type="float" office:value="0.0303919" calcext:value-type="float">
            <text:p>0,0303919</text:p>
          </table:table-cell>
          <table:table-cell office:value-type="float" office:value="26.4963" calcext:value-type="float">
            <text:p>26,4963</text:p>
          </table:table-cell>
          <table:table-cell table:formula="of:=([.F5]-AVERAGE([.F$2:.F$325]))/STDEV([.F$2:.F$325])" office:value-type="float" office:value="-1.19172533841742" calcext:value-type="float">
            <text:p>-1,1917253384</text:p>
          </table:table-cell>
          <table:table-cell table:formula="of:=([.G5]-AVERAGE([.G$2:.G$325]))/STDEV([.G$2:.G$325])" office:value-type="float" office:value="-1.53763387562852" calcext:value-type="float">
            <text:p>-1,5376338756</text:p>
          </table:table-cell>
          <table:table-cell table:formula="of:=([.H5]-AVERAGE([.H$2:.H$325]))/STDEV([.H$2:.H$325])" office:value-type="float" office:value="-0.948194819895705" calcext:value-type="float">
            <text:p>-0,9481948199</text:p>
          </table:table-cell>
          <table:table-cell table:formula="of:=SUM([.I5:.K5])" office:value-type="float" office:value="-3.67755403394165" calcext:value-type="float">
            <text:p>-3,677554033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62996" calcext:value-type="float">
            <text:p>0,0162996</text:p>
          </table:table-cell>
          <table:table-cell office:value-type="float" office:value="0.0306285" calcext:value-type="float">
            <text:p>0,0306285</text:p>
          </table:table-cell>
          <table:table-cell office:value-type="float" office:value="23.0497" calcext:value-type="float">
            <text:p>23,0497</text:p>
          </table:table-cell>
          <table:table-cell table:formula="of:=([.F6]-AVERAGE([.F$2:.F$325]))/STDEV([.F$2:.F$325])" office:value-type="float" office:value="-1.12076608796935" calcext:value-type="float">
            <text:p>-1,120766088</text:p>
          </table:table-cell>
          <table:table-cell table:formula="of:=([.G6]-AVERAGE([.G$2:.G$325]))/STDEV([.G$2:.G$325])" office:value-type="float" office:value="-1.51607946001008" calcext:value-type="float">
            <text:p>-1,51607946</text:p>
          </table:table-cell>
          <table:table-cell table:formula="of:=([.H6]-AVERAGE([.H$2:.H$325]))/STDEV([.H$2:.H$325])" office:value-type="float" office:value="-1.01914012586184" calcext:value-type="float">
            <text:p>-1,0191401259</text:p>
          </table:table-cell>
          <table:table-cell table:formula="of:=SUM([.I6:.K6])" office:value-type="float" office:value="-3.65598567384126" calcext:value-type="float">
            <text:p>-3,655985673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63418" calcext:value-type="float">
            <text:p>0,0163418</text:p>
          </table:table-cell>
          <table:table-cell office:value-type="float" office:value="0.0325713" calcext:value-type="float">
            <text:p>0,0325713</text:p>
          </table:table-cell>
          <table:table-cell office:value-type="float" office:value="19.6838" calcext:value-type="float">
            <text:p>19,6838</text:p>
          </table:table-cell>
          <table:table-cell table:formula="of:=([.F7]-AVERAGE([.F$2:.F$325]))/STDEV([.F$2:.F$325])" office:value-type="float" office:value="-1.11146645949447" calcext:value-type="float">
            <text:p>-1,1114664595</text:p>
          </table:table-cell>
          <table:table-cell table:formula="of:=([.G7]-AVERAGE([.G$2:.G$325]))/STDEV([.G$2:.G$325])" office:value-type="float" office:value="-1.33908910217612" calcext:value-type="float">
            <text:p>-1,3390891022</text:p>
          </table:table-cell>
          <table:table-cell table:formula="of:=([.H7]-AVERAGE([.H$2:.H$325]))/STDEV([.H$2:.H$325])" office:value-type="float" office:value="-1.08842429151825" calcext:value-type="float">
            <text:p>-1,0884242915</text:p>
          </table:table-cell>
          <table:table-cell table:formula="of:=SUM([.I7:.K7])" office:value-type="float" office:value="-3.53897985318884" calcext:value-type="float">
            <text:p>-3,538979853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6473" calcext:value-type="float">
            <text:p>0,016473</text:p>
          </table:table-cell>
          <table:table-cell office:value-type="float" office:value="0.0310732" calcext:value-type="float">
            <text:p>0,0310732</text:p>
          </table:table-cell>
          <table:table-cell office:value-type="float" office:value="25.4721" calcext:value-type="float">
            <text:p>25,4721</text:p>
          </table:table-cell>
          <table:table-cell table:formula="of:=([.F8]-AVERAGE([.F$2:.F$325]))/STDEV([.F$2:.F$325])" office:value-type="float" office:value="-1.08255387049203" calcext:value-type="float">
            <text:p>-1,0825538705</text:p>
          </table:table-cell>
          <table:table-cell table:formula="of:=([.G8]-AVERAGE([.G$2:.G$325]))/STDEV([.G$2:.G$325])" office:value-type="float" office:value="-1.47556699751844" calcext:value-type="float">
            <text:p>-1,4755669975</text:p>
          </table:table-cell>
          <table:table-cell table:formula="of:=([.H8]-AVERAGE([.H$2:.H$325]))/STDEV([.H$2:.H$325])" office:value-type="float" office:value="-0.969277098770686" calcext:value-type="float">
            <text:p>-0,9692770988</text:p>
          </table:table-cell>
          <table:table-cell table:formula="of:=SUM([.I8:.K8])" office:value-type="float" office:value="-3.52739796678115" calcext:value-type="float">
            <text:p>-3,527397966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60374" calcext:value-type="float">
            <text:p>0,0160374</text:p>
          </table:table-cell>
          <table:table-cell office:value-type="float" office:value="0.0332964" calcext:value-type="float">
            <text:p>0,0332964</text:p>
          </table:table-cell>
          <table:table-cell office:value-type="float" office:value="21.7979" calcext:value-type="float">
            <text:p>21,7979</text:p>
          </table:table-cell>
          <table:table-cell table:formula="of:=([.F9]-AVERAGE([.F$2:.F$325]))/STDEV([.F$2:.F$325])" office:value-type="float" office:value="-1.17854719190564" calcext:value-type="float">
            <text:p>-1,1785471919</text:p>
          </table:table-cell>
          <table:table-cell table:formula="of:=([.G9]-AVERAGE([.G$2:.G$325]))/STDEV([.G$2:.G$325])" office:value-type="float" office:value="-1.27303201525755" calcext:value-type="float">
            <text:p>-1,2730320153</text:p>
          </table:table-cell>
          <table:table-cell table:formula="of:=([.H9]-AVERAGE([.H$2:.H$325]))/STDEV([.H$2:.H$325])" office:value-type="float" office:value="-1.04490735559792" calcext:value-type="float">
            <text:p>-1,0449073556</text:p>
          </table:table-cell>
          <table:table-cell table:formula="of:=SUM([.I9:.K9])" office:value-type="float" office:value="-3.49648656276111" calcext:value-type="float">
            <text:p>-3,496486562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6452" calcext:value-type="float">
            <text:p>0,016452</text:p>
          </table:table-cell>
          <table:table-cell office:value-type="float" office:value="0.0315681" calcext:value-type="float">
            <text:p>0,0315681</text:p>
          </table:table-cell>
          <table:table-cell office:value-type="float" office:value="26.0211" calcext:value-type="float">
            <text:p>26,0211</text:p>
          </table:table-cell>
          <table:table-cell table:formula="of:=([.F10]-AVERAGE([.F$2:.F$325]))/STDEV([.F$2:.F$325])" office:value-type="float" office:value="-1.08718164769517" calcext:value-type="float">
            <text:p>-1,0871816477</text:p>
          </table:table-cell>
          <table:table-cell table:formula="of:=([.G10]-AVERAGE([.G$2:.G$325]))/STDEV([.G$2:.G$325])" office:value-type="float" office:value="-1.43048128200885" calcext:value-type="float">
            <text:p>-1,430481282</text:p>
          </table:table-cell>
          <table:table-cell table:formula="of:=([.H10]-AVERAGE([.H$2:.H$325]))/STDEV([.H$2:.H$325])" office:value-type="float" office:value="-0.957976404470389" calcext:value-type="float">
            <text:p>-0,9579764045</text:p>
          </table:table-cell>
          <table:table-cell table:formula="of:=SUM([.I10:.K10])" office:value-type="float" office:value="-3.4756393341744" calcext:value-type="float">
            <text:p>-3,475639334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67185" calcext:value-type="float">
            <text:p>0,0167185</text:p>
          </table:table-cell>
          <table:table-cell office:value-type="float" office:value="0.0317601" calcext:value-type="float">
            <text:p>0,0317601</text:p>
          </table:table-cell>
          <table:table-cell office:value-type="float" office:value="22.7154" calcext:value-type="float">
            <text:p>22,7154</text:p>
          </table:table-cell>
          <table:table-cell table:formula="of:=([.F11]-AVERAGE([.F$2:.F$325]))/STDEV([.F$2:.F$325])" office:value-type="float" office:value="-1.02845295128395" calcext:value-type="float">
            <text:p>-1,0284529513</text:p>
          </table:table-cell>
          <table:table-cell table:formula="of:=([.G11]-AVERAGE([.G$2:.G$325]))/STDEV([.G$2:.G$325])" office:value-type="float" office:value="-1.41298995572507" calcext:value-type="float">
            <text:p>-1,4129899557</text:p>
          </table:table-cell>
          <table:table-cell table:formula="of:=([.H11]-AVERAGE([.H$2:.H$325]))/STDEV([.H$2:.H$325])" office:value-type="float" office:value="-1.02602140474087" calcext:value-type="float">
            <text:p>-1,0260214047</text:p>
          </table:table-cell>
          <table:table-cell table:formula="of:=SUM([.I11:.K11])" office:value-type="float" office:value="-3.46746431174989" calcext:value-type="float">
            <text:p>-3,467464311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66288" calcext:value-type="float">
            <text:p>0,0166288</text:p>
          </table:table-cell>
          <table:table-cell office:value-type="float" office:value="0.0334337" calcext:value-type="float">
            <text:p>0,0334337</text:p>
          </table:table-cell>
          <table:table-cell office:value-type="float" office:value="19.3666" calcext:value-type="float">
            <text:p>19,3666</text:p>
          </table:table-cell>
          <table:table-cell table:formula="of:=([.F12]-AVERAGE([.F$2:.F$325]))/STDEV([.F$2:.F$325])" office:value-type="float" office:value="-1.04822017105163" calcext:value-type="float">
            <text:p>-1,0482201711</text:p>
          </table:table-cell>
          <table:table-cell table:formula="of:=([.G12]-AVERAGE([.G$2:.G$325]))/STDEV([.G$2:.G$325])" office:value-type="float" office:value="-1.26052389495149" calcext:value-type="float">
            <text:p>-1,260523895</text:p>
          </table:table-cell>
          <table:table-cell table:formula="of:=([.H12]-AVERAGE([.H$2:.H$325]))/STDEV([.H$2:.H$325])" office:value-type="float" office:value="-1.09495358155842" calcext:value-type="float">
            <text:p>-1,0949535816</text:p>
          </table:table-cell>
          <table:table-cell table:formula="of:=SUM([.I12:.K12])" office:value-type="float" office:value="-3.40369764756154" calcext:value-type="float">
            <text:p>-3,403697647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69767" calcext:value-type="float">
            <text:p>0,0169767</text:p>
          </table:table-cell>
          <table:table-cell office:value-type="float" office:value="0.032192" calcext:value-type="float">
            <text:p>0,032192</text:p>
          </table:table-cell>
          <table:table-cell office:value-type="float" office:value="25.2206" calcext:value-type="float">
            <text:p>25,2206</text:p>
          </table:table-cell>
          <table:table-cell table:formula="of:=([.F13]-AVERAGE([.F$2:.F$325]))/STDEV([.F$2:.F$325])" office:value-type="float" office:value="-0.971553328719685" calcext:value-type="float">
            <text:p>-0,9715533287</text:p>
          </table:table-cell>
          <table:table-cell table:formula="of:=([.G13]-AVERAGE([.G$2:.G$325]))/STDEV([.G$2:.G$325])" office:value-type="float" office:value="-1.37364358165235" calcext:value-type="float">
            <text:p>-1,3736435817</text:p>
          </table:table-cell>
          <table:table-cell table:formula="of:=([.H13]-AVERAGE([.H$2:.H$325]))/STDEV([.H$2:.H$325])" office:value-type="float" office:value="-0.974454010640495" calcext:value-type="float">
            <text:p>-0,9744540106</text:p>
          </table:table-cell>
          <table:table-cell table:formula="of:=SUM([.I13:.K13])" office:value-type="float" office:value="-3.31965092101253" calcext:value-type="float">
            <text:p>-3,31965092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70237" calcext:value-type="float">
            <text:p>0,0170237</text:p>
          </table:table-cell>
          <table:table-cell office:value-type="float" office:value="0.0327996" calcext:value-type="float">
            <text:p>0,0327996</text:p>
          </table:table-cell>
          <table:table-cell office:value-type="float" office:value="22.3994" calcext:value-type="float">
            <text:p>22,3994</text:p>
          </table:table-cell>
          <table:table-cell table:formula="of:=([.F14]-AVERAGE([.F$2:.F$325]))/STDEV([.F$2:.F$325])" office:value-type="float" office:value="-0.961195922598383" calcext:value-type="float">
            <text:p>-0,9611959226</text:p>
          </table:table-cell>
          <table:table-cell table:formula="of:=([.G14]-AVERAGE([.G$2:.G$325]))/STDEV([.G$2:.G$325])" office:value-type="float" office:value="-1.31829082201682" calcext:value-type="float">
            <text:p>-1,318290822</text:p>
          </table:table-cell>
          <table:table-cell table:formula="of:=([.H14]-AVERAGE([.H$2:.H$325]))/STDEV([.H$2:.H$325])" office:value-type="float" office:value="-1.03252599380989" calcext:value-type="float">
            <text:p>-1,0325259938</text:p>
          </table:table-cell>
          <table:table-cell table:formula="of:=SUM([.I14:.K14])" office:value-type="float" office:value="-3.31201273842509" calcext:value-type="float">
            <text:p>-3,312012738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65205" calcext:value-type="float">
            <text:p>0,0165205</text:p>
          </table:table-cell>
          <table:table-cell office:value-type="float" office:value="0.0343124" calcext:value-type="float">
            <text:p>0,0343124</text:p>
          </table:table-cell>
          <table:table-cell office:value-type="float" office:value="21.6404" calcext:value-type="float">
            <text:p>21,6404</text:p>
          </table:table-cell>
          <table:table-cell table:formula="of:=([.F15]-AVERAGE([.F$2:.F$325]))/STDEV([.F$2:.F$325])" office:value-type="float" office:value="-1.07208627919922" calcext:value-type="float">
            <text:p>-1,0720862792</text:p>
          </table:table-cell>
          <table:table-cell table:formula="of:=([.G15]-AVERAGE([.G$2:.G$325]))/STDEV([.G$2:.G$325])" office:value-type="float" office:value="-1.1804737470059" calcext:value-type="float">
            <text:p>-1,180473747</text:p>
          </table:table-cell>
          <table:table-cell table:formula="of:=([.H15]-AVERAGE([.H$2:.H$325]))/STDEV([.H$2:.H$325])" office:value-type="float" office:value="-1.04814935806112" calcext:value-type="float">
            <text:p>-1,0481493581</text:p>
          </table:table-cell>
          <table:table-cell table:formula="of:=SUM([.I15:.K15])" office:value-type="float" office:value="-3.30070938426625" calcext:value-type="float">
            <text:p>-3,300709384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68528" calcext:value-type="float">
            <text:p>0,0168528</text:p>
          </table:table-cell>
          <table:table-cell office:value-type="float" office:value="0.0327478" calcext:value-type="float">
            <text:p>0,0327478</text:p>
          </table:table-cell>
          <table:table-cell office:value-type="float" office:value="25.6858" calcext:value-type="float">
            <text:p>25,6858</text:p>
          </table:table-cell>
          <table:table-cell table:formula="of:=([.F16]-AVERAGE([.F$2:.F$325]))/STDEV([.F$2:.F$325])" office:value-type="float" office:value="-0.998857214218184" calcext:value-type="float">
            <text:p>-0,9988572142</text:p>
          </table:table-cell>
          <table:table-cell table:formula="of:=([.G16]-AVERAGE([.G$2:.G$325]))/STDEV([.G$2:.G$325])" office:value-type="float" office:value="-1.32300983608713" calcext:value-type="float">
            <text:p>-1,3230098361</text:p>
          </table:table-cell>
          <table:table-cell table:formula="of:=([.H16]-AVERAGE([.H$2:.H$325]))/STDEV([.H$2:.H$325])" office:value-type="float" office:value="-0.964878267492046" calcext:value-type="float">
            <text:p>-0,9648782675</text:p>
          </table:table-cell>
          <table:table-cell table:formula="of:=SUM([.I16:.K16])" office:value-type="float" office:value="-3.28674531779736" calcext:value-type="float">
            <text:p>-3,286745317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66926" calcext:value-type="float">
            <text:p>0,0166926</text:p>
          </table:table-cell>
          <table:table-cell office:value-type="float" office:value="0.0334811" calcext:value-type="float">
            <text:p>0,0334811</text:p>
          </table:table-cell>
          <table:table-cell office:value-type="float" office:value="24.4337" calcext:value-type="float">
            <text:p>24,4337</text:p>
          </table:table-cell>
          <table:table-cell table:formula="of:=([.F17]-AVERAGE([.F$2:.F$325]))/STDEV([.F$2:.F$325])" office:value-type="float" office:value="-1.03416054316782" calcext:value-type="float">
            <text:p>-1,0341605432</text:p>
          </table:table-cell>
          <table:table-cell table:formula="of:=([.G17]-AVERAGE([.G$2:.G$325]))/STDEV([.G$2:.G$325])" office:value-type="float" office:value="-1.25620572377519" calcext:value-type="float">
            <text:p>-1,2562057238</text:p>
          </table:table-cell>
          <table:table-cell table:formula="of:=([.H17]-AVERAGE([.H$2:.H$325]))/STDEV([.H$2:.H$325])" office:value-type="float" office:value="-0.990651672470921" calcext:value-type="float">
            <text:p>-0,9906516725</text:p>
          </table:table-cell>
          <table:table-cell table:formula="of:=SUM([.I17:.K17])" office:value-type="float" office:value="-3.28101793941392" calcext:value-type="float">
            <text:p>-3,281017939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64631" calcext:value-type="float">
            <text:p>0,0164631</text:p>
          </table:table-cell>
          <table:table-cell office:value-type="float" office:value="0.0349309" calcext:value-type="float">
            <text:p>0,0349309</text:p>
          </table:table-cell>
          <table:table-cell office:value-type="float" office:value="21.0066" calcext:value-type="float">
            <text:p>21,0066</text:p>
          </table:table-cell>
          <table:table-cell table:formula="of:=([.F18]-AVERAGE([.F$2:.F$325]))/STDEV([.F$2:.F$325])" office:value-type="float" office:value="-1.08473553688779" calcext:value-type="float">
            <text:p>-1,0847355369</text:p>
          </table:table-cell>
          <table:table-cell table:formula="of:=([.G18]-AVERAGE([.G$2:.G$325]))/STDEV([.G$2:.G$325])" office:value-type="float" office:value="-1.12412799020113" calcext:value-type="float">
            <text:p>-1,1241279902</text:p>
          </table:table-cell>
          <table:table-cell table:formula="of:=([.H18]-AVERAGE([.H$2:.H$325]))/STDEV([.H$2:.H$325])" office:value-type="float" office:value="-1.06119558765589" calcext:value-type="float">
            <text:p>-1,0611955877</text:p>
          </table:table-cell>
          <table:table-cell table:formula="of:=SUM([.I18:.K18])" office:value-type="float" office:value="-3.27005911474482" calcext:value-type="float">
            <text:p>-3,270059114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70115" calcext:value-type="float">
            <text:p>0,0170115</text:p>
          </table:table-cell>
          <table:table-cell office:value-type="float" office:value="0.0317988" calcext:value-type="float">
            <text:p>0,0317988</text:p>
          </table:table-cell>
          <table:table-cell office:value-type="float" office:value="29.1869" calcext:value-type="float">
            <text:p>29,1869</text:p>
          </table:table-cell>
          <table:table-cell table:formula="of:=([.F19]-AVERAGE([.F$2:.F$325]))/STDEV([.F$2:.F$325])" office:value-type="float" office:value="-0.963884440783061" calcext:value-type="float">
            <text:p>-0,9638844408</text:p>
          </table:table-cell>
          <table:table-cell table:formula="of:=([.G19]-AVERAGE([.G$2:.G$325]))/STDEV([.G$2:.G$325])" office:value-type="float" office:value="-1.409464360271" calcext:value-type="float">
            <text:p>-1,4094643603</text:p>
          </table:table-cell>
          <table:table-cell table:formula="of:=([.H19]-AVERAGE([.H$2:.H$325]))/STDEV([.H$2:.H$325])" office:value-type="float" office:value="-0.892811125752936" calcext:value-type="float">
            <text:p>-0,8928111258</text:p>
          </table:table-cell>
          <table:table-cell table:formula="of:=SUM([.I19:.K19])" office:value-type="float" office:value="-3.266159926807" calcext:value-type="float">
            <text:p>-3,266159926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65551" calcext:value-type="float">
            <text:p>0,0165551</text:p>
          </table:table-cell>
          <table:table-cell office:value-type="float" office:value="0.0315875" calcext:value-type="float">
            <text:p>0,0315875</text:p>
          </table:table-cell>
          <table:table-cell office:value-type="float" office:value="39.233" calcext:value-type="float">
            <text:p>39,233</text:p>
          </table:table-cell>
          <table:table-cell table:formula="of:=([.F20]-AVERAGE([.F$2:.F$325]))/STDEV([.F$2:.F$325])" office:value-type="float" office:value="-1.0644614653312" calcext:value-type="float">
            <text:p>-1,0644614653</text:p>
          </table:table-cell>
          <table:table-cell table:formula="of:=([.G20]-AVERAGE([.G$2:.G$325]))/STDEV([.G$2:.G$325])" office:value-type="float" office:value="-1.42871392924893" calcext:value-type="float">
            <text:p>-1,4287139292</text:p>
          </table:table-cell>
          <table:table-cell table:formula="of:=([.H20]-AVERAGE([.H$2:.H$325]))/STDEV([.H$2:.H$325])" office:value-type="float" office:value="-0.686020770543065" calcext:value-type="float">
            <text:p>-0,6860207705</text:p>
          </table:table-cell>
          <table:table-cell table:formula="of:=SUM([.I20:.K20])" office:value-type="float" office:value="-3.17919616512319" calcext:value-type="float">
            <text:p>-3,179196165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74075" calcext:value-type="float">
            <text:p>0,0174075</text:p>
          </table:table-cell>
          <table:table-cell office:value-type="float" office:value="0.0332945" calcext:value-type="float">
            <text:p>0,0332945</text:p>
          </table:table-cell>
          <table:table-cell office:value-type="float" office:value="24.9393" calcext:value-type="float">
            <text:p>24,9393</text:p>
          </table:table-cell>
          <table:table-cell table:formula="of:=([.F21]-AVERAGE([.F$2:.F$325]))/STDEV([.F$2:.F$325])" office:value-type="float" office:value="-0.87661778495251" calcext:value-type="float">
            <text:p>-0,876617785</text:p>
          </table:table-cell>
          <table:table-cell table:formula="of:=([.G21]-AVERAGE([.G$2:.G$325]))/STDEV([.G$2:.G$325])" office:value-type="float" office:value="-1.27320510650723" calcext:value-type="float">
            <text:p>-1,2732051065</text:p>
          </table:table-cell>
          <table:table-cell table:formula="of:=([.H21]-AVERAGE([.H$2:.H$325]))/STDEV([.H$2:.H$325])" office:value-type="float" office:value="-0.980244329960483" calcext:value-type="float">
            <text:p>-0,98024433</text:p>
          </table:table-cell>
          <table:table-cell table:formula="of:=SUM([.I21:.K21])" office:value-type="float" office:value="-3.13006722142022" calcext:value-type="float">
            <text:p>-3,130067221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69416" calcext:value-type="float">
            <text:p>0,0169416</text:p>
          </table:table-cell>
          <table:table-cell office:value-type="float" office:value="0.0352957" calcext:value-type="float">
            <text:p>0,0352957</text:p>
          </table:table-cell>
          <table:table-cell office:value-type="float" office:value="21.3951" calcext:value-type="float">
            <text:p>21,3951</text:p>
          </table:table-cell>
          <table:table-cell table:formula="of:=([.F22]-AVERAGE([.F$2:.F$325]))/STDEV([.F$2:.F$325])" office:value-type="float" office:value="-0.979288327759212" calcext:value-type="float">
            <text:p>-0,9792883278</text:p>
          </table:table-cell>
          <table:table-cell table:formula="of:=([.G22]-AVERAGE([.G$2:.G$325]))/STDEV([.G$2:.G$325])" office:value-type="float" office:value="-1.09089447026196" calcext:value-type="float">
            <text:p>-1,0908944703</text:p>
          </table:table-cell>
          <table:table-cell table:formula="of:=([.H22]-AVERAGE([.H$2:.H$325]))/STDEV([.H$2:.H$325])" office:value-type="float" office:value="-1.05319864824667" calcext:value-type="float">
            <text:p>-1,0531986482</text:p>
          </table:table-cell>
          <table:table-cell table:formula="of:=SUM([.I22:.K22])" office:value-type="float" office:value="-3.12338144626783" calcext:value-type="float">
            <text:p>-3,123381446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71897" calcext:value-type="float">
            <text:p>0,0171897</text:p>
          </table:table-cell>
          <table:table-cell office:value-type="float" office:value="0.0340658" calcext:value-type="float">
            <text:p>0,0340658</text:p>
          </table:table-cell>
          <table:table-cell office:value-type="float" office:value="25.3778" calcext:value-type="float">
            <text:p>25,3778</text:p>
          </table:table-cell>
          <table:table-cell table:formula="of:=([.F23]-AVERAGE([.F$2:.F$325]))/STDEV([.F$2:.F$325])" office:value-type="float" office:value="-0.924614445659313" calcext:value-type="float">
            <text:p>-0,9246144457</text:p>
          </table:table-cell>
          <table:table-cell table:formula="of:=([.G23]-AVERAGE([.G$2:.G$325]))/STDEV([.G$2:.G$325])" office:value-type="float" office:value="-1.20293916920162" calcext:value-type="float">
            <text:p>-1,2029391692</text:p>
          </table:table-cell>
          <table:table-cell table:formula="of:=([.H23]-AVERAGE([.H$2:.H$325]))/STDEV([.H$2:.H$325])" office:value-type="float" office:value="-0.971218183420082" calcext:value-type="float">
            <text:p>-0,9712181834</text:p>
          </table:table-cell>
          <table:table-cell table:formula="of:=SUM([.I23:.K23])" office:value-type="float" office:value="-3.09877179828102" calcext:value-type="float">
            <text:p>-3,098771798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71832" calcext:value-type="float">
            <text:p>0,0171832</text:p>
          </table:table-cell>
          <table:table-cell office:value-type="float" office:value="0.0346795" calcext:value-type="float">
            <text:p>0,0346795</text:p>
          </table:table-cell>
          <table:table-cell office:value-type="float" office:value="24.1763" calcext:value-type="float">
            <text:p>24,1763</text:p>
          </table:table-cell>
          <table:table-cell table:formula="of:=([.F24]-AVERAGE([.F$2:.F$325]))/STDEV([.F$2:.F$325])" office:value-type="float" office:value="-0.926046852888855" calcext:value-type="float">
            <text:p>-0,9260468529</text:p>
          </table:table-cell>
          <table:table-cell table:formula="of:=([.G24]-AVERAGE([.G$2:.G$325]))/STDEV([.G$2:.G$325])" office:value-type="float" office:value="-1.14703069555395" calcext:value-type="float">
            <text:p>-1,1470306956</text:p>
          </table:table-cell>
          <table:table-cell table:formula="of:=([.H24]-AVERAGE([.H$2:.H$325]))/STDEV([.H$2:.H$325])" office:value-type="float" office:value="-0.995950030782208" calcext:value-type="float">
            <text:p>-0,9959500308</text:p>
          </table:table-cell>
          <table:table-cell table:formula="of:=SUM([.I24:.K24])" office:value-type="float" office:value="-3.06902757922501" calcext:value-type="float">
            <text:p>-3,069027579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74739" calcext:value-type="float">
            <text:p>0,0174739</text:p>
          </table:table-cell>
          <table:table-cell office:value-type="float" office:value="0.0329446" calcext:value-type="float">
            <text:p>0,0329446</text:p>
          </table:table-cell>
          <table:table-cell office:value-type="float" office:value="28.7796" calcext:value-type="float">
            <text:p>28,7796</text:p>
          </table:table-cell>
          <table:table-cell table:formula="of:=([.F25]-AVERAGE([.F$2:.F$325]))/STDEV([.F$2:.F$325])" office:value-type="float" office:value="-0.861985194176882" calcext:value-type="float">
            <text:p>-0,8619851942</text:p>
          </table:table-cell>
          <table:table-cell table:formula="of:=([.G25]-AVERAGE([.G$2:.G$325]))/STDEV([.G$2:.G$325])" office:value-type="float" office:value="-1.30508122664626" calcext:value-type="float">
            <text:p>-1,3050812266</text:p>
          </table:table-cell>
          <table:table-cell table:formula="of:=([.H25]-AVERAGE([.H$2:.H$325]))/STDEV([.H$2:.H$325])" office:value-type="float" office:value="-0.901195047043484" calcext:value-type="float">
            <text:p>-0,901195047</text:p>
          </table:table-cell>
          <table:table-cell table:formula="of:=SUM([.I25:.K25])" office:value-type="float" office:value="-3.06826146786662" calcext:value-type="float">
            <text:p>-3,068261467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69526" calcext:value-type="float">
            <text:p>0,0169526</text:p>
          </table:table-cell>
          <table:table-cell office:value-type="float" office:value="0.0360276" calcext:value-type="float">
            <text:p>0,0360276</text:p>
          </table:table-cell>
          <table:table-cell office:value-type="float" office:value="20.8241" calcext:value-type="float">
            <text:p>20,8241</text:p>
          </table:table-cell>
          <table:table-cell table:formula="of:=([.F26]-AVERAGE([.F$2:.F$325]))/STDEV([.F$2:.F$325])" office:value-type="float" office:value="-0.976864253986141" calcext:value-type="float">
            <text:p>-0,976864254</text:p>
          </table:table-cell>
          <table:table-cell table:formula="of:=([.G26]-AVERAGE([.G$2:.G$325]))/STDEV([.G$2:.G$325])" office:value-type="float" office:value="-1.02421789887083" calcext:value-type="float">
            <text:p>-1,0242178989</text:p>
          </table:table-cell>
          <table:table-cell table:formula="of:=([.H26]-AVERAGE([.H$2:.H$325]))/STDEV([.H$2:.H$325])" office:value-type="float" office:value="-1.06495219368468" calcext:value-type="float">
            <text:p>-1,0649521937</text:p>
          </table:table-cell>
          <table:table-cell table:formula="of:=SUM([.I26:.K26])" office:value-type="float" office:value="-3.06603434654165" calcext:value-type="float">
            <text:p>-3,066034346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70196" calcext:value-type="float">
            <text:p>0,0170196</text:p>
          </table:table-cell>
          <table:table-cell office:value-type="float" office:value="0.0347809" calcext:value-type="float">
            <text:p>0,0347809</text:p>
          </table:table-cell>
          <table:table-cell office:value-type="float" office:value="27.762" calcext:value-type="float">
            <text:p>27,762</text:p>
          </table:table-cell>
          <table:table-cell table:formula="of:=([.F27]-AVERAGE([.F$2:.F$325]))/STDEV([.F$2:.F$325])" office:value-type="float" office:value="-0.962099441004709" calcext:value-type="float">
            <text:p>-0,962099441</text:p>
          </table:table-cell>
          <table:table-cell table:formula="of:=([.G27]-AVERAGE([.G$2:.G$325]))/STDEV([.G$2:.G$325])" office:value-type="float" office:value="-1.13779308886033" calcext:value-type="float">
            <text:p>-1,1377930889</text:p>
          </table:table-cell>
          <table:table-cell table:formula="of:=([.H27]-AVERAGE([.H$2:.H$325]))/STDEV([.H$2:.H$325])" office:value-type="float" office:value="-0.92214147057715" calcext:value-type="float">
            <text:p>-0,9221414706</text:p>
          </table:table-cell>
          <table:table-cell table:formula="of:=SUM([.I27:.K27])" office:value-type="float" office:value="-3.02203400044219" calcext:value-type="float">
            <text:p>-3,022034000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69206" calcext:value-type="float">
            <text:p>0,0169206</text:p>
          </table:table-cell>
          <table:table-cell office:value-type="float" office:value="0.0325918" calcext:value-type="float">
            <text:p>0,0325918</text:p>
          </table:table-cell>
          <table:table-cell office:value-type="float" office:value="39.3324" calcext:value-type="float">
            <text:p>39,3324</text:p>
          </table:table-cell>
          <table:table-cell table:formula="of:=([.F28]-AVERAGE([.F$2:.F$325]))/STDEV([.F$2:.F$325])" office:value-type="float" office:value="-0.983916104962346" calcext:value-type="float">
            <text:p>-0,983916105</text:p>
          </table:table-cell>
          <table:table-cell table:formula="of:=([.G28]-AVERAGE([.G$2:.G$325]))/STDEV([.G$2:.G$325])" office:value-type="float" office:value="-1.3372215386927" calcext:value-type="float">
            <text:p>-1,3372215387</text:p>
          </table:table-cell>
          <table:table-cell table:formula="of:=([.H28]-AVERAGE([.H$2:.H$325]))/STDEV([.H$2:.H$325])" office:value-type="float" office:value="-0.68397470676629" calcext:value-type="float">
            <text:p>-0,6839747068</text:p>
          </table:table-cell>
          <table:table-cell table:formula="of:=SUM([.I28:.K28])" office:value-type="float" office:value="-3.00511235042133" calcext:value-type="float">
            <text:p>-3,005112350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7229" calcext:value-type="float">
            <text:p>0,017229</text:p>
          </table:table-cell>
          <table:table-cell office:value-type="float" office:value="0.0360941" calcext:value-type="float">
            <text:p>0,0360941</text:p>
          </table:table-cell>
          <table:table-cell office:value-type="float" office:value="21.1122" calcext:value-type="float">
            <text:p>21,1122</text:p>
          </table:table-cell>
          <table:table-cell table:formula="of:=([.F29]-AVERAGE([.F$2:.F$325]))/STDEV([.F$2:.F$325])" office:value-type="float" office:value="-0.91595389117916" calcext:value-type="float">
            <text:p>-0,9159538912</text:p>
          </table:table-cell>
          <table:table-cell table:formula="of:=([.G29]-AVERAGE([.G$2:.G$325]))/STDEV([.G$2:.G$325])" office:value-type="float" office:value="-1.01815970513192" calcext:value-type="float">
            <text:p>-1,0181597051</text:p>
          </table:table-cell>
          <table:table-cell table:formula="of:=([.H29]-AVERAGE([.H$2:.H$325]))/STDEV([.H$2:.H$325])" office:value-type="float" office:value="-1.05902190219485" calcext:value-type="float">
            <text:p>-1,0590219022</text:p>
          </table:table-cell>
          <table:table-cell table:formula="of:=SUM([.I29:.K29])" office:value-type="float" office:value="-2.99313549850593" calcext:value-type="float">
            <text:p>-2,993135498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77241" calcext:value-type="float">
            <text:p>0,0177241</text:p>
          </table:table-cell>
          <table:table-cell office:value-type="float" office:value="0.034304" calcext:value-type="float">
            <text:p>0,034304</text:p>
          </table:table-cell>
          <table:table-cell office:value-type="float" office:value="24.6564" calcext:value-type="float">
            <text:p>24,6564</text:p>
          </table:table-cell>
          <table:table-cell table:formula="of:=([.F30]-AVERAGE([.F$2:.F$325]))/STDEV([.F$2:.F$325])" office:value-type="float" office:value="-0.806848534356671" calcext:value-type="float">
            <text:p>-0,8068485344</text:p>
          </table:table-cell>
          <table:table-cell table:formula="of:=([.G30]-AVERAGE([.G$2:.G$325]))/STDEV([.G$2:.G$325])" office:value-type="float" office:value="-1.18123899253081" calcext:value-type="float">
            <text:p>-1,1812389925</text:p>
          </table:table-cell>
          <table:table-cell table:formula="of:=([.H30]-AVERAGE([.H$2:.H$325]))/STDEV([.H$2:.H$325])" office:value-type="float" office:value="-0.986067583908669" calcext:value-type="float">
            <text:p>-0,9860675839</text:p>
          </table:table-cell>
          <table:table-cell table:formula="of:=SUM([.I30:.K30])" office:value-type="float" office:value="-2.97415511079615" calcext:value-type="float">
            <text:p>-2,974155110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71615" calcext:value-type="float">
            <text:p>0,0171615</text:p>
          </table:table-cell>
          <table:table-cell office:value-type="float" office:value="0.0359122" calcext:value-type="float">
            <text:p>0,0359122</text:p>
          </table:table-cell>
          <table:table-cell office:value-type="float" office:value="25.4336" calcext:value-type="float">
            <text:p>25,4336</text:p>
          </table:table-cell>
          <table:table-cell table:formula="of:=([.F31]-AVERAGE([.F$2:.F$325]))/STDEV([.F$2:.F$325])" office:value-type="float" office:value="-0.930828889332095" calcext:value-type="float">
            <text:p>-0,9308288893</text:p>
          </table:table-cell>
          <table:table-cell table:formula="of:=([.G31]-AVERAGE([.G$2:.G$325]))/STDEV([.G$2:.G$325])" office:value-type="float" office:value="-1.03473091477265" calcext:value-type="float">
            <text:p>-1,0347309148</text:p>
          </table:table-cell>
          <table:table-cell table:formula="of:=([.H31]-AVERAGE([.H$2:.H$325]))/STDEV([.H$2:.H$325])" office:value-type="float" office:value="-0.970069588261691" calcext:value-type="float">
            <text:p>-0,9700695883</text:p>
          </table:table-cell>
          <table:table-cell table:formula="of:=SUM([.I31:.K31])" office:value-type="float" office:value="-2.93562939236643" calcext:value-type="float">
            <text:p>-2,935629392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6854" calcext:value-type="float">
            <text:p>0,016854</text:p>
          </table:table-cell>
          <table:table-cell office:value-type="float" office:value="0.0376577" calcext:value-type="float">
            <text:p>0,0376577</text:p>
          </table:table-cell>
          <table:table-cell office:value-type="float" office:value="21.3976" calcext:value-type="float">
            <text:p>21,3976</text:p>
          </table:table-cell>
          <table:table-cell table:formula="of:=([.F32]-AVERAGE([.F$2:.F$325]))/STDEV([.F$2:.F$325])" office:value-type="float" office:value="-0.998592769806575" calcext:value-type="float">
            <text:p>-0,9985927698</text:p>
          </table:table-cell>
          <table:table-cell table:formula="of:=([.G32]-AVERAGE([.G$2:.G$325]))/STDEV([.G$2:.G$325])" office:value-type="float" office:value="-0.875714716708422" calcext:value-type="float">
            <text:p>-0,8757147167</text:p>
          </table:table-cell>
          <table:table-cell table:formula="of:=([.H32]-AVERAGE([.H$2:.H$325]))/STDEV([.H$2:.H$325])" office:value-type="float" office:value="-1.05314718789011" calcext:value-type="float">
            <text:p>-1,0531471879</text:p>
          </table:table-cell>
          <table:table-cell table:formula="of:=SUM([.I32:.K32])" office:value-type="float" office:value="-2.92745467440511" calcext:value-type="float">
            <text:p>-2,927454674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71354" calcext:value-type="float">
            <text:p>0,0171354</text:p>
          </table:table-cell>
          <table:table-cell office:value-type="float" office:value="0.0358539" calcext:value-type="float">
            <text:p>0,0358539</text:p>
          </table:table-cell>
          <table:table-cell office:value-type="float" office:value="27.1402" calcext:value-type="float">
            <text:p>27,1402</text:p>
          </table:table-cell>
          <table:table-cell table:formula="of:=([.F33]-AVERAGE([.F$2:.F$325]))/STDEV([.F$2:.F$325])" office:value-type="float" office:value="-0.936580555284563" calcext:value-type="float">
            <text:p>-0,9365805553</text:p>
          </table:table-cell>
          <table:table-cell table:formula="of:=([.G33]-AVERAGE([.G$2:.G$325]))/STDEV([.G$2:.G$325])" office:value-type="float" office:value="-1.04004208311819" calcext:value-type="float">
            <text:p>-1,0400420831</text:p>
          </table:table-cell>
          <table:table-cell table:formula="of:=([.H33]-AVERAGE([.H$2:.H$325]))/STDEV([.H$2:.H$325])" office:value-type="float" office:value="-0.934940690460438" calcext:value-type="float">
            <text:p>-0,9349406905</text:p>
          </table:table-cell>
          <table:table-cell table:formula="of:=SUM([.I33:.K33])" office:value-type="float" office:value="-2.91156332886319" calcext:value-type="float">
            <text:p>-2,911563328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78573" calcext:value-type="float">
            <text:p>0,0178573</text:p>
          </table:table-cell>
          <table:table-cell office:value-type="float" office:value="0.0340824" calcext:value-type="float">
            <text:p>0,0340824</text:p>
          </table:table-cell>
          <table:table-cell office:value-type="float" office:value="28.4939" calcext:value-type="float">
            <text:p>28,4939</text:p>
          </table:table-cell>
          <table:table-cell table:formula="of:=([.F34]-AVERAGE([.F$2:.F$325]))/STDEV([.F$2:.F$325])" office:value-type="float" office:value="-0.777495204668213" calcext:value-type="float">
            <text:p>-0,7774952047</text:p>
          </table:table-cell>
          <table:table-cell table:formula="of:=([.G34]-AVERAGE([.G$2:.G$325]))/STDEV([.G$2:.G$325])" office:value-type="float" office:value="-1.20142689828334" calcext:value-type="float">
            <text:p>-1,2014268983</text:p>
          </table:table-cell>
          <table:table-cell table:formula="of:=([.H34]-AVERAGE([.H$2:.H$325]))/STDEV([.H$2:.H$325])" office:value-type="float" office:value="-0.907075936591016" calcext:value-type="float">
            <text:p>-0,9070759366</text:p>
          </table:table-cell>
          <table:table-cell table:formula="of:=SUM([.I34:.K34])" office:value-type="float" office:value="-2.88599803954257" calcext:value-type="float">
            <text:p>-2,8859980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67813" calcext:value-type="float">
            <text:p>0,0167813</text:p>
          </table:table-cell>
          <table:table-cell office:value-type="float" office:value="0.0375603" calcext:value-type="float">
            <text:p>0,0375603</text:p>
          </table:table-cell>
          <table:table-cell office:value-type="float" office:value="24.6651" calcext:value-type="float">
            <text:p>24,6651</text:p>
          </table:table-cell>
          <table:table-cell table:formula="of:=([.F35]-AVERAGE([.F$2:.F$325]))/STDEV([.F$2:.F$325])" office:value-type="float" office:value="-1.01461369374314" calcext:value-type="float">
            <text:p>-1,0146136937</text:p>
          </table:table-cell>
          <table:table-cell table:formula="of:=([.G35]-AVERAGE([.G$2:.G$325]))/STDEV([.G$2:.G$325])" office:value-type="float" office:value="-0.884587920771129" calcext:value-type="float">
            <text:p>-0,8845879208</text:p>
          </table:table-cell>
          <table:table-cell table:formula="of:=([.H35]-AVERAGE([.H$2:.H$325]))/STDEV([.H$2:.H$325])" office:value-type="float" office:value="-0.985888501867845" calcext:value-type="float">
            <text:p>-0,9858885019</text:p>
          </table:table-cell>
          <table:table-cell table:formula="of:=SUM([.I35:.K35])" office:value-type="float" office:value="-2.88509011638212" calcext:value-type="float">
            <text:p>-2,885090116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76604" calcext:value-type="float">
            <text:p>0,0176604</text:p>
          </table:table-cell>
          <table:table-cell office:value-type="float" office:value="0.0359511" calcext:value-type="float">
            <text:p>0,0359511</text:p>
          </table:table-cell>
          <table:table-cell office:value-type="float" office:value="22.4225" calcext:value-type="float">
            <text:p>22,4225</text:p>
          </table:table-cell>
          <table:table-cell table:formula="of:=([.F36]-AVERAGE([.F$2:.F$325]))/STDEV([.F$2:.F$325])" office:value-type="float" office:value="-0.820886125206181" calcext:value-type="float">
            <text:p>-0,8208861252</text:p>
          </table:table-cell>
          <table:table-cell table:formula="of:=([.G36]-AVERAGE([.G$2:.G$325]))/STDEV([.G$2:.G$325])" office:value-type="float" office:value="-1.03118709918703" calcext:value-type="float">
            <text:p>-1,0311870992</text:p>
          </table:table-cell>
          <table:table-cell table:formula="of:=([.H36]-AVERAGE([.H$2:.H$325]))/STDEV([.H$2:.H$325])" office:value-type="float" office:value="-1.03205050011529" calcext:value-type="float">
            <text:p>-1,0320505001</text:p>
          </table:table-cell>
          <table:table-cell table:formula="of:=SUM([.I36:.K36])" office:value-type="float" office:value="-2.8841237245085" calcext:value-type="float">
            <text:p>-2,884123724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73739" calcext:value-type="float">
            <text:p>0,0173739</text:p>
          </table:table-cell>
          <table:table-cell office:value-type="float" office:value="0.0370999" calcext:value-type="float">
            <text:p>0,0370999</text:p>
          </table:table-cell>
          <table:table-cell office:value-type="float" office:value="20.5731" calcext:value-type="float">
            <text:p>20,5731</text:p>
          </table:table-cell>
          <table:table-cell table:formula="of:=([.F37]-AVERAGE([.F$2:.F$325]))/STDEV([.F$2:.F$325])" office:value-type="float" office:value="-0.884022228477527" calcext:value-type="float">
            <text:p>-0,8840222285</text:p>
          </table:table-cell>
          <table:table-cell table:formula="of:=([.G37]-AVERAGE([.G$2:.G$325]))/STDEV([.G$2:.G$325])" office:value-type="float" office:value="-0.9265306635891" calcext:value-type="float">
            <text:p>-0,9265306636</text:p>
          </table:table-cell>
          <table:table-cell table:formula="of:=([.H37]-AVERAGE([.H$2:.H$325]))/STDEV([.H$2:.H$325])" office:value-type="float" office:value="-1.07011881348318" calcext:value-type="float">
            <text:p>-1,0701188135</text:p>
          </table:table-cell>
          <table:table-cell table:formula="of:=SUM([.I37:.K37])" office:value-type="float" office:value="-2.8806717055498" calcext:value-type="float">
            <text:p>-2,880671705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75904" calcext:value-type="float">
            <text:p>0,0175904</text:p>
          </table:table-cell>
          <table:table-cell office:value-type="float" office:value="0.0358535" calcext:value-type="float">
            <text:p>0,0358535</text:p>
          </table:table-cell>
          <table:table-cell office:value-type="float" office:value="23.8947" calcext:value-type="float">
            <text:p>23,8947</text:p>
          </table:table-cell>
          <table:table-cell table:formula="of:=([.F38]-AVERAGE([.F$2:.F$325]))/STDEV([.F$2:.F$325])" office:value-type="float" office:value="-0.836312049216632" calcext:value-type="float">
            <text:p>-0,8363120492</text:p>
          </table:table-cell>
          <table:table-cell table:formula="of:=([.G38]-AVERAGE([.G$2:.G$325]))/STDEV([.G$2:.G$325])" office:value-type="float" office:value="-1.04007852338128" calcext:value-type="float">
            <text:p>-1,0400785234</text:p>
          </table:table-cell>
          <table:table-cell table:formula="of:=([.H38]-AVERAGE([.H$2:.H$325]))/STDEV([.H$2:.H$325])" office:value-type="float" office:value="-1.00174652534498" calcext:value-type="float">
            <text:p>-1,0017465253</text:p>
          </table:table-cell>
          <table:table-cell table:formula="of:=SUM([.I38:.K38])" office:value-type="float" office:value="-2.87813709794289" calcext:value-type="float">
            <text:p>-2,878137097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72504" calcext:value-type="float">
            <text:p>0,0172504</text:p>
          </table:table-cell>
          <table:table-cell office:value-type="float" office:value="0.0336438" calcext:value-type="float">
            <text:p>0,0336438</text:p>
          </table:table-cell>
          <table:table-cell office:value-type="float" office:value="39.5094" calcext:value-type="float">
            <text:p>39,5094</text:p>
          </table:table-cell>
          <table:table-cell table:formula="of:=([.F39]-AVERAGE([.F$2:.F$325]))/STDEV([.F$2:.F$325])" office:value-type="float" office:value="-0.911237965838822" calcext:value-type="float">
            <text:p>-0,9112379658</text:p>
          </table:table-cell>
          <table:table-cell table:formula="of:=([.G39]-AVERAGE([.G$2:.G$325]))/STDEV([.G$2:.G$325])" office:value-type="float" office:value="-1.24138364676284" calcext:value-type="float">
            <text:p>-1,2413836468</text:p>
          </table:table-cell>
          <table:table-cell table:formula="of:=([.H39]-AVERAGE([.H$2:.H$325]))/STDEV([.H$2:.H$325])" office:value-type="float" office:value="-0.680331313521932" calcext:value-type="float">
            <text:p>-0,6803313135</text:p>
          </table:table-cell>
          <table:table-cell table:formula="of:=SUM([.I39:.K39])" office:value-type="float" office:value="-2.83295292612359" calcext:value-type="float">
            <text:p>-2,832952926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74749" calcext:value-type="float">
            <text:p>0,0174749</text:p>
          </table:table-cell>
          <table:table-cell office:value-type="float" office:value="0.0360353" calcext:value-type="float">
            <text:p>0,0360353</text:p>
          </table:table-cell>
          <table:table-cell office:value-type="float" office:value="27.3172" calcext:value-type="float">
            <text:p>27,3172</text:p>
          </table:table-cell>
          <table:table-cell table:formula="of:=([.F40]-AVERAGE([.F$2:.F$325]))/STDEV([.F$2:.F$325])" office:value-type="float" office:value="-0.861764823833876" calcext:value-type="float">
            <text:p>-0,8617648238</text:p>
          </table:table-cell>
          <table:table-cell table:formula="of:=([.G40]-AVERAGE([.G$2:.G$325]))/STDEV([.G$2:.G$325])" office:value-type="float" office:value="-1.02351642380633" calcext:value-type="float">
            <text:p>-1,0235164238</text:p>
          </table:table-cell>
          <table:table-cell table:formula="of:=([.H40]-AVERAGE([.H$2:.H$325]))/STDEV([.H$2:.H$325])" office:value-type="float" office:value="-0.93129729721608" calcext:value-type="float">
            <text:p>-0,9312972972</text:p>
          </table:table-cell>
          <table:table-cell table:formula="of:=SUM([.I40:.K40])" office:value-type="float" office:value="-2.81657854485628" calcext:value-type="float">
            <text:p>-2,816578544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60348" calcext:value-type="float">
            <text:p>0,0160348</text:p>
          </table:table-cell>
          <table:table-cell office:value-type="float" office:value="0.0319181" calcext:value-type="float">
            <text:p>0,0319181</text:p>
          </table:table-cell>
          <table:table-cell office:value-type="float" office:value="61.7463" calcext:value-type="float">
            <text:p>61,7463</text:p>
          </table:table-cell>
          <table:table-cell table:formula="of:=([.F41]-AVERAGE([.F$2:.F$325]))/STDEV([.F$2:.F$325])" office:value-type="float" office:value="-1.17912015479745" calcext:value-type="float">
            <text:p>-1,1791201548</text:p>
          </table:table-cell>
          <table:table-cell table:formula="of:=([.G41]-AVERAGE([.G$2:.G$325]))/STDEV([.G$2:.G$325])" office:value-type="float" office:value="-1.39859605180405" calcext:value-type="float">
            <text:p>-1,3985960518</text:p>
          </table:table-cell>
          <table:table-cell table:formula="of:=([.H41]-AVERAGE([.H$2:.H$325]))/STDEV([.H$2:.H$325])" office:value-type="float" office:value="-0.222603792417587" calcext:value-type="float">
            <text:p>-0,2226037924</text:p>
          </table:table-cell>
          <table:table-cell table:formula="of:=SUM([.I41:.K41])" office:value-type="float" office:value="-2.80031999901909" calcext:value-type="float">
            <text:p>-2,80031999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6962" calcext:value-type="float">
            <text:p>0,016962</text:p>
          </table:table-cell>
          <table:table-cell office:value-type="float" office:value="0.036988" calcext:value-type="float">
            <text:p>0,036988</text:p>
          </table:table-cell>
          <table:table-cell office:value-type="float" office:value="31.13" calcext:value-type="float">
            <text:p>31,13</text:p>
          </table:table-cell>
          <table:table-cell table:formula="of:=([.F42]-AVERAGE([.F$2:.F$325]))/STDEV([.F$2:.F$325])" office:value-type="float" office:value="-0.97479277276188" calcext:value-type="float">
            <text:p>-0,9747927728</text:p>
          </table:table-cell>
          <table:table-cell table:formula="of:=([.G42]-AVERAGE([.G$2:.G$325]))/STDEV([.G$2:.G$325])" office:value-type="float" office:value="-0.936724827188863" calcext:value-type="float">
            <text:p>-0,9367248272</text:p>
          </table:table-cell>
          <table:table-cell table:formula="of:=([.H42]-AVERAGE([.H$2:.H$325]))/STDEV([.H$2:.H$325])" office:value-type="float" office:value="-0.852814078221227" calcext:value-type="float">
            <text:p>-0,8528140782</text:p>
          </table:table-cell>
          <table:table-cell table:formula="of:=SUM([.I42:.K42])" office:value-type="float" office:value="-2.76433167817197" calcext:value-type="float">
            <text:p>-2,764331678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76556" calcext:value-type="float">
            <text:p>0,0176556</text:p>
          </table:table-cell>
          <table:table-cell office:value-type="float" office:value="0.0379764" calcext:value-type="float">
            <text:p>0,0379764</text:p>
          </table:table-cell>
          <table:table-cell office:value-type="float" office:value="20.2705" calcext:value-type="float">
            <text:p>20,2705</text:p>
          </table:table-cell>
          <table:table-cell table:formula="of:=([.F43]-AVERAGE([.F$2:.F$325]))/STDEV([.F$2:.F$325])" office:value-type="float" office:value="-0.821943902852612" calcext:value-type="float">
            <text:p>-0,8219439029</text:p>
          </table:table-cell>
          <table:table-cell table:formula="of:=([.G43]-AVERAGE([.G$2:.G$325]))/STDEV([.G$2:.G$325])" office:value-type="float" office:value="-0.846680937090508" calcext:value-type="float">
            <text:p>-0,8466809371</text:p>
          </table:table-cell>
          <table:table-cell table:formula="of:=([.H43]-AVERAGE([.H$2:.H$325]))/STDEV([.H$2:.H$325])" office:value-type="float" office:value="-1.07634757504105" calcext:value-type="float">
            <text:p>-1,076347575</text:p>
          </table:table-cell>
          <table:table-cell table:formula="of:=SUM([.I43:.K43])" office:value-type="float" office:value="-2.74497241498417" calcext:value-type="float">
            <text:p>-2,7449724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76008" calcext:value-type="float">
            <text:p>0,0176008</text:p>
          </table:table-cell>
          <table:table-cell office:value-type="float" office:value="0.0370138" calcext:value-type="float">
            <text:p>0,0370138</text:p>
          </table:table-cell>
          <table:table-cell office:value-type="float" office:value="25.1841" calcext:value-type="float">
            <text:p>25,1841</text:p>
          </table:table-cell>
          <table:table-cell table:formula="of:=([.F44]-AVERAGE([.F$2:.F$325]))/STDEV([.F$2:.F$325])" office:value-type="float" office:value="-0.834020197649365" calcext:value-type="float">
            <text:p>-0,8340201976</text:p>
          </table:table-cell>
          <table:table-cell table:formula="of:=([.G44]-AVERAGE([.G$2:.G$325]))/STDEV([.G$2:.G$325])" office:value-type="float" office:value="-0.934374430219481" calcext:value-type="float">
            <text:p>-0,9343744302</text:p>
          </table:table-cell>
          <table:table-cell table:formula="of:=([.H44]-AVERAGE([.H$2:.H$325]))/STDEV([.H$2:.H$325])" office:value-type="float" office:value="-0.975205331846252" calcext:value-type="float">
            <text:p>-0,9752053318</text:p>
          </table:table-cell>
          <table:table-cell table:formula="of:=SUM([.I44:.K44])" office:value-type="float" office:value="-2.7435999597151" calcext:value-type="float">
            <text:p>-2,743599959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73016" calcext:value-type="float">
            <text:p>0,0173016</text:p>
          </table:table-cell>
          <table:table-cell office:value-type="float" office:value="0.0386742" calcext:value-type="float">
            <text:p>0,0386742</text:p>
          </table:table-cell>
          <table:table-cell office:value-type="float" office:value="21.2399" calcext:value-type="float">
            <text:p>21,2399</text:p>
          </table:table-cell>
          <table:table-cell table:formula="of:=([.F45]-AVERAGE([.F$2:.F$325]))/STDEV([.F$2:.F$325])" office:value-type="float" office:value="-0.899955004276892" calcext:value-type="float">
            <text:p>-0,8999550043</text:p>
          </table:table-cell>
          <table:table-cell table:formula="of:=([.G45]-AVERAGE([.G$2:.G$325]))/STDEV([.G$2:.G$325])" office:value-type="float" office:value="-0.78311089812791" calcext:value-type="float">
            <text:p>-0,7831108981</text:p>
          </table:table-cell>
          <table:table-cell table:formula="of:=([.H45]-AVERAGE([.H$2:.H$325]))/STDEV([.H$2:.H$325])" office:value-type="float" office:value="-1.05639330718183" calcext:value-type="float">
            <text:p>-1,0563933072</text:p>
          </table:table-cell>
          <table:table-cell table:formula="of:=SUM([.I45:.K45])" office:value-type="float" office:value="-2.73945920958663" calcext:value-type="float">
            <text:p>-2,739459209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78809" calcext:value-type="float">
            <text:p>0,0178809</text:p>
          </table:table-cell>
          <table:table-cell office:value-type="float" office:value="0.0369104" calcext:value-type="float">
            <text:p>0,0369104</text:p>
          </table:table-cell>
          <table:table-cell office:value-type="float" office:value="23.6137" calcext:value-type="float">
            <text:p>23,6137</text:p>
          </table:table-cell>
          <table:table-cell table:formula="of:=([.F46]-AVERAGE([.F$2:.F$325]))/STDEV([.F$2:.F$325])" office:value-type="float" office:value="-0.772294464573261" calcext:value-type="float">
            <text:p>-0,7722944646</text:p>
          </table:table-cell>
          <table:table-cell table:formula="of:=([.G46]-AVERAGE([.G$2:.G$325]))/STDEV([.G$2:.G$325])" office:value-type="float" office:value="-0.943794238228556" calcext:value-type="float">
            <text:p>-0,9437942382</text:p>
          </table:table-cell>
          <table:table-cell table:formula="of:=([.H46]-AVERAGE([.H$2:.H$325]))/STDEV([.H$2:.H$325])" office:value-type="float" office:value="-1.00753066942219" calcext:value-type="float">
            <text:p>-1,0075306694</text:p>
          </table:table-cell>
          <table:table-cell table:formula="of:=SUM([.I46:.K46])" office:value-type="float" office:value="-2.723619372224" calcext:value-type="float">
            <text:p>-2,723619372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76086" calcext:value-type="float">
            <text:p>0,0176086</text:p>
          </table:table-cell>
          <table:table-cell office:value-type="float" office:value="0.0368738" calcext:value-type="float">
            <text:p>0,0368738</text:p>
          </table:table-cell>
          <table:table-cell office:value-type="float" office:value="26.9165" calcext:value-type="float">
            <text:p>26,9165</text:p>
          </table:table-cell>
          <table:table-cell table:formula="of:=([.F47]-AVERAGE([.F$2:.F$325]))/STDEV([.F$2:.F$325])" office:value-type="float" office:value="-0.832301308973915" calcext:value-type="float">
            <text:p>-0,832301309</text:p>
          </table:table-cell>
          <table:table-cell table:formula="of:=([.G47]-AVERAGE([.G$2:.G$325]))/STDEV([.G$2:.G$325])" office:value-type="float" office:value="-0.947128522301401" calcext:value-type="float">
            <text:p>-0,9471285223</text:p>
          </table:table-cell>
          <table:table-cell table:formula="of:=([.H47]-AVERAGE([.H$2:.H$325]))/STDEV([.H$2:.H$325])" office:value-type="float" office:value="-0.939545363165313" calcext:value-type="float">
            <text:p>-0,9395453632</text:p>
          </table:table-cell>
          <table:table-cell table:formula="of:=SUM([.I47:.K47])" office:value-type="float" office:value="-2.71897519444063" calcext:value-type="float">
            <text:p>-2,718975194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59429" calcext:value-type="float">
            <text:p>0,0159429</text:p>
          </table:table-cell>
          <table:table-cell office:value-type="float" office:value="0.0325977" calcext:value-type="float">
            <text:p>0,0325977</text:p>
          </table:table-cell>
          <table:table-cell office:value-type="float" office:value="64.2329" calcext:value-type="float">
            <text:p>64,2329</text:p>
          </table:table-cell>
          <table:table-cell table:formula="of:=([.F48]-AVERAGE([.F$2:.F$325]))/STDEV([.F$2:.F$325])" office:value-type="float" office:value="-1.19937218931974" calcext:value-type="float">
            <text:p>-1,1993721893</text:p>
          </table:table-cell>
          <table:table-cell table:formula="of:=([.G48]-AVERAGE([.G$2:.G$325]))/STDEV([.G$2:.G$325])" office:value-type="float" office:value="-1.3366840448121" calcext:value-type="float">
            <text:p>-1,3366840448</text:p>
          </table:table-cell>
          <table:table-cell table:formula="of:=([.H48]-AVERAGE([.H$2:.H$325]))/STDEV([.H$2:.H$325])" office:value-type="float" office:value="-0.17141926337001" calcext:value-type="float">
            <text:p>-0,1714192634</text:p>
          </table:table-cell>
          <table:table-cell table:formula="of:=SUM([.I48:.K48])" office:value-type="float" office:value="-2.70747549750185" calcext:value-type="float">
            <text:p>-2,70747549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69926" calcext:value-type="float">
            <text:p>0,0169926</text:p>
          </table:table-cell>
          <table:table-cell office:value-type="float" office:value="0.0398954" calcext:value-type="float">
            <text:p>0,0398954</text:p>
          </table:table-cell>
          <table:table-cell office:value-type="float" office:value="20.7172" calcext:value-type="float">
            <text:p>20,7172</text:p>
          </table:table-cell>
          <table:table-cell table:formula="of:=([.F49]-AVERAGE([.F$2:.F$325]))/STDEV([.F$2:.F$325])" office:value-type="float" office:value="-0.968049440265883" calcext:value-type="float">
            <text:p>-0,9680494403</text:p>
          </table:table-cell>
          <table:table-cell table:formula="of:=([.G49]-AVERAGE([.G$2:.G$325]))/STDEV([.G$2:.G$325])" office:value-type="float" office:value="-0.671858774910477" calcext:value-type="float">
            <text:p>-0,6718587749</text:p>
          </table:table-cell>
          <table:table-cell table:formula="of:=([.H49]-AVERAGE([.H$2:.H$325]))/STDEV([.H$2:.H$325])" office:value-type="float" office:value="-1.06715263853113" calcext:value-type="float">
            <text:p>-1,0671526385</text:p>
          </table:table-cell>
          <table:table-cell table:formula="of:=SUM([.I49:.K49])" office:value-type="float" office:value="-2.70706085370749" calcext:value-type="float">
            <text:p>-2,707060853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81285" calcext:value-type="float">
            <text:p>0,0181285</text:p>
          </table:table-cell>
          <table:table-cell office:value-type="float" office:value="0.0369275" calcext:value-type="float">
            <text:p>0,0369275</text:p>
          </table:table-cell>
          <table:table-cell office:value-type="float" office:value="22.1808" calcext:value-type="float">
            <text:p>22,1808</text:p>
          </table:table-cell>
          <table:table-cell table:formula="of:=([.F50]-AVERAGE([.F$2:.F$325]))/STDEV([.F$2:.F$325])" office:value-type="float" office:value="-0.717730767644866" calcext:value-type="float">
            <text:p>-0,7177307676</text:p>
          </table:table-cell>
          <table:table-cell table:formula="of:=([.G50]-AVERAGE([.G$2:.G$325]))/STDEV([.G$2:.G$325])" office:value-type="float" office:value="-0.942236416981407" calcext:value-type="float">
            <text:p>-0,942236417</text:p>
          </table:table-cell>
          <table:table-cell table:formula="of:=([.H50]-AVERAGE([.H$2:.H$325]))/STDEV([.H$2:.H$325])" office:value-type="float" office:value="-1.03702568738739" calcext:value-type="float">
            <text:p>-1,0370256874</text:p>
          </table:table-cell>
          <table:table-cell table:formula="of:=SUM([.I50:.K50])" office:value-type="float" office:value="-2.69699287201366" calcext:value-type="float">
            <text:p>-2,69699287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81995" calcext:value-type="float">
            <text:p>0,0181995</text:p>
          </table:table-cell>
          <table:table-cell office:value-type="float" office:value="0.0353901" calcext:value-type="float">
            <text:p>0,0353901</text:p>
          </table:table-cell>
          <table:table-cell office:value-type="float" office:value="28.2308" calcext:value-type="float">
            <text:p>28,2308</text:p>
          </table:table-cell>
          <table:table-cell table:formula="of:=([.F51]-AVERAGE([.F$2:.F$325]))/STDEV([.F$2:.F$325])" office:value-type="float" office:value="-0.702084473291409" calcext:value-type="float">
            <text:p>-0,7020844733</text:p>
          </table:table-cell>
          <table:table-cell table:formula="of:=([.G51]-AVERAGE([.G$2:.G$325]))/STDEV([.G$2:.G$325])" office:value-type="float" office:value="-1.08229456817243" calcext:value-type="float">
            <text:p>-1,0822945682</text:p>
          </table:table-cell>
          <table:table-cell table:formula="of:=([.H51]-AVERAGE([.H$2:.H$325]))/STDEV([.H$2:.H$325])" office:value-type="float" office:value="-0.912491624515257" calcext:value-type="float">
            <text:p>-0,9124916245</text:p>
          </table:table-cell>
          <table:table-cell table:formula="of:=SUM([.I51:.K51])" office:value-type="float" office:value="-2.6968706659791" calcext:value-type="float">
            <text:p>-2,696870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72261" calcext:value-type="float">
            <text:p>0,0172261</text:p>
          </table:table-cell>
          <table:table-cell office:value-type="float" office:value="0.0387572" calcext:value-type="float">
            <text:p>0,0387572</text:p>
          </table:table-cell>
          <table:table-cell office:value-type="float" office:value="24.4124" calcext:value-type="float">
            <text:p>24,4124</text:p>
          </table:table-cell>
          <table:table-cell table:formula="of:=([.F52]-AVERAGE([.F$2:.F$325]))/STDEV([.F$2:.F$325])" office:value-type="float" office:value="-0.916592965173879" calcext:value-type="float">
            <text:p>-0,9165929652</text:p>
          </table:table-cell>
          <table:table-cell table:formula="of:=([.G52]-AVERAGE([.G$2:.G$325]))/STDEV([.G$2:.G$325])" office:value-type="float" office:value="-0.775549543536486" calcext:value-type="float">
            <text:p>-0,7755495435</text:p>
          </table:table-cell>
          <table:table-cell table:formula="of:=([.H52]-AVERAGE([.H$2:.H$325]))/STDEV([.H$2:.H$325])" office:value-type="float" office:value="-0.991090114708801" calcext:value-type="float">
            <text:p>-0,9910901147</text:p>
          </table:table-cell>
          <table:table-cell table:formula="of:=SUM([.I52:.K52])" office:value-type="float" office:value="-2.68323262341917" calcext:value-type="float">
            <text:p>-2,683232623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78563" calcext:value-type="float">
            <text:p>0,0178563</text:p>
          </table:table-cell>
          <table:table-cell office:value-type="float" office:value="0.037275" calcext:value-type="float">
            <text:p>0,037275</text:p>
          </table:table-cell>
          <table:table-cell office:value-type="float" office:value="27.0361" calcext:value-type="float">
            <text:p>27,0361</text:p>
          </table:table-cell>
          <table:table-cell table:formula="of:=([.F53]-AVERAGE([.F$2:.F$325]))/STDEV([.F$2:.F$325])" office:value-type="float" office:value="-0.77771557501122" calcext:value-type="float">
            <text:p>-0,777715575</text:p>
          </table:table-cell>
          <table:table-cell table:formula="of:=([.G53]-AVERAGE([.G$2:.G$325]))/STDEV([.G$2:.G$325])" office:value-type="float" office:value="-0.910578938420927" calcext:value-type="float">
            <text:p>-0,9105789384</text:p>
          </table:table-cell>
          <table:table-cell table:formula="of:=([.H53]-AVERAGE([.H$2:.H$325]))/STDEV([.H$2:.H$325])" office:value-type="float" office:value="-0.937083499707544" calcext:value-type="float">
            <text:p>-0,9370834997</text:p>
          </table:table-cell>
          <table:table-cell table:formula="of:=SUM([.I53:.K53])" office:value-type="float" office:value="-2.62537801313969" calcext:value-type="float">
            <text:p>-2,625378013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76099" calcext:value-type="float">
            <text:p>0,0176099</text:p>
          </table:table-cell>
          <table:table-cell office:value-type="float" office:value="0.0351112" calcext:value-type="float">
            <text:p>0,0351112</text:p>
          </table:table-cell>
          <table:table-cell office:value-type="float" office:value="39.7535" calcext:value-type="float">
            <text:p>39,7535</text:p>
          </table:table-cell>
          <table:table-cell table:formula="of:=([.F54]-AVERAGE([.F$2:.F$325]))/STDEV([.F$2:.F$325])" office:value-type="float" office:value="-0.832014827528007" calcext:value-type="float">
            <text:p>-0,8320148275</text:p>
          </table:table-cell>
          <table:table-cell table:formula="of:=([.G54]-AVERAGE([.G$2:.G$325]))/STDEV([.G$2:.G$325])" office:value-type="float" office:value="-1.10770254161277" calcext:value-type="float">
            <text:p>-1,1077025416</text:p>
          </table:table-cell>
          <table:table-cell table:formula="of:=([.H54]-AVERAGE([.H$2:.H$325]))/STDEV([.H$2:.H$325])" office:value-type="float" office:value="-0.675306724307537" calcext:value-type="float">
            <text:p>-0,6753067243</text:p>
          </table:table-cell>
          <table:table-cell table:formula="of:=SUM([.I54:.K54])" office:value-type="float" office:value="-2.61502409344832" calcext:value-type="float">
            <text:p>-2,615024093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74105" calcext:value-type="float">
            <text:p>0,0174105</text:p>
          </table:table-cell>
          <table:table-cell office:value-type="float" office:value="0.0380278" calcext:value-type="float">
            <text:p>0,0380278</text:p>
          </table:table-cell>
          <table:table-cell office:value-type="float" office:value="30.8457" calcext:value-type="float">
            <text:p>30,8457</text:p>
          </table:table-cell>
          <table:table-cell table:formula="of:=([.F55]-AVERAGE([.F$2:.F$325]))/STDEV([.F$2:.F$325])" office:value-type="float" office:value="-0.875956673923491" calcext:value-type="float">
            <text:p>-0,8759566739</text:p>
          </table:table-cell>
          <table:table-cell table:formula="of:=([.G55]-AVERAGE([.G$2:.G$325]))/STDEV([.G$2:.G$325])" office:value-type="float" office:value="-0.841998363283289" calcext:value-type="float">
            <text:p>-0,8419983633</text:p>
          </table:table-cell>
          <table:table-cell table:formula="of:=([.H55]-AVERAGE([.H$2:.H$325]))/STDEV([.H$2:.H$325])" office:value-type="float" office:value="-0.858666149969086" calcext:value-type="float">
            <text:p>-0,85866615</text:p>
          </table:table-cell>
          <table:table-cell table:formula="of:=SUM([.I55:.K55])" office:value-type="float" office:value="-2.57662118717587" calcext:value-type="float">
            <text:p>-2,576621187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79709" calcext:value-type="float">
            <text:p>0,0179709</text:p>
          </table:table-cell>
          <table:table-cell office:value-type="float" office:value="0.0380749" calcext:value-type="float">
            <text:p>0,0380749</text:p>
          </table:table-cell>
          <table:table-cell office:value-type="float" office:value="24.9742" calcext:value-type="float">
            <text:p>24,9742</text:p>
          </table:table-cell>
          <table:table-cell table:formula="of:=([.F56]-AVERAGE([.F$2:.F$325]))/STDEV([.F$2:.F$325])" office:value-type="float" office:value="-0.752461133702681" calcext:value-type="float">
            <text:p>-0,7524611337</text:p>
          </table:table-cell>
          <table:table-cell table:formula="of:=([.G56]-AVERAGE([.G$2:.G$325]))/STDEV([.G$2:.G$325])" office:value-type="float" office:value="-0.837707522304301" calcext:value-type="float">
            <text:p>-0,8377075223</text:p>
          </table:table-cell>
          <table:table-cell table:formula="of:=([.H56]-AVERAGE([.H$2:.H$325]))/STDEV([.H$2:.H$325])" office:value-type="float" office:value="-0.979525943382923" calcext:value-type="float">
            <text:p>-0,9795259434</text:p>
          </table:table-cell>
          <table:table-cell table:formula="of:=SUM([.I56:.K56])" office:value-type="float" office:value="-2.56969459938991" calcext:value-type="float">
            <text:p>-2,569694599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76936" calcext:value-type="float">
            <text:p>0,0176936</text:p>
          </table:table-cell>
          <table:table-cell office:value-type="float" office:value="0.0396501" calcext:value-type="float">
            <text:p>0,0396501</text:p>
          </table:table-cell>
          <table:table-cell office:value-type="float" office:value="21.0041" calcext:value-type="float">
            <text:p>21,0041</text:p>
          </table:table-cell>
          <table:table-cell table:formula="of:=([.F57]-AVERAGE([.F$2:.F$325]))/STDEV([.F$2:.F$325])" office:value-type="float" office:value="-0.813569829818367" calcext:value-type="float">
            <text:p>-0,8135698298</text:p>
          </table:table-cell>
          <table:table-cell table:formula="of:=([.G57]-AVERAGE([.G$2:.G$325]))/STDEV([.G$2:.G$325])" office:value-type="float" office:value="-0.694205766251155" calcext:value-type="float">
            <text:p>-0,6942057663</text:p>
          </table:table-cell>
          <table:table-cell table:formula="of:=([.H57]-AVERAGE([.H$2:.H$325]))/STDEV([.H$2:.H$325])" office:value-type="float" office:value="-1.06124704801245" calcext:value-type="float">
            <text:p>-1,061247048</text:p>
          </table:table-cell>
          <table:table-cell table:formula="of:=SUM([.I57:.K57])" office:value-type="float" office:value="-2.56902264408197" calcext:value-type="float">
            <text:p>-2,569022644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64577" calcext:value-type="float">
            <text:p>0,0164577</text:p>
          </table:table-cell>
          <table:table-cell office:value-type="float" office:value="0.0330196" calcext:value-type="float">
            <text:p>0,0330196</text:p>
          </table:table-cell>
          <table:table-cell office:value-type="float" office:value="63.7634" calcext:value-type="float">
            <text:p>63,7634</text:p>
          </table:table-cell>
          <table:table-cell table:formula="of:=([.F58]-AVERAGE([.F$2:.F$325]))/STDEV([.F$2:.F$325])" office:value-type="float" office:value="-1.08592553674003" calcext:value-type="float">
            <text:p>-1,0859255367</text:p>
          </table:table-cell>
          <table:table-cell table:formula="of:=([.G58]-AVERAGE([.G$2:.G$325]))/STDEV([.G$2:.G$325])" office:value-type="float" office:value="-1.29824867731666" calcext:value-type="float">
            <text:p>-1,2982486773</text:p>
          </table:table-cell>
          <table:table-cell table:formula="of:=([.H58]-AVERAGE([.H$2:.H$325]))/STDEV([.H$2:.H$325])" office:value-type="float" office:value="-0.18108351833174" calcext:value-type="float">
            <text:p>-0,1810835183</text:p>
          </table:table-cell>
          <table:table-cell table:formula="of:=SUM([.I58:.K58])" office:value-type="float" office:value="-2.56525773238842" calcext:value-type="float">
            <text:p>-2,565257732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801" calcext:value-type="float">
            <text:p>0,01801</text:p>
          </table:table-cell>
          <table:table-cell office:value-type="float" office:value="0.0378624" calcext:value-type="float">
            <text:p>0,0378624</text:p>
          </table:table-cell>
          <table:table-cell office:value-type="float" office:value="26.6615" calcext:value-type="float">
            <text:p>26,6615</text:p>
          </table:table-cell>
          <table:table-cell table:formula="of:=([.F59]-AVERAGE([.F$2:.F$325]))/STDEV([.F$2:.F$325])" office:value-type="float" office:value="-0.743844653291129" calcext:value-type="float">
            <text:p>-0,7438446533</text:p>
          </table:table-cell>
          <table:table-cell table:formula="of:=([.G59]-AVERAGE([.G$2:.G$325]))/STDEV([.G$2:.G$325])" office:value-type="float" office:value="-0.8570664120715" calcext:value-type="float">
            <text:p>-0,8570664121</text:p>
          </table:table-cell>
          <table:table-cell table:formula="of:=([.H59]-AVERAGE([.H$2:.H$325]))/STDEV([.H$2:.H$325])" office:value-type="float" office:value="-0.944794319534304" calcext:value-type="float">
            <text:p>-0,9447943195</text:p>
          </table:table-cell>
          <table:table-cell table:formula="of:=SUM([.I59:.K59])" office:value-type="float" office:value="-2.54570538489693" calcext:value-type="float">
            <text:p>-2,545705384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85279" calcext:value-type="float">
            <text:p>0,0185279</text:p>
          </table:table-cell>
          <table:table-cell office:value-type="float" office:value="0.0378539" calcext:value-type="float">
            <text:p>0,0378539</text:p>
          </table:table-cell>
          <table:table-cell office:value-type="float" office:value="21.8791" calcext:value-type="float">
            <text:p>21,8791</text:p>
          </table:table-cell>
          <table:table-cell table:formula="of:=([.F60]-AVERAGE([.F$2:.F$325]))/STDEV([.F$2:.F$325])" office:value-type="float" office:value="-0.629714852648093" calcext:value-type="float">
            <text:p>-0,6297148526</text:p>
          </table:table-cell>
          <table:table-cell table:formula="of:=([.G60]-AVERAGE([.G$2:.G$325]))/STDEV([.G$2:.G$325])" office:value-type="float" office:value="-0.857840767662188" calcext:value-type="float">
            <text:p>-0,8578407677</text:p>
          </table:table-cell>
          <table:table-cell table:formula="of:=([.H60]-AVERAGE([.H$2:.H$325]))/STDEV([.H$2:.H$325])" office:value-type="float" office:value="-1.0432359232169" calcext:value-type="float">
            <text:p>-1,0432359232</text:p>
          </table:table-cell>
          <table:table-cell table:formula="of:=SUM([.I60:.K60])" office:value-type="float" office:value="-2.53079154352718" calcext:value-type="float">
            <text:p>-2,5307915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74297" calcext:value-type="float">
            <text:p>0,0174297</text:p>
          </table:table-cell>
          <table:table-cell office:value-type="float" office:value="0.040965" calcext:value-type="float">
            <text:p>0,040965</text:p>
          </table:table-cell>
          <table:table-cell office:value-type="float" office:value="20.5215" calcext:value-type="float">
            <text:p>20,5215</text:p>
          </table:table-cell>
          <table:table-cell table:formula="of:=([.F61]-AVERAGE([.F$2:.F$325]))/STDEV([.F$2:.F$325])" office:value-type="float" office:value="-0.871725563337767" calcext:value-type="float">
            <text:p>-0,8717255633</text:p>
          </table:table-cell>
          <table:table-cell table:formula="of:=([.G61]-AVERAGE([.G$2:.G$325]))/STDEV([.G$2:.G$325])" office:value-type="float" office:value="-0.574417511404608" calcext:value-type="float">
            <text:p>-0,5744175114</text:p>
          </table:table-cell>
          <table:table-cell table:formula="of:=([.H61]-AVERAGE([.H$2:.H$325]))/STDEV([.H$2:.H$325])" office:value-type="float" office:value="-1.07118095524255" calcext:value-type="float">
            <text:p>-1,0711809552</text:p>
          </table:table-cell>
          <table:table-cell table:formula="of:=SUM([.I61:.K61])" office:value-type="float" office:value="-2.51732402998492" calcext:value-type="float">
            <text:p>-2,51732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75948" calcext:value-type="float">
            <text:p>0,0175948</text:p>
          </table:table-cell>
          <table:table-cell office:value-type="float" office:value="0.0399233" calcext:value-type="float">
            <text:p>0,0399233</text:p>
          </table:table-cell>
          <table:table-cell office:value-type="float" office:value="24.1549" calcext:value-type="float">
            <text:p>24,1549</text:p>
          </table:table-cell>
          <table:table-cell table:formula="of:=([.F62]-AVERAGE([.F$2:.F$325]))/STDEV([.F$2:.F$325])" office:value-type="float" office:value="-0.835342419707403" calcext:value-type="float">
            <text:p>-0,8353424197</text:p>
          </table:table-cell>
          <table:table-cell table:formula="of:=([.G62]-AVERAGE([.G$2:.G$325]))/STDEV([.G$2:.G$325])" office:value-type="float" office:value="-0.669317066559866" calcext:value-type="float">
            <text:p>-0,6693170666</text:p>
          </table:table-cell>
          <table:table-cell table:formula="of:=([.H62]-AVERAGE([.H$2:.H$325]))/STDEV([.H$2:.H$325])" office:value-type="float" office:value="-0.996390531434351" calcext:value-type="float">
            <text:p>-0,9963905314</text:p>
          </table:table-cell>
          <table:table-cell table:formula="of:=SUM([.I62:.K62])" office:value-type="float" office:value="-2.50105001770162" calcext:value-type="float">
            <text:p>-2,501050017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78075" calcext:value-type="float">
            <text:p>0,0178075</text:p>
          </table:table-cell>
          <table:table-cell office:value-type="float" office:value="0.0392164" calcext:value-type="float">
            <text:p>0,0392164</text:p>
          </table:table-cell>
          <table:table-cell office:value-type="float" office:value="25.7907" calcext:value-type="float">
            <text:p>25,7907</text:p>
          </table:table-cell>
          <table:table-cell table:formula="of:=([.F63]-AVERAGE([.F$2:.F$325]))/STDEV([.F$2:.F$325])" office:value-type="float" office:value="-0.788469647749934" calcext:value-type="float">
            <text:p>-0,7884696477</text:p>
          </table:table-cell>
          <table:table-cell table:formula="of:=([.G63]-AVERAGE([.G$2:.G$325]))/STDEV([.G$2:.G$325])" office:value-type="float" office:value="-0.733716121507789" calcext:value-type="float">
            <text:p>-0,7337161215</text:p>
          </table:table-cell>
          <table:table-cell table:formula="of:=([.H63]-AVERAGE([.H$2:.H$325]))/STDEV([.H$2:.H$325])" office:value-type="float" office:value="-0.962718990930842" calcext:value-type="float">
            <text:p>-0,9627189909</text:p>
          </table:table-cell>
          <table:table-cell table:formula="of:=SUM([.I63:.K63])" office:value-type="float" office:value="-2.48490476018856" calcext:value-type="float">
            <text:p>-2,484904760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71368" calcext:value-type="float">
            <text:p>0,0171368</text:p>
          </table:table-cell>
          <table:table-cell office:value-type="float" office:value="0.0373842" calcext:value-type="float">
            <text:p>0,0373842</text:p>
          </table:table-cell>
          <table:table-cell office:value-type="float" office:value="42.9417" calcext:value-type="float">
            <text:p>42,9417</text:p>
          </table:table-cell>
          <table:table-cell table:formula="of:=([.F64]-AVERAGE([.F$2:.F$325]))/STDEV([.F$2:.F$325])" office:value-type="float" office:value="-0.936272036804354" calcext:value-type="float">
            <text:p>-0,9362720368</text:p>
          </table:table-cell>
          <table:table-cell table:formula="of:=([.G64]-AVERAGE([.G$2:.G$325]))/STDEV([.G$2:.G$325])" office:value-type="float" office:value="-0.90063074659703" calcext:value-type="float">
            <text:p>-0,9006307466</text:p>
          </table:table-cell>
          <table:table-cell table:formula="of:=([.H64]-AVERAGE([.H$2:.H$325]))/STDEV([.H$2:.H$325])" office:value-type="float" office:value="-0.609680360795318" calcext:value-type="float">
            <text:p>-0,6096803608</text:p>
          </table:table-cell>
          <table:table-cell table:formula="of:=SUM([.I64:.K64])" office:value-type="float" office:value="-2.4465831441967" calcext:value-type="float">
            <text:p>-2,446583144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79646" calcext:value-type="float">
            <text:p>0,0179646</text:p>
          </table:table-cell>
          <table:table-cell office:value-type="float" office:value="0.0404245" calcext:value-type="float">
            <text:p>0,0404245</text:p>
          </table:table-cell>
          <table:table-cell office:value-type="float" office:value="20.7366" calcext:value-type="float">
            <text:p>20,7366</text:p>
          </table:table-cell>
          <table:table-cell table:formula="of:=([.F65]-AVERAGE([.F$2:.F$325]))/STDEV([.F$2:.F$325])" office:value-type="float" office:value="-0.753849466863622" calcext:value-type="float">
            <text:p>-0,7538494669</text:p>
          </table:table-cell>
          <table:table-cell table:formula="of:=([.G65]-AVERAGE([.G$2:.G$325]))/STDEV([.G$2:.G$325])" office:value-type="float" office:value="-0.623657416906593" calcext:value-type="float">
            <text:p>-0,6236574169</text:p>
          </table:table-cell>
          <table:table-cell table:formula="of:=([.H65]-AVERAGE([.H$2:.H$325]))/STDEV([.H$2:.H$325])" office:value-type="float" office:value="-1.06675330616424" calcext:value-type="float">
            <text:p>-1,0667533062</text:p>
          </table:table-cell>
          <table:table-cell table:formula="of:=SUM([.I65:.K65])" office:value-type="float" office:value="-2.44426018993445" calcext:value-type="float">
            <text:p>-2,444260189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77993" calcext:value-type="float">
            <text:p>0,0177993</text:p>
          </table:table-cell>
          <table:table-cell office:value-type="float" office:value="0.0388759" calcext:value-type="float">
            <text:p>0,0388759</text:p>
          </table:table-cell>
          <table:table-cell office:value-type="float" office:value="29.8283" calcext:value-type="float">
            <text:p>29,8283</text:p>
          </table:table-cell>
          <table:table-cell table:formula="of:=([.F66]-AVERAGE([.F$2:.F$325]))/STDEV([.F$2:.F$325])" office:value-type="float" office:value="-0.790276684562586" calcext:value-type="float">
            <text:p>-0,7902766846</text:p>
          </table:table-cell>
          <table:table-cell table:formula="of:=([.G66]-AVERAGE([.G$2:.G$325]))/STDEV([.G$2:.G$325])" office:value-type="float" office:value="-0.764735895464173" calcext:value-type="float">
            <text:p>-0,7647358955</text:p>
          </table:table-cell>
          <table:table-cell table:formula="of:=([.H66]-AVERAGE([.H$2:.H$325]))/STDEV([.H$2:.H$325])" office:value-type="float" office:value="-0.879608456674227" calcext:value-type="float">
            <text:p>-0,8796084567</text:p>
          </table:table-cell>
          <table:table-cell table:formula="of:=SUM([.I66:.K66])" office:value-type="float" office:value="-2.43462103670099" calcext:value-type="float">
            <text:p>-2,434621036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8194" calcext:value-type="float">
            <text:p>0,018194</text:p>
          </table:table-cell>
          <table:table-cell office:value-type="float" office:value="0.038636" calcext:value-type="float">
            <text:p>0,038636</text:p>
          </table:table-cell>
          <table:table-cell office:value-type="float" office:value="26.7984" calcext:value-type="float">
            <text:p>26,7984</text:p>
          </table:table-cell>
          <table:table-cell table:formula="of:=([.F67]-AVERAGE([.F$2:.F$325]))/STDEV([.F$2:.F$325])" office:value-type="float" office:value="-0.703296510177944" calcext:value-type="float">
            <text:p>-0,7032965102</text:p>
          </table:table-cell>
          <table:table-cell table:formula="of:=([.G67]-AVERAGE([.G$2:.G$325]))/STDEV([.G$2:.G$325])" office:value-type="float" office:value="-0.78659094325312" calcext:value-type="float">
            <text:p>-0,7865909433</text:p>
          </table:table-cell>
          <table:table-cell table:formula="of:=([.H67]-AVERAGE([.H$2:.H$325]))/STDEV([.H$2:.H$325])" office:value-type="float" office:value="-0.941976350409148" calcext:value-type="float">
            <text:p>-0,9419763504</text:p>
          </table:table-cell>
          <table:table-cell table:formula="of:=SUM([.I67:.K67])" office:value-type="float" office:value="-2.43186380384021" calcext:value-type="float">
            <text:p>-2,431863803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63834" calcext:value-type="float">
            <text:p>0,0163834</text:p>
          </table:table-cell>
          <table:table-cell office:value-type="float" office:value="0.0337217" calcext:value-type="float">
            <text:p>0,0337217</text:p>
          </table:table-cell>
          <table:table-cell office:value-type="float" office:value="68.0387" calcext:value-type="float">
            <text:p>68,0387</text:p>
          </table:table-cell>
          <table:table-cell table:formula="of:=([.F68]-AVERAGE([.F$2:.F$325]))/STDEV([.F$2:.F$325])" office:value-type="float" office:value="-1.10229905322541" calcext:value-type="float">
            <text:p>-1,1022990532</text:p>
          </table:table-cell>
          <table:table-cell table:formula="of:=([.G68]-AVERAGE([.G$2:.G$325]))/STDEV([.G$2:.G$325])" office:value-type="float" office:value="-1.23428690552583" calcext:value-type="float">
            <text:p>-1,2342869055</text:p>
          </table:table-cell>
          <table:table-cell table:formula="of:=([.H68]-AVERAGE([.H$2:.H$325]))/STDEV([.H$2:.H$325])" office:value-type="float" office:value="-0.0930801333735209" calcext:value-type="float">
            <text:p>-0,0930801334</text:p>
          </table:table-cell>
          <table:table-cell table:formula="of:=SUM([.I68:.K68])" office:value-type="float" office:value="-2.42966609212476" calcext:value-type="float">
            <text:p>-2,429666092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82506" calcext:value-type="float">
            <text:p>0,0182506</text:p>
          </table:table-cell>
          <table:table-cell office:value-type="float" office:value="0.0390398" calcext:value-type="float">
            <text:p>0,0390398</text:p>
          </table:table-cell>
          <table:table-cell office:value-type="float" office:value="24.7469" calcext:value-type="float">
            <text:p>24,7469</text:p>
          </table:table-cell>
          <table:table-cell table:formula="of:=([.F69]-AVERAGE([.F$2:.F$325]))/STDEV([.F$2:.F$325])" office:value-type="float" office:value="-0.69082354876378" calcext:value-type="float">
            <text:p>-0,6908235488</text:p>
          </table:table-cell>
          <table:table-cell table:formula="of:=([.G69]-AVERAGE([.G$2:.G$325]))/STDEV([.G$2:.G$325])" office:value-type="float" office:value="-0.749804497662553" calcext:value-type="float">
            <text:p>-0,7498044977</text:p>
          </table:table-cell>
          <table:table-cell table:formula="of:=([.H69]-AVERAGE([.H$2:.H$325]))/STDEV([.H$2:.H$325])" office:value-type="float" office:value="-0.984204719001243" calcext:value-type="float">
            <text:p>-0,984204719</text:p>
          </table:table-cell>
          <table:table-cell table:formula="of:=SUM([.I69:.K69])" office:value-type="float" office:value="-2.42483276542758" calcext:value-type="float">
            <text:p>-2,424832765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78084" calcext:value-type="float">
            <text:p>0,0178084</text:p>
          </table:table-cell>
          <table:table-cell office:value-type="float" office:value="0.0363219" calcext:value-type="float">
            <text:p>0,0363219</text:p>
          </table:table-cell>
          <table:table-cell office:value-type="float" office:value="42.1522" calcext:value-type="float">
            <text:p>42,1522</text:p>
          </table:table-cell>
          <table:table-cell table:formula="of:=([.F70]-AVERAGE([.F$2:.F$325]))/STDEV([.F$2:.F$325])" office:value-type="float" office:value="-0.788271314441228" calcext:value-type="float">
            <text:p>-0,7882713144</text:p>
          </table:table-cell>
          <table:table-cell table:formula="of:=([.G70]-AVERAGE([.G$2:.G$325]))/STDEV([.G$2:.G$325])" office:value-type="float" office:value="-0.997406975301484" calcext:value-type="float">
            <text:p>-0,9974069753</text:p>
          </table:table-cell>
          <table:table-cell table:formula="of:=([.H70]-AVERAGE([.H$2:.H$325]))/STDEV([.H$2:.H$325])" office:value-type="float" office:value="-0.625931541396565" calcext:value-type="float">
            <text:p>-0,6259315414</text:p>
          </table:table-cell>
          <table:table-cell table:formula="of:=SUM([.I70:.K70])" office:value-type="float" office:value="-2.41160983113928" calcext:value-type="float">
            <text:p>-2,411609831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8802" calcext:value-type="float">
            <text:p>0,018802</text:p>
          </table:table-cell>
          <table:table-cell office:value-type="float" office:value="0.0386005" calcext:value-type="float">
            <text:p>0,0386005</text:p>
          </table:table-cell>
          <table:table-cell office:value-type="float" office:value="21.5287" calcext:value-type="float">
            <text:p>21,5287</text:p>
          </table:table-cell>
          <table:table-cell table:formula="of:=([.F71]-AVERAGE([.F$2:.F$325]))/STDEV([.F$2:.F$325])" office:value-type="float" office:value="-0.569311341630028" calcext:value-type="float">
            <text:p>-0,5693113416</text:p>
          </table:table-cell>
          <table:table-cell table:formula="of:=([.G71]-AVERAGE([.G$2:.G$325]))/STDEV([.G$2:.G$325])" office:value-type="float" office:value="-0.789825016602464" calcext:value-type="float">
            <text:p>-0,7898250166</text:p>
          </table:table-cell>
          <table:table-cell table:formula="of:=([.H71]-AVERAGE([.H$2:.H$325]))/STDEV([.H$2:.H$325])" office:value-type="float" office:value="-1.05044860679217" calcext:value-type="float">
            <text:p>-1,0504486068</text:p>
          </table:table-cell>
          <table:table-cell table:formula="of:=SUM([.I71:.K71])" office:value-type="float" office:value="-2.40958496502466" calcext:value-type="float">
            <text:p>-2,40958496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83078" calcext:value-type="float">
            <text:p>0,0183078</text:p>
          </table:table-cell>
          <table:table-cell office:value-type="float" office:value="0.0387925" calcext:value-type="float">
            <text:p>0,0387925</text:p>
          </table:table-cell>
          <table:table-cell office:value-type="float" office:value="26.2783" calcext:value-type="float">
            <text:p>26,2783</text:p>
          </table:table-cell>
          <table:table-cell table:formula="of:=([.F72]-AVERAGE([.F$2:.F$325]))/STDEV([.F$2:.F$325])" office:value-type="float" office:value="-0.678218365143811" calcext:value-type="float">
            <text:p>-0,6782183651</text:p>
          </table:table-cell>
          <table:table-cell table:formula="of:=([.G72]-AVERAGE([.G$2:.G$325]))/STDEV([.G$2:.G$325])" office:value-type="float" office:value="-0.772333690318688" calcext:value-type="float">
            <text:p>-0,7723336903</text:p>
          </table:table-cell>
          <table:table-cell table:formula="of:=([.H72]-AVERAGE([.H$2:.H$325]))/STDEV([.H$2:.H$325])" office:value-type="float" office:value="-0.952682162987626" calcext:value-type="float">
            <text:p>-0,952682163</text:p>
          </table:table-cell>
          <table:table-cell table:formula="of:=SUM([.I72:.K72])" office:value-type="float" office:value="-2.40323421845012" calcext:value-type="float">
            <text:p>-2,403234218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77974" calcext:value-type="float">
            <text:p>0,0177974</text:p>
          </table:table-cell>
          <table:table-cell office:value-type="float" office:value="0.0390397" calcext:value-type="float">
            <text:p>0,0390397</text:p>
          </table:table-cell>
          <table:table-cell office:value-type="float" office:value="30.6914" calcext:value-type="float">
            <text:p>30,6914</text:p>
          </table:table-cell>
          <table:table-cell table:formula="of:=([.F73]-AVERAGE([.F$2:.F$325]))/STDEV([.F$2:.F$325])" office:value-type="float" office:value="-0.790695388214299" calcext:value-type="float">
            <text:p>-0,7906953882</text:p>
          </table:table-cell>
          <table:table-cell table:formula="of:=([.G73]-AVERAGE([.G$2:.G$325]))/STDEV([.G$2:.G$325])" office:value-type="float" office:value="-0.749813607728326" calcext:value-type="float">
            <text:p>-0,7498136077</text:p>
          </table:table-cell>
          <table:table-cell table:formula="of:=([.H73]-AVERAGE([.H$2:.H$325]))/STDEV([.H$2:.H$325])" office:value-type="float" office:value="-0.861842283175891" calcext:value-type="float">
            <text:p>-0,8618422832</text:p>
          </table:table-cell>
          <table:table-cell table:formula="of:=SUM([.I73:.K73])" office:value-type="float" office:value="-2.40235127911852" calcext:value-type="float">
            <text:p>-2,40235127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78625" calcext:value-type="float">
            <text:p>0,0178625</text:p>
          </table:table-cell>
          <table:table-cell office:value-type="float" office:value="0.0409471" calcext:value-type="float">
            <text:p>0,0409471</text:p>
          </table:table-cell>
          <table:table-cell office:value-type="float" office:value="23.879" calcext:value-type="float">
            <text:p>23,879</text:p>
          </table:table-cell>
          <table:table-cell table:formula="of:=([.F74]-AVERAGE([.F$2:.F$325]))/STDEV([.F$2:.F$325])" office:value-type="float" office:value="-0.776349278884579" calcext:value-type="float">
            <text:p>-0,7763492789</text:p>
          </table:table-cell>
          <table:table-cell table:formula="of:=([.G74]-AVERAGE([.G$2:.G$325]))/STDEV([.G$2:.G$325])" office:value-type="float" office:value="-0.57604821317794" calcext:value-type="float">
            <text:p>-0,5760482132</text:p>
          </table:table-cell>
          <table:table-cell table:formula="of:=([.H74]-AVERAGE([.H$2:.H$325]))/STDEV([.H$2:.H$325])" office:value-type="float" office:value="-1.00206969638417" calcext:value-type="float">
            <text:p>-1,0020696964</text:p>
          </table:table-cell>
          <table:table-cell table:formula="of:=SUM([.I74:.K74])" office:value-type="float" office:value="-2.35446718844669" calcext:value-type="float">
            <text:p>-2,3544671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80301" calcext:value-type="float">
            <text:p>0,0180301</text:p>
          </table:table-cell>
          <table:table-cell office:value-type="float" office:value="0.0407197" calcext:value-type="float">
            <text:p>0,0407197</text:p>
          </table:table-cell>
          <table:table-cell office:value-type="float" office:value="23.1173" calcext:value-type="float">
            <text:p>23,1173</text:p>
          </table:table-cell>
          <table:table-cell table:formula="of:=([.F75]-AVERAGE([.F$2:.F$325]))/STDEV([.F$2:.F$325])" office:value-type="float" office:value="-0.7394152093967" calcext:value-type="float">
            <text:p>-0,7394152094</text:p>
          </table:table-cell>
          <table:table-cell table:formula="of:=([.G75]-AVERAGE([.G$2:.G$325]))/STDEV([.G$2:.G$325])" office:value-type="float" office:value="-0.596764502745287" calcext:value-type="float">
            <text:p>-0,5967645027</text:p>
          </table:table-cell>
          <table:table-cell table:formula="of:=([.H75]-AVERAGE([.H$2:.H$325]))/STDEV([.H$2:.H$325])" office:value-type="float" office:value="-1.01774863782049" calcext:value-type="float">
            <text:p>-1,0177486378</text:p>
          </table:table-cell>
          <table:table-cell table:formula="of:=SUM([.I75:.K75])" office:value-type="float" office:value="-2.35392834996247" calcext:value-type="float">
            <text:p>-2,353928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78101" calcext:value-type="float">
            <text:p>0,0178101</text:p>
          </table:table-cell>
          <table:table-cell office:value-type="float" office:value="0.0420041" calcext:value-type="float">
            <text:p>0,0420041</text:p>
          </table:table-cell>
          <table:table-cell office:value-type="float" office:value="20.2613" calcext:value-type="float">
            <text:p>20,2613</text:p>
          </table:table-cell>
          <table:table-cell table:formula="of:=([.F76]-AVERAGE([.F$2:.F$325]))/STDEV([.F$2:.F$325])" office:value-type="float" office:value="-0.787896684858117" calcext:value-type="float">
            <text:p>-0,7878966849</text:p>
          </table:table-cell>
          <table:table-cell table:formula="of:=([.G76]-AVERAGE([.G$2:.G$325]))/STDEV([.G$2:.G$325])" office:value-type="float" office:value="-0.479754817959444" calcext:value-type="float">
            <text:p>-0,479754818</text:p>
          </table:table-cell>
          <table:table-cell table:formula="of:=([.H76]-AVERAGE([.H$2:.H$325]))/STDEV([.H$2:.H$325])" office:value-type="float" office:value="-1.07653694915318" calcext:value-type="float">
            <text:p>-1,0765369492</text:p>
          </table:table-cell>
          <table:table-cell table:formula="of:=SUM([.I76:.K76])" office:value-type="float" office:value="-2.34418845197074" calcext:value-type="float">
            <text:p>-2,344188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75858" calcext:value-type="float">
            <text:p>0,0175858</text:p>
          </table:table-cell>
          <table:table-cell office:value-type="float" office:value="0.0428261" calcext:value-type="float">
            <text:p>0,0428261</text:p>
          </table:table-cell>
          <table:table-cell office:value-type="float" office:value="19.6025" calcext:value-type="float">
            <text:p>19,6025</text:p>
          </table:table-cell>
          <table:table-cell table:formula="of:=([.F77]-AVERAGE([.F$2:.F$325]))/STDEV([.F$2:.F$325])" office:value-type="float" office:value="-0.837325752794462" calcext:value-type="float">
            <text:p>-0,8373257528</text:p>
          </table:table-cell>
          <table:table-cell table:formula="of:=([.G77]-AVERAGE([.G$2:.G$325]))/STDEV([.G$2:.G$325])" office:value-type="float" office:value="-0.404870077307028" calcext:value-type="float">
            <text:p>-0,4048700773</text:p>
          </table:table-cell>
          <table:table-cell table:formula="of:=([.H77]-AVERAGE([.H$2:.H$325]))/STDEV([.H$2:.H$325])" office:value-type="float" office:value="-1.09009778231354" calcext:value-type="float">
            <text:p>-1,0900977823</text:p>
          </table:table-cell>
          <table:table-cell table:formula="of:=SUM([.I77:.K77])" office:value-type="float" office:value="-2.33229361241503" calcext:value-type="float">
            <text:p>-2,332293612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68528" calcext:value-type="float">
            <text:p>0,0168528</text:p>
          </table:table-cell>
          <table:table-cell office:value-type="float" office:value="0.0341766" calcext:value-type="float">
            <text:p>0,0341766</text:p>
          </table:table-cell>
          <table:table-cell office:value-type="float" office:value="67.336" calcext:value-type="float">
            <text:p>67,336</text:p>
          </table:table-cell>
          <table:table-cell table:formula="of:=([.F78]-AVERAGE([.F$2:.F$325]))/STDEV([.F$2:.F$325])" office:value-type="float" office:value="-0.998857214218184" calcext:value-type="float">
            <text:p>-0,9988572142</text:p>
          </table:table-cell>
          <table:table-cell table:formula="of:=([.G78]-AVERAGE([.G$2:.G$325]))/STDEV([.G$2:.G$325])" office:value-type="float" office:value="-1.19284521632536" calcext:value-type="float">
            <text:p>-1,1928452163</text:p>
          </table:table-cell>
          <table:table-cell table:formula="of:=([.H78]-AVERAGE([.H$2:.H$325]))/STDEV([.H$2:.H$325])" office:value-type="float" office:value="-0.107544610395049" calcext:value-type="float">
            <text:p>-0,1075446104</text:p>
          </table:table-cell>
          <table:table-cell table:formula="of:=SUM([.I78:.K78])" office:value-type="float" office:value="-2.29924704093859" calcext:value-type="float">
            <text:p>-2,299247040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82698" calcext:value-type="float">
            <text:p>0,0182698</text:p>
          </table:table-cell>
          <table:table-cell office:value-type="float" office:value="0.0402384" calcext:value-type="float">
            <text:p>0,0402384</text:p>
          </table:table-cell>
          <table:table-cell office:value-type="float" office:value="25.5389" calcext:value-type="float">
            <text:p>25,5389</text:p>
          </table:table-cell>
          <table:table-cell table:formula="of:=([.F79]-AVERAGE([.F$2:.F$325]))/STDEV([.F$2:.F$325])" office:value-type="float" office:value="-0.686592438178056" calcext:value-type="float">
            <text:p>-0,6865924382</text:p>
          </table:table-cell>
          <table:table-cell table:formula="of:=([.G79]-AVERAGE([.G$2:.G$325]))/STDEV([.G$2:.G$325])" office:value-type="float" office:value="-0.640611249309773" calcext:value-type="float">
            <text:p>-0,6406112493</text:p>
          </table:table-cell>
          <table:table-cell table:formula="of:=([.H79]-AVERAGE([.H$2:.H$325]))/STDEV([.H$2:.H$325])" office:value-type="float" office:value="-0.967902078043437" calcext:value-type="float">
            <text:p>-0,967902078</text:p>
          </table:table-cell>
          <table:table-cell table:formula="of:=SUM([.I79:.K79])" office:value-type="float" office:value="-2.29510576553127" calcext:value-type="float">
            <text:p>-2,29510576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79869" calcext:value-type="float">
            <text:p>0,0179869</text:p>
          </table:table-cell>
          <table:table-cell office:value-type="float" office:value="0.0404607" calcext:value-type="float">
            <text:p>0,0404607</text:p>
          </table:table-cell>
          <table:table-cell office:value-type="float" office:value="28.638" calcext:value-type="float">
            <text:p>28,638</text:p>
          </table:table-cell>
          <table:table-cell table:formula="of:=([.F80]-AVERAGE([.F$2:.F$325]))/STDEV([.F$2:.F$325])" office:value-type="float" office:value="-0.748935208214578" calcext:value-type="float">
            <text:p>-0,7489352082</text:p>
          </table:table-cell>
          <table:table-cell table:formula="of:=([.G80]-AVERAGE([.G$2:.G$325]))/STDEV([.G$2:.G$325])" office:value-type="float" office:value="-0.620359573096839" calcext:value-type="float">
            <text:p>-0,6203595731</text:p>
          </table:table-cell>
          <table:table-cell table:formula="of:=([.H80]-AVERAGE([.H$2:.H$325]))/STDEV([.H$2:.H$325])" office:value-type="float" office:value="-0.904109761638971" calcext:value-type="float">
            <text:p>-0,9041097616</text:p>
          </table:table-cell>
          <table:table-cell table:formula="of:=SUM([.I80:.K80])" office:value-type="float" office:value="-2.27340454295039" calcext:value-type="float">
            <text:p>-2,27340454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74929" calcext:value-type="float">
            <text:p>0,0174929</text:p>
          </table:table-cell>
          <table:table-cell office:value-type="float" office:value="0.0384326" calcext:value-type="float">
            <text:p>0,0384326</text:p>
          </table:table-cell>
          <table:table-cell office:value-type="float" office:value="43.1699" calcext:value-type="float">
            <text:p>43,1699</text:p>
          </table:table-cell>
          <table:table-cell table:formula="of:=([.F81]-AVERAGE([.F$2:.F$325]))/STDEV([.F$2:.F$325])" office:value-type="float" office:value="-0.85779815765976" calcext:value-type="float">
            <text:p>-0,8577981577</text:p>
          </table:table-cell>
          <table:table-cell table:formula="of:=([.G81]-AVERAGE([.G$2:.G$325]))/STDEV([.G$2:.G$325])" office:value-type="float" office:value="-0.805120817034995" calcext:value-type="float">
            <text:p>-0,805120817</text:p>
          </table:table-cell>
          <table:table-cell table:formula="of:=([.H81]-AVERAGE([.H$2:.H$325]))/STDEV([.H$2:.H$325])" office:value-type="float" office:value="-0.604983059448637" calcext:value-type="float">
            <text:p>-0,6049830594</text:p>
          </table:table-cell>
          <table:table-cell table:formula="of:=SUM([.I81:.K81])" office:value-type="float" office:value="-2.26790203414339" calcext:value-type="float">
            <text:p>-2,267902034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79608" calcext:value-type="float">
            <text:p>0,0179608</text:p>
          </table:table-cell>
          <table:table-cell office:value-type="float" office:value="0.0421733" calcext:value-type="float">
            <text:p>0,0421733</text:p>
          </table:table-cell>
          <table:table-cell office:value-type="float" office:value="22.3732" calcext:value-type="float">
            <text:p>22,3732</text:p>
          </table:table-cell>
          <table:table-cell table:formula="of:=([.F82]-AVERAGE([.F$2:.F$325]))/STDEV([.F$2:.F$325])" office:value-type="float" office:value="-0.754686874167046" calcext:value-type="float">
            <text:p>-0,7546868742</text:p>
          </table:table-cell>
          <table:table-cell table:formula="of:=([.G82]-AVERAGE([.G$2:.G$325]))/STDEV([.G$2:.G$325])" office:value-type="float" office:value="-0.464340586671867" calcext:value-type="float">
            <text:p>-0,4643405867</text:p>
          </table:table-cell>
          <table:table-cell table:formula="of:=([.H82]-AVERAGE([.H$2:.H$325]))/STDEV([.H$2:.H$325])" office:value-type="float" office:value="-1.03306529834663" calcext:value-type="float">
            <text:p>-1,0330652983</text:p>
          </table:table-cell>
          <table:table-cell table:formula="of:=SUM([.I82:.K82])" office:value-type="float" office:value="-2.25209275918554" calcext:value-type="float">
            <text:p>-2,252092759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82313" calcext:value-type="float">
            <text:p>0,0182313</text:p>
          </table:table-cell>
          <table:table-cell office:value-type="float" office:value="0.0400272" calcext:value-type="float">
            <text:p>0,0400272</text:p>
          </table:table-cell>
          <table:table-cell office:value-type="float" office:value="29.4286" calcext:value-type="float">
            <text:p>29,4286</text:p>
          </table:table-cell>
          <table:table-cell table:formula="of:=([.F83]-AVERAGE([.F$2:.F$325]))/STDEV([.F$2:.F$325])" office:value-type="float" office:value="-0.695076696383804" calcext:value-type="float">
            <text:p>-0,6950766964</text:p>
          </table:table-cell>
          <table:table-cell table:formula="of:=([.G83]-AVERAGE([.G$2:.G$325]))/STDEV([.G$2:.G$325])" office:value-type="float" office:value="-0.659851708221926" calcext:value-type="float">
            <text:p>-0,6598517082</text:p>
          </table:table-cell>
          <table:table-cell table:formula="of:=([.H83]-AVERAGE([.H$2:.H$325]))/STDEV([.H$2:.H$325])" office:value-type="float" office:value="-0.887835938480837" calcext:value-type="float">
            <text:p>-0,8878359385</text:p>
          </table:table-cell>
          <table:table-cell table:formula="of:=SUM([.I83:.K83])" office:value-type="float" office:value="-2.24276434308657" calcext:value-type="float">
            <text:p>-2,242764343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819" calcext:value-type="float">
            <text:p>0,01819</text:p>
          </table:table-cell>
          <table:table-cell office:value-type="float" office:value="0.0373483" calcext:value-type="float">
            <text:p>0,0373483</text:p>
          </table:table-cell>
          <table:table-cell office:value-type="float" office:value="42.3311" calcext:value-type="float">
            <text:p>42,3311</text:p>
          </table:table-cell>
          <table:table-cell table:formula="of:=([.F84]-AVERAGE([.F$2:.F$325]))/STDEV([.F$2:.F$325])" office:value-type="float" office:value="-0.70417799154997" calcext:value-type="float">
            <text:p>-0,7041779915</text:p>
          </table:table-cell>
          <table:table-cell table:formula="of:=([.G84]-AVERAGE([.G$2:.G$325]))/STDEV([.G$2:.G$325])" office:value-type="float" office:value="-0.903901260209465" calcext:value-type="float">
            <text:p>-0,9039012602</text:p>
          </table:table-cell>
          <table:table-cell table:formula="of:=([.H84]-AVERAGE([.H$2:.H$325]))/STDEV([.H$2:.H$325])" office:value-type="float" office:value="-0.622249038281223" calcext:value-type="float">
            <text:p>-0,6222490383</text:p>
          </table:table-cell>
          <table:table-cell table:formula="of:=SUM([.I84:.K84])" office:value-type="float" office:value="-2.23032829004066" calcext:value-type="float">
            <text:p>-2,23032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80652" calcext:value-type="float">
            <text:p>0,0180652</text:p>
          </table:table-cell>
          <table:table-cell office:value-type="float" office:value="0.0428402" calcext:value-type="float">
            <text:p>0,0428402</text:p>
          </table:table-cell>
          <table:table-cell office:value-type="float" office:value="20.0051" calcext:value-type="float">
            <text:p>20,0051</text:p>
          </table:table-cell>
          <table:table-cell table:formula="of:=([.F85]-AVERAGE([.F$2:.F$325]))/STDEV([.F$2:.F$325])" office:value-type="float" office:value="-0.731680210357174" calcext:value-type="float">
            <text:p>-0,7316802104</text:p>
          </table:table-cell>
          <table:table-cell table:formula="of:=([.G85]-AVERAGE([.G$2:.G$325]))/STDEV([.G$2:.G$325])" office:value-type="float" office:value="-0.403585558033064" calcext:value-type="float">
            <text:p>-0,403585558</text:p>
          </table:table-cell>
          <table:table-cell table:formula="of:=([.H85]-AVERAGE([.H$2:.H$325]))/STDEV([.H$2:.H$325])" office:value-type="float" office:value="-1.08181060649332" calcext:value-type="float">
            <text:p>-1,0818106065</text:p>
          </table:table-cell>
          <table:table-cell table:formula="of:=SUM([.I85:.K85])" office:value-type="float" office:value="-2.21707637488356" calcext:value-type="float">
            <text:p>-2,217076374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81803" calcext:value-type="float">
            <text:p>0,0181803</text:p>
          </table:table-cell>
          <table:table-cell office:value-type="float" office:value="0.0402922" calcext:value-type="float">
            <text:p>0,0402922</text:p>
          </table:table-cell>
          <table:table-cell office:value-type="float" office:value="30.3472" calcext:value-type="float">
            <text:p>30,3472</text:p>
          </table:table-cell>
          <table:table-cell table:formula="of:=([.F86]-AVERAGE([.F$2:.F$325]))/STDEV([.F$2:.F$325])" office:value-type="float" office:value="-0.706315583877132" calcext:value-type="float">
            <text:p>-0,7063155839</text:p>
          </table:table-cell>
          <table:table-cell table:formula="of:=([.G86]-AVERAGE([.G$2:.G$325]))/STDEV([.G$2:.G$325])" office:value-type="float" office:value="-0.635710033924006" calcext:value-type="float">
            <text:p>-0,6357100339</text:p>
          </table:table-cell>
          <table:table-cell table:formula="of:=([.H86]-AVERAGE([.H$2:.H$325]))/STDEV([.H$2:.H$325])" office:value-type="float" office:value="-0.868927345066897" calcext:value-type="float">
            <text:p>-0,8689273451</text:p>
          </table:table-cell>
          <table:table-cell table:formula="of:=SUM([.I86:.K86])" office:value-type="float" office:value="-2.21095296286804" calcext:value-type="float">
            <text:p>-2,210952962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67759" calcext:value-type="float">
            <text:p>0,0167759</text:p>
          </table:table-cell>
          <table:table-cell office:value-type="float" office:value="0.0348069" calcext:value-type="float">
            <text:p>0,0348069</text:p>
          </table:table-cell>
          <table:table-cell office:value-type="float" office:value="71.5084" calcext:value-type="float">
            <text:p>71,5084</text:p>
          </table:table-cell>
          <table:table-cell table:formula="of:=([.F87]-AVERAGE([.F$2:.F$325]))/STDEV([.F$2:.F$325])" office:value-type="float" office:value="-1.01580369359538" calcext:value-type="float">
            <text:p>-1,0158036936</text:p>
          </table:table-cell>
          <table:table-cell table:formula="of:=([.G87]-AVERAGE([.G$2:.G$325]))/STDEV([.G$2:.G$325])" office:value-type="float" office:value="-1.1354244717594" calcext:value-type="float">
            <text:p>-1,1354244718</text:p>
          </table:table-cell>
          <table:table-cell table:formula="of:=([.H87]-AVERAGE([.H$2:.H$325]))/STDEV([.H$2:.H$325])" office:value-type="float" office:value="-0.0216593337127884" calcext:value-type="float">
            <text:p>-0,0216593337</text:p>
          </table:table-cell>
          <table:table-cell table:formula="of:=SUM([.I87:.K87])" office:value-type="float" office:value="-2.17288749906757" calcext:value-type="float">
            <text:p>-2,1728874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84381" calcext:value-type="float">
            <text:p>0,0184381</text:p>
          </table:table-cell>
          <table:table-cell office:value-type="float" office:value="0.0418195" calcext:value-type="float">
            <text:p>0,0418195</text:p>
          </table:table-cell>
          <table:table-cell office:value-type="float" office:value="22.9794" calcext:value-type="float">
            <text:p>22,9794</text:p>
          </table:table-cell>
          <table:table-cell table:formula="of:=([.F88]-AVERAGE([.F$2:.F$325]))/STDEV([.F$2:.F$325])" office:value-type="float" office:value="-0.649504109450072" calcext:value-type="float">
            <text:p>-0,6495041095</text:p>
          </table:table-cell>
          <table:table-cell table:formula="of:=([.G88]-AVERAGE([.G$2:.G$325]))/STDEV([.G$2:.G$325])" office:value-type="float" office:value="-0.496571999376033" calcext:value-type="float">
            <text:p>-0,4965719994</text:p>
          </table:table-cell>
          <table:table-cell table:formula="of:=([.H88]-AVERAGE([.H$2:.H$325]))/STDEV([.H$2:.H$325])" office:value-type="float" office:value="-1.02058719108827" calcext:value-type="float">
            <text:p>-1,0205871911</text:p>
          </table:table-cell>
          <table:table-cell table:formula="of:=SUM([.I88:.K88])" office:value-type="float" office:value="-2.16666329991437" calcext:value-type="float">
            <text:p>-2,1666632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8011" calcext:value-type="float">
            <text:p>0,018011</text:p>
          </table:table-cell>
          <table:table-cell office:value-type="float" office:value="0.0438189" calcext:value-type="float">
            <text:p>0,0438189</text:p>
          </table:table-cell>
          <table:table-cell office:value-type="float" office:value="19.5389" calcext:value-type="float">
            <text:p>19,5389</text:p>
          </table:table-cell>
          <table:table-cell table:formula="of:=([.F89]-AVERAGE([.F$2:.F$325]))/STDEV([.F$2:.F$325])" office:value-type="float" office:value="-0.743624282948123" calcext:value-type="float">
            <text:p>-0,7436242829</text:p>
          </table:table-cell>
          <table:table-cell table:formula="of:=([.G89]-AVERAGE([.G$2:.G$325]))/STDEV([.G$2:.G$325])" office:value-type="float" office:value="-0.31442534431467" calcext:value-type="float">
            <text:p>-0,3144253443</text:p>
          </table:table-cell>
          <table:table-cell table:formula="of:=([.H89]-AVERAGE([.H$2:.H$325]))/STDEV([.H$2:.H$325])" office:value-type="float" office:value="-1.09140693378439" calcext:value-type="float">
            <text:p>-1,0914069338</text:p>
          </table:table-cell>
          <table:table-cell table:formula="of:=SUM([.I89:.K89])" office:value-type="float" office:value="-2.14945656104719" calcext:value-type="float">
            <text:p>-2,14945656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86711" calcext:value-type="float">
            <text:p>0,0186711</text:p>
          </table:table-cell>
          <table:table-cell office:value-type="float" office:value="0.0412207" calcext:value-type="float">
            <text:p>0,0412207</text:p>
          </table:table-cell>
          <table:table-cell office:value-type="float" office:value="25.3148" calcext:value-type="float">
            <text:p>25,3148</text:p>
          </table:table-cell>
          <table:table-cell table:formula="of:=([.F90]-AVERAGE([.F$2:.F$325]))/STDEV([.F$2:.F$325])" office:value-type="float" office:value="-0.598157819529571" calcext:value-type="float">
            <text:p>-0,5981578195</text:p>
          </table:table-cell>
          <table:table-cell table:formula="of:=([.G90]-AVERAGE([.G$2:.G$325]))/STDEV([.G$2:.G$325])" office:value-type="float" office:value="-0.551123073223559" calcext:value-type="float">
            <text:p>-0,5511230732</text:p>
          </table:table-cell>
          <table:table-cell table:formula="of:=([.H90]-AVERAGE([.H$2:.H$325]))/STDEV([.H$2:.H$325])" office:value-type="float" office:value="-0.972514984405362" calcext:value-type="float">
            <text:p>-0,9725149844</text:p>
          </table:table-cell>
          <table:table-cell table:formula="of:=SUM([.I90:.K90])" office:value-type="float" office:value="-2.12179587715849" calcext:value-type="float">
            <text:p>-2,121795877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78064" calcext:value-type="float">
            <text:p>0,0178064</text:p>
          </table:table-cell>
          <table:table-cell office:value-type="float" office:value="0.039502" calcext:value-type="float">
            <text:p>0,039502</text:p>
          </table:table-cell>
          <table:table-cell office:value-type="float" office:value="43.5382" calcext:value-type="float">
            <text:p>43,5382</text:p>
          </table:table-cell>
          <table:table-cell table:formula="of:=([.F91]-AVERAGE([.F$2:.F$325]))/STDEV([.F$2:.F$325])" office:value-type="float" office:value="-0.788712055127241" calcext:value-type="float">
            <text:p>-0,7887120551</text:p>
          </table:table-cell>
          <table:table-cell table:formula="of:=([.G91]-AVERAGE([.G$2:.G$325]))/STDEV([.G$2:.G$325])" office:value-type="float" office:value="-0.707697773660672" calcext:value-type="float">
            <text:p>-0,7076977737</text:p>
          </table:table-cell>
          <table:table-cell table:formula="of:=([.H91]-AVERAGE([.H$2:.H$325]))/STDEV([.H$2:.H$325])" office:value-type="float" office:value="-0.597401919720404" calcext:value-type="float">
            <text:p>-0,5974019197</text:p>
          </table:table-cell>
          <table:table-cell table:formula="of:=SUM([.I91:.K91])" office:value-type="float" office:value="-2.09381174850832" calcext:value-type="float">
            <text:p>-2,0938117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84154" calcext:value-type="float">
            <text:p>0,0184154</text:p>
          </table:table-cell>
          <table:table-cell office:value-type="float" office:value="0.0416878" calcext:value-type="float">
            <text:p>0,0416878</text:p>
          </table:table-cell>
          <table:table-cell office:value-type="float" office:value="28.2353" calcext:value-type="float">
            <text:p>28,2353</text:p>
          </table:table-cell>
          <table:table-cell table:formula="of:=([.F92]-AVERAGE([.F$2:.F$325]))/STDEV([.F$2:.F$325])" office:value-type="float" office:value="-0.654506516236318" calcext:value-type="float">
            <text:p>-0,6545065162</text:p>
          </table:table-cell>
          <table:table-cell table:formula="of:=([.G92]-AVERAGE([.G$2:.G$325]))/STDEV([.G$2:.G$325])" office:value-type="float" office:value="-0.508569955998811" calcext:value-type="float">
            <text:p>-0,508569956</text:p>
          </table:table-cell>
          <table:table-cell table:formula="of:=([.H92]-AVERAGE([.H$2:.H$325]))/STDEV([.H$2:.H$325])" office:value-type="float" office:value="-0.912398995873451" calcext:value-type="float">
            <text:p>-0,9123989959</text:p>
          </table:table-cell>
          <table:table-cell table:formula="of:=SUM([.I92:.K92])" office:value-type="float" office:value="-2.07547546810858" calcext:value-type="float">
            <text:p>-2,075475468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84087" calcext:value-type="float">
            <text:p>0,0184087</text:p>
          </table:table-cell>
          <table:table-cell office:value-type="float" office:value="0.0431385" calcext:value-type="float">
            <text:p>0,0431385</text:p>
          </table:table-cell>
          <table:table-cell office:value-type="float" office:value="22.1207" calcext:value-type="float">
            <text:p>22,1207</text:p>
          </table:table-cell>
          <table:table-cell table:formula="of:=([.F93]-AVERAGE([.F$2:.F$325]))/STDEV([.F$2:.F$325])" office:value-type="float" office:value="-0.655982997534461" calcext:value-type="float">
            <text:p>-0,6559829975</text:p>
          </table:table-cell>
          <table:table-cell table:formula="of:=([.G93]-AVERAGE([.G$2:.G$325]))/STDEV([.G$2:.G$325])" office:value-type="float" office:value="-0.376410231832801" calcext:value-type="float">
            <text:p>-0,3764102318</text:p>
          </table:table-cell>
          <table:table-cell table:formula="of:=([.H93]-AVERAGE([.H$2:.H$325]))/STDEV([.H$2:.H$325])" office:value-type="float" office:value="-1.03826279435906" calcext:value-type="float">
            <text:p>-1,0382627944</text:p>
          </table:table-cell>
          <table:table-cell table:formula="of:=SUM([.I93:.K93])" office:value-type="float" office:value="-2.07065602372632" calcext:value-type="float">
            <text:p>-2,070656023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85995" calcext:value-type="float">
            <text:p>0,0185995</text:p>
          </table:table-cell>
          <table:table-cell office:value-type="float" office:value="0.0411534" calcext:value-type="float">
            <text:p>0,0411534</text:p>
          </table:table-cell>
          <table:table-cell office:value-type="float" office:value="29.1587" calcext:value-type="float">
            <text:p>29,1587</text:p>
          </table:table-cell>
          <table:table-cell table:formula="of:=([.F94]-AVERAGE([.F$2:.F$325]))/STDEV([.F$2:.F$325])" office:value-type="float" office:value="-0.613936336088832" calcext:value-type="float">
            <text:p>-0,6139363361</text:p>
          </table:table-cell>
          <table:table-cell table:formula="of:=([.G94]-AVERAGE([.G$2:.G$325]))/STDEV([.G$2:.G$325])" office:value-type="float" office:value="-0.557254147488653" calcext:value-type="float">
            <text:p>-0,5572541475</text:p>
          </table:table-cell>
          <table:table-cell table:formula="of:=([.H94]-AVERAGE([.H$2:.H$325]))/STDEV([.H$2:.H$325])" office:value-type="float" office:value="-0.893391598574918" calcext:value-type="float">
            <text:p>-0,8933915986</text:p>
          </table:table-cell>
          <table:table-cell table:formula="of:=SUM([.I94:.K94])" office:value-type="float" office:value="-2.0645820821524" calcext:value-type="float">
            <text:p>-2,064582082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85198" calcext:value-type="float">
            <text:p>0,0185198</text:p>
          </table:table-cell>
          <table:table-cell office:value-type="float" office:value="0.0383821" calcext:value-type="float">
            <text:p>0,0383821</text:p>
          </table:table-cell>
          <table:table-cell office:value-type="float" office:value="42.4917" calcext:value-type="float">
            <text:p>42,4917</text:p>
          </table:table-cell>
          <table:table-cell table:formula="of:=([.F95]-AVERAGE([.F$2:.F$325]))/STDEV([.F$2:.F$325])" office:value-type="float" office:value="-0.631499852426446" calcext:value-type="float">
            <text:p>-0,6314998524</text:p>
          </table:table-cell>
          <table:table-cell table:formula="of:=([.G95]-AVERAGE([.G$2:.G$325]))/STDEV([.G$2:.G$325])" office:value-type="float" office:value="-0.809721400250259" calcext:value-type="float">
            <text:p>-0,8097214003</text:p>
          </table:table-cell>
          <table:table-cell table:formula="of:=([.H95]-AVERAGE([.H$2:.H$325]))/STDEV([.H$2:.H$325])" office:value-type="float" office:value="-0.61894322497589" calcext:value-type="float">
            <text:p>-0,618943225</text:p>
          </table:table-cell>
          <table:table-cell table:formula="of:=SUM([.I95:.K95])" office:value-type="float" office:value="-2.06016447765259" calcext:value-type="float">
            <text:p>-2,06016447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7617" calcext:value-type="float">
            <text:p>0,017617</text:p>
          </table:table-cell>
          <table:table-cell office:value-type="float" office:value="0.0437307" calcext:value-type="float">
            <text:p>0,0437307</text:p>
          </table:table-cell>
          <table:table-cell office:value-type="float" office:value="30.4053" calcext:value-type="float">
            <text:p>30,4053</text:p>
          </table:table-cell>
          <table:table-cell table:formula="of:=([.F96]-AVERAGE([.F$2:.F$325]))/STDEV([.F$2:.F$325])" office:value-type="float" office:value="-0.83045019809266" calcext:value-type="float">
            <text:p>-0,8304501981</text:p>
          </table:table-cell>
          <table:table-cell table:formula="of:=([.G96]-AVERAGE([.G$2:.G$325]))/STDEV([.G$2:.G$325])" office:value-type="float" office:value="-0.32246042232628" calcext:value-type="float">
            <text:p>-0,3224604223</text:p>
          </table:table-cell>
          <table:table-cell table:formula="of:=([.H96]-AVERAGE([.H$2:.H$325]))/STDEV([.H$2:.H$325])" office:value-type="float" office:value="-0.867731406380472" calcext:value-type="float">
            <text:p>-0,8677314064</text:p>
          </table:table-cell>
          <table:table-cell table:formula="of:=SUM([.I96:.K96])" office:value-type="float" office:value="-2.02064202679941" calcext:value-type="float">
            <text:p>-2,0206420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87866" calcext:value-type="float">
            <text:p>0,0187866</text:p>
          </table:table-cell>
          <table:table-cell office:value-type="float" office:value="0.0428717" calcext:value-type="float">
            <text:p>0,0428717</text:p>
          </table:table-cell>
          <table:table-cell office:value-type="float" office:value="22.8871" calcext:value-type="float">
            <text:p>22,8871</text:p>
          </table:table-cell>
          <table:table-cell table:formula="of:=([.F97]-AVERAGE([.F$2:.F$325]))/STDEV([.F$2:.F$325])" office:value-type="float" office:value="-0.572705044912327" calcext:value-type="float">
            <text:p>-0,5727050449</text:p>
          </table:table-cell>
          <table:table-cell table:formula="of:=([.G97]-AVERAGE([.G$2:.G$325]))/STDEV([.G$2:.G$325])" office:value-type="float" office:value="-0.400715887314632" calcext:value-type="float">
            <text:p>-0,4007158873</text:p>
          </table:table-cell>
          <table:table-cell table:formula="of:=([.H97]-AVERAGE([.H$2:.H$325]))/STDEV([.H$2:.H$325])" office:value-type="float" office:value="-1.02248710745241" calcext:value-type="float">
            <text:p>-1,0224871075</text:p>
          </table:table-cell>
          <table:table-cell table:formula="of:=SUM([.I97:.K97])" office:value-type="float" office:value="-1.99590803967937" calcext:value-type="float">
            <text:p>-1,99590803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8392" calcext:value-type="float">
            <text:p>0,018392</text:p>
          </table:table-cell>
          <table:table-cell office:value-type="float" office:value="0.0447616" calcext:value-type="float">
            <text:p>0,0447616</text:p>
          </table:table-cell>
          <table:table-cell office:value-type="float" office:value="19.4581" calcext:value-type="float">
            <text:p>19,4581</text:p>
          </table:table-cell>
          <table:table-cell table:formula="of:=([.F98]-AVERAGE([.F$2:.F$325]))/STDEV([.F$2:.F$325])" office:value-type="float" office:value="-0.659663182262669" calcext:value-type="float">
            <text:p>-0,6596631823</text:p>
          </table:table-cell>
          <table:table-cell table:formula="of:=([.G98]-AVERAGE([.G$2:.G$325]))/STDEV([.G$2:.G$325])" office:value-type="float" office:value="-0.228544754274485" calcext:value-type="float">
            <text:p>-0,2285447543</text:p>
          </table:table-cell>
          <table:table-cell table:formula="of:=([.H98]-AVERAGE([.H$2:.H$325]))/STDEV([.H$2:.H$325])" office:value-type="float" office:value="-1.09307013250837" calcext:value-type="float">
            <text:p>-1,0930701325</text:p>
          </table:table-cell>
          <table:table-cell table:formula="of:=SUM([.I98:.K98])" office:value-type="float" office:value="-1.98127806904553" calcext:value-type="float">
            <text:p>-1,98127806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89868" calcext:value-type="float">
            <text:p>0,0189868</text:p>
          </table:table-cell>
          <table:table-cell office:value-type="float" office:value="0.0421493" calcext:value-type="float">
            <text:p>0,0421493</text:p>
          </table:table-cell>
          <table:table-cell office:value-type="float" office:value="25.1728" calcext:value-type="float">
            <text:p>25,1728</text:p>
          </table:table-cell>
          <table:table-cell table:formula="of:=([.F99]-AVERAGE([.F$2:.F$325]))/STDEV([.F$2:.F$325])" office:value-type="float" office:value="-0.528586902242438" calcext:value-type="float">
            <text:p>-0,5285869022</text:p>
          </table:table-cell>
          <table:table-cell table:formula="of:=([.G99]-AVERAGE([.G$2:.G$325]))/STDEV([.G$2:.G$325])" office:value-type="float" office:value="-0.466527002457338" calcext:value-type="float">
            <text:p>-0,4665270025</text:p>
          </table:table-cell>
          <table:table-cell table:formula="of:=([.H99]-AVERAGE([.H$2:.H$325]))/STDEV([.H$2:.H$325])" office:value-type="float" office:value="-0.975437932657898" calcext:value-type="float">
            <text:p>-0,9754379327</text:p>
          </table:table-cell>
          <table:table-cell table:formula="of:=SUM([.I99:.K99])" office:value-type="float" office:value="-1.97055183735767" calcext:value-type="float">
            <text:p>-1,970551837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71949" calcext:value-type="float">
            <text:p>0,0171949</text:p>
          </table:table-cell>
          <table:table-cell office:value-type="float" office:value="0.0354085" calcext:value-type="float">
            <text:p>0,0354085</text:p>
          </table:table-cell>
          <table:table-cell office:value-type="float" office:value="74.8672" calcext:value-type="float">
            <text:p>74,8672</text:p>
          </table:table-cell>
          <table:table-cell table:formula="of:=([.F100]-AVERAGE([.F$2:.F$325]))/STDEV([.F$2:.F$325])" office:value-type="float" office:value="-0.92346851987568" calcext:value-type="float">
            <text:p>-0,9234685199</text:p>
          </table:table-cell>
          <table:table-cell table:formula="of:=([.G100]-AVERAGE([.G$2:.G$325]))/STDEV([.G$2:.G$325])" office:value-type="float" office:value="-1.08061831607024" calcext:value-type="float">
            <text:p>-1,0806183161</text:p>
          </table:table-cell>
          <table:table-cell table:formula="of:=([.H100]-AVERAGE([.H$2:.H$325]))/STDEV([.H$2:.H$325])" office:value-type="float" office:value="0.047478684530999" calcext:value-type="float">
            <text:p>0,0474786845</text:p>
          </table:table-cell>
          <table:table-cell table:formula="of:=SUM([.I100:.K100])" office:value-type="float" office:value="-1.95660815141492" calcext:value-type="float">
            <text:p>-1,9566081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92382" calcext:value-type="float">
            <text:p>0,0192382</text:p>
          </table:table-cell>
          <table:table-cell office:value-type="float" office:value="0.0427839" calcext:value-type="float">
            <text:p>0,0427839</text:p>
          </table:table-cell>
          <table:table-cell office:value-type="float" office:value="20.8886" calcext:value-type="float">
            <text:p>20,8886</text:p>
          </table:table-cell>
          <table:table-cell table:formula="of:=([.F101]-AVERAGE([.F$2:.F$325]))/STDEV([.F$2:.F$325])" office:value-type="float" office:value="-0.473185798010618" calcext:value-type="float">
            <text:p>-0,473185798</text:p>
          </table:table-cell>
          <table:table-cell table:formula="of:=([.G101]-AVERAGE([.G$2:.G$325]))/STDEV([.G$2:.G$325])" office:value-type="float" office:value="-0.40871452506315" calcext:value-type="float">
            <text:p>-0,4087145251</text:p>
          </table:table-cell>
          <table:table-cell table:formula="of:=([.H101]-AVERAGE([.H$2:.H$325]))/STDEV([.H$2:.H$325])" office:value-type="float" office:value="-1.06362451648547" calcext:value-type="float">
            <text:p>-1,0636245165</text:p>
          </table:table-cell>
          <table:table-cell table:formula="of:=SUM([.I101:.K101])" office:value-type="float" office:value="-1.94552483955923" calcext:value-type="float">
            <text:p>-1,9455248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94606" calcext:value-type="float">
            <text:p>0,0194606</text:p>
          </table:table-cell>
          <table:table-cell office:value-type="float" office:value="0.0412836" calcext:value-type="float">
            <text:p>0,0412836</text:p>
          </table:table-cell>
          <table:table-cell office:value-type="float" office:value="25.3571" calcext:value-type="float">
            <text:p>25,3571</text:p>
          </table:table-cell>
          <table:table-cell table:formula="of:=([.F102]-AVERAGE([.F$2:.F$325]))/STDEV([.F$2:.F$325])" office:value-type="float" office:value="-0.424175433725986" calcext:value-type="float">
            <text:p>-0,4241754337</text:p>
          </table:table-cell>
          <table:table-cell table:formula="of:=([.G102]-AVERAGE([.G$2:.G$325]))/STDEV([.G$2:.G$325])" office:value-type="float" office:value="-0.545392841852468" calcext:value-type="float">
            <text:p>-0,5453928419</text:p>
          </table:table-cell>
          <table:table-cell table:formula="of:=([.H102]-AVERAGE([.H$2:.H$325]))/STDEV([.H$2:.H$325])" office:value-type="float" office:value="-0.971644275172388" calcext:value-type="float">
            <text:p>-0,9716442752</text:p>
          </table:table-cell>
          <table:table-cell table:formula="of:=SUM([.I102:.K102])" office:value-type="float" office:value="-1.94121255075084" calcext:value-type="float">
            <text:p>-1,941212550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78173" calcext:value-type="float">
            <text:p>0,0178173</text:p>
          </table:table-cell>
          <table:table-cell office:value-type="float" office:value="0.0354698" calcext:value-type="float">
            <text:p>0,0354698</text:p>
          </table:table-cell>
          <table:table-cell office:value-type="float" office:value="68.6836" calcext:value-type="float">
            <text:p>68,6836</text:p>
          </table:table-cell>
          <table:table-cell table:formula="of:=([.F103]-AVERAGE([.F$2:.F$325]))/STDEV([.F$2:.F$325])" office:value-type="float" office:value="-0.786310018388471" calcext:value-type="float">
            <text:p>-0,7863100184</text:p>
          </table:table-cell>
          <table:table-cell table:formula="of:=([.G103]-AVERAGE([.G$2:.G$325]))/STDEV([.G$2:.G$325])" office:value-type="float" office:value="-1.07503384575151" calcext:value-type="float">
            <text:p>-1,0750338458</text:p>
          </table:table-cell>
          <table:table-cell table:formula="of:=([.H103]-AVERAGE([.H$2:.H$325]))/STDEV([.H$2:.H$325])" office:value-type="float" office:value="-0.0798054197956306" calcext:value-type="float">
            <text:p>-0,0798054198</text:p>
          </table:table-cell>
          <table:table-cell table:formula="of:=SUM([.I103:.K103])" office:value-type="float" office:value="-1.94114928393561" calcext:value-type="float">
            <text:p>-1,941149283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72407" calcext:value-type="float">
            <text:p>0,0172407</text:p>
          </table:table-cell>
          <table:table-cell office:value-type="float" office:value="0.0417394" calcext:value-type="float">
            <text:p>0,0417394</text:p>
          </table:table-cell>
          <table:table-cell office:value-type="float" office:value="48.0367" calcext:value-type="float">
            <text:p>48,0367</text:p>
          </table:table-cell>
          <table:table-cell table:formula="of:=([.F104]-AVERAGE([.F$2:.F$325]))/STDEV([.F$2:.F$325])" office:value-type="float" office:value="-0.913375558165985" calcext:value-type="float">
            <text:p>-0,9133755582</text:p>
          </table:table-cell>
          <table:table-cell table:formula="of:=([.G104]-AVERAGE([.G$2:.G$325]))/STDEV([.G$2:.G$325])" office:value-type="float" office:value="-0.503869162060046" calcext:value-type="float">
            <text:p>-0,5038691621</text:p>
          </table:table-cell>
          <table:table-cell table:formula="of:=([.H104]-AVERAGE([.H$2:.H$325]))/STDEV([.H$2:.H$325])" office:value-type="float" office:value="-0.504804154128622" calcext:value-type="float">
            <text:p>-0,5048041541</text:p>
          </table:table-cell>
          <table:table-cell table:formula="of:=SUM([.I104:.K104])" office:value-type="float" office:value="-1.92204887435465" calcext:value-type="float">
            <text:p>-1,922048874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70625" calcext:value-type="float">
            <text:p>0,0170625</text:p>
          </table:table-cell>
          <table:table-cell office:value-type="float" office:value="0.0382024" calcext:value-type="float">
            <text:p>0,0382024</text:p>
          </table:table-cell>
          <table:table-cell office:value-type="float" office:value="66.2569" calcext:value-type="float">
            <text:p>66,2569</text:p>
          </table:table-cell>
          <table:table-cell table:formula="of:=([.F105]-AVERAGE([.F$2:.F$325]))/STDEV([.F$2:.F$325])" office:value-type="float" office:value="-0.952645553289733" calcext:value-type="float">
            <text:p>-0,9526455533</text:p>
          </table:table-cell>
          <table:table-cell table:formula="of:=([.G105]-AVERAGE([.G$2:.G$325]))/STDEV([.G$2:.G$325])" office:value-type="float" office:value="-0.826092188443981" calcext:value-type="float">
            <text:p>-0,8260921884</text:p>
          </table:table-cell>
          <table:table-cell table:formula="of:=([.H105]-AVERAGE([.H$2:.H$325]))/STDEV([.H$2:.H$325])" office:value-type="float" office:value="-0.12975695870006" calcext:value-type="float">
            <text:p>-0,1297569587</text:p>
          </table:table-cell>
          <table:table-cell table:formula="of:=SUM([.I105:.K105])" office:value-type="float" office:value="-1.90849470043377" calcext:value-type="float">
            <text:p>-1,908494700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88024" calcext:value-type="float">
            <text:p>0,0188024</text:p>
          </table:table-cell>
          <table:table-cell office:value-type="float" office:value="0.044037" calcext:value-type="float">
            <text:p>0,044037</text:p>
          </table:table-cell>
          <table:table-cell office:value-type="float" office:value="21.8409" calcext:value-type="float">
            <text:p>21,8409</text:p>
          </table:table-cell>
          <table:table-cell table:formula="of:=([.F106]-AVERAGE([.F$2:.F$325]))/STDEV([.F$2:.F$325])" office:value-type="float" office:value="-0.569223193492825" calcext:value-type="float">
            <text:p>-0,5692231935</text:p>
          </table:table-cell>
          <table:table-cell table:formula="of:=([.G106]-AVERAGE([.G$2:.G$325]))/STDEV([.G$2:.G$325])" office:value-type="float" office:value="-0.294556290864193" calcext:value-type="float">
            <text:p>-0,2945562909</text:p>
          </table:table-cell>
          <table:table-cell table:formula="of:=([.H106]-AVERAGE([.H$2:.H$325]))/STDEV([.H$2:.H$325])" office:value-type="float" office:value="-1.04402223746511" calcext:value-type="float">
            <text:p>-1,0440222375</text:p>
          </table:table-cell>
          <table:table-cell table:formula="of:=SUM([.I106:.K106])" office:value-type="float" office:value="-1.90780172182213" calcext:value-type="float">
            <text:p>-1,907801721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193949" calcext:value-type="float">
            <text:p>0,0193949</text:p>
          </table:table-cell>
          <table:table-cell office:value-type="float" office:value="0.0348488" calcext:value-type="float">
            <text:p>0,0348488</text:p>
          </table:table-cell>
          <table:table-cell office:value-type="float" office:value="56.5248" calcext:value-type="float">
            <text:p>56,5248</text:p>
          </table:table-cell>
          <table:table-cell table:formula="of:=([.F107]-AVERAGE([.F$2:.F$325]))/STDEV([.F$2:.F$325])" office:value-type="float" office:value="-0.438653765261509" calcext:value-type="float">
            <text:p>-0,4386537653</text:p>
          </table:table-cell>
          <table:table-cell table:formula="of:=([.G107]-AVERAGE([.G$2:.G$325]))/STDEV([.G$2:.G$325])" office:value-type="float" office:value="-1.1316073542006" calcext:value-type="float">
            <text:p>-1,1316073542</text:p>
          </table:table-cell>
          <table:table-cell table:formula="of:=([.H107]-AVERAGE([.H$2:.H$325]))/STDEV([.H$2:.H$325])" office:value-type="float" office:value="-0.330083893126154" calcext:value-type="float">
            <text:p>-0,3300838931</text:p>
          </table:table-cell>
          <table:table-cell table:formula="of:=SUM([.I107:.K107])" office:value-type="float" office:value="-1.90034501258826" calcext:value-type="float">
            <text:p>-1,9003450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87811" calcext:value-type="float">
            <text:p>0,0187811</text:p>
          </table:table-cell>
          <table:table-cell office:value-type="float" office:value="0.0428913" calcext:value-type="float">
            <text:p>0,0428913</text:p>
          </table:table-cell>
          <table:table-cell office:value-type="float" office:value="28.0089" calcext:value-type="float">
            <text:p>28,0089</text:p>
          </table:table-cell>
          <table:table-cell table:formula="of:=([.F108]-AVERAGE([.F$2:.F$325]))/STDEV([.F$2:.F$325])" office:value-type="float" office:value="-0.573917081798863" calcext:value-type="float">
            <text:p>-0,5739170818</text:p>
          </table:table-cell>
          <table:table-cell table:formula="of:=([.G108]-AVERAGE([.G$2:.G$325]))/STDEV([.G$2:.G$325])" office:value-type="float" office:value="-0.398930314423163" calcext:value-type="float">
            <text:p>-0,3989303144</text:p>
          </table:table-cell>
          <table:table-cell table:formula="of:=([.H108]-AVERAGE([.H$2:.H$325]))/STDEV([.H$2:.H$325])" office:value-type="float" office:value="-0.91705924576341" calcext:value-type="float">
            <text:p>-0,9170592458</text:p>
          </table:table-cell>
          <table:table-cell table:formula="of:=SUM([.I108:.K108])" office:value-type="float" office:value="-1.88990664198544" calcext:value-type="float">
            <text:p>-1,88990664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89432" calcext:value-type="float">
            <text:p>0,0189432</text:p>
          </table:table-cell>
          <table:table-cell office:value-type="float" office:value="0.042433" calcext:value-type="float">
            <text:p>0,042433</text:p>
          </table:table-cell>
          <table:table-cell office:value-type="float" office:value="29.0574" calcext:value-type="float">
            <text:p>29,0574</text:p>
          </table:table-cell>
          <table:table-cell table:formula="of:=([.F109]-AVERAGE([.F$2:.F$325]))/STDEV([.F$2:.F$325])" office:value-type="float" office:value="-0.538195049197518" calcext:value-type="float">
            <text:p>-0,5381950492</text:p>
          </table:table-cell>
          <table:table-cell table:formula="of:=([.G109]-AVERAGE([.G$2:.G$325]))/STDEV([.G$2:.G$325])" office:value-type="float" office:value="-0.440681745859905" calcext:value-type="float">
            <text:p>-0,4406817459</text:p>
          </table:table-cell>
          <table:table-cell table:formula="of:=([.H109]-AVERAGE([.H$2:.H$325]))/STDEV([.H$2:.H$325])" office:value-type="float" office:value="-0.895476772222678" calcext:value-type="float">
            <text:p>-0,8954767722</text:p>
          </table:table-cell>
          <table:table-cell table:formula="of:=SUM([.I109:.K109])" office:value-type="float" office:value="-1.8743535672801" calcext:value-type="float">
            <text:p>-1,874353567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70688" calcext:value-type="float">
            <text:p>0,0170688</text:p>
          </table:table-cell>
          <table:table-cell office:value-type="float" office:value="0.0357826" calcext:value-type="float">
            <text:p>0,0357826</text:p>
          </table:table-cell>
          <table:table-cell office:value-type="float" office:value="78.9606" calcext:value-type="float">
            <text:p>78,9606</text:p>
          </table:table-cell>
          <table:table-cell table:formula="of:=([.F110]-AVERAGE([.F$2:.F$325]))/STDEV([.F$2:.F$325])" office:value-type="float" office:value="-0.951257220128792" calcext:value-type="float">
            <text:p>-0,9512572201</text:p>
          </table:table-cell>
          <table:table-cell table:formula="of:=([.G110]-AVERAGE([.G$2:.G$325]))/STDEV([.G$2:.G$325])" office:value-type="float" office:value="-1.04653756001419" calcext:value-type="float">
            <text:p>-1,04653756</text:p>
          </table:table-cell>
          <table:table-cell table:formula="of:=([.H110]-AVERAGE([.H$2:.H$325]))/STDEV([.H$2:.H$325])" office:value-type="float" office:value="0.131737813946004" calcext:value-type="float">
            <text:p>0,1317378139</text:p>
          </table:table-cell>
          <table:table-cell table:formula="of:=SUM([.I110:.K110])" office:value-type="float" office:value="-1.86605696619698" calcext:value-type="float">
            <text:p>-1,866056966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81734" calcext:value-type="float">
            <text:p>0,0181734</text:p>
          </table:table-cell>
          <table:table-cell office:value-type="float" office:value="0.0410668" calcext:value-type="float">
            <text:p>0,0410668</text:p>
          </table:table-cell>
          <table:table-cell office:value-type="float" office:value="44.032" calcext:value-type="float">
            <text:p>44,032</text:p>
          </table:table-cell>
          <table:table-cell table:formula="of:=([.F111]-AVERAGE([.F$2:.F$325]))/STDEV([.F$2:.F$325])" office:value-type="float" office:value="-0.707836139243877" calcext:value-type="float">
            <text:p>-0,7078361392</text:p>
          </table:table-cell>
          <table:table-cell table:formula="of:=([.G111]-AVERAGE([.G$2:.G$325]))/STDEV([.G$2:.G$325])" office:value-type="float" office:value="-0.565143464447898" calcext:value-type="float">
            <text:p>-0,5651434644</text:p>
          </table:table-cell>
          <table:table-cell table:formula="of:=([.H111]-AVERAGE([.H$2:.H$325]))/STDEV([.H$2:.H$325])" office:value-type="float" office:value="-0.587237470092924" calcext:value-type="float">
            <text:p>-0,5872374701</text:p>
          </table:table-cell>
          <table:table-cell table:formula="of:=SUM([.I111:.K111])" office:value-type="float" office:value="-1.8602170737847" calcext:value-type="float">
            <text:p>-1,86021707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76538" calcext:value-type="float">
            <text:p>0,0176538</text:p>
          </table:table-cell>
          <table:table-cell office:value-type="float" office:value="0.0414439" calcext:value-type="float">
            <text:p>0,0414439</text:p>
          </table:table-cell>
          <table:table-cell office:value-type="float" office:value="47.9342" calcext:value-type="float">
            <text:p>47,9342</text:p>
          </table:table-cell>
          <table:table-cell table:formula="of:=([.F112]-AVERAGE([.F$2:.F$325]))/STDEV([.F$2:.F$325])" office:value-type="float" office:value="-0.822340569470024" calcext:value-type="float">
            <text:p>-0,8223405695</text:p>
          </table:table-cell>
          <table:table-cell table:formula="of:=([.G112]-AVERAGE([.G$2:.G$325]))/STDEV([.G$2:.G$325])" office:value-type="float" office:value="-0.530789406418669" calcext:value-type="float">
            <text:p>-0,5307894064</text:p>
          </table:table-cell>
          <table:table-cell table:formula="of:=([.H112]-AVERAGE([.H$2:.H$325]))/STDEV([.H$2:.H$325])" office:value-type="float" office:value="-0.506914028747531" calcext:value-type="float">
            <text:p>-0,5069140287</text:p>
          </table:table-cell>
          <table:table-cell table:formula="of:=SUM([.I112:.K112])" office:value-type="float" office:value="-1.86004400463622" calcext:value-type="float">
            <text:p>-1,8600440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86524" calcext:value-type="float">
            <text:p>0,0186524</text:p>
          </table:table-cell>
          <table:table-cell office:value-type="float" office:value="0.045515" calcext:value-type="float">
            <text:p>0,045515</text:p>
          </table:table-cell>
          <table:table-cell office:value-type="float" office:value="19.4632" calcext:value-type="float">
            <text:p>19,4632</text:p>
          </table:table-cell>
          <table:table-cell table:formula="of:=([.F113]-AVERAGE([.F$2:.F$325]))/STDEV([.F$2:.F$325])" office:value-type="float" office:value="-0.602278744943791" calcext:value-type="float">
            <text:p>-0,6022787449</text:p>
          </table:table-cell>
          <table:table-cell table:formula="of:=([.G113]-AVERAGE([.G$2:.G$325]))/STDEV([.G$2:.G$325])" office:value-type="float" office:value="-0.15990951874221" calcext:value-type="float">
            <text:p>-0,1599095187</text:p>
          </table:table-cell>
          <table:table-cell table:formula="of:=([.H113]-AVERAGE([.H$2:.H$325]))/STDEV([.H$2:.H$325])" office:value-type="float" office:value="-1.09296515338099" calcext:value-type="float">
            <text:p>-1,0929651534</text:p>
          </table:table-cell>
          <table:table-cell table:formula="of:=SUM([.I113:.K113])" office:value-type="float" office:value="-1.85515341706699" calcext:value-type="float">
            <text:p>-1,8551534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90621" calcext:value-type="float">
            <text:p>0,0190621</text:p>
          </table:table-cell>
          <table:table-cell office:value-type="float" office:value="0.0438233" calcext:value-type="float">
            <text:p>0,0438233</text:p>
          </table:table-cell>
          <table:table-cell office:value-type="float" office:value="22.8452" calcext:value-type="float">
            <text:p>22,8452</text:p>
          </table:table-cell>
          <table:table-cell table:formula="of:=([.F114]-AVERAGE([.F$2:.F$325]))/STDEV([.F$2:.F$325])" office:value-type="float" office:value="-0.511993015414053" calcext:value-type="float">
            <text:p>-0,5119930154</text:p>
          </table:table-cell>
          <table:table-cell table:formula="of:=([.G114]-AVERAGE([.G$2:.G$325]))/STDEV([.G$2:.G$325])" office:value-type="float" office:value="-0.314024501420667" calcext:value-type="float">
            <text:p>-0,3140245014</text:p>
          </table:table-cell>
          <table:table-cell table:formula="of:=([.H114]-AVERAGE([.H$2:.H$325]))/STDEV([.H$2:.H$325])" office:value-type="float" office:value="-1.02334958302834" calcext:value-type="float">
            <text:p>-1,023349583</text:p>
          </table:table-cell>
          <table:table-cell table:formula="of:=SUM([.I114:.K114])" office:value-type="float" office:value="-1.84936709986306" calcext:value-type="float">
            <text:p>-1,8493670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80633" calcext:value-type="float">
            <text:p>0,0180633</text:p>
          </table:table-cell>
          <table:table-cell office:value-type="float" office:value="0.0448271" calcext:value-type="float">
            <text:p>0,0448271</text:p>
          </table:table-cell>
          <table:table-cell office:value-type="float" office:value="30.3498" calcext:value-type="float">
            <text:p>30,3498</text:p>
          </table:table-cell>
          <table:table-cell table:formula="of:=([.F115]-AVERAGE([.F$2:.F$325]))/STDEV([.F$2:.F$325])" office:value-type="float" office:value="-0.732098914008886" calcext:value-type="float">
            <text:p>-0,732098914</text:p>
          </table:table-cell>
          <table:table-cell table:formula="of:=([.G115]-AVERAGE([.G$2:.G$325]))/STDEV([.G$2:.G$325])" office:value-type="float" office:value="-0.222577661193301" calcext:value-type="float">
            <text:p>-0,2225776612</text:p>
          </table:table-cell>
          <table:table-cell table:formula="of:=([.H115]-AVERAGE([.H$2:.H$325]))/STDEV([.H$2:.H$325])" office:value-type="float" office:value="-0.868873826296076" calcext:value-type="float">
            <text:p>-0,8688738263</text:p>
          </table:table-cell>
          <table:table-cell table:formula="of:=SUM([.I115:.K115])" office:value-type="float" office:value="-1.82355040149826" calcext:value-type="float">
            <text:p>-1,823550401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89304" calcext:value-type="float">
            <text:p>0,0189304</text:p>
          </table:table-cell>
          <table:table-cell office:value-type="float" office:value="0.0399773" calcext:value-type="float">
            <text:p>0,0399773</text:p>
          </table:table-cell>
          <table:table-cell office:value-type="float" office:value="42.8468" calcext:value-type="float">
            <text:p>42,8468</text:p>
          </table:table-cell>
          <table:table-cell table:formula="of:=([.F116]-AVERAGE([.F$2:.F$325]))/STDEV([.F$2:.F$325])" office:value-type="float" office:value="-0.541015789588001" calcext:value-type="float">
            <text:p>-0,5410157896</text:p>
          </table:table-cell>
          <table:table-cell table:formula="of:=([.G116]-AVERAGE([.G$2:.G$325]))/STDEV([.G$2:.G$325])" office:value-type="float" office:value="-0.664397631042554" calcext:value-type="float">
            <text:p>-0,664397631</text:p>
          </table:table-cell>
          <table:table-cell table:formula="of:=([.H116]-AVERAGE([.H$2:.H$325]))/STDEV([.H$2:.H$325])" office:value-type="float" office:value="-0.611633795930287" calcext:value-type="float">
            <text:p>-0,6116337959</text:p>
          </table:table-cell>
          <table:table-cell table:formula="of:=SUM([.I116:.K116])" office:value-type="float" office:value="-1.81704721656084" calcext:value-type="float">
            <text:p>-1,817047216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90786" calcext:value-type="float">
            <text:p>0,0190786</text:p>
          </table:table-cell>
          <table:table-cell office:value-type="float" office:value="0.0447437" calcext:value-type="float">
            <text:p>0,0447437</text:p>
          </table:table-cell>
          <table:table-cell office:value-type="float" office:value="21.6241" calcext:value-type="float">
            <text:p>21,6241</text:p>
          </table:table-cell>
          <table:table-cell table:formula="of:=([.F117]-AVERAGE([.F$2:.F$325]))/STDEV([.F$2:.F$325])" office:value-type="float" office:value="-0.508356904754447" calcext:value-type="float">
            <text:p>-0,5083569048</text:p>
          </table:table-cell>
          <table:table-cell table:formula="of:=([.G117]-AVERAGE([.G$2:.G$325]))/STDEV([.G$2:.G$325])" office:value-type="float" office:value="-0.230175456047816" calcext:value-type="float">
            <text:p>-0,230175456</text:p>
          </table:table-cell>
          <table:table-cell table:formula="of:=([.H117]-AVERAGE([.H$2:.H$325]))/STDEV([.H$2:.H$325])" office:value-type="float" office:value="-1.04848487958589" calcext:value-type="float">
            <text:p>-1,0484848796</text:p>
          </table:table-cell>
          <table:table-cell table:formula="of:=SUM([.I117:.K117])" office:value-type="float" office:value="-1.78701724038815" calcext:value-type="float">
            <text:p>-1,787017240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88459" calcext:value-type="float">
            <text:p>0,0188459</text:p>
          </table:table-cell>
          <table:table-cell office:value-type="float" office:value="0.043306" calcext:value-type="float">
            <text:p>0,043306</text:p>
          </table:table-cell>
          <table:table-cell office:value-type="float" office:value="30.7917" calcext:value-type="float">
            <text:p>30,7917</text:p>
          </table:table-cell>
          <table:table-cell table:formula="of:=([.F118]-AVERAGE([.F$2:.F$325]))/STDEV([.F$2:.F$325])" office:value-type="float" office:value="-0.559637083572045" calcext:value-type="float">
            <text:p>-0,5596370836</text:p>
          </table:table-cell>
          <table:table-cell table:formula="of:=([.G118]-AVERAGE([.G$2:.G$325]))/STDEV([.G$2:.G$325])" office:value-type="float" office:value="-0.361150871663361" calcext:value-type="float">
            <text:p>-0,3611508717</text:p>
          </table:table-cell>
          <table:table-cell table:formula="of:=([.H118]-AVERAGE([.H$2:.H$325]))/STDEV([.H$2:.H$325])" office:value-type="float" office:value="-0.859777693670755" calcext:value-type="float">
            <text:p>-0,8597776937</text:p>
          </table:table-cell>
          <table:table-cell table:formula="of:=SUM([.I118:.K118])" office:value-type="float" office:value="-1.78056564890616" calcext:value-type="float">
            <text:p>-1,7805656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196935" calcext:value-type="float">
            <text:p>0,0196935</text:p>
          </table:table-cell>
          <table:table-cell office:value-type="float" office:value="0.0437819" calcext:value-type="float">
            <text:p>0,0437819</text:p>
          </table:table-cell>
          <table:table-cell office:value-type="float" office:value="20.9081" calcext:value-type="float">
            <text:p>20,9081</text:p>
          </table:table-cell>
          <table:table-cell table:formula="of:=([.F119]-AVERAGE([.F$2:.F$325]))/STDEV([.F$2:.F$325])" office:value-type="float" office:value="-0.372851180839785" calcext:value-type="float">
            <text:p>-0,3728511808</text:p>
          </table:table-cell>
          <table:table-cell table:formula="of:=([.G119]-AVERAGE([.G$2:.G$325]))/STDEV([.G$2:.G$325])" office:value-type="float" office:value="-0.317796068650606" calcext:value-type="float">
            <text:p>-0,3177960687</text:p>
          </table:table-cell>
          <table:table-cell table:formula="of:=([.H119]-AVERAGE([.H$2:.H$325]))/STDEV([.H$2:.H$325])" office:value-type="float" office:value="-1.06322312570431" calcext:value-type="float">
            <text:p>-1,0632231257</text:p>
          </table:table-cell>
          <table:table-cell table:formula="of:=SUM([.I119:.K119])" office:value-type="float" office:value="-1.7538703751947" calcext:value-type="float">
            <text:p>-1,753870375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76336" calcext:value-type="float">
            <text:p>0,0176336</text:p>
          </table:table-cell>
          <table:table-cell office:value-type="float" office:value="0.0427161" calcext:value-type="float">
            <text:p>0,0427161</text:p>
          </table:table-cell>
          <table:table-cell office:value-type="float" office:value="48.2651" calcext:value-type="float">
            <text:p>48,2651</text:p>
          </table:table-cell>
          <table:table-cell table:formula="of:=([.F120]-AVERAGE([.F$2:.F$325]))/STDEV([.F$2:.F$325])" office:value-type="float" office:value="-0.826792050398754" calcext:value-type="float">
            <text:p>-0,8267920504</text:p>
          </table:table-cell>
          <table:table-cell table:formula="of:=([.G120]-AVERAGE([.G$2:.G$325]))/STDEV([.G$2:.G$325])" office:value-type="float" office:value="-0.414891149657108" calcext:value-type="float">
            <text:p>-0,4148911497</text:p>
          </table:table-cell>
          <table:table-cell table:formula="of:=([.H120]-AVERAGE([.H$2:.H$325]))/STDEV([.H$2:.H$325])" office:value-type="float" office:value="-0.500102735953417" calcext:value-type="float">
            <text:p>-0,500102736</text:p>
          </table:table-cell>
          <table:table-cell table:formula="of:=SUM([.I120:.K120])" office:value-type="float" office:value="-1.74178593600928" calcext:value-type="float">
            <text:p>-1,741785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199253" calcext:value-type="float">
            <text:p>0,0199253</text:p>
          </table:table-cell>
          <table:table-cell office:value-type="float" office:value="0.042342" calcext:value-type="float">
            <text:p>0,042342</text:p>
          </table:table-cell>
          <table:table-cell office:value-type="float" office:value="25.3864" calcext:value-type="float">
            <text:p>25,3864</text:p>
          </table:table-cell>
          <table:table-cell table:formula="of:=([.F121]-AVERAGE([.F$2:.F$325]))/STDEV([.F$2:.F$325])" office:value-type="float" office:value="-0.321769335330892" calcext:value-type="float">
            <text:p>-0,3217693353</text:p>
          </table:table-cell>
          <table:table-cell table:formula="of:=([.G121]-AVERAGE([.G$2:.G$325]))/STDEV([.G$2:.G$325])" office:value-type="float" office:value="-0.448971905713153" calcext:value-type="float">
            <text:p>-0,4489719057</text:p>
          </table:table-cell>
          <table:table-cell table:formula="of:=([.H121]-AVERAGE([.H$2:.H$325]))/STDEV([.H$2:.H$325])" office:value-type="float" office:value="-0.97104115979352" calcext:value-type="float">
            <text:p>-0,9710411598</text:p>
          </table:table-cell>
          <table:table-cell table:formula="of:=SUM([.I121:.K121])" office:value-type="float" office:value="-1.74178240083757" calcext:value-type="float">
            <text:p>-1,741782400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71218" calcext:value-type="float">
            <text:p>0,0171218</text:p>
          </table:table-cell>
          <table:table-cell office:value-type="float" office:value="0.0390988" calcext:value-type="float">
            <text:p>0,0390988</text:p>
          </table:table-cell>
          <table:table-cell office:value-type="float" office:value="70.2136" calcext:value-type="float">
            <text:p>70,2136</text:p>
          </table:table-cell>
          <table:table-cell table:formula="of:=([.F122]-AVERAGE([.F$2:.F$325]))/STDEV([.F$2:.F$325])" office:value-type="float" office:value="-0.939577591949451" calcext:value-type="float">
            <text:p>-0,9395775919</text:p>
          </table:table-cell>
          <table:table-cell table:formula="of:=([.G122]-AVERAGE([.G$2:.G$325]))/STDEV([.G$2:.G$325])" office:value-type="float" office:value="-0.744429558856602" calcext:value-type="float">
            <text:p>-0,7444295589</text:p>
          </table:table-cell>
          <table:table-cell table:formula="of:=([.H122]-AVERAGE([.H$2:.H$325]))/STDEV([.H$2:.H$325])" office:value-type="float" office:value="-0.0483116815816867" calcext:value-type="float">
            <text:p>-0,0483116816</text:p>
          </table:table-cell>
          <table:table-cell table:formula="of:=SUM([.I122:.K122])" office:value-type="float" office:value="-1.73231883238774" calcext:value-type="float">
            <text:p>-1,732318832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1982" calcext:value-type="float">
            <text:p>0,01982</text:p>
          </table:table-cell>
          <table:table-cell office:value-type="float" office:value="0.0358424" calcext:value-type="float">
            <text:p>0,0358424</text:p>
          </table:table-cell>
          <table:table-cell office:value-type="float" office:value="56.9722" calcext:value-type="float">
            <text:p>56,9722</text:p>
          </table:table-cell>
          <table:table-cell table:formula="of:=([.F123]-AVERAGE([.F$2:.F$325]))/STDEV([.F$2:.F$325])" office:value-type="float" office:value="-0.34497433244947" calcext:value-type="float">
            <text:p>-0,3449743324</text:p>
          </table:table-cell>
          <table:table-cell table:formula="of:=([.G123]-AVERAGE([.G$2:.G$325]))/STDEV([.G$2:.G$325])" office:value-type="float" office:value="-1.04108974068206" calcext:value-type="float">
            <text:p>-1,0410897407</text:p>
          </table:table-cell>
          <table:table-cell table:formula="of:=([.H123]-AVERAGE([.H$2:.H$325]))/STDEV([.H$2:.H$325])" office:value-type="float" office:value="-0.320874547716403" calcext:value-type="float">
            <text:p>-0,3208745477</text:p>
          </table:table-cell>
          <table:table-cell table:formula="of:=SUM([.I123:.K123])" office:value-type="float" office:value="-1.70693862084793" calcext:value-type="float">
            <text:p>-1,7069386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91215" calcext:value-type="float">
            <text:p>0,0191215</text:p>
          </table:table-cell>
          <table:table-cell office:value-type="float" office:value="0.0442204" calcext:value-type="float">
            <text:p>0,0442204</text:p>
          </table:table-cell>
          <table:table-cell office:value-type="float" office:value="27.8771" calcext:value-type="float">
            <text:p>27,8771</text:p>
          </table:table-cell>
          <table:table-cell table:formula="of:=([.F124]-AVERAGE([.F$2:.F$325]))/STDEV([.F$2:.F$325])" office:value-type="float" office:value="-0.49890301703947" calcext:value-type="float">
            <text:p>-0,498903017</text:p>
          </table:table-cell>
          <table:table-cell table:formula="of:=([.G124]-AVERAGE([.G$2:.G$325]))/STDEV([.G$2:.G$325])" office:value-type="float" office:value="-0.277848430236878" calcext:value-type="float">
            <text:p>-0,2778484302</text:p>
          </table:table-cell>
          <table:table-cell table:formula="of:=([.H124]-AVERAGE([.H$2:.H$325]))/STDEV([.H$2:.H$325])" office:value-type="float" office:value="-0.919772235761186" calcext:value-type="float">
            <text:p>-0,9197722358</text:p>
          </table:table-cell>
          <table:table-cell table:formula="of:=SUM([.I124:.K124])" office:value-type="float" office:value="-1.69652368303753" calcext:value-type="float">
            <text:p>-1,696523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80043" calcext:value-type="float">
            <text:p>0,0180043</text:p>
          </table:table-cell>
          <table:table-cell office:value-type="float" office:value="0.0425224" calcext:value-type="float">
            <text:p>0,0425224</text:p>
          </table:table-cell>
          <table:table-cell office:value-type="float" office:value="48.1905" calcext:value-type="float">
            <text:p>48,1905</text:p>
          </table:table-cell>
          <table:table-cell table:formula="of:=([.F125]-AVERAGE([.F$2:.F$325]))/STDEV([.F$2:.F$325])" office:value-type="float" office:value="-0.745100764246266" calcext:value-type="float">
            <text:p>-0,7451007642</text:p>
          </table:table-cell>
          <table:table-cell table:formula="of:=([.G125]-AVERAGE([.G$2:.G$325]))/STDEV([.G$2:.G$325])" office:value-type="float" office:value="-0.432537347059022" calcext:value-type="float">
            <text:p>-0,4325373471</text:p>
          </table:table-cell>
          <table:table-cell table:formula="of:=([.H125]-AVERAGE([.H$2:.H$325]))/STDEV([.H$2:.H$325])" office:value-type="float" office:value="-0.501638312993129" calcext:value-type="float">
            <text:p>-0,501638313</text:p>
          </table:table-cell>
          <table:table-cell table:formula="of:=SUM([.I125:.K125])" office:value-type="float" office:value="-1.67927642429842" calcext:value-type="float">
            <text:p>-1,679276424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74997" calcext:value-type="float">
            <text:p>0,0174997</text:p>
          </table:table-cell>
          <table:table-cell office:value-type="float" office:value="0.0393916" calcext:value-type="float">
            <text:p>0,0393916</text:p>
          </table:table-cell>
          <table:table-cell office:value-type="float" office:value="68.3983" calcext:value-type="float">
            <text:p>68,3983</text:p>
          </table:table-cell>
          <table:table-cell table:formula="of:=([.F126]-AVERAGE([.F$2:.F$325]))/STDEV([.F$2:.F$325])" office:value-type="float" office:value="-0.856299639327316" calcext:value-type="float">
            <text:p>-0,8562996393</text:p>
          </table:table-cell>
          <table:table-cell table:formula="of:=([.G126]-AVERAGE([.G$2:.G$325]))/STDEV([.G$2:.G$325])" office:value-type="float" office:value="-0.717755286273843" calcext:value-type="float">
            <text:p>-0,7177552863</text:p>
          </table:table-cell>
          <table:table-cell table:formula="of:=([.H126]-AVERAGE([.H$2:.H$325]))/STDEV([.H$2:.H$325])" office:value-type="float" office:value="-0.0856780756861129" calcext:value-type="float">
            <text:p>-0,0856780757</text:p>
          </table:table-cell>
          <table:table-cell table:formula="of:=SUM([.I126:.K126])" office:value-type="float" office:value="-1.65973300128727" calcext:value-type="float">
            <text:p>-1,6597330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91066" calcext:value-type="float">
            <text:p>0,0191066</text:p>
          </table:table-cell>
          <table:table-cell office:value-type="float" office:value="0.044568" calcext:value-type="float">
            <text:p>0,044568</text:p>
          </table:table-cell>
          <table:table-cell office:value-type="float" office:value="28.8905" calcext:value-type="float">
            <text:p>28,8905</text:p>
          </table:table-cell>
          <table:table-cell table:formula="of:=([.F127]-AVERAGE([.F$2:.F$325]))/STDEV([.F$2:.F$325])" office:value-type="float" office:value="-0.502186535150266" calcext:value-type="float">
            <text:p>-0,5021865352</text:p>
          </table:table-cell>
          <table:table-cell table:formula="of:=([.G127]-AVERAGE([.G$2:.G$325]))/STDEV([.G$2:.G$325])" office:value-type="float" office:value="-0.246181841610626" calcext:value-type="float">
            <text:p>-0,2461818416</text:p>
          </table:table-cell>
          <table:table-cell table:formula="of:=([.H127]-AVERAGE([.H$2:.H$325]))/STDEV([.H$2:.H$325])" office:value-type="float" office:value="-0.898912265626539" calcext:value-type="float">
            <text:p>-0,8989122656</text:p>
          </table:table-cell>
          <table:table-cell table:formula="of:=SUM([.I127:.K127])" office:value-type="float" office:value="-1.64728064238743" calcext:value-type="float">
            <text:p>-1,6472806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8464" calcext:value-type="float">
            <text:p>0,018464</text:p>
          </table:table-cell>
          <table:table-cell office:value-type="float" office:value="0.0458842" calcext:value-type="float">
            <text:p>0,0458842</text:p>
          </table:table-cell>
          <table:table-cell office:value-type="float" office:value="30.5602" calcext:value-type="float">
            <text:p>30,5602</text:p>
          </table:table-cell>
          <table:table-cell table:formula="of:=([.F128]-AVERAGE([.F$2:.F$325]))/STDEV([.F$2:.F$325])" office:value-type="float" office:value="-0.643796517566205" calcext:value-type="float">
            <text:p>-0,6437965176</text:p>
          </table:table-cell>
          <table:table-cell table:formula="of:=([.G128]-AVERAGE([.G$2:.G$325]))/STDEV([.G$2:.G$325])" office:value-type="float" office:value="-0.126275155909032" calcext:value-type="float">
            <text:p>-0,1262751559</text:p>
          </table:table-cell>
          <table:table-cell table:formula="of:=([.H128]-AVERAGE([.H$2:.H$325]))/STDEV([.H$2:.H$325])" office:value-type="float" office:value="-0.864542922688093" calcext:value-type="float">
            <text:p>-0,8645429227</text:p>
          </table:table-cell>
          <table:table-cell table:formula="of:=SUM([.I128:.K128])" office:value-type="float" office:value="-1.63461459616333" calcext:value-type="float">
            <text:p>-1,634614596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82816" calcext:value-type="float">
            <text:p>0,0182816</text:p>
          </table:table-cell>
          <table:table-cell office:value-type="float" office:value="0.0365833" calcext:value-type="float">
            <text:p>0,0365833</text:p>
          </table:table-cell>
          <table:table-cell office:value-type="float" office:value="74.0053" calcext:value-type="float">
            <text:p>74,0053</text:p>
          </table:table-cell>
          <table:table-cell table:formula="of:=([.F129]-AVERAGE([.F$2:.F$325]))/STDEV([.F$2:.F$325])" office:value-type="float" office:value="-0.68399206813058" calcext:value-type="float">
            <text:p>-0,6839920681</text:p>
          </table:table-cell>
          <table:table-cell table:formula="of:=([.G129]-AVERAGE([.G$2:.G$325]))/STDEV([.G$2:.G$325])" office:value-type="float" office:value="-0.973593263371384" calcext:value-type="float">
            <text:p>-0,9735932634</text:p>
          </table:table-cell>
          <table:table-cell table:formula="of:=([.H129]-AVERAGE([.H$2:.H$325]))/STDEV([.H$2:.H$325])" office:value-type="float" office:value="0.0297372120038108" calcext:value-type="float">
            <text:p>0,029737212</text:p>
          </table:table-cell>
          <table:table-cell table:formula="of:=SUM([.I129:.K129])" office:value-type="float" office:value="-1.62784811949815" calcext:value-type="float">
            <text:p>-1,627848119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92684" calcext:value-type="float">
            <text:p>0,0192684</text:p>
          </table:table-cell>
          <table:table-cell office:value-type="float" office:value="0.0443769" calcext:value-type="float">
            <text:p>0,0443769</text:p>
          </table:table-cell>
          <table:table-cell office:value-type="float" office:value="30.4274" calcext:value-type="float">
            <text:p>30,4274</text:p>
          </table:table-cell>
          <table:table-cell table:formula="of:=([.F130]-AVERAGE([.F$2:.F$325]))/STDEV([.F$2:.F$325])" office:value-type="float" office:value="-0.466530613651824" calcext:value-type="float">
            <text:p>-0,4665306137</text:p>
          </table:table-cell>
          <table:table-cell table:formula="of:=([.G130]-AVERAGE([.G$2:.G$325]))/STDEV([.G$2:.G$325])" office:value-type="float" office:value="-0.263591177302447" calcext:value-type="float">
            <text:p>-0,2635911773</text:p>
          </table:table-cell>
          <table:table-cell table:formula="of:=([.H130]-AVERAGE([.H$2:.H$325]))/STDEV([.H$2:.H$325])" office:value-type="float" office:value="-0.867276496828493" calcext:value-type="float">
            <text:p>-0,8672764968</text:p>
          </table:table-cell>
          <table:table-cell table:formula="of:=SUM([.I130:.K130])" office:value-type="float" office:value="-1.59739828778276" calcext:value-type="float">
            <text:p>-1,59739828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200857" calcext:value-type="float">
            <text:p>0,0200857</text:p>
          </table:table-cell>
          <table:table-cell office:value-type="float" office:value="0.0447143" calcext:value-type="float">
            <text:p>0,0447143</text:p>
          </table:table-cell>
          <table:table-cell office:value-type="float" office:value="20.9709" calcext:value-type="float">
            <text:p>20,9709</text:p>
          </table:table-cell>
          <table:table-cell table:formula="of:=([.F131]-AVERAGE([.F$2:.F$325]))/STDEV([.F$2:.F$325])" office:value-type="float" office:value="-0.286421932312659" calcext:value-type="float">
            <text:p>-0,2864219323</text:p>
          </table:table-cell>
          <table:table-cell table:formula="of:=([.G131]-AVERAGE([.G$2:.G$325]))/STDEV([.G$2:.G$325])" office:value-type="float" office:value="-0.232853815385019" calcext:value-type="float">
            <text:p>-0,2328538154</text:p>
          </table:table-cell>
          <table:table-cell table:formula="of:=([.H131]-AVERAGE([.H$2:.H$325]))/STDEV([.H$2:.H$325])" office:value-type="float" office:value="-1.06193044154755" calcext:value-type="float">
            <text:p>-1,0619304415</text:p>
          </table:table-cell>
          <table:table-cell table:formula="of:=SUM([.I131:.K131])" office:value-type="float" office:value="-1.58120618924523" calcext:value-type="float">
            <text:p>-1,581206189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7986" calcext:value-type="float">
            <text:p>0,017986</text:p>
          </table:table-cell>
          <table:table-cell office:value-type="float" office:value="0.0436919" calcext:value-type="float">
            <text:p>0,0436919</text:p>
          </table:table-cell>
          <table:table-cell office:value-type="float" office:value="48.5127" calcext:value-type="float">
            <text:p>48,5127</text:p>
          </table:table-cell>
          <table:table-cell table:formula="of:=([.F132]-AVERAGE([.F$2:.F$325]))/STDEV([.F$2:.F$325])" office:value-type="float" office:value="-0.749133541523284" calcext:value-type="float">
            <text:p>-0,7491335415</text:p>
          </table:table-cell>
          <table:table-cell table:formula="of:=([.G132]-AVERAGE([.G$2:.G$325]))/STDEV([.G$2:.G$325])" office:value-type="float" office:value="-0.325995127846126" calcext:value-type="float">
            <text:p>-0,3259951278</text:p>
          </table:table-cell>
          <table:table-cell table:formula="of:=([.H132]-AVERAGE([.H$2:.H$325]))/STDEV([.H$2:.H$325])" office:value-type="float" office:value="-0.49500610223984" calcext:value-type="float">
            <text:p>-0,4950061022</text:p>
          </table:table-cell>
          <table:table-cell table:formula="of:=SUM([.I132:.K132])" office:value-type="float" office:value="-1.57013477160925" calcext:value-type="float">
            <text:p>-1,5701347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203305" calcext:value-type="float">
            <text:p>0,0203305</text:p>
          </table:table-cell>
          <table:table-cell office:value-type="float" office:value="0.0433736" calcext:value-type="float">
            <text:p>0,0433736</text:p>
          </table:table-cell>
          <table:table-cell office:value-type="float" office:value="25.5155" calcext:value-type="float">
            <text:p>25,5155</text:p>
          </table:table-cell>
          <table:table-cell table:formula="of:=([.F133]-AVERAGE([.F$2:.F$325]))/STDEV([.F$2:.F$325])" office:value-type="float" office:value="-0.232475272344682" calcext:value-type="float">
            <text:p>-0,2324752723</text:p>
          </table:table-cell>
          <table:table-cell table:formula="of:=([.G133]-AVERAGE([.G$2:.G$325]))/STDEV([.G$2:.G$325])" office:value-type="float" office:value="-0.354992467200949" calcext:value-type="float">
            <text:p>-0,3549924672</text:p>
          </table:table-cell>
          <table:table-cell table:formula="of:=([.H133]-AVERAGE([.H$2:.H$325]))/STDEV([.H$2:.H$325])" office:value-type="float" office:value="-0.968383746980827" calcext:value-type="float">
            <text:p>-0,968383747</text:p>
          </table:table-cell>
          <table:table-cell table:formula="of:=SUM([.I133:.K133])" office:value-type="float" office:value="-1.55585148652646" calcext:value-type="float">
            <text:p>-1,555851486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01807" calcext:value-type="float">
            <text:p>0,0201807</text:p>
          </table:table-cell>
          <table:table-cell office:value-type="float" office:value="0.036828" calcext:value-type="float">
            <text:p>0,036828</text:p>
          </table:table-cell>
          <table:table-cell office:value-type="float" office:value="57.4752" calcext:value-type="float">
            <text:p>57,4752</text:p>
          </table:table-cell>
          <table:table-cell table:formula="of:=([.F134]-AVERAGE([.F$2:.F$325]))/STDEV([.F$2:.F$325])" office:value-type="float" office:value="-0.265486749727047" calcext:value-type="float">
            <text:p>-0,2654867497</text:p>
          </table:table-cell>
          <table:table-cell table:formula="of:=([.G134]-AVERAGE([.G$2:.G$325]))/STDEV([.G$2:.G$325])" office:value-type="float" office:value="-0.951300932425343" calcext:value-type="float">
            <text:p>-0,9513009324</text:p>
          </table:table-cell>
          <table:table-cell table:formula="of:=([.H134]-AVERAGE([.H$2:.H$325]))/STDEV([.H$2:.H$325])" office:value-type="float" office:value="-0.310520723976786" calcext:value-type="float">
            <text:p>-0,310520724</text:p>
          </table:table-cell>
          <table:table-cell table:formula="of:=SUM([.I134:.K134])" office:value-type="float" office:value="-1.52730840612918" calcext:value-type="float">
            <text:p>-1,5273084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83171" calcext:value-type="float">
            <text:p>0,0183171</text:p>
          </table:table-cell>
          <table:table-cell office:value-type="float" office:value="0.0435863" calcext:value-type="float">
            <text:p>0,0435863</text:p>
          </table:table-cell>
          <table:table-cell office:value-type="float" office:value="48.5958" calcext:value-type="float">
            <text:p>48,5958</text:p>
          </table:table-cell>
          <table:table-cell table:formula="of:=([.F135]-AVERAGE([.F$2:.F$325]))/STDEV([.F$2:.F$325])" office:value-type="float" office:value="-0.676168920953851" calcext:value-type="float">
            <text:p>-0,676168921</text:p>
          </table:table-cell>
          <table:table-cell table:formula="of:=([.G135]-AVERAGE([.G$2:.G$325]))/STDEV([.G$2:.G$325])" office:value-type="float" office:value="-0.335615357302203" calcext:value-type="float">
            <text:p>-0,3356153573</text:p>
          </table:table-cell>
          <table:table-cell table:formula="of:=([.H135]-AVERAGE([.H$2:.H$325]))/STDEV([.H$2:.H$325])" office:value-type="float" office:value="-0.493295559987828" calcext:value-type="float">
            <text:p>-0,49329556</text:p>
          </table:table-cell>
          <table:table-cell table:formula="of:=SUM([.I135:.K135])" office:value-type="float" office:value="-1.50507983824388" calcext:value-type="float">
            <text:p>-1,5050798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95178" calcext:value-type="float">
            <text:p>0,0195178</text:p>
          </table:table-cell>
          <table:table-cell office:value-type="float" office:value="0.0456648" calcext:value-type="float">
            <text:p>0,0456648</text:p>
          </table:table-cell>
          <table:table-cell office:value-type="float" office:value="28.5862" calcext:value-type="float">
            <text:p>28,5862</text:p>
          </table:table-cell>
          <table:table-cell table:formula="of:=([.F136]-AVERAGE([.F$2:.F$325]))/STDEV([.F$2:.F$325])" office:value-type="float" office:value="-0.411570250106017" calcext:value-type="float">
            <text:p>-0,4115702501</text:p>
          </table:table-cell>
          <table:table-cell table:formula="of:=([.G136]-AVERAGE([.G$2:.G$325]))/STDEV([.G$2:.G$325])" office:value-type="float" office:value="-0.146262640214556" calcext:value-type="float">
            <text:p>-0,1462626402</text:p>
          </table:table-cell>
          <table:table-cell table:formula="of:=([.H136]-AVERAGE([.H$2:.H$325]))/STDEV([.H$2:.H$325])" office:value-type="float" office:value="-0.905176020226867" calcext:value-type="float">
            <text:p>-0,9051760202</text:p>
          </table:table-cell>
          <table:table-cell table:formula="of:=SUM([.I136:.K136])" office:value-type="float" office:value="-1.46300891054744" calcext:value-type="float">
            <text:p>-1,4630089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21</text:p>
          </table:table-cell>
          <table:table-cell office:value-type="float" office:value="0.0203607" calcext:value-type="float">
            <text:p>0,0203607</text:p>
          </table:table-cell>
          <table:table-cell office:value-type="float" office:value="0.045461" calcext:value-type="float">
            <text:p>0,045461</text:p>
          </table:table-cell>
          <table:table-cell office:value-type="float" office:value="21.0933" calcext:value-type="float">
            <text:p>21,0933</text:p>
          </table:table-cell>
          <table:table-cell table:formula="of:=([.F137]-AVERAGE([.F$2:.F$325]))/STDEV([.F$2:.F$325])" office:value-type="float" office:value="-0.225820087985888" calcext:value-type="float">
            <text:p>-0,225820088</text:p>
          </table:table-cell>
          <table:table-cell table:formula="of:=([.G137]-AVERAGE([.G$2:.G$325]))/STDEV([.G$2:.G$325])" office:value-type="float" office:value="-0.164828954259522" calcext:value-type="float">
            <text:p>-0,1648289543</text:p>
          </table:table-cell>
          <table:table-cell table:formula="of:=([.H137]-AVERAGE([.H$2:.H$325]))/STDEV([.H$2:.H$325])" office:value-type="float" office:value="-1.05941094249044" calcext:value-type="float">
            <text:p>-1,0594109425</text:p>
          </table:table-cell>
          <table:table-cell table:formula="of:=SUM([.I137:.K137])" office:value-type="float" office:value="-1.45005998473585" calcext:value-type="float">
            <text:p>-1,450059984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75853" calcext:value-type="float">
            <text:p>0,0175853</text:p>
          </table:table-cell>
          <table:table-cell office:value-type="float" office:value="0.0402693" calcext:value-type="float">
            <text:p>0,0402693</text:p>
          </table:table-cell>
          <table:table-cell office:value-type="float" office:value="74.268" calcext:value-type="float">
            <text:p>74,268</text:p>
          </table:table-cell>
          <table:table-cell table:formula="of:=([.F138]-AVERAGE([.F$2:.F$325]))/STDEV([.F$2:.F$325])" office:value-type="float" office:value="-0.837435937965965" calcext:value-type="float">
            <text:p>-0,837435938</text:p>
          </table:table-cell>
          <table:table-cell table:formula="of:=([.G138]-AVERAGE([.G$2:.G$325]))/STDEV([.G$2:.G$325])" office:value-type="float" office:value="-0.637796238985978" calcext:value-type="float">
            <text:p>-0,637796239</text:p>
          </table:table-cell>
          <table:table-cell table:formula="of:=([.H138]-AVERAGE([.H$2:.H$325]))/STDEV([.H$2:.H$325])" office:value-type="float" office:value="0.0351446662710022" calcext:value-type="float">
            <text:p>0,0351446663</text:p>
          </table:table-cell>
          <table:table-cell table:formula="of:=SUM([.I138:.K138])" office:value-type="float" office:value="-1.44008751068094" calcext:value-type="float">
            <text:p>-1,440087510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96426" calcext:value-type="float">
            <text:p>0,0196426</text:p>
          </table:table-cell>
          <table:table-cell office:value-type="float" office:value="0.0453965" calcext:value-type="float">
            <text:p>0,0453965</text:p>
          </table:table-cell>
          <table:table-cell office:value-type="float" office:value="30.2779" calcext:value-type="float">
            <text:p>30,2779</text:p>
          </table:table-cell>
          <table:table-cell table:formula="of:=([.F139]-AVERAGE([.F$2:.F$325]))/STDEV([.F$2:.F$325])" office:value-type="float" office:value="-0.384068031298813" calcext:value-type="float">
            <text:p>-0,3840680313</text:p>
          </table:table-cell>
          <table:table-cell table:formula="of:=([.G139]-AVERAGE([.G$2:.G$325]))/STDEV([.G$2:.G$325])" office:value-type="float" office:value="-0.170704946682978" calcext:value-type="float">
            <text:p>-0,1707049467</text:p>
          </table:table-cell>
          <table:table-cell table:formula="of:=([.H139]-AVERAGE([.H$2:.H$325]))/STDEV([.H$2:.H$325])" office:value-type="float" office:value="-0.870353826150705" calcext:value-type="float">
            <text:p>-0,8703538262</text:p>
          </table:table-cell>
          <table:table-cell table:formula="of:=SUM([.I139:.K139])" office:value-type="float" office:value="-1.4251268041325" calcext:value-type="float">
            <text:p>-1,4251268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88659" calcext:value-type="float">
            <text:p>0,0188659</text:p>
          </table:table-cell>
          <table:table-cell office:value-type="float" office:value="0.0472422" calcext:value-type="float">
            <text:p>0,0472422</text:p>
          </table:table-cell>
          <table:table-cell office:value-type="float" office:value="30.8578" calcext:value-type="float">
            <text:p>30,8578</text:p>
          </table:table-cell>
          <table:table-cell table:formula="of:=([.F140]-AVERAGE([.F$2:.F$325]))/STDEV([.F$2:.F$325])" office:value-type="float" office:value="-0.555229676711917" calcext:value-type="float">
            <text:p>-0,5552296767</text:p>
          </table:table-cell>
          <table:table-cell table:formula="of:=([.G140]-AVERAGE([.G$2:.G$325]))/STDEV([.G$2:.G$325])" office:value-type="float" office:value="-0.00256046271440914" calcext:value-type="float">
            <text:p>-0,0025604627</text:p>
          </table:table-cell>
          <table:table-cell table:formula="of:=([.H140]-AVERAGE([.H$2:.H$325]))/STDEV([.H$2:.H$325])" office:value-type="float" office:value="-0.858417081843342" calcext:value-type="float">
            <text:p>-0,8584170818</text:p>
          </table:table-cell>
          <table:table-cell table:formula="of:=SUM([.I140:.K140])" office:value-type="float" office:value="-1.41620722126967" calcext:value-type="float">
            <text:p>-1,4162072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21</text:p>
          </table:table-cell>
          <table:table-cell office:value-type="float" office:value="0.0206313" calcext:value-type="float">
            <text:p>0,0206313</text:p>
          </table:table-cell>
          <table:table-cell office:value-type="float" office:value="0.0443603" calcext:value-type="float">
            <text:p>0,0443603</text:p>
          </table:table-cell>
          <table:table-cell office:value-type="float" office:value="25.7124" calcext:value-type="float">
            <text:p>25,7124</text:p>
          </table:table-cell>
          <table:table-cell table:formula="of:=([.F141]-AVERAGE([.F$2:.F$325]))/STDEV([.F$2:.F$325])" office:value-type="float" office:value="-0.166187873168345" calcext:value-type="float">
            <text:p>-0,1661878732</text:p>
          </table:table-cell>
          <table:table-cell table:formula="of:=([.G141]-AVERAGE([.G$2:.G$325]))/STDEV([.G$2:.G$325])" office:value-type="float" office:value="-0.265103448220731" calcext:value-type="float">
            <text:p>-0,2651034482</text:p>
          </table:table-cell>
          <table:table-cell table:formula="of:=([.H141]-AVERAGE([.H$2:.H$325]))/STDEV([.H$2:.H$325])" office:value-type="float" office:value="-0.964330729298261" calcext:value-type="float">
            <text:p>-0,9643307293</text:p>
          </table:table-cell>
          <table:table-cell table:formula="of:=SUM([.I141:.K141])" office:value-type="float" office:value="-1.39562205068734" calcext:value-type="float">
            <text:p>-1,395622050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79082" calcext:value-type="float">
            <text:p>0,0179082</text:p>
          </table:table-cell>
          <table:table-cell office:value-type="float" office:value="0.0405946" calcext:value-type="float">
            <text:p>0,0405946</text:p>
          </table:table-cell>
          <table:table-cell office:value-type="float" office:value="72.1778" calcext:value-type="float">
            <text:p>72,1778</text:p>
          </table:table-cell>
          <table:table-cell table:formula="of:=([.F142]-AVERAGE([.F$2:.F$325]))/STDEV([.F$2:.F$325])" office:value-type="float" office:value="-0.766278354209185" calcext:value-type="float">
            <text:p>-0,7662783542</text:p>
          </table:table-cell>
          <table:table-cell table:formula="of:=([.G142]-AVERAGE([.G$2:.G$325]))/STDEV([.G$2:.G$325])" office:value-type="float" office:value="-0.608161195027059" calcext:value-type="float">
            <text:p>-0,608161195</text:p>
          </table:table-cell>
          <table:table-cell table:formula="of:=([.H142]-AVERAGE([.H$2:.H$325]))/STDEV([.H$2:.H$325])" office:value-type="float" office:value="-0.00788030864062219" calcext:value-type="float">
            <text:p>-0,0078803086</text:p>
          </table:table-cell>
          <table:table-cell table:formula="of:=SUM([.I142:.K142])" office:value-type="float" office:value="-1.38231985787687" calcext:value-type="float">
            <text:p>-1,382319857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04599" calcext:value-type="float">
            <text:p>0,0204599</text:p>
          </table:table-cell>
          <table:table-cell office:value-type="float" office:value="0.037909" calcext:value-type="float">
            <text:p>0,037909</text:p>
          </table:table-cell>
          <table:table-cell office:value-type="float" office:value="58.0409" calcext:value-type="float">
            <text:p>58,0409</text:p>
          </table:table-cell>
          <table:table-cell table:formula="of:=([.F143]-AVERAGE([.F$2:.F$325]))/STDEV([.F$2:.F$325])" office:value-type="float" office:value="-0.203959349959648" calcext:value-type="float">
            <text:p>-0,20395935</text:p>
          </table:table-cell>
          <table:table-cell table:formula="of:=([.G143]-AVERAGE([.G$2:.G$325]))/STDEV([.G$2:.G$325])" office:value-type="float" office:value="-0.852821121421375" calcext:value-type="float">
            <text:p>-0,8528211214</text:p>
          </table:table-cell>
          <table:table-cell table:formula="of:=([.H143]-AVERAGE([.H$2:.H$325]))/STDEV([.H$2:.H$325])" office:value-type="float" office:value="-0.298876274494677" calcext:value-type="float">
            <text:p>-0,2988762745</text:p>
          </table:table-cell>
          <table:table-cell table:formula="of:=SUM([.I143:.K143])" office:value-type="float" office:value="-1.3556567458757" calcext:value-type="float">
            <text:p>-1,355656745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84432" calcext:value-type="float">
            <text:p>0,0184432</text:p>
          </table:table-cell>
          <table:table-cell office:value-type="float" office:value="0.0453116" calcext:value-type="float">
            <text:p>0,0453116</text:p>
          </table:table-cell>
          <table:table-cell office:value-type="float" office:value="48.796" calcext:value-type="float">
            <text:p>48,796</text:p>
          </table:table-cell>
          <table:table-cell table:formula="of:=([.F144]-AVERAGE([.F$2:.F$325]))/STDEV([.F$2:.F$325])" office:value-type="float" office:value="-0.648380220700739" calcext:value-type="float">
            <text:p>-0,6483802207</text:p>
          </table:table-cell>
          <table:table-cell table:formula="of:=([.G144]-AVERAGE([.G$2:.G$325]))/STDEV([.G$2:.G$325])" office:value-type="float" office:value="-0.178439392524085" calcext:value-type="float">
            <text:p>-0,1784393925</text:p>
          </table:table-cell>
          <table:table-cell table:formula="of:=([.H144]-AVERAGE([.H$2:.H$325]))/STDEV([.H$2:.H$325])" office:value-type="float" office:value="-0.489174614634604" calcext:value-type="float">
            <text:p>-0,4891746146</text:p>
          </table:table-cell>
          <table:table-cell table:formula="of:=SUM([.I144:.K144])" office:value-type="float" office:value="-1.31599422785943" calcext:value-type="float">
            <text:p>-1,315994227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87195" calcext:value-type="float">
            <text:p>0,0187195</text:p>
          </table:table-cell>
          <table:table-cell office:value-type="float" office:value="0.0377159" calcext:value-type="float">
            <text:p>0,0377159</text:p>
          </table:table-cell>
          <table:table-cell office:value-type="float" office:value="80.0603" calcext:value-type="float">
            <text:p>80,0603</text:p>
          </table:table-cell>
          <table:table-cell table:formula="of:=([.F145]-AVERAGE([.F$2:.F$325]))/STDEV([.F$2:.F$325])" office:value-type="float" office:value="-0.587491894928059" calcext:value-type="float">
            <text:p>-0,5874918949</text:p>
          </table:table-cell>
          <table:table-cell table:formula="of:=([.G145]-AVERAGE([.G$2:.G$325]))/STDEV([.G$2:.G$325])" office:value-type="float" office:value="-0.870412658428652" calcext:value-type="float">
            <text:p>-0,8704126584</text:p>
          </table:table-cell>
          <table:table-cell table:formula="of:=([.H145]-AVERAGE([.H$2:.H$325]))/STDEV([.H$2:.H$325])" office:value-type="float" office:value="0.154374195589059" calcext:value-type="float">
            <text:p>0,1543741956</text:p>
          </table:table-cell>
          <table:table-cell table:formula="of:=SUM([.I145:.K145])" office:value-type="float" office:value="-1.30353035776765" calcext:value-type="float">
            <text:p>-1,3035303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198732" calcext:value-type="float">
            <text:p>0,0198732</text:p>
          </table:table-cell>
          <table:table-cell office:value-type="float" office:value="0.0467238" calcext:value-type="float">
            <text:p>0,0467238</text:p>
          </table:table-cell>
          <table:table-cell office:value-type="float" office:value="28.4739" calcext:value-type="float">
            <text:p>28,4739</text:p>
          </table:table-cell>
          <table:table-cell table:formula="of:=([.F146]-AVERAGE([.F$2:.F$325]))/STDEV([.F$2:.F$325])" office:value-type="float" office:value="-0.333250630201527" calcext:value-type="float">
            <text:p>-0,3332506302</text:p>
          </table:table-cell>
          <table:table-cell table:formula="of:=([.G146]-AVERAGE([.G$2:.G$325]))/STDEV([.G$2:.G$325])" office:value-type="float" office:value="-0.0497870436806044" calcext:value-type="float">
            <text:p>-0,0497870437</text:p>
          </table:table-cell>
          <table:table-cell table:formula="of:=([.H146]-AVERAGE([.H$2:.H$325]))/STDEV([.H$2:.H$325])" office:value-type="float" office:value="-0.907487619443486" calcext:value-type="float">
            <text:p>-0,9074876194</text:p>
          </table:table-cell>
          <table:table-cell table:formula="of:=SUM([.I146:.K146])" office:value-type="float" office:value="-1.29052529332562" calcext:value-type="float">
            <text:p>-1,290525293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83522" calcext:value-type="float">
            <text:p>0,0183522</text:p>
          </table:table-cell>
          <table:table-cell office:value-type="float" office:value="0.0420793" calcext:value-type="float">
            <text:p>0,0420793</text:p>
          </table:table-cell>
          <table:table-cell office:value-type="float" office:value="65.5056" calcext:value-type="float">
            <text:p>65,5056</text:p>
          </table:table-cell>
          <table:table-cell table:formula="of:=([.F147]-AVERAGE([.F$2:.F$325]))/STDEV([.F$2:.F$325])" office:value-type="float" office:value="-0.668433921914325" calcext:value-type="float">
            <text:p>-0,6684339219</text:p>
          </table:table-cell>
          <table:table-cell table:formula="of:=([.G147]-AVERAGE([.G$2:.G$325]))/STDEV([.G$2:.G$325])" office:value-type="float" office:value="-0.472904048498298" calcext:value-type="float">
            <text:p>-0,4729040485</text:p>
          </table:table-cell>
          <table:table-cell table:formula="of:=([.H147]-AVERAGE([.H$2:.H$325]))/STDEV([.H$2:.H$325])" office:value-type="float" office:value="-0.14522182505309" calcext:value-type="float">
            <text:p>-0,1452218251</text:p>
          </table:table-cell>
          <table:table-cell table:formula="of:=SUM([.I147:.K147])" office:value-type="float" office:value="-1.28655979546571" calcext:value-type="float">
            <text:p>-1,2865597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87034" calcext:value-type="float">
            <text:p>0,0187034</text:p>
          </table:table-cell>
          <table:table-cell office:value-type="float" office:value="0.0451855" calcext:value-type="float">
            <text:p>0,0451855</text:p>
          </table:table-cell>
          <table:table-cell office:value-type="float" office:value="49.1398" calcext:value-type="float">
            <text:p>49,1398</text:p>
          </table:table-cell>
          <table:table-cell table:formula="of:=([.F148]-AVERAGE([.F$2:.F$325]))/STDEV([.F$2:.F$325])" office:value-type="float" office:value="-0.591039857450463" calcext:value-type="float">
            <text:p>-0,5910398575</text:p>
          </table:table-cell>
          <table:table-cell table:formula="of:=([.G148]-AVERAGE([.G$2:.G$325]))/STDEV([.G$2:.G$325])" office:value-type="float" office:value="-0.189927185463586" calcext:value-type="float">
            <text:p>-0,1899271855</text:p>
          </table:table-cell>
          <table:table-cell table:formula="of:=([.H148]-AVERAGE([.H$2:.H$325]))/STDEV([.H$2:.H$325])" office:value-type="float" office:value="-0.482097786400648" calcext:value-type="float">
            <text:p>-0,4820977864</text:p>
          </table:table-cell>
          <table:table-cell table:formula="of:=SUM([.I148:.K148])" office:value-type="float" office:value="-1.2630648293147" calcext:value-type="float">
            <text:p>-1,263064829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200215" calcext:value-type="float">
            <text:p>0,0200215</text:p>
          </table:table-cell>
          <table:table-cell office:value-type="float" office:value="0.0466252" calcext:value-type="float">
            <text:p>0,0466252</text:p>
          </table:table-cell>
          <table:table-cell office:value-type="float" office:value="30.1997" calcext:value-type="float">
            <text:p>30,1997</text:p>
          </table:table-cell>
          <table:table-cell table:formula="of:=([.F149]-AVERAGE([.F$2:.F$325]))/STDEV([.F$2:.F$325])" office:value-type="float" office:value="-0.300569708333673" calcext:value-type="float">
            <text:p>-0,3005697083</text:p>
          </table:table-cell>
          <table:table-cell table:formula="of:=([.G149]-AVERAGE([.G$2:.G$325]))/STDEV([.G$2:.G$325])" office:value-type="float" office:value="-0.0587695685325849" calcext:value-type="float">
            <text:p>-0,0587695685</text:p>
          </table:table-cell>
          <table:table-cell table:formula="of:=([.H149]-AVERAGE([.H$2:.H$325]))/STDEV([.H$2:.H$325])" office:value-type="float" office:value="-0.871963506103862" calcext:value-type="float">
            <text:p>-0,8719635061</text:p>
          </table:table-cell>
          <table:table-cell table:formula="of:=SUM([.I149:.K149])" office:value-type="float" office:value="-1.23130278297012" calcext:value-type="float">
            <text:p>-1,23130278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79823" calcext:value-type="float">
            <text:p>0,0179823</text:p>
          </table:table-cell>
          <table:table-cell office:value-type="float" office:value="0.0413921" calcext:value-type="float">
            <text:p>0,0413921</text:p>
          </table:table-cell>
          <table:table-cell office:value-type="float" office:value="77.9917" calcext:value-type="float">
            <text:p>77,9917</text:p>
          </table:table-cell>
          <table:table-cell table:formula="of:=([.F150]-AVERAGE([.F$2:.F$325]))/STDEV([.F$2:.F$325])" office:value-type="float" office:value="-0.749948911792408" calcext:value-type="float">
            <text:p>-0,7499489118</text:p>
          </table:table-cell>
          <table:table-cell table:formula="of:=([.G150]-AVERAGE([.G$2:.G$325]))/STDEV([.G$2:.G$325])" office:value-type="float" office:value="-0.53550842048898" calcext:value-type="float">
            <text:p>-0,5355084205</text:p>
          </table:table-cell>
          <table:table-cell table:formula="of:=([.H150]-AVERAGE([.H$2:.H$325]))/STDEV([.H$2:.H$325])" office:value-type="float" office:value="0.111793838158102" calcext:value-type="float">
            <text:p>0,1117938382</text:p>
          </table:table-cell>
          <table:table-cell table:formula="of:=SUM([.I150:.K150])" office:value-type="float" office:value="-1.17366349412329" calcext:value-type="float">
            <text:p>-1,173663494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05065" calcext:value-type="float">
            <text:p>0,0205065</text:p>
          </table:table-cell>
          <table:table-cell office:value-type="float" office:value="0.0391918" calcext:value-type="float">
            <text:p>0,0391918</text:p>
          </table:table-cell>
          <table:table-cell office:value-type="float" office:value="60.7352" calcext:value-type="float">
            <text:p>60,7352</text:p>
          </table:table-cell>
          <table:table-cell table:formula="of:=([.F151]-AVERAGE([.F$2:.F$325]))/STDEV([.F$2:.F$325])" office:value-type="float" office:value="-0.193690091975548" calcext:value-type="float">
            <text:p>-0,193690092</text:p>
          </table:table-cell>
          <table:table-cell table:formula="of:=([.G151]-AVERAGE([.G$2:.G$325]))/STDEV([.G$2:.G$325])" office:value-type="float" office:value="-0.735957197687897" calcext:value-type="float">
            <text:p>-0,7359571977</text:p>
          </table:table-cell>
          <table:table-cell table:formula="of:=([.H151]-AVERAGE([.H$2:.H$325]))/STDEV([.H$2:.H$325])" office:value-type="float" office:value="-0.2434164190242" calcext:value-type="float">
            <text:p>-0,243416419</text:p>
          </table:table-cell>
          <table:table-cell table:formula="of:=SUM([.I151:.K151])" office:value-type="float" office:value="-1.17306370868765" calcext:value-type="float">
            <text:p>-1,173063708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202526" calcext:value-type="float">
            <text:p>0,0202526</text:p>
          </table:table-cell>
          <table:table-cell office:value-type="float" office:value="0.0424967" calcext:value-type="float">
            <text:p>0,0424967</text:p>
          </table:table-cell>
          <table:table-cell office:value-type="float" office:value="49.7237" calcext:value-type="float">
            <text:p>49,7237</text:p>
          </table:table-cell>
          <table:table-cell table:formula="of:=([.F152]-AVERAGE([.F$2:.F$325]))/STDEV([.F$2:.F$325])" office:value-type="float" office:value="-0.249642122064884" calcext:value-type="float">
            <text:p>-0,2496421221</text:p>
          </table:table-cell>
          <table:table-cell table:formula="of:=([.G152]-AVERAGE([.G$2:.G$325]))/STDEV([.G$2:.G$325])" office:value-type="float" office:value="-0.434878633962631" calcext:value-type="float">
            <text:p>-0,434878634</text:p>
          </table:table-cell>
          <table:table-cell table:formula="of:=([.H152]-AVERAGE([.H$2:.H$325]))/STDEV([.H$2:.H$325])" office:value-type="float" office:value="-0.47007870552279" calcext:value-type="float">
            <text:p>-0,4700787055</text:p>
          </table:table-cell>
          <table:table-cell table:formula="of:=SUM([.I152:.K152])" office:value-type="float" office:value="-1.15459946155031" calcext:value-type="float">
            <text:p>-1,1545994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21</text:p>
          </table:table-cell>
          <table:table-cell office:value-type="float" office:value="0.0202028" calcext:value-type="float">
            <text:p>0,0202028</text:p>
          </table:table-cell>
          <table:table-cell office:value-type="float" office:value="0.0480193" calcext:value-type="float">
            <text:p>0,0480193</text:p>
          </table:table-cell>
          <table:table-cell office:value-type="float" office:value="28.5218" calcext:value-type="float">
            <text:p>28,5218</text:p>
          </table:table-cell>
          <table:table-cell table:formula="of:=([.F153]-AVERAGE([.F$2:.F$325]))/STDEV([.F$2:.F$325])" office:value-type="float" office:value="-0.260616565146604" calcext:value-type="float">
            <text:p>-0,2606165651</text:p>
          </table:table-cell>
          <table:table-cell table:formula="of:=([.G153]-AVERAGE([.G$2:.G$325]))/STDEV([.G$2:.G$325])" office:value-type="float" office:value="0.0682338584060196" calcext:value-type="float">
            <text:p>0,0682338584</text:p>
          </table:table-cell>
          <table:table-cell table:formula="of:=([.H153]-AVERAGE([.H$2:.H$325]))/STDEV([.H$2:.H$325])" office:value-type="float" office:value="-0.90650163901182" calcext:value-type="float">
            <text:p>-0,906501639</text:p>
          </table:table-cell>
          <table:table-cell table:formula="of:=SUM([.I153:.K153])" office:value-type="float" office:value="-1.09888434575241" calcext:value-type="float">
            <text:p>-1,098884345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87917" calcext:value-type="float">
            <text:p>0,0187917</text:p>
          </table:table-cell>
          <table:table-cell office:value-type="float" office:value="0.0431916" calcext:value-type="float">
            <text:p>0,0431916</text:p>
          </table:table-cell>
          <table:table-cell office:value-type="float" office:value="67.5725" calcext:value-type="float">
            <text:p>67,5725</text:p>
          </table:table-cell>
          <table:table-cell table:formula="of:=([.F154]-AVERAGE([.F$2:.F$325]))/STDEV([.F$2:.F$325])" office:value-type="float" office:value="-0.571581156162994" calcext:value-type="float">
            <text:p>-0,5715811562</text:p>
          </table:table-cell>
          <table:table-cell table:formula="of:=([.G154]-AVERAGE([.G$2:.G$325]))/STDEV([.G$2:.G$325])" office:value-type="float" office:value="-0.371572786907445" calcext:value-type="float">
            <text:p>-0,3715727869</text:p>
          </table:table-cell>
          <table:table-cell table:formula="of:=([.H154]-AVERAGE([.H$2:.H$325]))/STDEV([.H$2:.H$325])" office:value-type="float" office:value="-0.102676460664593" calcext:value-type="float">
            <text:p>-0,1026764607</text:p>
          </table:table-cell>
          <table:table-cell table:formula="of:=SUM([.I154:.K154])" office:value-type="float" office:value="-1.04583040373503" calcext:value-type="float">
            <text:p>-1,045830403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89623" calcext:value-type="float">
            <text:p>0,0189623</text:p>
          </table:table-cell>
          <table:table-cell office:value-type="float" office:value="0.0385432" calcext:value-type="float">
            <text:p>0,0385432</text:p>
          </table:table-cell>
          <table:table-cell office:value-type="float" office:value="87.1754" calcext:value-type="float">
            <text:p>87,1754</text:p>
          </table:table-cell>
          <table:table-cell table:formula="of:=([.F155]-AVERAGE([.F$2:.F$325]))/STDEV([.F$2:.F$325])" office:value-type="float" office:value="-0.533985975646096" calcext:value-type="float">
            <text:p>-0,5339859756</text:p>
          </table:table-cell>
          <table:table-cell table:formula="of:=([.G155]-AVERAGE([.G$2:.G$325]))/STDEV([.G$2:.G$325])" office:value-type="float" office:value="-0.795045084290278" calcext:value-type="float">
            <text:p>-0,7950450843</text:p>
          </table:table-cell>
          <table:table-cell table:formula="of:=([.H155]-AVERAGE([.H$2:.H$325]))/STDEV([.H$2:.H$325])" office:value-type="float" office:value="0.300832428769472" calcext:value-type="float">
            <text:p>0,3008324288</text:p>
          </table:table-cell>
          <table:table-cell table:formula="of:=SUM([.I155:.K155])" office:value-type="float" office:value="-1.0281986311669" calcext:value-type="float">
            <text:p>-1,028198631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82642" calcext:value-type="float">
            <text:p>0,0182642</text:p>
          </table:table-cell>
          <table:table-cell office:value-type="float" office:value="0.0419117" calcext:value-type="float">
            <text:p>0,0419117</text:p>
          </table:table-cell>
          <table:table-cell office:value-type="float" office:value="80.0653" calcext:value-type="float">
            <text:p>80,0653</text:p>
          </table:table-cell>
          <table:table-cell table:formula="of:=([.F156]-AVERAGE([.F$2:.F$325]))/STDEV([.F$2:.F$325])" office:value-type="float" office:value="-0.687826512098892" calcext:value-type="float">
            <text:p>-0,6878265121</text:p>
          </table:table-cell>
          <table:table-cell table:formula="of:=([.G156]-AVERAGE([.G$2:.G$325]))/STDEV([.G$2:.G$325])" office:value-type="float" office:value="-0.488172518733511" calcext:value-type="float">
            <text:p>-0,4881725187</text:p>
          </table:table-cell>
          <table:table-cell table:formula="of:=([.H156]-AVERAGE([.H$2:.H$325]))/STDEV([.H$2:.H$325])" office:value-type="float" office:value="0.154477116302176" calcext:value-type="float">
            <text:p>0,1544771163</text:p>
          </table:table-cell>
          <table:table-cell table:formula="of:=SUM([.I156:.K156])" office:value-type="float" office:value="-1.02152191453023" calcext:value-type="float">
            <text:p>-1,021521914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09186" calcext:value-type="float">
            <text:p>0,0209186</text:p>
          </table:table-cell>
          <table:table-cell office:value-type="float" office:value="0.0402136" calcext:value-type="float">
            <text:p>0,0402136</text:p>
          </table:table-cell>
          <table:table-cell office:value-type="float" office:value="61.3076" calcext:value-type="float">
            <text:p>61,3076</text:p>
          </table:table-cell>
          <table:table-cell table:formula="of:=([.F157]-AVERAGE([.F$2:.F$325]))/STDEV([.F$2:.F$325])" office:value-type="float" office:value="-0.102875473622594" calcext:value-type="float">
            <text:p>-0,1028754736</text:p>
          </table:table-cell>
          <table:table-cell table:formula="of:=([.G157]-AVERAGE([.G$2:.G$325]))/STDEV([.G$2:.G$325])" office:value-type="float" office:value="-0.642870545621428" calcext:value-type="float">
            <text:p>-0,6428705456</text:p>
          </table:table-cell>
          <table:table-cell table:formula="of:=([.H157]-AVERAGE([.H$2:.H$325]))/STDEV([.H$2:.H$325])" office:value-type="float" office:value="-0.231634055786513" calcext:value-type="float">
            <text:p>-0,2316340558</text:p>
          </table:table-cell>
          <table:table-cell table:formula="of:=SUM([.I157:.K157])" office:value-type="float" office:value="-0.977380075030534" calcext:value-type="float">
            <text:p>-0,97738007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206129" calcext:value-type="float">
            <text:p>0,0206129</text:p>
          </table:table-cell>
          <table:table-cell office:value-type="float" office:value="0.0435416" calcext:value-type="float">
            <text:p>0,0435416</text:p>
          </table:table-cell>
          <table:table-cell office:value-type="float" office:value="49.8714" calcext:value-type="float">
            <text:p>49,8714</text:p>
          </table:table-cell>
          <table:table-cell table:formula="of:=([.F158]-AVERAGE([.F$2:.F$325]))/STDEV([.F$2:.F$325])" office:value-type="float" office:value="-0.170242687479663" calcext:value-type="float">
            <text:p>-0,1702426875</text:p>
          </table:table-cell>
          <table:table-cell table:formula="of:=([.G158]-AVERAGE([.G$2:.G$325]))/STDEV([.G$2:.G$325])" office:value-type="float" office:value="-0.339687556702644" calcext:value-type="float">
            <text:p>-0,3396875567</text:p>
          </table:table-cell>
          <table:table-cell table:formula="of:=([.H158]-AVERAGE([.H$2:.H$325]))/STDEV([.H$2:.H$325])" office:value-type="float" office:value="-0.4670384276573" calcext:value-type="float">
            <text:p>-0,4670384277</text:p>
          </table:table-cell>
          <table:table-cell table:formula="of:=SUM([.I158:.K158])" office:value-type="float" office:value="-0.976968671839608" calcext:value-type="float">
            <text:p>-0,976968671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90873" calcext:value-type="float">
            <text:p>0,0190873</text:p>
          </table:table-cell>
          <table:table-cell office:value-type="float" office:value="0.0463013" calcext:value-type="float">
            <text:p>0,0463013</text:p>
          </table:table-cell>
          <table:table-cell office:value-type="float" office:value="54.8348" calcext:value-type="float">
            <text:p>54,8348</text:p>
          </table:table-cell>
          <table:table-cell table:formula="of:=([.F159]-AVERAGE([.F$2:.F$325]))/STDEV([.F$2:.F$325])" office:value-type="float" office:value="-0.50643968277029" calcext:value-type="float">
            <text:p>-0,5064396828</text:p>
          </table:table-cell>
          <table:table-cell table:formula="of:=([.G159]-AVERAGE([.G$2:.G$325]))/STDEV([.G$2:.G$325])" office:value-type="float" office:value="-0.0882770715706841" calcext:value-type="float">
            <text:p>-0,0882770716</text:p>
          </table:table-cell>
          <table:table-cell table:formula="of:=([.H159]-AVERAGE([.H$2:.H$325]))/STDEV([.H$2:.H$325])" office:value-type="float" office:value="-0.364871094159857" calcext:value-type="float">
            <text:p>-0,3648710942</text:p>
          </table:table-cell>
          <table:table-cell table:formula="of:=SUM([.I159:.K159])" office:value-type="float" office:value="-0.959587848500831" calcext:value-type="float">
            <text:p>-0,959587848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18324" calcext:value-type="float">
            <text:p>0,0218324</text:p>
          </table:table-cell>
          <table:table-cell office:value-type="float" office:value="0.0389708" calcext:value-type="float">
            <text:p>0,0389708</text:p>
          </table:table-cell>
          <table:table-cell office:value-type="float" office:value="58.8044" calcext:value-type="float">
            <text:p>58,8044</text:p>
          </table:table-cell>
          <table:table-cell table:formula="of:=([.F160]-AVERAGE([.F$2:.F$325]))/STDEV([.F$2:.F$325])" office:value-type="float" office:value="0.098498945816692" calcext:value-type="float">
            <text:p>0,0984989458</text:p>
          </table:table-cell>
          <table:table-cell table:formula="of:=([.G160]-AVERAGE([.G$2:.G$325]))/STDEV([.G$2:.G$325])" office:value-type="float" office:value="-0.756090443045785" calcext:value-type="float">
            <text:p>-0,756090443</text:p>
          </table:table-cell>
          <table:table-cell table:formula="of:=([.H160]-AVERAGE([.H$2:.H$325]))/STDEV([.H$2:.H$325])" office:value-type="float" office:value="-0.28316028160164" calcext:value-type="float">
            <text:p>-0,2831602816</text:p>
          </table:table-cell>
          <table:table-cell table:formula="of:=SUM([.I160:.K160])" office:value-type="float" office:value="-0.940751778830733" calcext:value-type="float">
            <text:p>-0,940751778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89086" calcext:value-type="float">
            <text:p>0,0189086</text:p>
          </table:table-cell>
          <table:table-cell office:value-type="float" office:value="0.0425598" calcext:value-type="float">
            <text:p>0,0425598</text:p>
          </table:table-cell>
          <table:table-cell office:value-type="float" office:value="76.0519" calcext:value-type="float">
            <text:p>76,0519</text:p>
          </table:table-cell>
          <table:table-cell table:formula="of:=([.F161]-AVERAGE([.F$2:.F$325]))/STDEV([.F$2:.F$325])" office:value-type="float" office:value="-0.545819863065542" calcext:value-type="float">
            <text:p>-0,5458198631</text:p>
          </table:table-cell>
          <table:table-cell table:formula="of:=([.G161]-AVERAGE([.G$2:.G$325]))/STDEV([.G$2:.G$325])" office:value-type="float" office:value="-0.429130182459995" calcext:value-type="float">
            <text:p>-0,4291301825</text:p>
          </table:table-cell>
          <table:table-cell table:formula="of:=([.H161]-AVERAGE([.H$2:.H$325]))/STDEV([.H$2:.H$325])" office:value-type="float" office:value="0.0718647182970509" calcext:value-type="float">
            <text:p>0,0718647183</text:p>
          </table:table-cell>
          <table:table-cell table:formula="of:=SUM([.I161:.K161])" office:value-type="float" office:value="-0.903085327228486" calcext:value-type="float">
            <text:p>-0,903085327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82877" calcext:value-type="float">
            <text:p>0,0182877</text:p>
          </table:table-cell>
          <table:table-cell office:value-type="float" office:value="0.0424312" calcext:value-type="float">
            <text:p>0,0424312</text:p>
          </table:table-cell>
          <table:table-cell office:value-type="float" office:value="85.831" calcext:value-type="float">
            <text:p>85,831</text:p>
          </table:table-cell>
          <table:table-cell table:formula="of:=([.F162]-AVERAGE([.F$2:.F$325]))/STDEV([.F$2:.F$325])" office:value-type="float" office:value="-0.68264780903824" calcext:value-type="float">
            <text:p>-0,682647809</text:p>
          </table:table-cell>
          <table:table-cell table:formula="of:=([.G162]-AVERAGE([.G$2:.G$325]))/STDEV([.G$2:.G$325])" office:value-type="float" office:value="-0.440845727043816" calcext:value-type="float">
            <text:p>-0,440845727</text:p>
          </table:table-cell>
          <table:table-cell table:formula="of:=([.H162]-AVERAGE([.H$2:.H$325]))/STDEV([.H$2:.H$325])" office:value-type="float" office:value="0.273159107426449" calcext:value-type="float">
            <text:p>0,2731591074</text:p>
          </table:table-cell>
          <table:table-cell table:formula="of:=SUM([.I162:.K162])" office:value-type="float" office:value="-0.850334428655608" calcext:value-type="float">
            <text:p>-0,850334428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209248" calcext:value-type="float">
            <text:p>0,0209248</text:p>
          </table:table-cell>
          <table:table-cell office:value-type="float" office:value="0.0445869" calcext:value-type="float">
            <text:p>0,0445869</text:p>
          </table:table-cell>
          <table:table-cell office:value-type="float" office:value="50.1226" calcext:value-type="float">
            <text:p>50,1226</text:p>
          </table:table-cell>
          <table:table-cell table:formula="of:=([.F163]-AVERAGE([.F$2:.F$325]))/STDEV([.F$2:.F$325])" office:value-type="float" office:value="-0.101509177495954" calcext:value-type="float">
            <text:p>-0,1015091775</text:p>
          </table:table-cell>
          <table:table-cell table:formula="of:=([.G163]-AVERAGE([.G$2:.G$325]))/STDEV([.G$2:.G$325])" office:value-type="float" office:value="-0.244460039179567" calcext:value-type="float">
            <text:p>-0,2444600392</text:p>
          </table:table-cell>
          <table:table-cell table:formula="of:=([.H163]-AVERAGE([.H$2:.H$325]))/STDEV([.H$2:.H$325])" office:value-type="float" office:value="-0.461867691030279" calcext:value-type="float">
            <text:p>-0,461867691</text:p>
          </table:table-cell>
          <table:table-cell table:formula="of:=SUM([.I163:.K163])" office:value-type="float" office:value="-0.807836907705799" calcext:value-type="float">
            <text:p>-0,807836907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12567" calcext:value-type="float">
            <text:p>0,0212567</text:p>
          </table:table-cell>
          <table:table-cell office:value-type="float" office:value="0.0411812" calcext:value-type="float">
            <text:p>0,0411812</text:p>
          </table:table-cell>
          <table:table-cell office:value-type="float" office:value="61.7935" calcext:value-type="float">
            <text:p>61,7935</text:p>
          </table:table-cell>
          <table:table-cell table:formula="of:=([.F164]-AVERAGE([.F$2:.F$325]))/STDEV([.F$2:.F$325])" office:value-type="float" office:value="-0.0283682606521159" calcext:value-type="float">
            <text:p>-0,0283682607</text:p>
          </table:table-cell>
          <table:table-cell table:formula="of:=([.G164]-AVERAGE([.G$2:.G$325]))/STDEV([.G$2:.G$325])" office:value-type="float" office:value="-0.554721549203815" calcext:value-type="float">
            <text:p>-0,5547215492</text:p>
          </table:table-cell>
          <table:table-cell table:formula="of:=([.H164]-AVERAGE([.H$2:.H$325]))/STDEV([.H$2:.H$325])" office:value-type="float" office:value="-0.221632220885758" calcext:value-type="float">
            <text:p>-0,2216322209</text:p>
          </table:table-cell>
          <table:table-cell table:formula="of:=SUM([.I164:.K164])" office:value-type="float" office:value="-0.804722030741688" calcext:value-type="float">
            <text:p>-0,804722030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92003" calcext:value-type="float">
            <text:p>0,0192003</text:p>
          </table:table-cell>
          <table:table-cell office:value-type="float" office:value="0.044241" calcext:value-type="float">
            <text:p>0,044241</text:p>
          </table:table-cell>
          <table:table-cell office:value-type="float" office:value="71.0528" calcext:value-type="float">
            <text:p>71,0528</text:p>
          </table:table-cell>
          <table:table-cell table:formula="of:=([.F165]-AVERAGE([.F$2:.F$325]))/STDEV([.F$2:.F$325])" office:value-type="float" office:value="-0.481537834010562" calcext:value-type="float">
            <text:p>-0,481537834</text:p>
          </table:table-cell>
          <table:table-cell table:formula="of:=([.G165]-AVERAGE([.G$2:.G$325]))/STDEV([.G$2:.G$325])" office:value-type="float" office:value="-0.275971756687682" calcext:value-type="float">
            <text:p>-0,2759717567</text:p>
          </table:table-cell>
          <table:table-cell table:formula="of:=([.H165]-AVERAGE([.H$2:.H$325]))/STDEV([.H$2:.H$325])" office:value-type="float" office:value="-0.0310374690920515" calcext:value-type="float">
            <text:p>-0,0310374691</text:p>
          </table:table-cell>
          <table:table-cell table:formula="of:=SUM([.I165:.K165])" office:value-type="float" office:value="-0.788547059790295" calcext:value-type="float">
            <text:p>-0,788547059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94722" calcext:value-type="float">
            <text:p>0,0194722</text:p>
          </table:table-cell>
          <table:table-cell office:value-type="float" office:value="0.0473604" calcext:value-type="float">
            <text:p>0,0473604</text:p>
          </table:table-cell>
          <table:table-cell office:value-type="float" office:value="55.2351" calcext:value-type="float">
            <text:p>55,2351</text:p>
          </table:table-cell>
          <table:table-cell table:formula="of:=([.F166]-AVERAGE([.F$2:.F$325]))/STDEV([.F$2:.F$325])" office:value-type="float" office:value="-0.421619137747111" calcext:value-type="float">
            <text:p>-0,4216191377</text:p>
          </table:table-cell>
          <table:table-cell table:formula="of:=([.G166]-AVERAGE([.G$2:.G$325]))/STDEV([.G$2:.G$325])" office:value-type="float" office:value="0.00820763502904032" calcext:value-type="float">
            <text:p>0,008207635</text:p>
          </table:table-cell>
          <table:table-cell table:formula="of:=([.H166]-AVERAGE([.H$2:.H$325]))/STDEV([.H$2:.H$325])" office:value-type="float" office:value="-0.356631261867672" calcext:value-type="float">
            <text:p>-0,3566312619</text:p>
          </table:table-cell>
          <table:table-cell table:formula="of:=SUM([.I166:.K166])" office:value-type="float" office:value="-0.770042764585743" calcext:value-type="float">
            <text:p>-0,770042764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01449" calcext:value-type="float">
            <text:p>0,0201449</text:p>
          </table:table-cell>
          <table:table-cell office:value-type="float" office:value="0.042839" calcext:value-type="float">
            <text:p>0,042839</text:p>
          </table:table-cell>
          <table:table-cell office:value-type="float" office:value="68.5309" calcext:value-type="float">
            <text:p>68,5309</text:p>
          </table:table-cell>
          <table:table-cell table:formula="of:=([.F167]-AVERAGE([.F$2:.F$325]))/STDEV([.F$2:.F$325])" office:value-type="float" office:value="-0.273376008006677" calcext:value-type="float">
            <text:p>-0,273376008</text:p>
          </table:table-cell>
          <table:table-cell table:formula="of:=([.G167]-AVERAGE([.G$2:.G$325]))/STDEV([.G$2:.G$325])" office:value-type="float" office:value="-0.403694878822337" calcext:value-type="float">
            <text:p>-0,4036948788</text:p>
          </table:table-cell>
          <table:table-cell table:formula="of:=([.H167]-AVERAGE([.H$2:.H$325]))/STDEV([.H$2:.H$325])" office:value-type="float" office:value="-0.0829486183742378" calcext:value-type="float">
            <text:p>-0,0829486184</text:p>
          </table:table-cell>
          <table:table-cell table:formula="of:=SUM([.I167:.K167])" office:value-type="float" office:value="-0.760019505203253" calcext:value-type="float">
            <text:p>-0,760019505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22409" calcext:value-type="float">
            <text:p>0,0222409</text:p>
          </table:table-cell>
          <table:table-cell office:value-type="float" office:value="0.0399393" calcext:value-type="float">
            <text:p>0,0399393</text:p>
          </table:table-cell>
          <table:table-cell office:value-type="float" office:value="59.2809" calcext:value-type="float">
            <text:p>59,2809</text:p>
          </table:table-cell>
          <table:table-cell table:formula="of:=([.F168]-AVERAGE([.F$2:.F$325]))/STDEV([.F$2:.F$325])" office:value-type="float" office:value="0.188520230934823" calcext:value-type="float">
            <text:p>0,1885202309</text:p>
          </table:table-cell>
          <table:table-cell table:formula="of:=([.G168]-AVERAGE([.G$2:.G$325]))/STDEV([.G$2:.G$325])" office:value-type="float" office:value="-0.667859456036218" calcext:value-type="float">
            <text:p>-0,667859456</text:p>
          </table:table-cell>
          <table:table-cell table:formula="of:=([.H168]-AVERAGE([.H$2:.H$325]))/STDEV([.H$2:.H$325])" office:value-type="float" office:value="-0.273351937641545" calcext:value-type="float">
            <text:p>-0,2733519376</text:p>
          </table:table-cell>
          <table:table-cell table:formula="of:=SUM([.I168:.K168])" office:value-type="float" office:value="-0.75269116274294" calcext:value-type="float">
            <text:p>-0,752691162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1521" calcext:value-type="float">
            <text:p>0,021521</text:p>
          </table:table-cell>
          <table:table-cell office:value-type="float" office:value="0.0422729" calcext:value-type="float">
            <text:p>0,0422729</text:p>
          </table:table-cell>
          <table:table-cell office:value-type="float" office:value="62.3853" calcext:value-type="float">
            <text:p>62,3853</text:p>
          </table:table-cell>
          <table:table-cell table:formula="of:=([.F169]-AVERAGE([.F$2:.F$325]))/STDEV([.F$2:.F$325])" office:value-type="float" office:value="0.0298756210044862" calcext:value-type="float">
            <text:p>0,029875621</text:p>
          </table:table-cell>
          <table:table-cell table:formula="of:=([.G169]-AVERAGE([.G$2:.G$325]))/STDEV([.G$2:.G$325])" office:value-type="float" office:value="-0.455266961162158" calcext:value-type="float">
            <text:p>-0,4552669612</text:p>
          </table:table-cell>
          <table:table-cell table:formula="of:=([.H169]-AVERAGE([.H$2:.H$325]))/STDEV([.H$2:.H$325])" office:value-type="float" office:value="-0.209450525281175" calcext:value-type="float">
            <text:p>-0,2094505253</text:p>
          </table:table-cell>
          <table:table-cell table:formula="of:=SUM([.I169:.K169])" office:value-type="float" office:value="-0.634841865438847" calcext:value-type="float">
            <text:p>-0,63484186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198198" calcext:value-type="float">
            <text:p>0,0198198</text:p>
          </table:table-cell>
          <table:table-cell office:value-type="float" office:value="0.0483806" calcext:value-type="float">
            <text:p>0,0483806</text:p>
          </table:table-cell>
          <table:table-cell office:value-type="float" office:value="55.4413" calcext:value-type="float">
            <text:p>55,4413</text:p>
          </table:table-cell>
          <table:table-cell table:formula="of:=([.F170]-AVERAGE([.F$2:.F$325]))/STDEV([.F$2:.F$325])" office:value-type="float" office:value="-0.345018406518072" calcext:value-type="float">
            <text:p>-0,3450184065</text:p>
          </table:table-cell>
          <table:table-cell table:formula="of:=([.G170]-AVERAGE([.G$2:.G$325]))/STDEV([.G$2:.G$325])" office:value-type="float" office:value="0.101148526043145" calcext:value-type="float">
            <text:p>0,101148526</text:p>
          </table:table-cell>
          <table:table-cell table:formula="of:=([.H170]-AVERAGE([.H$2:.H$325]))/STDEV([.H$2:.H$325])" office:value-type="float" office:value="-0.352386811658708" calcext:value-type="float">
            <text:p>-0,3523868117</text:p>
          </table:table-cell>
          <table:table-cell table:formula="of:=SUM([.I170:.K170])" office:value-type="float" office:value="-0.596256692133635" calcext:value-type="float">
            <text:p>-0,596256692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2581" calcext:value-type="float">
            <text:p>0,022581</text:p>
          </table:table-cell>
          <table:table-cell office:value-type="float" office:value="0.0408796" calcext:value-type="float">
            <text:p>0,0408796</text:p>
          </table:table-cell>
          <table:table-cell office:value-type="float" office:value="59.4646" calcext:value-type="float">
            <text:p>59,4646</text:p>
          </table:table-cell>
          <table:table-cell table:formula="of:=([.F171]-AVERAGE([.F$2:.F$325]))/STDEV([.F$2:.F$325])" office:value-type="float" office:value="0.263468184591314" calcext:value-type="float">
            <text:p>0,2634681846</text:p>
          </table:table-cell>
          <table:table-cell table:formula="of:=([.G171]-AVERAGE([.G$2:.G$325]))/STDEV([.G$2:.G$325])" office:value-type="float" office:value="-0.58219750757458" calcext:value-type="float">
            <text:p>-0,5821975076</text:p>
          </table:table-cell>
          <table:table-cell table:formula="of:=([.H171]-AVERAGE([.H$2:.H$325]))/STDEV([.H$2:.H$325])" office:value-type="float" office:value="-0.26957063064161" calcext:value-type="float">
            <text:p>-0,2695706306</text:p>
          </table:table-cell>
          <table:table-cell table:formula="of:=SUM([.I171:.K171])" office:value-type="float" office:value="-0.588299953624875" calcext:value-type="float">
            <text:p>-0,588299953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93668" calcext:value-type="float">
            <text:p>0,0193668</text:p>
          </table:table-cell>
          <table:table-cell office:value-type="float" office:value="0.0437857" calcext:value-type="float">
            <text:p>0,0437857</text:p>
          </table:table-cell>
          <table:table-cell office:value-type="float" office:value="81.8547" calcext:value-type="float">
            <text:p>81,8547</text:p>
          </table:table-cell>
          <table:table-cell table:formula="of:=([.F172]-AVERAGE([.F$2:.F$325]))/STDEV([.F$2:.F$325])" office:value-type="float" office:value="-0.44484617189999" calcext:value-type="float">
            <text:p>-0,4448461719</text:p>
          </table:table-cell>
          <table:table-cell table:formula="of:=([.G172]-AVERAGE([.G$2:.G$325]))/STDEV([.G$2:.G$325])" office:value-type="float" office:value="-0.31744988615124" calcext:value-type="float">
            <text:p>-0,3174498862</text:p>
          </table:table-cell>
          <table:table-cell table:formula="of:=([.H172]-AVERAGE([.H$2:.H$325]))/STDEV([.H$2:.H$325])" office:value-type="float" office:value="0.191310381112654" calcext:value-type="float">
            <text:p>0,1913103811</text:p>
          </table:table-cell>
          <table:table-cell table:formula="of:=SUM([.I172:.K172])" office:value-type="float" office:value="-0.570985676938575" calcext:value-type="float">
            <text:p>-0,570985676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213095" calcext:value-type="float">
            <text:p>0,0213095</text:p>
          </table:table-cell>
          <table:table-cell office:value-type="float" office:value="0.0462768" calcext:value-type="float">
            <text:p>0,0462768</text:p>
          </table:table-cell>
          <table:table-cell office:value-type="float" office:value="50.255" calcext:value-type="float">
            <text:p>50,255</text:p>
          </table:table-cell>
          <table:table-cell table:formula="of:=([.F173]-AVERAGE([.F$2:.F$325]))/STDEV([.F$2:.F$325])" office:value-type="float" office:value="-0.0167327065413761" calcext:value-type="float">
            <text:p>-0,0167327065</text:p>
          </table:table-cell>
          <table:table-cell table:formula="of:=([.G173]-AVERAGE([.G$2:.G$325]))/STDEV([.G$2:.G$325])" office:value-type="float" office:value="-0.0905090376850198" calcext:value-type="float">
            <text:p>-0,0905090377</text:p>
          </table:table-cell>
          <table:table-cell table:formula="of:=([.H173]-AVERAGE([.H$2:.H$325]))/STDEV([.H$2:.H$325])" office:value-type="float" office:value="-0.459142350546929" calcext:value-type="float">
            <text:p>-0,4591423505</text:p>
          </table:table-cell>
          <table:table-cell table:formula="of:=SUM([.I173:.K173])" office:value-type="float" office:value="-0.566384094773324" calcext:value-type="float">
            <text:p>-0,5663840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77854" calcext:value-type="float">
            <text:p>0,0177854</text:p>
          </table:table-cell>
          <table:table-cell office:value-type="float" office:value="0.0485051" calcext:value-type="float">
            <text:p>0,0485051</text:p>
          </table:table-cell>
          <table:table-cell office:value-type="float" office:value="79.8125" calcext:value-type="float">
            <text:p>79,8125</text:p>
          </table:table-cell>
          <table:table-cell table:formula="of:=([.F174]-AVERAGE([.F$2:.F$325]))/STDEV([.F$2:.F$325])" office:value-type="float" office:value="-0.793339832330376" calcext:value-type="float">
            <text:p>-0,7933398323</text:p>
          </table:table-cell>
          <table:table-cell table:formula="of:=([.G174]-AVERAGE([.G$2:.G$325]))/STDEV([.G$2:.G$325])" office:value-type="float" office:value="0.112490557930281" calcext:value-type="float">
            <text:p>0,1124905579</text:p>
          </table:table-cell>
          <table:table-cell table:formula="of:=([.H174]-AVERAGE([.H$2:.H$325]))/STDEV([.H$2:.H$325])" office:value-type="float" office:value="0.149273445046958" calcext:value-type="float">
            <text:p>0,149273445</text:p>
          </table:table-cell>
          <table:table-cell table:formula="of:=SUM([.I174:.K174])" office:value-type="float" office:value="-0.531575829353137" calcext:value-type="float">
            <text:p>-0,531575829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06079" calcext:value-type="float">
            <text:p>0,0206079</text:p>
          </table:table-cell>
          <table:table-cell office:value-type="float" office:value="0.0440147" calcext:value-type="float">
            <text:p>0,0440147</text:p>
          </table:table-cell>
          <table:table-cell office:value-type="float" office:value="72.6046" calcext:value-type="float">
            <text:p>72,6046</text:p>
          </table:table-cell>
          <table:table-cell table:formula="of:=([.F175]-AVERAGE([.F$2:.F$325]))/STDEV([.F$2:.F$325])" office:value-type="float" office:value="-0.171344539194695" calcext:value-type="float">
            <text:p>-0,1713445392</text:p>
          </table:table-cell>
          <table:table-cell table:formula="of:=([.G175]-AVERAGE([.G$2:.G$325]))/STDEV([.G$2:.G$325])" office:value-type="float" office:value="-0.296587835531528" calcext:value-type="float">
            <text:p>-0,2965878355</text:p>
          </table:table-cell>
          <table:table-cell table:formula="of:=([.H175]-AVERAGE([.H$2:.H$325]))/STDEV([.H$2:.H$325])" office:value-type="float" office:value="0.000905003431084507" calcext:value-type="float">
            <text:p>0,0009050034</text:p>
          </table:table-cell>
          <table:table-cell table:formula="of:=SUM([.I175:.K175])" office:value-type="float" office:value="-0.467027371295139" calcext:value-type="float">
            <text:p>-0,467027371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95064" calcext:value-type="float">
            <text:p>0,0195064</text:p>
          </table:table-cell>
          <table:table-cell office:value-type="float" office:value="0.0454034" calcext:value-type="float">
            <text:p>0,0454034</text:p>
          </table:table-cell>
          <table:table-cell office:value-type="float" office:value="78.6668" calcext:value-type="float">
            <text:p>78,6668</text:p>
          </table:table-cell>
          <table:table-cell table:formula="of:=([.F176]-AVERAGE([.F$2:.F$325]))/STDEV([.F$2:.F$325])" office:value-type="float" office:value="-0.41408247201629" calcext:value-type="float">
            <text:p>-0,414082472</text:p>
          </table:table-cell>
          <table:table-cell table:formula="of:=([.G176]-AVERAGE([.G$2:.G$325]))/STDEV([.G$2:.G$325])" office:value-type="float" office:value="-0.170076352144655" calcext:value-type="float">
            <text:p>-0,1700763521</text:p>
          </table:table-cell>
          <table:table-cell table:formula="of:=([.H176]-AVERAGE([.H$2:.H$325]))/STDEV([.H$2:.H$325])" office:value-type="float" office:value="0.125690192843222" calcext:value-type="float">
            <text:p>0,1256901928</text:p>
          </table:table-cell>
          <table:table-cell table:formula="of:=SUM([.I176:.K176])" office:value-type="float" office:value="-0.458468631317723" calcext:value-type="float">
            <text:p>-0,458468631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28588" calcext:value-type="float">
            <text:p>0,0228588</text:p>
          </table:table-cell>
          <table:table-cell office:value-type="float" office:value="0.0419453" calcext:value-type="float">
            <text:p>0,0419453</text:p>
          </table:table-cell>
          <table:table-cell office:value-type="float" office:value="60.0473" calcext:value-type="float">
            <text:p>60,0473</text:p>
          </table:table-cell>
          <table:table-cell table:formula="of:=([.F177]-AVERAGE([.F$2:.F$325]))/STDEV([.F$2:.F$325])" office:value-type="float" office:value="0.324687065878504" calcext:value-type="float">
            <text:p>0,3246870659</text:p>
          </table:table-cell>
          <table:table-cell table:formula="of:=([.G177]-AVERAGE([.G$2:.G$325]))/STDEV([.G$2:.G$325])" office:value-type="float" office:value="-0.48511153663385" calcext:value-type="float">
            <text:p>-0,4851115366</text:p>
          </table:table-cell>
          <table:table-cell table:formula="of:=([.H177]-AVERAGE([.H$2:.H$325]))/STDEV([.H$2:.H$325])" office:value-type="float" office:value="-0.257576250734901" calcext:value-type="float">
            <text:p>-0,2575762507</text:p>
          </table:table-cell>
          <table:table-cell table:formula="of:=SUM([.I177:.K177])" office:value-type="float" office:value="-0.418000721490248" calcext:value-type="float">
            <text:p>-0,4180007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89446" calcext:value-type="float">
            <text:p>0,0189446</text:p>
          </table:table-cell>
          <table:table-cell office:value-type="float" office:value="0.048097" calcext:value-type="float">
            <text:p>0,048097</text:p>
          </table:table-cell>
          <table:table-cell office:value-type="float" office:value="75.8558" calcext:value-type="float">
            <text:p>75,8558</text:p>
          </table:table-cell>
          <table:table-cell table:formula="of:=([.F178]-AVERAGE([.F$2:.F$325]))/STDEV([.F$2:.F$325])" office:value-type="float" office:value="-0.537886530717309" calcext:value-type="float">
            <text:p>-0,5378865307</text:p>
          </table:table-cell>
          <table:table-cell table:formula="of:=([.G178]-AVERAGE([.G$2:.G$325]))/STDEV([.G$2:.G$325])" office:value-type="float" office:value="0.0753123795114852" calcext:value-type="float">
            <text:p>0,0753123795</text:p>
          </table:table-cell>
          <table:table-cell table:formula="of:=([.H178]-AVERAGE([.H$2:.H$325]))/STDEV([.H$2:.H$325])" office:value-type="float" office:value="0.067828167928584" calcext:value-type="float">
            <text:p>0,0678281679</text:p>
          </table:table-cell>
          <table:table-cell table:formula="of:=SUM([.I178:.K178])" office:value-type="float" office:value="-0.39474598327724" calcext:value-type="float">
            <text:p>-0,3947459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13339" calcext:value-type="float">
            <text:p>0,0213339</text:p>
          </table:table-cell>
          <table:table-cell office:value-type="float" office:value="0.0448254" calcext:value-type="float">
            <text:p>0,0448254</text:p>
          </table:table-cell>
          <table:table-cell office:value-type="float" office:value="65.6451" calcext:value-type="float">
            <text:p>65,6451</text:p>
          </table:table-cell>
          <table:table-cell table:formula="of:=([.F179]-AVERAGE([.F$2:.F$325]))/STDEV([.F$2:.F$325])" office:value-type="float" office:value="-0.0113556701720188" calcext:value-type="float">
            <text:p>-0,0113556702</text:p>
          </table:table-cell>
          <table:table-cell table:formula="of:=([.G179]-AVERAGE([.G$2:.G$325]))/STDEV([.G$2:.G$325])" office:value-type="float" office:value="-0.222732532311438" calcext:value-type="float">
            <text:p>-0,2227325323</text:p>
          </table:table-cell>
          <table:table-cell table:formula="of:=([.H179]-AVERAGE([.H$2:.H$325]))/STDEV([.H$2:.H$325])" office:value-type="float" office:value="-0.142350337157113" calcext:value-type="float">
            <text:p>-0,1423503372</text:p>
          </table:table-cell>
          <table:table-cell table:formula="of:=SUM([.I179:.K179])" office:value-type="float" office:value="-0.37643853964057" calcext:value-type="float">
            <text:p>-0,376438539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94317" calcext:value-type="float">
            <text:p>0,0194317</text:p>
          </table:table-cell>
          <table:table-cell office:value-type="float" office:value="0.0472845" calcext:value-type="float">
            <text:p>0,0472845</text:p>
          </table:table-cell>
          <table:table-cell office:value-type="float" office:value="76.938" calcext:value-type="float">
            <text:p>76,938</text:p>
          </table:table-cell>
          <table:table-cell table:formula="of:=([.F180]-AVERAGE([.F$2:.F$325]))/STDEV([.F$2:.F$325])" office:value-type="float" office:value="-0.430544136638872" calcext:value-type="float">
            <text:p>-0,4305441366</text:p>
          </table:table-cell>
          <table:table-cell table:formula="of:=([.G180]-AVERAGE([.G$2:.G$325]))/STDEV([.G$2:.G$325])" office:value-type="float" office:value="0.00129309510748544" calcext:value-type="float">
            <text:p>0,0012930951</text:p>
          </table:table-cell>
          <table:table-cell table:formula="of:=([.H180]-AVERAGE([.H$2:.H$325]))/STDEV([.H$2:.H$325])" office:value-type="float" office:value="0.0901043270757278" calcext:value-type="float">
            <text:p>0,0901043271</text:p>
          </table:table-cell>
          <table:table-cell table:formula="of:=SUM([.I180:.K180])" office:value-type="float" office:value="-0.339146714455658" calcext:value-type="float">
            <text:p>-0,339146714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203256" calcext:value-type="float">
            <text:p>0,0203256</text:p>
          </table:table-cell>
          <table:table-cell office:value-type="float" office:value="0.0500583" calcext:value-type="float">
            <text:p>0,0500583</text:p>
          </table:table-cell>
          <table:table-cell office:value-type="float" office:value="56.0108" calcext:value-type="float">
            <text:p>56,0108</text:p>
          </table:table-cell>
          <table:table-cell table:formula="of:=([.F181]-AVERAGE([.F$2:.F$325]))/STDEV([.F$2:.F$325])" office:value-type="float" office:value="-0.233555087025414" calcext:value-type="float">
            <text:p>-0,233555087</text:p>
          </table:table-cell>
          <table:table-cell table:formula="of:=([.G181]-AVERAGE([.G$2:.G$325]))/STDEV([.G$2:.G$325])" office:value-type="float" office:value="0.253988099513411" calcext:value-type="float">
            <text:p>0,2539880995</text:p>
          </table:table-cell>
          <table:table-cell table:formula="of:=([.H181]-AVERAGE([.H$2:.H$325]))/STDEV([.H$2:.H$325])" office:value-type="float" office:value="-0.340664142434629" calcext:value-type="float">
            <text:p>-0,3406641424</text:p>
          </table:table-cell>
          <table:table-cell table:formula="of:=SUM([.I181:.K181])" office:value-type="float" office:value="-0.320231129946632" calcext:value-type="float">
            <text:p>-0,3202311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20339" calcext:value-type="float">
            <text:p>0,020339</text:p>
          </table:table-cell>
          <table:table-cell office:value-type="float" office:value="0.04776" calcext:value-type="float">
            <text:p>0,04776</text:p>
          </table:table-cell>
          <table:table-cell office:value-type="float" office:value="68.9677" calcext:value-type="float">
            <text:p>68,9677</text:p>
          </table:table-cell>
          <table:table-cell table:formula="of:=([.F182]-AVERAGE([.F$2:.F$325]))/STDEV([.F$2:.F$325])" office:value-type="float" office:value="-0.230602124429127" calcext:value-type="float">
            <text:p>-0,2306021244</text:p>
          </table:table-cell>
          <table:table-cell table:formula="of:=([.G182]-AVERAGE([.G$2:.G$325]))/STDEV([.G$2:.G$325])" office:value-type="float" office:value="0.0446114578571496" calcext:value-type="float">
            <text:p>0,0446114579</text:p>
          </table:table-cell>
          <table:table-cell table:formula="of:=([.H182]-AVERAGE([.H$2:.H$325]))/STDEV([.H$2:.H$325])" office:value-type="float" office:value="-0.0739574648762964" calcext:value-type="float">
            <text:p>-0,0739574649</text:p>
          </table:table-cell>
          <table:table-cell table:formula="of:=SUM([.I182:.K182])" office:value-type="float" office:value="-0.259948131448274" calcext:value-type="float">
            <text:p>-0,2599481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82175" calcext:value-type="float">
            <text:p>0,0182175</text:p>
          </table:table-cell>
          <table:table-cell office:value-type="float" office:value="0.0496318" calcext:value-type="float">
            <text:p>0,0496318</text:p>
          </table:table-cell>
          <table:table-cell office:value-type="float" office:value="84.2154" calcext:value-type="float">
            <text:p>84,2154</text:p>
          </table:table-cell>
          <table:table-cell table:formula="of:=([.F183]-AVERAGE([.F$2:.F$325]))/STDEV([.F$2:.F$325])" office:value-type="float" office:value="-0.698117807117293" calcext:value-type="float">
            <text:p>-0,6981178071</text:p>
          </table:table-cell>
          <table:table-cell table:formula="of:=([.G183]-AVERAGE([.G$2:.G$325]))/STDEV([.G$2:.G$325])" office:value-type="float" office:value="0.215133668992419" calcext:value-type="float">
            <text:p>0,215133669</text:p>
          </table:table-cell>
          <table:table-cell table:formula="of:=([.H183]-AVERAGE([.H$2:.H$325]))/STDEV([.H$2:.H$325])" office:value-type="float" office:value="0.239903366603934" calcext:value-type="float">
            <text:p>0,2399033666</text:p>
          </table:table-cell>
          <table:table-cell table:formula="of:=SUM([.I183:.K183])" office:value-type="float" office:value="-0.243080771520941" calcext:value-type="float">
            <text:p>-0,24308077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97806" calcext:value-type="float">
            <text:p>0,0197806</text:p>
          </table:table-cell>
          <table:table-cell office:value-type="float" office:value="0.0449649" calcext:value-type="float">
            <text:p>0,0449649</text:p>
          </table:table-cell>
          <table:table-cell office:value-type="float" office:value="88.1839" calcext:value-type="float">
            <text:p>88,1839</text:p>
          </table:table-cell>
          <table:table-cell table:formula="of:=([.F184]-AVERAGE([.F$2:.F$325]))/STDEV([.F$2:.F$325])" office:value-type="float" office:value="-0.353656923963924" calcext:value-type="float">
            <text:p>-0,353656924</text:p>
          </table:table-cell>
          <table:table-cell table:formula="of:=([.G184]-AVERAGE([.G$2:.G$325]))/STDEV([.G$2:.G$325])" office:value-type="float" office:value="-0.210023990558383" calcext:value-type="float">
            <text:p>-0,2100239906</text:p>
          </table:table-cell>
          <table:table-cell table:formula="of:=([.H184]-AVERAGE([.H$2:.H$325]))/STDEV([.H$2:.H$325])" office:value-type="float" office:value="0.321591536605264" calcext:value-type="float">
            <text:p>0,3215915366</text:p>
          </table:table-cell>
          <table:table-cell table:formula="of:=SUM([.I184:.K184])" office:value-type="float" office:value="-0.242089377917043" calcext:value-type="float">
            <text:p>-0,242089377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10075" calcext:value-type="float">
            <text:p>0,0210075</text:p>
          </table:table-cell>
          <table:table-cell office:value-type="float" office:value="0.0450289" calcext:value-type="float">
            <text:p>0,0450289</text:p>
          </table:table-cell>
          <table:table-cell office:value-type="float" office:value="76.1831" calcext:value-type="float">
            <text:p>76,1831</text:p>
          </table:table-cell>
          <table:table-cell table:formula="of:=([.F185]-AVERAGE([.F$2:.F$325]))/STDEV([.F$2:.F$325])" office:value-type="float" office:value="-0.0832845501293215" calcext:value-type="float">
            <text:p>-0,0832845501</text:p>
          </table:table-cell>
          <table:table-cell table:formula="of:=([.G185]-AVERAGE([.G$2:.G$325]))/STDEV([.G$2:.G$325])" office:value-type="float" office:value="-0.204193548463791" calcext:value-type="float">
            <text:p>-0,2041935485</text:p>
          </table:table-cell>
          <table:table-cell table:formula="of:=([.H185]-AVERAGE([.H$2:.H$325]))/STDEV([.H$2:.H$325])" office:value-type="float" office:value="0.074565357809253" calcext:value-type="float">
            <text:p>0,0745653578</text:p>
          </table:table-cell>
          <table:table-cell table:formula="of:=SUM([.I185:.K185])" office:value-type="float" office:value="-0.212912740783859" calcext:value-type="float">
            <text:p>-0,2129127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17491" calcext:value-type="float">
            <text:p>0,0217491</text:p>
          </table:table-cell>
          <table:table-cell office:value-type="float" office:value="0.0458785" calcext:value-type="float">
            <text:p>0,0458785</text:p>
          </table:table-cell>
          <table:table-cell office:value-type="float" office:value="66.5422" calcext:value-type="float">
            <text:p>66,5422</text:p>
          </table:table-cell>
          <table:table-cell table:formula="of:=([.F186]-AVERAGE([.F$2:.F$325]))/STDEV([.F$2:.F$325])" office:value-type="float" office:value="0.0801420962442559" calcext:value-type="float">
            <text:p>0,0801420962</text:p>
          </table:table-cell>
          <table:table-cell table:formula="of:=([.G186]-AVERAGE([.G$2:.G$325]))/STDEV([.G$2:.G$325])" office:value-type="float" office:value="-0.126794429658082" calcext:value-type="float">
            <text:p>-0,1267944297</text:p>
          </table:table-cell>
          <table:table-cell table:formula="of:=([.H186]-AVERAGE([.H$2:.H$325]))/STDEV([.H$2:.H$325])" office:value-type="float" office:value="-0.123884302809578" calcext:value-type="float">
            <text:p>-0,1238843028</text:p>
          </table:table-cell>
          <table:table-cell table:formula="of:=SUM([.I186:.K186])" office:value-type="float" office:value="-0.170536636223405" calcext:value-type="float">
            <text:p>-0,170536636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26431" calcext:value-type="float">
            <text:p>0,0226431</text:p>
          </table:table-cell>
          <table:table-cell office:value-type="float" office:value="0.0437433" calcext:value-type="float">
            <text:p>0,0437433</text:p>
          </table:table-cell>
          <table:table-cell office:value-type="float" office:value="67.3603" calcext:value-type="float">
            <text:p>67,3603</text:p>
          </table:table-cell>
          <table:table-cell table:formula="of:=([.F187]-AVERAGE([.F$2:.F$325]))/STDEV([.F$2:.F$325])" office:value-type="float" office:value="0.277153182892014" calcext:value-type="float">
            <text:p>0,2771531829</text:p>
          </table:table-cell>
          <table:table-cell table:formula="of:=([.G187]-AVERAGE([.G$2:.G$325]))/STDEV([.G$2:.G$325])" office:value-type="float" office:value="-0.321312554038907" calcext:value-type="float">
            <text:p>-0,321312554</text:p>
          </table:table-cell>
          <table:table-cell table:formula="of:=([.H187]-AVERAGE([.H$2:.H$325]))/STDEV([.H$2:.H$325])" office:value-type="float" office:value="-0.107044415729299" calcext:value-type="float">
            <text:p>-0,1070444157</text:p>
          </table:table-cell>
          <table:table-cell table:formula="of:=SUM([.I187:.K187])" office:value-type="float" office:value="-0.151203786876191" calcext:value-type="float">
            <text:p>-0,15120378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93639" calcext:value-type="float">
            <text:p>0,0193639</text:p>
          </table:table-cell>
          <table:table-cell office:value-type="float" office:value="0.0492736" calcext:value-type="float">
            <text:p>0,0492736</text:p>
          </table:table-cell>
          <table:table-cell office:value-type="float" office:value="78.1986" calcext:value-type="float">
            <text:p>78,1986</text:p>
          </table:table-cell>
          <table:table-cell table:formula="of:=([.F188]-AVERAGE([.F$2:.F$325]))/STDEV([.F$2:.F$325])" office:value-type="float" office:value="-0.445485245894708" calcext:value-type="float">
            <text:p>-0,4454852459</text:p>
          </table:table-cell>
          <table:table-cell table:formula="of:=([.G188]-AVERAGE([.G$2:.G$325]))/STDEV([.G$2:.G$325])" office:value-type="float" office:value="0.18250141339425" calcext:value-type="float">
            <text:p>0,1825014134</text:p>
          </table:table-cell>
          <table:table-cell table:formula="of:=([.H188]-AVERAGE([.H$2:.H$325]))/STDEV([.H$2:.H$325])" office:value-type="float" office:value="0.116052697266903" calcext:value-type="float">
            <text:p>0,1160526973</text:p>
          </table:table-cell>
          <table:table-cell table:formula="of:=SUM([.I188:.K188])" office:value-type="float" office:value="-0.146931135233556" calcext:value-type="float">
            <text:p>-0,146931135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9879" calcext:value-type="float">
            <text:p>0,019879</text:p>
          </table:table-cell>
          <table:table-cell office:value-type="float" office:value="0.0483604" calcext:value-type="float">
            <text:p>0,0483604</text:p>
          </table:table-cell>
          <table:table-cell office:value-type="float" office:value="79.0886" calcext:value-type="float">
            <text:p>79,0886</text:p>
          </table:table-cell>
          <table:table-cell table:formula="of:=([.F189]-AVERAGE([.F$2:.F$325]))/STDEV([.F$2:.F$325])" office:value-type="float" office:value="-0.331972482212091" calcext:value-type="float">
            <text:p>-0,3319724822</text:p>
          </table:table-cell>
          <table:table-cell table:formula="of:=([.G189]-AVERAGE([.G$2:.G$325]))/STDEV([.G$2:.G$325])" office:value-type="float" office:value="0.09930829275704" calcext:value-type="float">
            <text:p>0,0993082928</text:p>
          </table:table-cell>
          <table:table-cell table:formula="of:=([.H189]-AVERAGE([.H$2:.H$325]))/STDEV([.H$2:.H$325])" office:value-type="float" office:value="0.134372584201811" calcext:value-type="float">
            <text:p>0,1343725842</text:p>
          </table:table-cell>
          <table:table-cell table:formula="of:=SUM([.I189:.K189])" office:value-type="float" office:value="-0.0982916052532396" calcext:value-type="float">
            <text:p>-0,098291605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26585" calcext:value-type="float">
            <text:p>0,0226585</text:p>
          </table:table-cell>
          <table:table-cell office:value-type="float" office:value="0.044308" calcext:value-type="float">
            <text:p>0,044308</text:p>
          </table:table-cell>
          <table:table-cell office:value-type="float" office:value="67.6176" calcext:value-type="float">
            <text:p>67,6176</text:p>
          </table:table-cell>
          <table:table-cell table:formula="of:=([.F190]-AVERAGE([.F$2:.F$325]))/STDEV([.F$2:.F$325])" office:value-type="float" office:value="0.280546886174313" calcext:value-type="float">
            <text:p>0,2805468862</text:p>
          </table:table-cell>
          <table:table-cell table:formula="of:=([.G190]-AVERAGE([.G$2:.G$325]))/STDEV([.G$2:.G$325])" office:value-type="float" office:value="-0.269868012619905" calcext:value-type="float">
            <text:p>-0,2698680126</text:p>
          </table:table-cell>
          <table:table-cell table:formula="of:=([.H190]-AVERAGE([.H$2:.H$325]))/STDEV([.H$2:.H$325])" office:value-type="float" office:value="-0.101748115832274" calcext:value-type="float">
            <text:p>-0,1017481158</text:p>
          </table:table-cell>
          <table:table-cell table:formula="of:=SUM([.I190:.K190])" office:value-type="float" office:value="-0.0910692422778662" calcext:value-type="float">
            <text:p>-0,0910692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207493" calcext:value-type="float">
            <text:p>0,0207493</text:p>
          </table:table-cell>
          <table:table-cell office:value-type="float" office:value="0.0488725" calcext:value-type="float">
            <text:p>0,0488725</text:p>
          </table:table-cell>
          <table:table-cell office:value-type="float" office:value="69.5125" calcext:value-type="float">
            <text:p>69,5125</text:p>
          </table:table-cell>
          <table:table-cell table:formula="of:=([.F191]-AVERAGE([.F$2:.F$325]))/STDEV([.F$2:.F$325])" office:value-type="float" office:value="-0.140184172693585" calcext:value-type="float">
            <text:p>-0,1401841727</text:p>
          </table:table-cell>
          <table:table-cell table:formula="of:=([.G191]-AVERAGE([.G$2:.G$325]))/STDEV([.G$2:.G$325])" office:value-type="float" office:value="0.145960939579549" calcext:value-type="float">
            <text:p>0,1459609396</text:p>
          </table:table-cell>
          <table:table-cell table:formula="of:=([.H191]-AVERAGE([.H$2:.H$325]))/STDEV([.H$2:.H$325])" office:value-type="float" office:value="-0.0627432239750174" calcext:value-type="float">
            <text:p>-0,062743224</text:p>
          </table:table-cell>
          <table:table-cell table:formula="of:=SUM([.I191:.K191])" office:value-type="float" office:value="-0.0569664570890533" calcext:value-type="float">
            <text:p>-0,0569664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211891" calcext:value-type="float">
            <text:p>0,0211891</text:p>
          </table:table-cell>
          <table:table-cell office:value-type="float" office:value="0.051758" calcext:value-type="float">
            <text:p>0,051758</text:p>
          </table:table-cell>
          <table:table-cell office:value-type="float" office:value="53.2559" calcext:value-type="float">
            <text:p>53,2559</text:p>
          </table:table-cell>
          <table:table-cell table:formula="of:=([.F192]-AVERAGE([.F$2:.F$325]))/STDEV([.F$2:.F$325])" office:value-type="float" office:value="-0.0432652958393516" calcext:value-type="float">
            <text:p>-0,0432652958</text:p>
          </table:table-cell>
          <table:table-cell table:formula="of:=([.G192]-AVERAGE([.G$2:.G$325]))/STDEV([.G$2:.G$325])" office:value-type="float" office:value="0.408831887453692" calcext:value-type="float">
            <text:p>0,4088318875</text:p>
          </table:table-cell>
          <table:table-cell table:formula="of:=([.H192]-AVERAGE([.H$2:.H$325]))/STDEV([.H$2:.H$325])" office:value-type="float" office:value="-0.397371396948089" calcext:value-type="float">
            <text:p>-0,3973713969</text:p>
          </table:table-cell>
          <table:table-cell table:formula="of:=SUM([.I192:.K192])" office:value-type="float" office:value="-0.0318048053337492" calcext:value-type="float">
            <text:p>-0,03180480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85794" calcext:value-type="float">
            <text:p>0,0185794</text:p>
          </table:table-cell>
          <table:table-cell office:value-type="float" office:value="0.0506439" calcext:value-type="float">
            <text:p>0,0506439</text:p>
          </table:table-cell>
          <table:table-cell office:value-type="float" office:value="88.2666" calcext:value-type="float">
            <text:p>88,2666</text:p>
          </table:table-cell>
          <table:table-cell table:formula="of:=([.F193]-AVERAGE([.F$2:.F$325]))/STDEV([.F$2:.F$325])" office:value-type="float" office:value="-0.618365779983262" calcext:value-type="float">
            <text:p>-0,61836578</text:p>
          </table:table-cell>
          <table:table-cell table:formula="of:=([.G193]-AVERAGE([.G$2:.G$325]))/STDEV([.G$2:.G$325])" office:value-type="float" office:value="0.307336644678927" calcext:value-type="float">
            <text:p>0,3073366447</text:p>
          </table:table-cell>
          <table:table-cell table:formula="of:=([.H193]-AVERAGE([.H$2:.H$325]))/STDEV([.H$2:.H$325])" office:value-type="float" office:value="0.323293845200227" calcext:value-type="float">
            <text:p>0,3232938452</text:p>
          </table:table-cell>
          <table:table-cell table:formula="of:=SUM([.I193:.K193])" office:value-type="float" office:value="0.0122647098958929" calcext:value-type="float">
            <text:p>0,0122647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20853" calcext:value-type="float">
            <text:p>0,0220853</text:p>
          </table:table-cell>
          <table:table-cell office:value-type="float" office:value="0.0468754" calcext:value-type="float">
            <text:p>0,0468754</text:p>
          </table:table-cell>
          <table:table-cell office:value-type="float" office:value="67.5948" calcext:value-type="float">
            <text:p>67,5948</text:p>
          </table:table-cell>
          <table:table-cell table:formula="of:=([.F194]-AVERAGE([.F$2:.F$325]))/STDEV([.F$2:.F$325])" office:value-type="float" office:value="0.154230605563021" calcext:value-type="float">
            <text:p>0,1542306056</text:p>
          </table:table-cell>
          <table:table-cell table:formula="of:=([.G194]-AVERAGE([.G$2:.G$325]))/STDEV([.G$2:.G$325])" office:value-type="float" office:value="-0.0359761839690394" calcext:value-type="float">
            <text:p>-0,035976184</text:p>
          </table:table-cell>
          <table:table-cell table:formula="of:=([.H194]-AVERAGE([.H$2:.H$325]))/STDEV([.H$2:.H$325])" office:value-type="float" office:value="-0.102217434284089" calcext:value-type="float">
            <text:p>-0,1022174343</text:p>
          </table:table-cell>
          <table:table-cell table:formula="of:=SUM([.I194:.K194])" office:value-type="float" office:value="0.0160369873098924" calcext:value-type="float">
            <text:p>0,016036987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30648" calcext:value-type="float">
            <text:p>0,0230648</text:p>
          </table:table-cell>
          <table:table-cell office:value-type="float" office:value="0.0447525" calcext:value-type="float">
            <text:p>0,0447525</text:p>
          </table:table-cell>
          <table:table-cell office:value-type="float" office:value="68.1969" calcext:value-type="float">
            <text:p>68,1969</text:p>
          </table:table-cell>
          <table:table-cell table:formula="of:=([.F195]-AVERAGE([.F$2:.F$325]))/STDEV([.F$2:.F$325])" office:value-type="float" office:value="0.370083356537831" calcext:value-type="float">
            <text:p>0,3700833565</text:p>
          </table:table-cell>
          <table:table-cell table:formula="of:=([.G195]-AVERAGE([.G$2:.G$325]))/STDEV([.G$2:.G$325])" office:value-type="float" office:value="-0.22937377025981" calcext:value-type="float">
            <text:p>-0,2293737703</text:p>
          </table:table-cell>
          <table:table-cell table:formula="of:=([.H195]-AVERAGE([.H$2:.H$325]))/STDEV([.H$2:.H$325])" office:value-type="float" office:value="-0.0898237220104845" calcext:value-type="float">
            <text:p>-0,089823722</text:p>
          </table:table-cell>
          <table:table-cell table:formula="of:=SUM([.I195:.K195])" office:value-type="float" office:value="0.0508858642675367" calcext:value-type="float">
            <text:p>0,050885864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00764" calcext:value-type="float">
            <text:p>0,0200764</text:p>
          </table:table-cell>
          <table:table-cell office:value-type="float" office:value="0.0458865" calcext:value-type="float">
            <text:p>0,0458865</text:p>
          </table:table-cell>
          <table:table-cell office:value-type="float" office:value="95.7152" calcext:value-type="float">
            <text:p>95,7152</text:p>
          </table:table-cell>
          <table:table-cell table:formula="of:=([.F196]-AVERAGE([.F$2:.F$325]))/STDEV([.F$2:.F$325])" office:value-type="float" office:value="-0.288471376502619" calcext:value-type="float">
            <text:p>-0,2884713765</text:p>
          </table:table-cell>
          <table:table-cell table:formula="of:=([.G196]-AVERAGE([.G$2:.G$325]))/STDEV([.G$2:.G$325])" office:value-type="float" office:value="-0.126065624396258" calcext:value-type="float">
            <text:p>-0,1260656244</text:p>
          </table:table-cell>
          <table:table-cell table:formula="of:=([.H196]-AVERAGE([.H$2:.H$325]))/STDEV([.H$2:.H$325])" office:value-type="float" office:value="0.476616889945575" calcext:value-type="float">
            <text:p>0,4766168899</text:p>
          </table:table-cell>
          <table:table-cell table:formula="of:=SUM([.I196:.K196])" office:value-type="float" office:value="0.0620798890466976" calcext:value-type="float">
            <text:p>0,06207988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12964" calcext:value-type="float">
            <text:p>0,0212964</text:p>
          </table:table-cell>
          <table:table-cell office:value-type="float" office:value="0.0459622" calcext:value-type="float">
            <text:p>0,0459622</text:p>
          </table:table-cell>
          <table:table-cell office:value-type="float" office:value="83.6957" calcext:value-type="float">
            <text:p>83,6957</text:p>
          </table:table-cell>
          <table:table-cell table:formula="of:=([.F197]-AVERAGE([.F$2:.F$325]))/STDEV([.F$2:.F$325])" office:value-type="float" office:value="-0.0196195580347602" calcext:value-type="float">
            <text:p>-0,019619558</text:p>
          </table:table-cell>
          <table:table-cell table:formula="of:=([.G197]-AVERAGE([.G$2:.G$325]))/STDEV([.G$2:.G$325])" office:value-type="float" office:value="-0.119169304606249" calcext:value-type="float">
            <text:p>-0,1191693046</text:p>
          </table:table-cell>
          <table:table-cell table:formula="of:=([.H197]-AVERAGE([.H$2:.H$325]))/STDEV([.H$2:.H$325])" office:value-type="float" office:value="0.229205787682505" calcext:value-type="float">
            <text:p>0,2292057877</text:p>
          </table:table-cell>
          <table:table-cell table:formula="of:=SUM([.I197:.K197])" office:value-type="float" office:value="0.0904169250414954" calcext:value-type="float">
            <text:p>0,09041692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30791" calcext:value-type="float">
            <text:p>0,0230791</text:p>
          </table:table-cell>
          <table:table-cell office:value-type="float" office:value="0.0452806" calcext:value-type="float">
            <text:p>0,0452806</text:p>
          </table:table-cell>
          <table:table-cell office:value-type="float" office:value="67.9622" calcext:value-type="float">
            <text:p>67,9622</text:p>
          </table:table-cell>
          <table:table-cell table:formula="of:=([.F198]-AVERAGE([.F$2:.F$325]))/STDEV([.F$2:.F$325])" office:value-type="float" office:value="0.373234652442822" calcext:value-type="float">
            <text:p>0,3732346524</text:p>
          </table:table-cell>
          <table:table-cell table:formula="of:=([.G198]-AVERAGE([.G$2:.G$325]))/STDEV([.G$2:.G$325])" office:value-type="float" office:value="-0.181263512913653" calcext:value-type="float">
            <text:p>-0,1812635129</text:p>
          </table:table-cell>
          <table:table-cell table:formula="of:=([.H198]-AVERAGE([.H$2:.H$325]))/STDEV([.H$2:.H$325])" office:value-type="float" office:value="-0.0946548202842183" calcext:value-type="float">
            <text:p>-0,0946548203</text:p>
          </table:table-cell>
          <table:table-cell table:formula="of:=SUM([.I198:.K198])" office:value-type="float" office:value="0.0973163192449509" calcext:value-type="float">
            <text:p>0,0973163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97245" calcext:value-type="float">
            <text:p>0,0197245</text:p>
          </table:table-cell>
          <table:table-cell office:value-type="float" office:value="0.0503587" calcext:value-type="float">
            <text:p>0,0503587</text:p>
          </table:table-cell>
          <table:table-cell office:value-type="float" office:value="82.2383" calcext:value-type="float">
            <text:p>82,2383</text:p>
          </table:table-cell>
          <table:table-cell table:formula="of:=([.F199]-AVERAGE([.F$2:.F$325]))/STDEV([.F$2:.F$325])" office:value-type="float" office:value="-0.366019700206586" calcext:value-type="float">
            <text:p>-0,3660197002</text:p>
          </table:table-cell>
          <table:table-cell table:formula="of:=([.G199]-AVERAGE([.G$2:.G$325]))/STDEV([.G$2:.G$325])" office:value-type="float" office:value="0.281354737094902" calcext:value-type="float">
            <text:p>0,2813547371</text:p>
          </table:table-cell>
          <table:table-cell table:formula="of:=([.H199]-AVERAGE([.H$2:.H$325]))/STDEV([.H$2:.H$325])" office:value-type="float" office:value="0.199206458223026" calcext:value-type="float">
            <text:p>0,1992064582</text:p>
          </table:table-cell>
          <table:table-cell table:formula="of:=SUM([.I199:.K199])" office:value-type="float" office:value="0.114541495111342" calcext:value-type="float">
            <text:p>0,1145414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211077" calcext:value-type="float">
            <text:p>0,0211077</text:p>
          </table:table-cell>
          <table:table-cell office:value-type="float" office:value="0.0499433" calcext:value-type="float">
            <text:p>0,0499433</text:p>
          </table:table-cell>
          <table:table-cell office:value-type="float" office:value="70.156" calcext:value-type="float">
            <text:p>70,156</text:p>
          </table:table-cell>
          <table:table-cell table:formula="of:=([.F200]-AVERAGE([.F$2:.F$325]))/STDEV([.F$2:.F$325])" office:value-type="float" office:value="-0.0612034417600757" calcext:value-type="float">
            <text:p>-0,0612034418</text:p>
          </table:table-cell>
          <table:table-cell table:formula="of:=([.G200]-AVERAGE([.G$2:.G$325]))/STDEV([.G$2:.G$325])" office:value-type="float" office:value="0.24351152387469" calcext:value-type="float">
            <text:p>0,2435115239</text:p>
          </table:table-cell>
          <table:table-cell table:formula="of:=([.H200]-AVERAGE([.H$2:.H$325]))/STDEV([.H$2:.H$325])" office:value-type="float" office:value="-0.0494973281967997" calcext:value-type="float">
            <text:p>-0,0494973282</text:p>
          </table:table-cell>
          <table:table-cell table:formula="of:=SUM([.I200:.K200])" office:value-type="float" office:value="0.132810753917815" calcext:value-type="float">
            <text:p>0,13281075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21565" calcext:value-type="float">
            <text:p>0,021565</text:p>
          </table:table-cell>
          <table:table-cell office:value-type="float" office:value="0.052862" calcext:value-type="float">
            <text:p>0,052862</text:p>
          </table:table-cell>
          <table:table-cell office:value-type="float" office:value="53.3874" calcext:value-type="float">
            <text:p>53,3874</text:p>
          </table:table-cell>
          <table:table-cell table:formula="of:=([.F201]-AVERAGE([.F$2:.F$325]))/STDEV([.F$2:.F$325])" office:value-type="float" office:value="0.0395719160967694" calcext:value-type="float">
            <text:p>0,0395719161</text:p>
          </table:table-cell>
          <table:table-cell table:formula="of:=([.G201]-AVERAGE([.G$2:.G$325]))/STDEV([.G$2:.G$325])" office:value-type="float" office:value="0.509407013585403" calcext:value-type="float">
            <text:p>0,5094070136</text:p>
          </table:table-cell>
          <table:table-cell table:formula="of:=([.H201]-AVERAGE([.H$2:.H$325]))/STDEV([.H$2:.H$325])" office:value-type="float" office:value="-0.3946645821931" calcext:value-type="float">
            <text:p>-0,3946645822</text:p>
          </table:table-cell>
          <table:table-cell table:formula="of:=SUM([.I201:.K201])" office:value-type="float" office:value="0.154314347489073" calcext:value-type="float">
            <text:p>0,154314347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02792" calcext:value-type="float">
            <text:p>0,0202792</text:p>
          </table:table-cell>
          <table:table-cell office:value-type="float" office:value="0.0493973" calcext:value-type="float">
            <text:p>0,0493973</text:p>
          </table:table-cell>
          <table:table-cell office:value-type="float" office:value="83.0302" calcext:value-type="float">
            <text:p>83,0302</text:p>
          </table:table-cell>
          <table:table-cell table:formula="of:=([.F202]-AVERAGE([.F$2:.F$325]))/STDEV([.F$2:.F$325])" office:value-type="float" office:value="-0.243780270940912" calcext:value-type="float">
            <text:p>-0,2437802709</text:p>
          </table:table-cell>
          <table:table-cell table:formula="of:=([.G202]-AVERAGE([.G$2:.G$325]))/STDEV([.G$2:.G$325])" office:value-type="float" office:value="0.193770564755203" calcext:value-type="float">
            <text:p>0,1937705648</text:p>
          </table:table-cell>
          <table:table-cell table:formula="of:=([.H202]-AVERAGE([.H$2:.H$325]))/STDEV([.H$2:.H$325])" office:value-type="float" office:value="0.21550704076657" calcext:value-type="float">
            <text:p>0,2155070408</text:p>
          </table:table-cell>
          <table:table-cell table:formula="of:=SUM([.I202:.K202])" office:value-type="float" office:value="0.165497334580861" calcext:value-type="float">
            <text:p>0,1654973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23515" calcext:value-type="float">
            <text:p>0,0223515</text:p>
          </table:table-cell>
          <table:table-cell office:value-type="float" office:value="0.0480042" calcext:value-type="float">
            <text:p>0,0480042</text:p>
          </table:table-cell>
          <table:table-cell office:value-type="float" office:value="68.5011" calcext:value-type="float">
            <text:p>68,5011</text:p>
          </table:table-cell>
          <table:table-cell table:formula="of:=([.F203]-AVERAGE([.F$2:.F$325]))/STDEV([.F$2:.F$325])" office:value-type="float" office:value="0.212893190871336" calcext:value-type="float">
            <text:p>0,2128931909</text:p>
          </table:table-cell>
          <table:table-cell table:formula="of:=([.G203]-AVERAGE([.G$2:.G$325]))/STDEV([.G$2:.G$325])" office:value-type="float" office:value="0.0668582384743265" calcext:value-type="float">
            <text:p>0,0668582385</text:p>
          </table:table-cell>
          <table:table-cell table:formula="of:=([.H203]-AVERAGE([.H$2:.H$325]))/STDEV([.H$2:.H$325])" office:value-type="float" office:value="-0.0835620258244181" calcext:value-type="float">
            <text:p>-0,0835620258</text:p>
          </table:table-cell>
          <table:table-cell table:formula="of:=SUM([.I203:.K203])" office:value-type="float" office:value="0.196189403521244" calcext:value-type="float">
            <text:p>0,196189403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34006" calcext:value-type="float">
            <text:p>0,0234006</text:p>
          </table:table-cell>
          <table:table-cell office:value-type="float" office:value="0.0457262" calcext:value-type="float">
            <text:p>0,0457262</text:p>
          </table:table-cell>
          <table:table-cell office:value-type="float" office:value="68.8983" calcext:value-type="float">
            <text:p>68,8983</text:p>
          </table:table-cell>
          <table:table-cell table:formula="of:=([.F204]-AVERAGE([.F$2:.F$325]))/STDEV([.F$2:.F$325])" office:value-type="float" office:value="0.444083717719394" calcext:value-type="float">
            <text:p>0,4440837177</text:p>
          </table:table-cell>
          <table:table-cell table:formula="of:=([.G204]-AVERAGE([.G$2:.G$325]))/STDEV([.G$2:.G$325])" office:value-type="float" office:value="-0.140669059830057" calcext:value-type="float">
            <text:p>-0,1406690598</text:p>
          </table:table-cell>
          <table:table-cell table:formula="of:=([.H204]-AVERAGE([.H$2:.H$325]))/STDEV([.H$2:.H$325])" office:value-type="float" office:value="-0.0753860043743665" calcext:value-type="float">
            <text:p>-0,0753860044</text:p>
          </table:table-cell>
          <table:table-cell table:formula="of:=SUM([.I204:.K204])" office:value-type="float" office:value="0.22802865351497" calcext:value-type="float">
            <text:p>0,228028653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34298" calcext:value-type="float">
            <text:p>0,0234298</text:p>
          </table:table-cell>
          <table:table-cell office:value-type="float" office:value="0.0462125" calcext:value-type="float">
            <text:p>0,0462125</text:p>
          </table:table-cell>
          <table:table-cell office:value-type="float" office:value="68.5018" calcext:value-type="float">
            <text:p>68,5018</text:p>
          </table:table-cell>
          <table:table-cell table:formula="of:=([.F205]-AVERAGE([.F$2:.F$325]))/STDEV([.F$2:.F$325])" office:value-type="float" office:value="0.450518531735182" calcext:value-type="float">
            <text:p>0,4505185317</text:p>
          </table:table-cell>
          <table:table-cell table:formula="of:=([.G205]-AVERAGE([.G$2:.G$325]))/STDEV([.G$2:.G$325])" office:value-type="float" office:value="-0.0963668099769305" calcext:value-type="float">
            <text:p>-0,09636681</text:p>
          </table:table-cell>
          <table:table-cell table:formula="of:=([.H205]-AVERAGE([.H$2:.H$325]))/STDEV([.H$2:.H$325])" office:value-type="float" office:value="-0.0835476169245815" calcext:value-type="float">
            <text:p>-0,0835476169</text:p>
          </table:table-cell>
          <table:table-cell table:formula="of:=SUM([.I205:.K205])" office:value-type="float" office:value="0.27060410483367" calcext:value-type="float">
            <text:p>0,270604104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06899" calcext:value-type="float">
            <text:p>0,0206899</text:p>
          </table:table-cell>
          <table:table-cell office:value-type="float" office:value="0.0503621" calcext:value-type="float">
            <text:p>0,0503621</text:p>
          </table:table-cell>
          <table:table-cell office:value-type="float" office:value="79.4718" calcext:value-type="float">
            <text:p>79,4718</text:p>
          </table:table-cell>
          <table:table-cell table:formula="of:=([.F206]-AVERAGE([.F$2:.F$325]))/STDEV([.F$2:.F$325])" office:value-type="float" office:value="-0.153274171068167" calcext:value-type="float">
            <text:p>-0,1532741711</text:p>
          </table:table-cell>
          <table:table-cell table:formula="of:=([.G206]-AVERAGE([.G$2:.G$325]))/STDEV([.G$2:.G$325])" office:value-type="float" office:value="0.281664479331177" calcext:value-type="float">
            <text:p>0,2816644793</text:p>
          </table:table-cell>
          <table:table-cell table:formula="of:=([.H206]-AVERAGE([.H$2:.H$325]))/STDEV([.H$2:.H$325])" office:value-type="float" office:value="0.142260427655134" calcext:value-type="float">
            <text:p>0,1422604277</text:p>
          </table:table-cell>
          <table:table-cell table:formula="of:=SUM([.I206:.K206])" office:value-type="float" office:value="0.270650735918144" calcext:value-type="float">
            <text:p>0,270650735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179" calcext:value-type="float">
            <text:p>0,02179</text:p>
          </table:table-cell>
          <table:table-cell office:value-type="float" office:value="0.0499338" calcext:value-type="float">
            <text:p>0,0499338</text:p>
          </table:table-cell>
          <table:table-cell office:value-type="float" office:value="70.8138" calcext:value-type="float">
            <text:p>70,8138</text:p>
          </table:table-cell>
          <table:table-cell table:formula="of:=([.F207]-AVERAGE([.F$2:.F$325]))/STDEV([.F$2:.F$325])" office:value-type="float" office:value="0.0891552432732194" calcext:value-type="float">
            <text:p>0,0891552433</text:p>
          </table:table-cell>
          <table:table-cell table:formula="of:=([.G207]-AVERAGE([.G$2:.G$325]))/STDEV([.G$2:.G$325])" office:value-type="float" office:value="0.242646067626275" calcext:value-type="float">
            <text:p>0,2426460676</text:p>
          </table:table-cell>
          <table:table-cell table:formula="of:=([.H207]-AVERAGE([.H$2:.H$325]))/STDEV([.H$2:.H$325])" office:value-type="float" office:value="-0.0359570791790663" calcext:value-type="float">
            <text:p>-0,0359570792</text:p>
          </table:table-cell>
          <table:table-cell table:formula="of:=SUM([.I207:.K207])" office:value-type="float" office:value="0.295844231720428" calcext:value-type="float">
            <text:p>0,29584423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188798" calcext:value-type="float">
            <text:p>0,0188798</text:p>
          </table:table-cell>
          <table:table-cell office:value-type="float" office:value="0.0515395" calcext:value-type="float">
            <text:p>0,0515395</text:p>
          </table:table-cell>
          <table:table-cell office:value-type="float" office:value="96.6839" calcext:value-type="float">
            <text:p>96,6839</text:p>
          </table:table-cell>
          <table:table-cell table:formula="of:=([.F208]-AVERAGE([.F$2:.F$325]))/STDEV([.F$2:.F$325])" office:value-type="float" office:value="-0.552166528944127" calcext:value-type="float">
            <text:p>-0,5521665289</text:p>
          </table:table-cell>
          <table:table-cell table:formula="of:=([.G208]-AVERAGE([.G$2:.G$325]))/STDEV([.G$2:.G$325])" office:value-type="float" office:value="0.388926393740123" calcext:value-type="float">
            <text:p>0,3889263937</text:p>
          </table:table-cell>
          <table:table-cell table:formula="of:=([.H208]-AVERAGE([.H$2:.H$325]))/STDEV([.H$2:.H$325])" office:value-type="float" office:value="0.496556748904953" calcext:value-type="float">
            <text:p>0,4965567489</text:p>
          </table:table-cell>
          <table:table-cell table:formula="of:=SUM([.I208:.K208])" office:value-type="float" office:value="0.333316613700949" calcext:value-type="float">
            <text:p>0,33331661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219014" calcext:value-type="float">
            <text:p>0,0219014</text:p>
          </table:table-cell>
          <table:table-cell office:value-type="float" office:value="0.0539291" calcext:value-type="float">
            <text:p>0,0539291</text:p>
          </table:table-cell>
          <table:table-cell office:value-type="float" office:value="53.8194" calcext:value-type="float">
            <text:p>53,8194</text:p>
          </table:table-cell>
          <table:table-cell table:formula="of:=([.F209]-AVERAGE([.F$2:.F$325]))/STDEV([.F$2:.F$325])" office:value-type="float" office:value="0.113704499484136" calcext:value-type="float">
            <text:p>0,1137044995</text:p>
          </table:table-cell>
          <table:table-cell table:formula="of:=([.G209]-AVERAGE([.G$2:.G$325]))/STDEV([.G$2:.G$325])" office:value-type="float" office:value="0.606620525446952" calcext:value-type="float">
            <text:p>0,6066205254</text:p>
          </table:table-cell>
          <table:table-cell table:formula="of:=([.H209]-AVERAGE([.H$2:.H$325]))/STDEV([.H$2:.H$325])" office:value-type="float" office:value="-0.385772232579751" calcext:value-type="float">
            <text:p>-0,3857722326</text:p>
          </table:table-cell>
          <table:table-cell table:formula="of:=SUM([.I209:.K209])" office:value-type="float" office:value="0.334552792351337" calcext:value-type="float">
            <text:p>0,334552792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36924" calcext:value-type="float">
            <text:p>0,0236924</text:p>
          </table:table-cell>
          <table:table-cell office:value-type="float" office:value="0.0468556" calcext:value-type="float">
            <text:p>0,0468556</text:p>
          </table:table-cell>
          <table:table-cell office:value-type="float" office:value="69.8928" calcext:value-type="float">
            <text:p>69,8928</text:p>
          </table:table-cell>
          <table:table-cell table:formula="of:=([.F210]-AVERAGE([.F$2:.F$325]))/STDEV([.F$2:.F$325])" office:value-type="float" office:value="0.508387783808673" calcext:value-type="float">
            <text:p>0,5083877838</text:p>
          </table:table-cell>
          <table:table-cell table:formula="of:=([.G210]-AVERAGE([.G$2:.G$325]))/STDEV([.G$2:.G$325])" office:value-type="float" office:value="-0.0377799769920539" calcext:value-type="float">
            <text:p>-0,037779977</text:p>
          </table:table-cell>
          <table:table-cell table:formula="of:=([.H210]-AVERAGE([.H$2:.H$325]))/STDEV([.H$2:.H$325])" office:value-type="float" office:value="-0.0549150745353033" calcext:value-type="float">
            <text:p>-0,0549150745</text:p>
          </table:table-cell>
          <table:table-cell table:formula="of:=SUM([.I210:.K210])" office:value-type="float" office:value="0.415692732281316" calcext:value-type="float">
            <text:p>0,4156927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216419" calcext:value-type="float">
            <text:p>0,0216419</text:p>
          </table:table-cell>
          <table:table-cell office:value-type="float" office:value="0.0518265" calcext:value-type="float">
            <text:p>0,0518265</text:p>
          </table:table-cell>
          <table:table-cell office:value-type="float" office:value="71.1787" calcext:value-type="float">
            <text:p>71,1787</text:p>
          </table:table-cell>
          <table:table-cell table:formula="of:=([.F211]-AVERAGE([.F$2:.F$325]))/STDEV([.F$2:.F$325])" office:value-type="float" office:value="0.056518395473965" calcext:value-type="float">
            <text:p>0,0565183955</text:p>
          </table:table-cell>
          <table:table-cell table:formula="of:=([.G211]-AVERAGE([.G$2:.G$325]))/STDEV([.G$2:.G$325])" office:value-type="float" office:value="0.41507228250806" calcext:value-type="float">
            <text:p>0,4150722825</text:p>
          </table:table-cell>
          <table:table-cell table:formula="of:=([.H211]-AVERAGE([.H$2:.H$325]))/STDEV([.H$2:.H$325])" office:value-type="float" office:value="-0.0284459255357537" calcext:value-type="float">
            <text:p>-0,0284459255</text:p>
          </table:table-cell>
          <table:table-cell table:formula="of:=SUM([.I211:.K211])" office:value-type="float" office:value="0.443144752446271" calcext:value-type="float">
            <text:p>0,443144752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37231" calcext:value-type="float">
            <text:p>0,0237231</text:p>
          </table:table-cell>
          <table:table-cell office:value-type="float" office:value="0.0472883" calcext:value-type="float">
            <text:p>0,0472883</text:p>
          </table:table-cell>
          <table:table-cell office:value-type="float" office:value="69.0388" calcext:value-type="float">
            <text:p>69,0388</text:p>
          </table:table-cell>
          <table:table-cell table:formula="of:=([.F212]-AVERAGE([.F$2:.F$325]))/STDEV([.F$2:.F$325])" office:value-type="float" office:value="0.515153153338971" calcext:value-type="float">
            <text:p>0,5151531533</text:p>
          </table:table-cell>
          <table:table-cell table:formula="of:=([.G212]-AVERAGE([.G$2:.G$325]))/STDEV([.G$2:.G$325])" office:value-type="float" office:value="0.00163927760685168" calcext:value-type="float">
            <text:p>0,0016392776</text:p>
          </table:table-cell>
          <table:table-cell table:formula="of:=([.H212]-AVERAGE([.H$2:.H$325]))/STDEV([.H$2:.H$325])" office:value-type="float" office:value="-0.0724939323357661" calcext:value-type="float">
            <text:p>-0,0724939323</text:p>
          </table:table-cell>
          <table:table-cell table:formula="of:=SUM([.I212:.K212])" office:value-type="float" office:value="0.444298498610057" calcext:value-type="float">
            <text:p>0,4442984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0085" calcext:value-type="float">
            <text:p>0,020085</text:p>
          </table:table-cell>
          <table:table-cell office:value-type="float" office:value="0.0515962" calcext:value-type="float">
            <text:p>0,0515962</text:p>
          </table:table-cell>
          <table:table-cell office:value-type="float" office:value="90.6717" calcext:value-type="float">
            <text:p>90,6717</text:p>
          </table:table-cell>
          <table:table-cell table:formula="of:=([.F213]-AVERAGE([.F$2:.F$325]))/STDEV([.F$2:.F$325])" office:value-type="float" office:value="-0.286576191552764" calcext:value-type="float">
            <text:p>-0,2865761916</text:p>
          </table:table-cell>
          <table:table-cell table:formula="of:=([.G213]-AVERAGE([.G$2:.G$325]))/STDEV([.G$2:.G$325])" office:value-type="float" office:value="0.394091801033301" calcext:value-type="float">
            <text:p>0,394091801</text:p>
          </table:table-cell>
          <table:table-cell table:formula="of:=([.H213]-AVERAGE([.H$2:.H$325]))/STDEV([.H$2:.H$325])" office:value-type="float" office:value="0.37280076662399" calcext:value-type="float">
            <text:p>0,3728007666</text:p>
          </table:table-cell>
          <table:table-cell table:formula="of:=SUM([.I213:.K213])" office:value-type="float" office:value="0.480316376104527" calcext:value-type="float">
            <text:p>0,480316376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22153" calcext:value-type="float">
            <text:p>0,0222153</text:p>
          </table:table-cell>
          <table:table-cell office:value-type="float" office:value="0.0509581" calcext:value-type="float">
            <text:p>0,0509581</text:p>
          </table:table-cell>
          <table:table-cell office:value-type="float" office:value="71.5252" calcext:value-type="float">
            <text:p>71,5252</text:p>
          </table:table-cell>
          <table:table-cell table:formula="of:=([.F214]-AVERAGE([.F$2:.F$325]))/STDEV([.F$2:.F$325])" office:value-type="float" office:value="0.182878750153859" calcext:value-type="float">
            <text:p>0,1828787502</text:p>
          </table:table-cell>
          <table:table-cell table:formula="of:=([.G214]-AVERAGE([.G$2:.G$325]))/STDEV([.G$2:.G$325])" office:value-type="float" office:value="0.335960471337065" calcext:value-type="float">
            <text:p>0,3359604713</text:p>
          </table:table-cell>
          <table:table-cell table:formula="of:=([.H214]-AVERAGE([.H$2:.H$325]))/STDEV([.H$2:.H$325])" office:value-type="float" office:value="-0.0213135201167137" calcext:value-type="float">
            <text:p>-0,0213135201</text:p>
          </table:table-cell>
          <table:table-cell table:formula="of:=SUM([.I214:.K214])" office:value-type="float" office:value="0.49752570137421" calcext:value-type="float">
            <text:p>0,497525701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06273" calcext:value-type="float">
            <text:p>0,0206273</text:p>
          </table:table-cell>
          <table:table-cell office:value-type="float" office:value="0.0505011" calcext:value-type="float">
            <text:p>0,0505011</text:p>
          </table:table-cell>
          <table:table-cell office:value-type="float" office:value="91.7249" calcext:value-type="float">
            <text:p>91,7249</text:p>
          </table:table-cell>
          <table:table-cell table:formula="of:=([.F215]-AVERAGE([.F$2:.F$325]))/STDEV([.F$2:.F$325])" office:value-type="float" office:value="-0.167069354540371" calcext:value-type="float">
            <text:p>-0,1670693545</text:p>
          </table:table-cell>
          <table:table-cell table:formula="of:=([.G215]-AVERAGE([.G$2:.G$325]))/STDEV([.G$2:.G$325])" office:value-type="float" office:value="0.294327470755369" calcext:value-type="float">
            <text:p>0,2943274708</text:p>
          </table:table-cell>
          <table:table-cell table:formula="of:=([.H215]-AVERAGE([.H$2:.H$325]))/STDEV([.H$2:.H$325])" office:value-type="float" office:value="0.394479985635052" calcext:value-type="float">
            <text:p>0,3944799856</text:p>
          </table:table-cell>
          <table:table-cell table:formula="of:=SUM([.I215:.K215])" office:value-type="float" office:value="0.521738101850051" calcext:value-type="float">
            <text:p>0,521738101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2228" calcext:value-type="float">
            <text:p>0,022228</text:p>
          </table:table-cell>
          <table:table-cell office:value-type="float" office:value="0.0497371" calcext:value-type="float">
            <text:p>0,0497371</text:p>
          </table:table-cell>
          <table:table-cell office:value-type="float" office:value="78.6868" calcext:value-type="float">
            <text:p>78,6868</text:p>
          </table:table-cell>
          <table:table-cell table:formula="of:=([.F216]-AVERAGE([.F$2:.F$325]))/STDEV([.F$2:.F$325])" office:value-type="float" office:value="0.18567745351004" calcext:value-type="float">
            <text:p>0,1856774535</text:p>
          </table:table-cell>
          <table:table-cell table:formula="of:=([.G216]-AVERAGE([.G$2:.G$325]))/STDEV([.G$2:.G$325])" office:value-type="float" office:value="0.224726568251177" calcext:value-type="float">
            <text:p>0,2247265683</text:p>
          </table:table-cell>
          <table:table-cell table:formula="of:=([.H216]-AVERAGE([.H$2:.H$325]))/STDEV([.H$2:.H$325])" office:value-type="float" office:value="0.126101875695692" calcext:value-type="float">
            <text:p>0,1261018757</text:p>
          </table:table-cell>
          <table:table-cell table:formula="of:=SUM([.I216:.K216])" office:value-type="float" office:value="0.536505897456909" calcext:value-type="float">
            <text:p>0,536505897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11879" calcext:value-type="float">
            <text:p>0,0211879</text:p>
          </table:table-cell>
          <table:table-cell office:value-type="float" office:value="0.0515283" calcext:value-type="float">
            <text:p>0,0515283</text:p>
          </table:table-cell>
          <table:table-cell office:value-type="float" office:value="83.707" calcext:value-type="float">
            <text:p>83,707</text:p>
          </table:table-cell>
          <table:table-cell table:formula="of:=([.F217]-AVERAGE([.F$2:.F$325]))/STDEV([.F$2:.F$325])" office:value-type="float" office:value="-0.0435297402509593" calcext:value-type="float">
            <text:p>-0,0435297403</text:p>
          </table:table-cell>
          <table:table-cell table:formula="of:=([.G217]-AVERAGE([.G$2:.G$325]))/STDEV([.G$2:.G$325])" office:value-type="float" office:value="0.38790606637357" calcext:value-type="float">
            <text:p>0,3879060664</text:p>
          </table:table-cell>
          <table:table-cell table:formula="of:=([.H217]-AVERAGE([.H$2:.H$325]))/STDEV([.H$2:.H$325])" office:value-type="float" office:value="0.22943838849415" calcext:value-type="float">
            <text:p>0,2294383885</text:p>
          </table:table-cell>
          <table:table-cell table:formula="of:=SUM([.I217:.K217])" office:value-type="float" office:value="0.573814714616761" calcext:value-type="float">
            <text:p>0,5738147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ine-21</text:p>
          </table:table-cell>
          <table:table-cell office:value-type="float" office:value="0.0223371" calcext:value-type="float">
            <text:p>0,0223371</text:p>
          </table:table-cell>
          <table:table-cell office:value-type="float" office:value="0.0556465" calcext:value-type="float">
            <text:p>0,0556465</text:p>
          </table:table-cell>
          <table:table-cell office:value-type="float" office:value="54.3755" calcext:value-type="float">
            <text:p>54,3755</text:p>
          </table:table-cell>
          <table:table-cell table:formula="of:=([.F218]-AVERAGE([.F$2:.F$325]))/STDEV([.F$2:.F$325])" office:value-type="float" office:value="0.209719857932043" calcext:value-type="float">
            <text:p>0,2097198579</text:p>
          </table:table-cell>
          <table:table-cell table:formula="of:=([.G218]-AVERAGE([.G$2:.G$325]))/STDEV([.G$2:.G$325])" office:value-type="float" office:value="0.763076795029018" calcext:value-type="float">
            <text:p>0,763076795</text:p>
          </table:table-cell>
          <table:table-cell table:formula="of:=([.H218]-AVERAGE([.H$2:.H$325]))/STDEV([.H$2:.H$325])" office:value-type="float" office:value="-0.374325390866827" calcext:value-type="float">
            <text:p>-0,3743253909</text:p>
          </table:table-cell>
          <table:table-cell table:formula="of:=SUM([.I218:.K218])" office:value-type="float" office:value="0.598471262094234" calcext:value-type="float">
            <text:p>0,598471262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25701" calcext:value-type="float">
            <text:p>0,0225701</text:p>
          </table:table-cell>
          <table:table-cell office:value-type="float" office:value="0.0519035" calcext:value-type="float">
            <text:p>0,0519035</text:p>
          </table:table-cell>
          <table:table-cell office:value-type="float" office:value="72.4316" calcext:value-type="float">
            <text:p>72,4316</text:p>
          </table:table-cell>
          <table:table-cell table:formula="of:=([.F219]-AVERAGE([.F$2:.F$325]))/STDEV([.F$2:.F$325])" office:value-type="float" office:value="0.261066147852544" calcext:value-type="float">
            <text:p>0,2610661479</text:p>
          </table:table-cell>
          <table:table-cell table:formula="of:=([.G219]-AVERAGE([.G$2:.G$325]))/STDEV([.G$2:.G$325])" office:value-type="float" office:value="0.422087033153116" calcext:value-type="float">
            <text:p>0,4220870332</text:p>
          </table:table-cell>
          <table:table-cell table:formula="of:=([.H219]-AVERAGE([.H$2:.H$325]))/STDEV([.H$2:.H$325])" office:value-type="float" office:value="-0.00265605324277977" calcext:value-type="float">
            <text:p>-0,0026560532</text:p>
          </table:table-cell>
          <table:table-cell table:formula="of:=SUM([.I219:.K219])" office:value-type="float" office:value="0.68049712776288" calcext:value-type="float">
            <text:p>0,6804971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26617" calcext:value-type="float">
            <text:p>0,0226617</text:p>
          </table:table-cell>
          <table:table-cell office:value-type="float" office:value="0.0546739" calcext:value-type="float">
            <text:p>0,0546739</text:p>
          </table:table-cell>
          <table:table-cell office:value-type="float" office:value="62.4958" calcext:value-type="float">
            <text:p>62,4958</text:p>
          </table:table-cell>
          <table:table-cell table:formula="of:=([.F220]-AVERAGE([.F$2:.F$325]))/STDEV([.F$2:.F$325])" office:value-type="float" office:value="0.281252071271934" calcext:value-type="float">
            <text:p>0,2812520713</text:p>
          </table:table-cell>
          <table:table-cell table:formula="of:=([.G220]-AVERAGE([.G$2:.G$325]))/STDEV([.G$2:.G$325])" office:value-type="float" office:value="0.674472295322766" calcext:value-type="float">
            <text:p>0,6744722953</text:p>
          </table:table-cell>
          <table:table-cell table:formula="of:=([.H220]-AVERAGE([.H$2:.H$325]))/STDEV([.H$2:.H$325])" office:value-type="float" office:value="-0.207175977521279" calcext:value-type="float">
            <text:p>-0,2071759775</text:p>
          </table:table-cell>
          <table:table-cell table:formula="of:=SUM([.I220:.K220])" office:value-type="float" office:value="0.748548389073421" calcext:value-type="float">
            <text:p>0,748548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04228" calcext:value-type="float">
            <text:p>0,0204228</text:p>
          </table:table-cell>
          <table:table-cell office:value-type="float" office:value="0.0545403" calcext:value-type="float">
            <text:p>0,0545403</text:p>
          </table:table-cell>
          <table:table-cell office:value-type="float" office:value="90.6339" calcext:value-type="float">
            <text:p>90,6339</text:p>
          </table:table-cell>
          <table:table-cell table:formula="of:=([.F221]-AVERAGE([.F$2:.F$325]))/STDEV([.F$2:.F$325])" office:value-type="float" office:value="-0.212135089685188" calcext:value-type="float">
            <text:p>-0,2121350897</text:p>
          </table:table-cell>
          <table:table-cell table:formula="of:=([.G221]-AVERAGE([.G$2:.G$325]))/STDEV([.G$2:.G$325])" office:value-type="float" office:value="0.662301247450305" calcext:value-type="float">
            <text:p>0,6623012475</text:p>
          </table:table-cell>
          <table:table-cell table:formula="of:=([.H221]-AVERAGE([.H$2:.H$325]))/STDEV([.H$2:.H$325])" office:value-type="float" office:value="0.372022686032822" calcext:value-type="float">
            <text:p>0,372022686</text:p>
          </table:table-cell>
          <table:table-cell table:formula="of:=SUM([.I221:.K221])" office:value-type="float" office:value="0.822188843797939" calcext:value-type="float">
            <text:p>0,822188843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16181" calcext:value-type="float">
            <text:p>0,0216181</text:p>
          </table:table-cell>
          <table:table-cell office:value-type="float" office:value="0.0525922" calcext:value-type="float">
            <text:p>0,0525922</text:p>
          </table:table-cell>
          <table:table-cell office:value-type="float" office:value="87.635" calcext:value-type="float">
            <text:p>87,635</text:p>
          </table:table-cell>
          <table:table-cell table:formula="of:=([.F222]-AVERAGE([.F$2:.F$325]))/STDEV([.F$2:.F$325])" office:value-type="float" office:value="0.0512735813104115" calcext:value-type="float">
            <text:p>0,0512735813</text:p>
          </table:table-cell>
          <table:table-cell table:formula="of:=([.G222]-AVERAGE([.G$2:.G$325]))/STDEV([.G$2:.G$325])" office:value-type="float" office:value="0.484828056130389" calcext:value-type="float">
            <text:p>0,4848280561</text:p>
          </table:table-cell>
          <table:table-cell table:formula="of:=([.H222]-AVERAGE([.H$2:.H$325]))/STDEV([.H$2:.H$325])" office:value-type="float" office:value="0.31029290071923" calcext:value-type="float">
            <text:p>0,3102929007</text:p>
          </table:table-cell>
          <table:table-cell table:formula="of:=SUM([.I222:.K222])" office:value-type="float" office:value="0.84639453816003" calcext:value-type="float">
            <text:p>0,846394538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28824" calcext:value-type="float">
            <text:p>0,0228824</text:p>
          </table:table-cell>
          <table:table-cell office:value-type="float" office:value="0.0529775" calcext:value-type="float">
            <text:p>0,0529775</text:p>
          </table:table-cell>
          <table:table-cell office:value-type="float" office:value="73.2684" calcext:value-type="float">
            <text:p>73,2684</text:p>
          </table:table-cell>
          <table:table-cell table:formula="of:=([.F223]-AVERAGE([.F$2:.F$325]))/STDEV([.F$2:.F$325])" office:value-type="float" office:value="0.329887805973456" calcext:value-type="float">
            <text:p>0,329887806</text:p>
          </table:table-cell>
          <table:table-cell table:formula="of:=([.G223]-AVERAGE([.G$2:.G$325]))/STDEV([.G$2:.G$325])" office:value-type="float" office:value="0.519929139552987" calcext:value-type="float">
            <text:p>0,5199291396</text:p>
          </table:table-cell>
          <table:table-cell table:formula="of:=([.H223]-AVERAGE([.H$2:.H$325]))/STDEV([.H$2:.H$325])" office:value-type="float" office:value="0.0145687573045589" calcext:value-type="float">
            <text:p>0,0145687573</text:p>
          </table:table-cell>
          <table:table-cell table:formula="of:=SUM([.I223:.K223])" office:value-type="float" office:value="0.864385702831002" calcext:value-type="float">
            <text:p>0,864385702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279" calcext:value-type="float">
            <text:p>0,02279</text:p>
          </table:table-cell>
          <table:table-cell office:value-type="float" office:value="0.0509801" calcext:value-type="float">
            <text:p>0,0509801</text:p>
          </table:table-cell>
          <table:table-cell office:value-type="float" office:value="84.4319" calcext:value-type="float">
            <text:p>84,4319</text:p>
          </table:table-cell>
          <table:table-cell table:formula="of:=([.F224]-AVERAGE([.F$2:.F$325]))/STDEV([.F$2:.F$325])" office:value-type="float" office:value="0.309525586279661" calcext:value-type="float">
            <text:p>0,3095255863</text:p>
          </table:table-cell>
          <table:table-cell table:formula="of:=([.G224]-AVERAGE([.G$2:.G$325]))/STDEV([.G$2:.G$325])" office:value-type="float" office:value="0.337964685807081" calcext:value-type="float">
            <text:p>0,3379646858</text:p>
          </table:table-cell>
          <table:table-cell table:formula="of:=([.H224]-AVERAGE([.H$2:.H$325]))/STDEV([.H$2:.H$325])" office:value-type="float" office:value="0.24435983348192" calcext:value-type="float">
            <text:p>0,2443598335</text:p>
          </table:table-cell>
          <table:table-cell table:formula="of:=SUM([.I224:.K224])" office:value-type="float" office:value="0.891850105568662" calcext:value-type="float">
            <text:p>0,8918501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30601" calcext:value-type="float">
            <text:p>0,0230601</text:p>
          </table:table-cell>
          <table:table-cell office:value-type="float" office:value="0.0557113" calcext:value-type="float">
            <text:p>0,0557113</text:p>
          </table:table-cell>
          <table:table-cell office:value-type="float" office:value="63.142" calcext:value-type="float">
            <text:p>63,142</text:p>
          </table:table-cell>
          <table:table-cell table:formula="of:=([.F225]-AVERAGE([.F$2:.F$325]))/STDEV([.F$2:.F$325])" office:value-type="float" office:value="0.3690476159257" calcext:value-type="float">
            <text:p>0,3690476159</text:p>
          </table:table-cell>
          <table:table-cell table:formula="of:=([.G225]-AVERAGE([.G$2:.G$325]))/STDEV([.G$2:.G$325])" office:value-type="float" office:value="0.768980117649793" calcext:value-type="float">
            <text:p>0,7689801176</text:p>
          </table:table-cell>
          <table:table-cell table:formula="of:=([.H225]-AVERAGE([.H$2:.H$325]))/STDEV([.H$2:.H$325])" office:value-type="float" office:value="-0.193874504557978" calcext:value-type="float">
            <text:p>-0,1938745046</text:p>
          </table:table-cell>
          <table:table-cell table:formula="of:=SUM([.I225:.K225])" office:value-type="float" office:value="0.944153229017515" calcext:value-type="float">
            <text:p>0,94415322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17812" calcext:value-type="float">
            <text:p>0,0217812</text:p>
          </table:table-cell>
          <table:table-cell office:value-type="float" office:value="0.0549448" calcext:value-type="float">
            <text:p>0,0549448</text:p>
          </table:table-cell>
          <table:table-cell office:value-type="float" office:value="83.7814" calcext:value-type="float">
            <text:p>83,7814</text:p>
          </table:table-cell>
          <table:table-cell table:formula="of:=([.F226]-AVERAGE([.F$2:.F$325]))/STDEV([.F$2:.F$325])" office:value-type="float" office:value="0.0872159842547627" calcext:value-type="float">
            <text:p>0,0872159843</text:p>
          </table:table-cell>
          <table:table-cell table:formula="of:=([.G226]-AVERAGE([.G$2:.G$325]))/STDEV([.G$2:.G$325])" office:value-type="float" office:value="0.699151463501281" calcext:value-type="float">
            <text:p>0,6991514635</text:p>
          </table:table-cell>
          <table:table-cell table:formula="of:=([.H226]-AVERAGE([.H$2:.H$325]))/STDEV([.H$2:.H$325])" office:value-type="float" office:value="0.230969848705338" calcext:value-type="float">
            <text:p>0,2309698487</text:p>
          </table:table-cell>
          <table:table-cell table:formula="of:=SUM([.I226:.K226])" office:value-type="float" office:value="1.01733729646138" calcext:value-type="float">
            <text:p>1,01733729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34006" calcext:value-type="float">
            <text:p>0,0234006</text:p>
          </table:table-cell>
          <table:table-cell office:value-type="float" office:value="0.0566946" calcext:value-type="float">
            <text:p>0,0566946</text:p>
          </table:table-cell>
          <table:table-cell office:value-type="float" office:value="63.8037" calcext:value-type="float">
            <text:p>63,8037</text:p>
          </table:table-cell>
          <table:table-cell table:formula="of:=([.F227]-AVERAGE([.F$2:.F$325]))/STDEV([.F$2:.F$325])" office:value-type="float" office:value="0.444083717719394" calcext:value-type="float">
            <text:p>0,4440837177</text:p>
          </table:table-cell>
          <table:table-cell table:formula="of:=([.G227]-AVERAGE([.G$2:.G$325]))/STDEV([.G$2:.G$325])" office:value-type="float" office:value="0.858559394393735" calcext:value-type="float">
            <text:p>0,8585593944</text:p>
          </table:table-cell>
          <table:table-cell table:formula="of:=([.H227]-AVERAGE([.H$2:.H$325]))/STDEV([.H$2:.H$325])" office:value-type="float" office:value="-0.180253977384013" calcext:value-type="float">
            <text:p>-0,1802539774</text:p>
          </table:table-cell>
          <table:table-cell table:formula="of:=SUM([.I227:.K227])" office:value-type="float" office:value="1.12238913472912" calcext:value-type="float">
            <text:p>1,1223891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08386" calcext:value-type="float">
            <text:p>0,0208386</text:p>
          </table:table-cell>
          <table:table-cell office:value-type="float" office:value="0.0557472" calcext:value-type="float">
            <text:p>0,0557472</text:p>
          </table:table-cell>
          <table:table-cell office:value-type="float" office:value="96.7961" calcext:value-type="float">
            <text:p>96,7961</text:p>
          </table:table-cell>
          <table:table-cell table:formula="of:=([.F228]-AVERAGE([.F$2:.F$325]))/STDEV([.F$2:.F$325])" office:value-type="float" office:value="-0.120505101063109" calcext:value-type="float">
            <text:p>-0,1205051011</text:p>
          </table:table-cell>
          <table:table-cell table:formula="of:=([.G228]-AVERAGE([.G$2:.G$325]))/STDEV([.G$2:.G$325])" office:value-type="float" office:value="0.772250631262228" calcext:value-type="float">
            <text:p>0,7722506313</text:p>
          </table:table-cell>
          <table:table-cell table:formula="of:=([.H228]-AVERAGE([.H$2:.H$325]))/STDEV([.H$2:.H$325])" office:value-type="float" office:value="0.498866289707309" calcext:value-type="float">
            <text:p>0,4988662897</text:p>
          </table:table-cell>
          <table:table-cell table:formula="of:=SUM([.I228:.K228])" office:value-type="float" office:value="1.15061181990643" calcext:value-type="float">
            <text:p>1,150611819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19357" calcext:value-type="float">
            <text:p>0,0219357</text:p>
          </table:table-cell>
          <table:table-cell office:value-type="float" office:value="0.0534737" calcext:value-type="float">
            <text:p>0,0534737</text:p>
          </table:table-cell>
          <table:table-cell office:value-type="float" office:value="96.0799" calcext:value-type="float">
            <text:p>96,0799</text:p>
          </table:table-cell>
          <table:table-cell table:formula="of:=([.F229]-AVERAGE([.F$2:.F$325]))/STDEV([.F$2:.F$325])" office:value-type="float" office:value="0.121263202249258" calcext:value-type="float">
            <text:p>0,1212632022</text:p>
          </table:table-cell>
          <table:table-cell table:formula="of:=([.G229]-AVERAGE([.G$2:.G$325]))/STDEV([.G$2:.G$325])" office:value-type="float" office:value="0.565133285917621" calcext:value-type="float">
            <text:p>0,5651332859</text:p>
          </table:table-cell>
          <table:table-cell table:formula="of:=([.H229]-AVERAGE([.H$2:.H$325]))/STDEV([.H$2:.H$325])" office:value-type="float" office:value="0.484123926760363" calcext:value-type="float">
            <text:p>0,4841239268</text:p>
          </table:table-cell>
          <table:table-cell table:formula="of:=SUM([.I229:.K229])" office:value-type="float" office:value="1.17052041492724" calcext:value-type="float">
            <text:p>1,170520414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31633" calcext:value-type="float">
            <text:p>0,0231633</text:p>
          </table:table-cell>
          <table:table-cell office:value-type="float" office:value="0.0522055" calcext:value-type="float">
            <text:p>0,0522055</text:p>
          </table:table-cell>
          <table:table-cell office:value-type="float" office:value="90.8625" calcext:value-type="float">
            <text:p>90,8625</text:p>
          </table:table-cell>
          <table:table-cell table:formula="of:=([.F230]-AVERAGE([.F$2:.F$325]))/STDEV([.F$2:.F$325])" office:value-type="float" office:value="0.391789835323965" calcext:value-type="float">
            <text:p>0,3917898353</text:p>
          </table:table-cell>
          <table:table-cell table:formula="of:=([.G230]-AVERAGE([.G$2:.G$325]))/STDEV([.G$2:.G$325])" office:value-type="float" office:value="0.449599431786971" calcext:value-type="float">
            <text:p>0,4495994318</text:p>
          </table:table-cell>
          <table:table-cell table:formula="of:=([.H230]-AVERAGE([.H$2:.H$325]))/STDEV([.H$2:.H$325])" office:value-type="float" office:value="0.376728221036552" calcext:value-type="float">
            <text:p>0,376728221</text:p>
          </table:table-cell>
          <table:table-cell table:formula="of:=SUM([.I230:.K230])" office:value-type="float" office:value="1.21811748814749" calcext:value-type="float">
            <text:p>1,218117488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35975" calcext:value-type="float">
            <text:p>0,0235975</text:p>
          </table:table-cell>
          <table:table-cell office:value-type="float" office:value="0.0538517" calcext:value-type="float">
            <text:p>0,0538517</text:p>
          </table:table-cell>
          <table:table-cell office:value-type="float" office:value="78.9516" calcext:value-type="float">
            <text:p>78,9516</text:p>
          </table:table-cell>
          <table:table-cell table:formula="of:=([.F231]-AVERAGE([.F$2:.F$325]))/STDEV([.F$2:.F$325])" office:value-type="float" office:value="0.487474638257362" calcext:value-type="float">
            <text:p>0,4874746383</text:p>
          </table:table-cell>
          <table:table-cell table:formula="of:=([.G231]-AVERAGE([.G$2:.G$325]))/STDEV([.G$2:.G$325])" office:value-type="float" office:value="0.599569334538804" calcext:value-type="float">
            <text:p>0,5995693345</text:p>
          </table:table-cell>
          <table:table-cell table:formula="of:=([.H231]-AVERAGE([.H$2:.H$325]))/STDEV([.H$2:.H$325])" office:value-type="float" office:value="0.131552556662393" calcext:value-type="float">
            <text:p>0,1315525567</text:p>
          </table:table-cell>
          <table:table-cell table:formula="of:=SUM([.I231:.K231])" office:value-type="float" office:value="1.21859652945856" calcext:value-type="float">
            <text:p>1,2185965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36984" calcext:value-type="float">
            <text:p>0,0236984</text:p>
          </table:table-cell>
          <table:table-cell office:value-type="float" office:value="0.0578264" calcext:value-type="float">
            <text:p>0,0578264</text:p>
          </table:table-cell>
          <table:table-cell office:value-type="float" office:value="64.6904" calcext:value-type="float">
            <text:p>64,6904</text:p>
          </table:table-cell>
          <table:table-cell table:formula="of:=([.F232]-AVERAGE([.F$2:.F$325]))/STDEV([.F$2:.F$325])" office:value-type="float" office:value="0.509710005866712" calcext:value-type="float">
            <text:p>0,5097100059</text:p>
          </table:table-cell>
          <table:table-cell table:formula="of:=([.G232]-AVERAGE([.G$2:.G$325]))/STDEV([.G$2:.G$325])" office:value-type="float" office:value="0.961667118810285" calcext:value-type="float">
            <text:p>0,9616671188</text:p>
          </table:table-cell>
          <table:table-cell table:formula="of:=([.H232]-AVERAGE([.H$2:.H$325]))/STDEV([.H$2:.H$325])" office:value-type="float" office:value="-0.162002018119762" calcext:value-type="float">
            <text:p>-0,1620020181</text:p>
          </table:table-cell>
          <table:table-cell table:formula="of:=SUM([.I232:.K232])" office:value-type="float" office:value="1.30937510655723" calcext:value-type="float">
            <text:p>1,309375106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22313" calcext:value-type="float">
            <text:p>0,0222313</text:p>
          </table:table-cell>
          <table:table-cell office:value-type="float" office:value="0.0560394" calcext:value-type="float">
            <text:p>0,0560394</text:p>
          </table:table-cell>
          <table:table-cell office:value-type="float" office:value="88.3919" calcext:value-type="float">
            <text:p>88,3919</text:p>
          </table:table-cell>
          <table:table-cell table:formula="of:=([.F233]-AVERAGE([.F$2:.F$325]))/STDEV([.F$2:.F$325])" office:value-type="float" office:value="0.186404675641962" calcext:value-type="float">
            <text:p>0,1864046756</text:p>
          </table:table-cell>
          <table:table-cell table:formula="of:=([.G233]-AVERAGE([.G$2:.G$325]))/STDEV([.G$2:.G$325])" office:value-type="float" office:value="0.798870243450349" calcext:value-type="float">
            <text:p>0,7988702435</text:p>
          </table:table-cell>
          <table:table-cell table:formula="of:=([.H233]-AVERAGE([.H$2:.H$325]))/STDEV([.H$2:.H$325])" office:value-type="float" office:value="0.325873038270951" calcext:value-type="float">
            <text:p>0,3258730383</text:p>
          </table:table-cell>
          <table:table-cell table:formula="of:=SUM([.I233:.K233])" office:value-type="float" office:value="1.31114795736326" calcext:value-type="float">
            <text:p>1,31114795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41032" calcext:value-type="float">
            <text:p>0,0241032</text:p>
          </table:table-cell>
          <table:table-cell office:value-type="float" office:value="0.0522573" calcext:value-type="float">
            <text:p>0,0522573</text:p>
          </table:table-cell>
          <table:table-cell office:value-type="float" office:value="85.9963" calcext:value-type="float">
            <text:p>85,9963</text:p>
          </table:table-cell>
          <table:table-cell table:formula="of:=([.F234]-AVERAGE([.F$2:.F$325]))/STDEV([.F$2:.F$325])" office:value-type="float" office:value="0.598915920715719" calcext:value-type="float">
            <text:p>0,5989159207</text:p>
          </table:table-cell>
          <table:table-cell table:formula="of:=([.G234]-AVERAGE([.G$2:.G$325]))/STDEV([.G$2:.G$325])" office:value-type="float" office:value="0.454318445857282" calcext:value-type="float">
            <text:p>0,4543184459</text:p>
          </table:table-cell>
          <table:table-cell table:formula="of:=([.H234]-AVERAGE([.H$2:.H$325]))/STDEV([.H$2:.H$325])" office:value-type="float" office:value="0.276561666202112" calcext:value-type="float">
            <text:p>0,2765616662</text:p>
          </table:table-cell>
          <table:table-cell table:formula="of:=SUM([.I234:.K234])" office:value-type="float" office:value="1.32979603277511" calcext:value-type="float">
            <text:p>1,329796032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3954" calcext:value-type="float">
            <text:p>0,023954</text:p>
          </table:table-cell>
          <table:table-cell office:value-type="float" office:value="0.0549594" calcext:value-type="float">
            <text:p>0,0549594</text:p>
          </table:table-cell>
          <table:table-cell office:value-type="float" office:value="81.4303" calcext:value-type="float">
            <text:p>81,4303</text:p>
          </table:table-cell>
          <table:table-cell table:formula="of:=([.F235]-AVERAGE([.F$2:.F$325]))/STDEV([.F$2:.F$325])" office:value-type="float" office:value="0.566036665539158" calcext:value-type="float">
            <text:p>0,5660366655</text:p>
          </table:table-cell>
          <table:table-cell table:formula="of:=([.G235]-AVERAGE([.G$2:.G$325]))/STDEV([.G$2:.G$325])" office:value-type="float" office:value="0.70048153310411" calcext:value-type="float">
            <text:p>0,7004815331</text:p>
          </table:table-cell>
          <table:table-cell table:formula="of:=([.H235]-AVERAGE([.H$2:.H$325]))/STDEV([.H$2:.H$325])" office:value-type="float" office:value="0.182574470983244" calcext:value-type="float">
            <text:p>0,182574471</text:p>
          </table:table-cell>
          <table:table-cell table:formula="of:=SUM([.I235:.K235])" office:value-type="float" office:value="1.44909266962651" calcext:value-type="float">
            <text:p>1,4490926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12526" calcext:value-type="float">
            <text:p>0,0212526</text:p>
          </table:table-cell>
          <table:table-cell office:value-type="float" office:value="0.0568516" calcext:value-type="float">
            <text:p>0,0568516</text:p>
          </table:table-cell>
          <table:table-cell office:value-type="float" office:value="103.75" calcext:value-type="float">
            <text:p>103,75</text:p>
          </table:table-cell>
          <table:table-cell table:formula="of:=([.F236]-AVERAGE([.F$2:.F$325]))/STDEV([.F$2:.F$325])" office:value-type="float" office:value="-0.0292717790584423" calcext:value-type="float">
            <text:p>-0,0292717791</text:p>
          </table:table-cell>
          <table:table-cell table:formula="of:=([.G236]-AVERAGE([.G$2:.G$325]))/STDEV([.G$2:.G$325])" office:value-type="float" office:value="0.87286219765703" calcext:value-type="float">
            <text:p>0,8728621977</text:p>
          </table:table-cell>
          <table:table-cell table:formula="of:=([.H236]-AVERAGE([.H$2:.H$325]))/STDEV([.H$2:.H$325])" office:value-type="float" office:value="0.642006359096815" calcext:value-type="float">
            <text:p>0,6420063591</text:p>
          </table:table-cell>
          <table:table-cell table:formula="of:=SUM([.I236:.K236])" office:value-type="float" office:value="1.4855967776954" calcext:value-type="float">
            <text:p>1,485596777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35648" calcext:value-type="float">
            <text:p>0,0235648</text:p>
          </table:table-cell>
          <table:table-cell office:value-type="float" office:value="0.0530296" calcext:value-type="float">
            <text:p>0,0530296</text:p>
          </table:table-cell>
          <table:table-cell office:value-type="float" office:value="98.2417" calcext:value-type="float">
            <text:p>98,2417</text:p>
          </table:table-cell>
          <table:table-cell table:formula="of:=([.F237]-AVERAGE([.F$2:.F$325]))/STDEV([.F$2:.F$325])" office:value-type="float" office:value="0.480268528041052" calcext:value-type="float">
            <text:p>0,480268528</text:p>
          </table:table-cell>
          <table:table-cell table:formula="of:=([.G237]-AVERAGE([.G$2:.G$325]))/STDEV([.G$2:.G$325])" office:value-type="float" office:value="0.524675483820616" calcext:value-type="float">
            <text:p>0,5246754838</text:p>
          </table:table-cell>
          <table:table-cell table:formula="of:=([.H237]-AVERAGE([.H$2:.H$325]))/STDEV([.H$2:.H$325])" office:value-type="float" office:value="0.52862272628383" calcext:value-type="float">
            <text:p>0,5286227263</text:p>
          </table:table-cell>
          <table:table-cell table:formula="of:=SUM([.I237:.K237])" office:value-type="float" office:value="1.5335667381455" calcext:value-type="float">
            <text:p>1,53356673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45255" calcext:value-type="float">
            <text:p>0,0245255</text:p>
          </table:table-cell>
          <table:table-cell office:value-type="float" office:value="0.0533202" calcext:value-type="float">
            <text:p>0,0533202</text:p>
          </table:table-cell>
          <table:table-cell office:value-type="float" office:value="87.1221" calcext:value-type="float">
            <text:p>87,1221</text:p>
          </table:table-cell>
          <table:table-cell table:formula="of:=([.F238]-AVERAGE([.F$2:.F$325]))/STDEV([.F$2:.F$325])" office:value-type="float" office:value="0.691978316567339" calcext:value-type="float">
            <text:p>0,6919783166</text:p>
          </table:table-cell>
          <table:table-cell table:formula="of:=([.G238]-AVERAGE([.G$2:.G$325]))/STDEV([.G$2:.G$325])" office:value-type="float" office:value="0.551149334956373" calcext:value-type="float">
            <text:p>0,551149335</text:p>
          </table:table-cell>
          <table:table-cell table:formula="of:=([.H238]-AVERAGE([.H$2:.H$325]))/STDEV([.H$2:.H$325])" office:value-type="float" office:value="0.29973529396764" calcext:value-type="float">
            <text:p>0,299735294</text:p>
          </table:table-cell>
          <table:table-cell table:formula="of:=SUM([.I238:.K238])" office:value-type="float" office:value="1.54286294549135" calcext:value-type="float">
            <text:p>1,542862945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26062" calcext:value-type="float">
            <text:p>0,0226062</text:p>
          </table:table-cell>
          <table:table-cell office:value-type="float" office:value="0.0570684" calcext:value-type="float">
            <text:p>0,0570684</text:p>
          </table:table-cell>
          <table:table-cell office:value-type="float" office:value="92.5497" calcext:value-type="float">
            <text:p>92,5497</text:p>
          </table:table-cell>
          <table:table-cell table:formula="of:=([.F239]-AVERAGE([.F$2:.F$325]))/STDEV([.F$2:.F$325])" office:value-type="float" office:value="0.269021517235077" calcext:value-type="float">
            <text:p>0,2690215172</text:p>
          </table:table-cell>
          <table:table-cell table:formula="of:=([.G239]-AVERAGE([.G$2:.G$325]))/STDEV([.G$2:.G$325])" office:value-type="float" office:value="0.892612820252461" calcext:value-type="float">
            <text:p>0,8926128203</text:p>
          </table:table-cell>
          <table:table-cell table:formula="of:=([.H239]-AVERAGE([.H$2:.H$325]))/STDEV([.H$2:.H$325])" office:value-type="float" office:value="0.411457786470909" calcext:value-type="float">
            <text:p>0,4114577865</text:p>
          </table:table-cell>
          <table:table-cell table:formula="of:=SUM([.I239:.K239])" office:value-type="float" office:value="1.57309212395845" calcext:value-type="float">
            <text:p>1,57309212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43119" calcext:value-type="float">
            <text:p>0,0243119</text:p>
          </table:table-cell>
          <table:table-cell office:value-type="float" office:value="0.0560274" calcext:value-type="float">
            <text:p>0,0560274</text:p>
          </table:table-cell>
          <table:table-cell office:value-type="float" office:value="85.5329" calcext:value-type="float">
            <text:p>85,5329</text:p>
          </table:table-cell>
          <table:table-cell table:formula="of:=([.F240]-AVERAGE([.F$2:.F$325]))/STDEV([.F$2:.F$325])" office:value-type="float" office:value="0.644907211301163" calcext:value-type="float">
            <text:p>0,6449072113</text:p>
          </table:table-cell>
          <table:table-cell table:formula="of:=([.G240]-AVERAGE([.G$2:.G$325]))/STDEV([.G$2:.G$325])" office:value-type="float" office:value="0.797777035557613" calcext:value-type="float">
            <text:p>0,7977770356</text:p>
          </table:table-cell>
          <table:table-cell table:formula="of:=([.H240]-AVERAGE([.H$2:.H$325]))/STDEV([.H$2:.H$325])" office:value-type="float" office:value="0.267022974510385" calcext:value-type="float">
            <text:p>0,2670229745</text:p>
          </table:table-cell>
          <table:table-cell table:formula="of:=SUM([.I240:.K240])" office:value-type="float" office:value="1.70970722136916" calcext:value-type="float">
            <text:p>1,7097072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48818" calcext:value-type="float">
            <text:p>0,0248818</text:p>
          </table:table-cell>
          <table:table-cell office:value-type="float" office:value="0.0543409" calcext:value-type="float">
            <text:p>0,0543409</text:p>
          </table:table-cell>
          <table:table-cell office:value-type="float" office:value="88.4618" calcext:value-type="float">
            <text:p>88,4618</text:p>
          </table:table-cell>
          <table:table-cell table:formula="of:=([.F241]-AVERAGE([.F$2:.F$325]))/STDEV([.F$2:.F$325])" office:value-type="float" office:value="0.770496269780535" calcext:value-type="float">
            <text:p>0,7704962698</text:p>
          </table:table-cell>
          <table:table-cell table:formula="of:=([.G241]-AVERAGE([.G$2:.G$325]))/STDEV([.G$2:.G$325])" office:value-type="float" office:value="0.644135776299342" calcext:value-type="float">
            <text:p>0,6441357763</text:p>
          </table:table-cell>
          <table:table-cell table:formula="of:=([.H241]-AVERAGE([.H$2:.H$325]))/STDEV([.H$2:.H$325])" office:value-type="float" office:value="0.327311869840333" calcext:value-type="float">
            <text:p>0,3273118698</text:p>
          </table:table-cell>
          <table:table-cell table:formula="of:=SUM([.I241:.K241])" office:value-type="float" office:value="1.74194391592021" calcext:value-type="float">
            <text:p>1,7419439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15443" calcext:value-type="float">
            <text:p>0,0215443</text:p>
          </table:table-cell>
          <table:table-cell office:value-type="float" office:value="0.0577985" calcext:value-type="float">
            <text:p>0,0577985</text:p>
          </table:table-cell>
          <table:table-cell office:value-type="float" office:value="112.107" calcext:value-type="float">
            <text:p>112,107</text:p>
          </table:table-cell>
          <table:table-cell table:formula="of:=([.F242]-AVERAGE([.F$2:.F$325]))/STDEV([.F$2:.F$325])" office:value-type="float" office:value="0.0350102499965364" calcext:value-type="float">
            <text:p>0,03501025</text:p>
          </table:table-cell>
          <table:table-cell table:formula="of:=([.G242]-AVERAGE([.G$2:.G$325]))/STDEV([.G$2:.G$325])" office:value-type="float" office:value="0.959125410459673" calcext:value-type="float">
            <text:p>0,9591254105</text:p>
          </table:table-cell>
          <table:table-cell table:formula="of:=([.H242]-AVERAGE([.H$2:.H$325]))/STDEV([.H$2:.H$325])" office:value-type="float" office:value="0.814028039001343" calcext:value-type="float">
            <text:p>0,814028039</text:p>
          </table:table-cell>
          <table:table-cell table:formula="of:=SUM([.I242:.K242])" office:value-type="float" office:value="1.80816369945755" calcext:value-type="float">
            <text:p>1,808163699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58091" calcext:value-type="float">
            <text:p>0,0258091</text:p>
          </table:table-cell>
          <table:table-cell office:value-type="float" office:value="0.0536747" calcext:value-type="float">
            <text:p>0,0536747</text:p>
          </table:table-cell>
          <table:table-cell office:value-type="float" office:value="85.8857" calcext:value-type="float">
            <text:p>85,8857</text:p>
          </table:table-cell>
          <table:table-cell table:formula="of:=([.F243]-AVERAGE([.F$2:.F$325]))/STDEV([.F$2:.F$325])" office:value-type="float" office:value="0.974845688850408" calcext:value-type="float">
            <text:p>0,9748456889</text:p>
          </table:table-cell>
          <table:table-cell table:formula="of:=([.G243]-AVERAGE([.G$2:.G$325]))/STDEV([.G$2:.G$325])" office:value-type="float" office:value="0.583444518120949" calcext:value-type="float">
            <text:p>0,5834445181</text:p>
          </table:table-cell>
          <table:table-cell table:formula="of:=([.H243]-AVERAGE([.H$2:.H$325]))/STDEV([.H$2:.H$325])" office:value-type="float" office:value="0.274285060027954" calcext:value-type="float">
            <text:p>0,27428506</text:p>
          </table:table-cell>
          <table:table-cell table:formula="of:=SUM([.I243:.K243])" office:value-type="float" office:value="1.83257526699931" calcext:value-type="float">
            <text:p>1,8325752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35149" calcext:value-type="float">
            <text:p>0,0235149</text:p>
          </table:table-cell>
          <table:table-cell office:value-type="float" office:value="0.0565996" calcext:value-type="float">
            <text:p>0,0565996</text:p>
          </table:table-cell>
          <table:table-cell office:value-type="float" office:value="98.7374" calcext:value-type="float">
            <text:p>98,7374</text:p>
          </table:table-cell>
          <table:table-cell table:formula="of:=([.F244]-AVERAGE([.F$2:.F$325]))/STDEV([.F$2:.F$325])" office:value-type="float" office:value="0.46927204792503" calcext:value-type="float">
            <text:p>0,4692720479</text:p>
          </table:table-cell>
          <table:table-cell table:formula="of:=([.G244]-AVERAGE([.G$2:.G$325]))/STDEV([.G$2:.G$325])" office:value-type="float" office:value="0.849904831909575" calcext:value-type="float">
            <text:p>0,8499048319</text:p>
          </table:table-cell>
          <table:table-cell table:formula="of:=([.H244]-AVERAGE([.H$2:.H$325]))/STDEV([.H$2:.H$325])" office:value-type="float" office:value="0.538826285782295" calcext:value-type="float">
            <text:p>0,5388262858</text:p>
          </table:table-cell>
          <table:table-cell table:formula="of:=SUM([.I244:.K244])" office:value-type="float" office:value="1.8580031656169" calcext:value-type="float">
            <text:p>1,858003165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28629" calcext:value-type="float">
            <text:p>0,0228629</text:p>
          </table:table-cell>
          <table:table-cell office:value-type="float" office:value="0.0580187" calcext:value-type="float">
            <text:p>0,0580187</text:p>
          </table:table-cell>
          <table:table-cell office:value-type="float" office:value="101.141" calcext:value-type="float">
            <text:p>101,141</text:p>
          </table:table-cell>
          <table:table-cell table:formula="of:=([.F245]-AVERAGE([.F$2:.F$325]))/STDEV([.F$2:.F$325])" office:value-type="float" office:value="0.32559058428483" calcext:value-type="float">
            <text:p>0,3255905843</text:p>
          </table:table-cell>
          <table:table-cell table:formula="of:=([.G245]-AVERAGE([.G$2:.G$325]))/STDEV([.G$2:.G$325])" office:value-type="float" office:value="0.979185775291379" calcext:value-type="float">
            <text:p>0,9791857753</text:p>
          </table:table-cell>
          <table:table-cell table:formula="of:=([.H245]-AVERAGE([.H$2:.H$325]))/STDEV([.H$2:.H$325])" office:value-type="float" office:value="0.588302330992122" calcext:value-type="float">
            <text:p>0,588302331</text:p>
          </table:table-cell>
          <table:table-cell table:formula="of:=SUM([.I245:.K245])" office:value-type="float" office:value="1.89307869056833" calcext:value-type="float">
            <text:p>1,8930786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229381" calcext:value-type="float">
            <text:p>0,0229381</text:p>
          </table:table-cell>
          <table:table-cell office:value-type="float" office:value="0.0543249" calcext:value-type="float">
            <text:p>0,0543249</text:p>
          </table:table-cell>
          <table:table-cell office:value-type="float" office:value="116.84" calcext:value-type="float">
            <text:p>116,84</text:p>
          </table:table-cell>
          <table:table-cell table:formula="of:=([.F246]-AVERAGE([.F$2:.F$325]))/STDEV([.F$2:.F$325])" office:value-type="float" office:value="0.342162434078915" calcext:value-type="float">
            <text:p>0,3421624341</text:p>
          </table:table-cell>
          <table:table-cell table:formula="of:=([.G246]-AVERAGE([.G$2:.G$325]))/STDEV([.G$2:.G$325])" office:value-type="float" office:value="0.642678165775694" calcext:value-type="float">
            <text:p>0,6426781658</text:p>
          </table:table-cell>
          <table:table-cell table:formula="of:=([.H246]-AVERAGE([.H$2:.H$325]))/STDEV([.H$2:.H$325])" office:value-type="float" office:value="0.911452786038334" calcext:value-type="float">
            <text:p>0,911452786</text:p>
          </table:table-cell>
          <table:table-cell table:formula="of:=SUM([.I246:.K246])" office:value-type="float" office:value="1.89629338589294" calcext:value-type="float">
            <text:p>1,89629338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sine-21</text:p>
          </table:table-cell>
          <table:table-cell office:value-type="float" office:value="0.0252066" calcext:value-type="float">
            <text:p>0,0252066</text:p>
          </table:table-cell>
          <table:table-cell office:value-type="float" office:value="0.055523" calcext:value-type="float">
            <text:p>0,055523</text:p>
          </table:table-cell>
          <table:table-cell office:value-type="float" office:value="89.7584" calcext:value-type="float">
            <text:p>89,7584</text:p>
          </table:table-cell>
          <table:table-cell table:formula="of:=([.F247]-AVERAGE([.F$2:.F$325]))/STDEV([.F$2:.F$325])" office:value-type="float" office:value="0.842072557189027" calcext:value-type="float">
            <text:p>0,8420725572</text:p>
          </table:table-cell>
          <table:table-cell table:formula="of:=([.G247]-AVERAGE([.G$2:.G$325]))/STDEV([.G$2:.G$325])" office:value-type="float" office:value="0.75182586379961" calcext:value-type="float">
            <text:p>0,7518258638</text:p>
          </table:table-cell>
          <table:table-cell table:formula="of:=([.H247]-AVERAGE([.H$2:.H$325]))/STDEV([.H$2:.H$325])" office:value-type="float" office:value="0.354001269165954" calcext:value-type="float">
            <text:p>0,3540012692</text:p>
          </table:table-cell>
          <table:table-cell table:formula="of:=SUM([.I247:.K247])" office:value-type="float" office:value="1.94789969015459" calcext:value-type="float">
            <text:p>1,947899690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35735" calcext:value-type="float">
            <text:p>0,0235735</text:p>
          </table:table-cell>
          <table:table-cell office:value-type="float" office:value="0.0583327" calcext:value-type="float">
            <text:p>0,0583327</text:p>
          </table:table-cell>
          <table:table-cell office:value-type="float" office:value="95.0037" calcext:value-type="float">
            <text:p>95,0037</text:p>
          </table:table-cell>
          <table:table-cell table:formula="of:=([.F248]-AVERAGE([.F$2:.F$325]))/STDEV([.F$2:.F$325])" office:value-type="float" office:value="0.482185750025207" calcext:value-type="float">
            <text:p>0,48218575</text:p>
          </table:table-cell>
          <table:table-cell table:formula="of:=([.G248]-AVERAGE([.G$2:.G$325]))/STDEV([.G$2:.G$325])" office:value-type="float" office:value="1.00779138181797" calcext:value-type="float">
            <text:p>1,0077913818</text:p>
          </table:table-cell>
          <table:table-cell table:formula="of:=([.H248]-AVERAGE([.H$2:.H$325]))/STDEV([.H$2:.H$325])" office:value-type="float" office:value="0.46197127246896" calcext:value-type="float">
            <text:p>0,4619712725</text:p>
          </table:table-cell>
          <table:table-cell table:formula="of:=SUM([.I248:.K248])" office:value-type="float" office:value="1.95194840431214" calcext:value-type="float">
            <text:p>1,951948404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1939" calcext:value-type="float">
            <text:p>0,021939</text:p>
          </table:table-cell>
          <table:table-cell office:value-type="float" office:value="0.0643997" calcext:value-type="float">
            <text:p>0,0643997</text:p>
          </table:table-cell>
          <table:table-cell office:value-type="float" office:value="89.9274" calcext:value-type="float">
            <text:p>89,9274</text:p>
          </table:table-cell>
          <table:table-cell table:formula="of:=([.F249]-AVERAGE([.F$2:.F$325]))/STDEV([.F$2:.F$325])" office:value-type="float" office:value="0.121990424381179" calcext:value-type="float">
            <text:p>0,1219904244</text:p>
          </table:table-cell>
          <table:table-cell table:formula="of:=([.G249]-AVERAGE([.G$2:.G$325]))/STDEV([.G$2:.G$325])" office:value-type="float" office:value="1.56049907225374" calcext:value-type="float">
            <text:p>1,5604990723</text:p>
          </table:table-cell>
          <table:table-cell table:formula="of:=([.H249]-AVERAGE([.H$2:.H$325]))/STDEV([.H$2:.H$325])" office:value-type="float" office:value="0.357479989269324" calcext:value-type="float">
            <text:p>0,3574799893</text:p>
          </table:table-cell>
          <table:table-cell table:formula="of:=SUM([.I249:.K249])" office:value-type="float" office:value="2.03996948590425" calcext:value-type="float">
            <text:p>2,039969485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46073" calcext:value-type="float">
            <text:p>0,0246073</text:p>
          </table:table-cell>
          <table:table-cell office:value-type="float" office:value="0.05711" calcext:value-type="float">
            <text:p>0,05711</text:p>
          </table:table-cell>
          <table:table-cell office:value-type="float" office:value="94.0321" calcext:value-type="float">
            <text:p>94,0321</text:p>
          </table:table-cell>
          <table:table-cell table:formula="of:=([.F250]-AVERAGE([.F$2:.F$325]))/STDEV([.F$2:.F$325])" office:value-type="float" office:value="0.710004610625266" calcext:value-type="float">
            <text:p>0,7100046106</text:p>
          </table:table-cell>
          <table:table-cell table:formula="of:=([.G250]-AVERAGE([.G$2:.G$325]))/STDEV([.G$2:.G$325])" office:value-type="float" office:value="0.896402607613947" calcext:value-type="float">
            <text:p>0,8964026076</text:p>
          </table:table-cell>
          <table:table-cell table:formula="of:=([.H250]-AVERAGE([.H$2:.H$325]))/STDEV([.H$2:.H$325])" office:value-type="float" office:value="0.441971719495975" calcext:value-type="float">
            <text:p>0,4419717195</text:p>
          </table:table-cell>
          <table:table-cell table:formula="of:=SUM([.I250:.K250])" office:value-type="float" office:value="2.04837893773519" calcext:value-type="float">
            <text:p>2,0483789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39307" calcext:value-type="float">
            <text:p>0,0239307</text:p>
          </table:table-cell>
          <table:table-cell office:value-type="float" office:value="0.0577143" calcext:value-type="float">
            <text:p>0,0577143</text:p>
          </table:table-cell>
          <table:table-cell office:value-type="float" office:value="101.191" calcext:value-type="float">
            <text:p>101,191</text:p>
          </table:table-cell>
          <table:table-cell table:formula="of:=([.F251]-AVERAGE([.F$2:.F$325]))/STDEV([.F$2:.F$325])" office:value-type="float" office:value="0.560902036547108" calcext:value-type="float">
            <text:p>0,5609020365</text:p>
          </table:table-cell>
          <table:table-cell table:formula="of:=([.G251]-AVERAGE([.G$2:.G$325]))/STDEV([.G$2:.G$325])" office:value-type="float" office:value="0.951454735078976" calcext:value-type="float">
            <text:p>0,9514547351</text:p>
          </table:table-cell>
          <table:table-cell table:formula="of:=([.H251]-AVERAGE([.H$2:.H$325]))/STDEV([.H$2:.H$325])" office:value-type="float" office:value="0.589331538123297" calcext:value-type="float">
            <text:p>0,5893315381</text:p>
          </table:table-cell>
          <table:table-cell table:formula="of:=SUM([.I251:.K251])" office:value-type="float" office:value="2.10168830974938" calcext:value-type="float">
            <text:p>2,1016883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234585" calcext:value-type="float">
            <text:p>0,0234585</text:p>
          </table:table-cell>
          <table:table-cell office:value-type="float" office:value="0.0555816" calcext:value-type="float">
            <text:p>0,0555816</text:p>
          </table:table-cell>
          <table:table-cell office:value-type="float" office:value="119.242" calcext:value-type="float">
            <text:p>119,242</text:p>
          </table:table-cell>
          <table:table-cell table:formula="of:=([.F252]-AVERAGE([.F$2:.F$325]))/STDEV([.F$2:.F$325])" office:value-type="float" office:value="0.456843160579467" calcext:value-type="float">
            <text:p>0,4568431606</text:p>
          </table:table-cell>
          <table:table-cell table:formula="of:=([.G252]-AVERAGE([.G$2:.G$325]))/STDEV([.G$2:.G$325])" office:value-type="float" office:value="0.757164362342471" calcext:value-type="float">
            <text:p>0,7571643623</text:p>
          </table:table-cell>
          <table:table-cell table:formula="of:=([.H252]-AVERAGE([.H$2:.H$325]))/STDEV([.H$2:.H$325])" office:value-type="float" office:value="0.960895896619964" calcext:value-type="float">
            <text:p>0,9608958966</text:p>
          </table:table-cell>
          <table:table-cell table:formula="of:=SUM([.I252:.K252])" office:value-type="float" office:value="2.1749034195419" calcext:value-type="float">
            <text:p>2,174903419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39838" calcext:value-type="float">
            <text:p>0,0239838</text:p>
          </table:table-cell>
          <table:table-cell office:value-type="float" office:value="0.0594265" calcext:value-type="float">
            <text:p>0,0594265</text:p>
          </table:table-cell>
          <table:table-cell office:value-type="float" office:value="97.1659" calcext:value-type="float">
            <text:p>97,1659</text:p>
          </table:table-cell>
          <table:table-cell table:formula="of:=([.F253]-AVERAGE([.F$2:.F$325]))/STDEV([.F$2:.F$325])" office:value-type="float" office:value="0.57260370176075" calcext:value-type="float">
            <text:p>0,5726037018</text:p>
          </table:table-cell>
          <table:table-cell table:formula="of:=([.G253]-AVERAGE([.G$2:.G$325]))/STDEV([.G$2:.G$325])" office:value-type="float" office:value="1.10743728124086" calcext:value-type="float">
            <text:p>1,1074372812</text:p>
          </table:table-cell>
          <table:table-cell table:formula="of:=([.H253]-AVERAGE([.H$2:.H$325]))/STDEV([.H$2:.H$325])" office:value-type="float" office:value="0.506478305649476" calcext:value-type="float">
            <text:p>0,5064783056</text:p>
          </table:table-cell>
          <table:table-cell table:formula="of:=SUM([.I253:.K253])" office:value-type="float" office:value="2.18651928865108" calcext:value-type="float">
            <text:p>2,186519288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63206" calcext:value-type="float">
            <text:p>0,0263206</text:p>
          </table:table-cell>
          <table:table-cell office:value-type="float" office:value="0.0550555" calcext:value-type="float">
            <text:p>0,0550555</text:p>
          </table:table-cell>
          <table:table-cell office:value-type="float" office:value="91.9017" calcext:value-type="float">
            <text:p>91,9017</text:p>
          </table:table-cell>
          <table:table-cell table:formula="of:=([.F254]-AVERAGE([.F$2:.F$325]))/STDEV([.F$2:.F$325])" office:value-type="float" office:value="1.0875651192982" calcext:value-type="float">
            <text:p>1,0875651193</text:p>
          </table:table-cell>
          <table:table-cell table:formula="of:=([.G254]-AVERAGE([.G$2:.G$325]))/STDEV([.G$2:.G$325])" office:value-type="float" office:value="0.709236306311771" calcext:value-type="float">
            <text:p>0,7092363063</text:p>
          </table:table-cell>
          <table:table-cell table:formula="of:=([.H254]-AVERAGE([.H$2:.H$325]))/STDEV([.H$2:.H$325])" office:value-type="float" office:value="0.398119262050886" calcext:value-type="float">
            <text:p>0,3981192621</text:p>
          </table:table-cell>
          <table:table-cell table:formula="of:=SUM([.I254:.K254])" office:value-type="float" office:value="2.19492068766086" calcext:value-type="float">
            <text:p>2,1949206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43128" calcext:value-type="float">
            <text:p>0,0243128</text:p>
          </table:table-cell>
          <table:table-cell office:value-type="float" office:value="0.0588244" calcext:value-type="float">
            <text:p>0,0588244</text:p>
          </table:table-cell>
          <table:table-cell office:value-type="float" office:value="105.42" calcext:value-type="float">
            <text:p>105,42</text:p>
          </table:table-cell>
          <table:table-cell table:formula="of:=([.F255]-AVERAGE([.F$2:.F$325]))/STDEV([.F$2:.F$325])" office:value-type="float" office:value="0.645105544609869" calcext:value-type="float">
            <text:p>0,6451055446</text:p>
          </table:table-cell>
          <table:table-cell table:formula="of:=([.G255]-AVERAGE([.G$2:.G$325]))/STDEV([.G$2:.G$325])" office:value-type="float" office:value="1.05258557522283" calcext:value-type="float">
            <text:p>1,0525855752</text:p>
          </table:table-cell>
          <table:table-cell table:formula="of:=([.H255]-AVERAGE([.H$2:.H$325]))/STDEV([.H$2:.H$325])" office:value-type="float" office:value="0.676381877278048" calcext:value-type="float">
            <text:p>0,6763818773</text:p>
          </table:table-cell>
          <table:table-cell table:formula="of:=SUM([.I255:.K255])" office:value-type="float" office:value="2.37407299711074" calcext:value-type="float">
            <text:p>2,374072997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24536" calcext:value-type="float">
            <text:p>0,0224536</text:p>
          </table:table-cell>
          <table:table-cell office:value-type="float" office:value="0.0657729" calcext:value-type="float">
            <text:p>0,0657729</text:p>
          </table:table-cell>
          <table:table-cell office:value-type="float" office:value="96.2972" calcext:value-type="float">
            <text:p>96,2972</text:p>
          </table:table-cell>
          <table:table-cell table:formula="of:=([.F256]-AVERAGE([.F$2:.F$325]))/STDEV([.F$2:.F$325])" office:value-type="float" office:value="0.235393002892294" calcext:value-type="float">
            <text:p>0,2353930029</text:p>
          </table:table-cell>
          <table:table-cell table:formula="of:=([.G256]-AVERAGE([.G$2:.G$325]))/STDEV([.G$2:.G$325])" office:value-type="float" office:value="1.68559849544583" calcext:value-type="float">
            <text:p>1,6855984954</text:p>
          </table:table-cell>
          <table:table-cell table:formula="of:=([.H256]-AVERAGE([.H$2:.H$325]))/STDEV([.H$2:.H$325])" office:value-type="float" office:value="0.488596860952448" calcext:value-type="float">
            <text:p>0,488596861</text:p>
          </table:table-cell>
          <table:table-cell table:formula="of:=SUM([.I256:.K256])" office:value-type="float" office:value="2.40958835929058" calcext:value-type="float">
            <text:p>2,4095883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239133" calcext:value-type="float">
            <text:p>0,0239133</text:p>
          </table:table-cell>
          <table:table-cell office:value-type="float" office:value="0.0567414" calcext:value-type="float">
            <text:p>0,0567414</text:p>
          </table:table-cell>
          <table:table-cell office:value-type="float" office:value="121.53" calcext:value-type="float">
            <text:p>121,53</text:p>
          </table:table-cell>
          <table:table-cell table:formula="of:=([.F257]-AVERAGE([.F$2:.F$325]))/STDEV([.F$2:.F$325])" office:value-type="float" office:value="0.557067592578796" calcext:value-type="float">
            <text:p>0,5570675926</text:p>
          </table:table-cell>
          <table:table-cell table:formula="of:=([.G257]-AVERAGE([.G$2:.G$325]))/STDEV([.G$2:.G$325])" office:value-type="float" office:value="0.862822905175405" calcext:value-type="float">
            <text:p>0,8628229052</text:p>
          </table:table-cell>
          <table:table-cell table:formula="of:=([.H257]-AVERAGE([.H$2:.H$325]))/STDEV([.H$2:.H$325])" office:value-type="float" office:value="1.00799241494252" calcext:value-type="float">
            <text:p>1,0079924149</text:p>
          </table:table-cell>
          <table:table-cell table:formula="of:=SUM([.I257:.K257])" office:value-type="float" office:value="2.42788291269672" calcext:value-type="float">
            <text:p>2,427882912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43707" calcext:value-type="float">
            <text:p>0,0243707</text:p>
          </table:table-cell>
          <table:table-cell office:value-type="float" office:value="0.0604104" calcext:value-type="float">
            <text:p>0,0604104</text:p>
          </table:table-cell>
          <table:table-cell office:value-type="float" office:value="101.31" calcext:value-type="float">
            <text:p>101,31</text:p>
          </table:table-cell>
          <table:table-cell table:formula="of:=([.F258]-AVERAGE([.F$2:.F$325]))/STDEV([.F$2:.F$325])" office:value-type="float" office:value="0.657864987469942" calcext:value-type="float">
            <text:p>0,6578649875</text:p>
          </table:table-cell>
          <table:table-cell table:formula="of:=([.G258]-AVERAGE([.G$2:.G$325]))/STDEV([.G$2:.G$325])" office:value-type="float" office:value="1.19707121837944" calcext:value-type="float">
            <text:p>1,1970712184</text:p>
          </table:table-cell>
          <table:table-cell table:formula="of:=([.H258]-AVERAGE([.H$2:.H$325]))/STDEV([.H$2:.H$325])" office:value-type="float" office:value="0.591781051095493" calcext:value-type="float">
            <text:p>0,5917810511</text:p>
          </table:table-cell>
          <table:table-cell table:formula="of:=SUM([.I258:.K258])" office:value-type="float" office:value="2.44671725694487" calcext:value-type="float">
            <text:p>2,4467172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43685" calcext:value-type="float">
            <text:p>0,0243685</text:p>
          </table:table-cell>
          <table:table-cell office:value-type="float" office:value="0.0606854" calcext:value-type="float">
            <text:p>0,0606854</text:p>
          </table:table-cell>
          <table:table-cell office:value-type="float" office:value="104.711" calcext:value-type="float">
            <text:p>104,711</text:p>
          </table:table-cell>
          <table:table-cell table:formula="of:=([.F259]-AVERAGE([.F$2:.F$325]))/STDEV([.F$2:.F$325])" office:value-type="float" office:value="0.657380172715328" calcext:value-type="float">
            <text:p>0,6573801727</text:p>
          </table:table-cell>
          <table:table-cell table:formula="of:=([.G259]-AVERAGE([.G$2:.G$325]))/STDEV([.G$2:.G$325])" office:value-type="float" office:value="1.22212389925464" calcext:value-type="float">
            <text:p>1,2221238993</text:p>
          </table:table-cell>
          <table:table-cell table:formula="of:=([.H259]-AVERAGE([.H$2:.H$325]))/STDEV([.H$2:.H$325])" office:value-type="float" office:value="0.661787720157991" calcext:value-type="float">
            <text:p>0,6617877202</text:p>
          </table:table-cell>
          <table:table-cell table:formula="of:=SUM([.I259:.K259])" office:value-type="float" office:value="2.54129179212795" calcext:value-type="float">
            <text:p>2,541291792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67719" calcext:value-type="float">
            <text:p>0,0267719</text:p>
          </table:table-cell>
          <table:table-cell office:value-type="float" office:value="0.0563419" calcext:value-type="float">
            <text:p>0,0563419</text:p>
          </table:table-cell>
          <table:table-cell office:value-type="float" office:value="98.674" calcext:value-type="float">
            <text:p>98,674</text:p>
          </table:table-cell>
          <table:table-cell table:formula="of:=([.F260]-AVERAGE([.F$2:.F$325]))/STDEV([.F$2:.F$325])" office:value-type="float" office:value="1.18701825509701" calcext:value-type="float">
            <text:p>1,1870182551</text:p>
          </table:table-cell>
          <table:table-cell table:formula="of:=([.G260]-AVERAGE([.G$2:.G$325]))/STDEV([.G$2:.G$325])" office:value-type="float" office:value="0.826428192413069" calcext:value-type="float">
            <text:p>0,8264281924</text:p>
          </table:table-cell>
          <table:table-cell table:formula="of:=([.H260]-AVERAGE([.H$2:.H$325]))/STDEV([.H$2:.H$325])" office:value-type="float" office:value="0.537521251139966" calcext:value-type="float">
            <text:p>0,5375212511</text:p>
          </table:table-cell>
          <table:table-cell table:formula="of:=SUM([.I260:.K260])" office:value-type="float" office:value="2.55096769865004" calcext:value-type="float">
            <text:p>2,5509676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242345" calcext:value-type="float">
            <text:p>0,0242345</text:p>
          </table:table-cell>
          <table:table-cell office:value-type="float" office:value="0.0577668" calcext:value-type="float">
            <text:p>0,0577668</text:p>
          </table:table-cell>
          <table:table-cell office:value-type="float" office:value="124.207" calcext:value-type="float">
            <text:p>124,207</text:p>
          </table:table-cell>
          <table:table-cell table:formula="of:=([.F261]-AVERAGE([.F$2:.F$325]))/STDEV([.F$2:.F$325])" office:value-type="float" office:value="0.627850546752465" calcext:value-type="float">
            <text:p>0,6278505468</text:p>
          </table:table-cell>
          <table:table-cell table:formula="of:=([.G261]-AVERAGE([.G$2:.G$325]))/STDEV([.G$2:.G$325])" office:value-type="float" office:value="0.956237519609696" calcext:value-type="float">
            <text:p>0,9562375196</text:p>
          </table:table-cell>
          <table:table-cell table:formula="of:=([.H261]-AVERAGE([.H$2:.H$325]))/STDEV([.H$2:.H$325])" office:value-type="float" office:value="1.06309616474561" calcext:value-type="float">
            <text:p>1,0630961647</text:p>
          </table:table-cell>
          <table:table-cell table:formula="of:=SUM([.I261:.K261])" office:value-type="float" office:value="2.64718423110777" calcext:value-type="float">
            <text:p>2,64718423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46434" calcext:value-type="float">
            <text:p>0,0246434</text:p>
          </table:table-cell>
          <table:table-cell office:value-type="float" office:value="0.0600858" calcext:value-type="float">
            <text:p>0,0600858</text:p>
          </table:table-cell>
          <table:table-cell office:value-type="float" office:value="114.22" calcext:value-type="float">
            <text:p>114,22</text:p>
          </table:table-cell>
          <table:table-cell table:formula="of:=([.F262]-AVERAGE([.F$2:.F$325]))/STDEV([.F$2:.F$325])" office:value-type="float" office:value="0.717959980007799" calcext:value-type="float">
            <text:p>0,71795998</text:p>
          </table:table-cell>
          <table:table-cell table:formula="of:=([.G262]-AVERAGE([.G$2:.G$325]))/STDEV([.G$2:.G$325])" office:value-type="float" office:value="1.16749994488093" calcext:value-type="float">
            <text:p>1,1674999449</text:p>
          </table:table-cell>
          <table:table-cell table:formula="of:=([.H262]-AVERAGE([.H$2:.H$325]))/STDEV([.H$2:.H$325])" office:value-type="float" office:value="0.857522332364784" calcext:value-type="float">
            <text:p>0,8575223324</text:p>
          </table:table-cell>
          <table:table-cell table:formula="of:=SUM([.I262:.K262])" office:value-type="float" office:value="2.74298225725351" calcext:value-type="float">
            <text:p>2,742982257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28948" calcext:value-type="float">
            <text:p>0,0228948</text:p>
          </table:table-cell>
          <table:table-cell office:value-type="float" office:value="0.0669738" calcext:value-type="float">
            <text:p>0,0669738</text:p>
          </table:table-cell>
          <table:table-cell office:value-type="float" office:value="103.322" calcext:value-type="float">
            <text:p>103,322</text:p>
          </table:table-cell>
          <table:table-cell table:formula="of:=([.F263]-AVERAGE([.F$2:.F$325]))/STDEV([.F$2:.F$325])" office:value-type="float" office:value="0.332620398226736" calcext:value-type="float">
            <text:p>0,3326203982</text:p>
          </table:table-cell>
          <table:table-cell table:formula="of:=([.G263]-AVERAGE([.G$2:.G$325]))/STDEV([.G$2:.G$325])" office:value-type="float" office:value="1.79500127531139" calcext:value-type="float">
            <text:p>1,7950012753</text:p>
          </table:table-cell>
          <table:table-cell table:formula="of:=([.H263]-AVERAGE([.H$2:.H$325]))/STDEV([.H$2:.H$325])" office:value-type="float" office:value="0.63319634605396" calcext:value-type="float">
            <text:p>0,6331963461</text:p>
          </table:table-cell>
          <table:table-cell table:formula="of:=SUM([.I263:.K263])" office:value-type="float" office:value="2.76081801959208" calcext:value-type="float">
            <text:p>2,760818019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4691" calcext:value-type="float">
            <text:p>0,024691</text:p>
          </table:table-cell>
          <table:table-cell office:value-type="float" office:value="0.0615972" calcext:value-type="float">
            <text:p>0,0615972</text:p>
          </table:table-cell>
          <table:table-cell office:value-type="float" office:value="110.435" calcext:value-type="float">
            <text:p>110,435</text:p>
          </table:table-cell>
          <table:table-cell table:formula="of:=([.F264]-AVERAGE([.F$2:.F$325]))/STDEV([.F$2:.F$325])" office:value-type="float" office:value="0.728449608334905" calcext:value-type="float">
            <text:p>0,7284496083</text:p>
          </table:table-cell>
          <table:table-cell table:formula="of:=([.G264]-AVERAGE([.G$2:.G$325]))/STDEV([.G$2:.G$325])" office:value-type="float" office:value="1.30518947897103" calcext:value-type="float">
            <text:p>1,305189479</text:p>
          </table:table-cell>
          <table:table-cell table:formula="of:=([.H264]-AVERAGE([.H$2:.H$325]))/STDEV([.H$2:.H$325])" office:value-type="float" office:value="0.779611352534864" calcext:value-type="float">
            <text:p>0,7796113525</text:p>
          </table:table-cell>
          <table:table-cell table:formula="of:=SUM([.I264:.K264])" office:value-type="float" office:value="2.81325043984079" calcext:value-type="float">
            <text:p>2,8132504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28743" calcext:value-type="float">
            <text:p>0,0228743</text:p>
          </table:table-cell>
          <table:table-cell office:value-type="float" office:value="0.0627152" calcext:value-type="float">
            <text:p>0,0627152</text:p>
          </table:table-cell>
          <table:table-cell office:value-type="float" office:value="125.96" calcext:value-type="float">
            <text:p>125,96</text:p>
          </table:table-cell>
          <table:table-cell table:formula="of:=([.F265]-AVERAGE([.F$2:.F$325]))/STDEV([.F$2:.F$325])" office:value-type="float" office:value="0.328102806195104" calcext:value-type="float">
            <text:p>0,3281028062</text:p>
          </table:table-cell>
          <table:table-cell table:formula="of:=([.G265]-AVERAGE([.G$2:.G$325]))/STDEV([.G$2:.G$325])" office:value-type="float" office:value="1.40704001431093" calcext:value-type="float">
            <text:p>1,4070400143</text:p>
          </table:table-cell>
          <table:table-cell table:formula="of:=([.H265]-AVERAGE([.H$2:.H$325]))/STDEV([.H$2:.H$325])" office:value-type="float" office:value="1.09918016676459" calcext:value-type="float">
            <text:p>1,0991801668</text:p>
          </table:table-cell>
          <table:table-cell table:formula="of:=SUM([.I265:.K265])" office:value-type="float" office:value="2.83432298727062" calcext:value-type="float">
            <text:p>2,83432298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48059" calcext:value-type="float">
            <text:p>0,0248059</text:p>
          </table:table-cell>
          <table:table-cell office:value-type="float" office:value="0.0618319" calcext:value-type="float">
            <text:p>0,0618319</text:p>
          </table:table-cell>
          <table:table-cell office:value-type="float" office:value="109.531" calcext:value-type="float">
            <text:p>109,531</text:p>
          </table:table-cell>
          <table:table-cell table:formula="of:=([.F266]-AVERAGE([.F$2:.F$325]))/STDEV([.F$2:.F$325])" office:value-type="float" office:value="0.753770160746346" calcext:value-type="float">
            <text:p>0,7537701607</text:p>
          </table:table-cell>
          <table:table-cell table:formula="of:=([.G266]-AVERAGE([.G$2:.G$325]))/STDEV([.G$2:.G$325])" office:value-type="float" office:value="1.32657080333979" calcext:value-type="float">
            <text:p>1,3265708033</text:p>
          </table:table-cell>
          <table:table-cell table:formula="of:=([.H266]-AVERAGE([.H$2:.H$325]))/STDEV([.H$2:.H$325])" office:value-type="float" office:value="0.761003287603226" calcext:value-type="float">
            <text:p>0,7610032876</text:p>
          </table:table-cell>
          <table:table-cell table:formula="of:=SUM([.I266:.K266])" office:value-type="float" office:value="2.84134425168936" calcext:value-type="float">
            <text:p>2,841344251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70512" calcext:value-type="float">
            <text:p>0,0270512</text:p>
          </table:table-cell>
          <table:table-cell office:value-type="float" office:value="0.057302" calcext:value-type="float">
            <text:p>0,057302</text:p>
          </table:table-cell>
          <table:table-cell office:value-type="float" office:value="107.374" calcext:value-type="float">
            <text:p>107,374</text:p>
          </table:table-cell>
          <table:table-cell table:formula="of:=([.F267]-AVERAGE([.F$2:.F$325]))/STDEV([.F$2:.F$325])" office:value-type="float" office:value="1.24856769189871" calcext:value-type="float">
            <text:p>1,2485676919</text:p>
          </table:table-cell>
          <table:table-cell table:formula="of:=([.G267]-AVERAGE([.G$2:.G$325]))/STDEV([.G$2:.G$325])" office:value-type="float" office:value="0.913893933897722" calcext:value-type="float">
            <text:p>0,9138939339</text:p>
          </table:table-cell>
          <table:table-cell table:formula="of:=([.H267]-AVERAGE([.H$2:.H$325]))/STDEV([.H$2:.H$325])" office:value-type="float" office:value="0.716603291964352" calcext:value-type="float">
            <text:p>0,716603292</text:p>
          </table:table-cell>
          <table:table-cell table:formula="of:=SUM([.I267:.K267])" office:value-type="float" office:value="2.87906491776078" calcext:value-type="float">
            <text:p>2,879064917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31704" calcext:value-type="float">
            <text:p>0,0231704</text:p>
          </table:table-cell>
          <table:table-cell office:value-type="float" office:value="0.0678607" calcext:value-type="float">
            <text:p>0,0678607</text:p>
          </table:table-cell>
          <table:table-cell office:value-type="float" office:value="111.594" calcext:value-type="float">
            <text:p>111,594</text:p>
          </table:table-cell>
          <table:table-cell table:formula="of:=([.F268]-AVERAGE([.F$2:.F$325]))/STDEV([.F$2:.F$325])" office:value-type="float" office:value="0.39335446475931" calcext:value-type="float">
            <text:p>0,3933544648</text:p>
          </table:table-cell>
          <table:table-cell table:formula="of:=([.G268]-AVERAGE([.G$2:.G$325]))/STDEV([.G$2:.G$325])" office:value-type="float" office:value="1.87579844865035" calcext:value-type="float">
            <text:p>1,8757984487</text:p>
          </table:table-cell>
          <table:table-cell table:formula="of:=([.H268]-AVERAGE([.H$2:.H$325]))/STDEV([.H$2:.H$325])" office:value-type="float" office:value="0.803468373835491" calcext:value-type="float">
            <text:p>0,8034683738</text:p>
          </table:table-cell>
          <table:table-cell table:formula="of:=SUM([.I268:.K268])" office:value-type="float" office:value="3.07262128724515" calcext:value-type="float">
            <text:p>3,0726212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33073" calcext:value-type="float">
            <text:p>0,0233073</text:p>
          </table:table-cell>
          <table:table-cell office:value-type="float" office:value="0.0637683" calcext:value-type="float">
            <text:p>0,0637683</text:p>
          </table:table-cell>
          <table:table-cell office:value-type="float" office:value="129.116" calcext:value-type="float">
            <text:p>129,116</text:p>
          </table:table-cell>
          <table:table-cell table:formula="of:=([.F269]-AVERAGE([.F$2:.F$325]))/STDEV([.F$2:.F$325])" office:value-type="float" office:value="0.423523164716893" calcext:value-type="float">
            <text:p>0,4235231647</text:p>
          </table:table-cell>
          <table:table-cell table:formula="of:=([.G269]-AVERAGE([.G$2:.G$325]))/STDEV([.G$2:.G$325])" office:value-type="float" office:value="1.50297811696429" calcext:value-type="float">
            <text:p>1,502978117</text:p>
          </table:table-cell>
          <table:table-cell table:formula="of:=([.H269]-AVERAGE([.H$2:.H$325]))/STDEV([.H$2:.H$325])" office:value-type="float" office:value="1.16414372088433" calcext:value-type="float">
            <text:p>1,1641437209</text:p>
          </table:table-cell>
          <table:table-cell table:formula="of:=SUM([.I269:.K269])" office:value-type="float" office:value="3.09064500256551" calcext:value-type="float">
            <text:p>3,0906450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52026" calcext:value-type="float">
            <text:p>0,0252026</text:p>
          </table:table-cell>
          <table:table-cell office:value-type="float" office:value="0.0629351" calcext:value-type="float">
            <text:p>0,0629351</text:p>
          </table:table-cell>
          <table:table-cell office:value-type="float" office:value="113.688" calcext:value-type="float">
            <text:p>113,688</text:p>
          </table:table-cell>
          <table:table-cell table:formula="of:=([.F270]-AVERAGE([.F$2:.F$325]))/STDEV([.F$2:.F$325])" office:value-type="float" office:value="0.841191075817001" calcext:value-type="float">
            <text:p>0,8411910758</text:p>
          </table:table-cell>
          <table:table-cell table:formula="of:=([.G270]-AVERAGE([.G$2:.G$325]))/STDEV([.G$2:.G$325])" office:value-type="float" office:value="1.42707304894532" calcext:value-type="float">
            <text:p>1,4270730489</text:p>
          </table:table-cell>
          <table:table-cell table:formula="of:=([.H270]-AVERAGE([.H$2:.H$325]))/STDEV([.H$2:.H$325])" office:value-type="float" office:value="0.846571568489085" calcext:value-type="float">
            <text:p>0,8465715685</text:p>
          </table:table-cell>
          <table:table-cell table:formula="of:=SUM([.I270:.K270])" office:value-type="float" office:value="3.1148356932514" calcext:value-type="float">
            <text:p>3,114835693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57652" calcext:value-type="float">
            <text:p>0,0257652</text:p>
          </table:table-cell>
          <table:table-cell office:value-type="float" office:value="0.0655384" calcext:value-type="float">
            <text:p>0,0655384</text:p>
          </table:table-cell>
          <table:table-cell office:value-type="float" office:value="102.898" calcext:value-type="float">
            <text:p>102,898</text:p>
          </table:table-cell>
          <table:table-cell table:formula="of:=([.F271]-AVERAGE([.F$2:.F$325]))/STDEV([.F$2:.F$325])" office:value-type="float" office:value="0.965171430792425" calcext:value-type="float">
            <text:p>0,9651714308</text:p>
          </table:table-cell>
          <table:table-cell table:formula="of:=([.G271]-AVERAGE([.G$2:.G$325]))/STDEV([.G$2:.G$325])" office:value-type="float" office:value="1.66423539120862" calcext:value-type="float">
            <text:p>1,6642353912</text:p>
          </table:table-cell>
          <table:table-cell table:formula="of:=([.H271]-AVERAGE([.H$2:.H$325]))/STDEV([.H$2:.H$325])" office:value-type="float" office:value="0.624468669581599" calcext:value-type="float">
            <text:p>0,6244686696</text:p>
          </table:table-cell>
          <table:table-cell table:formula="of:=SUM([.I271:.K271])" office:value-type="float" office:value="3.25387549158264" calcext:value-type="float">
            <text:p>3,2538754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36898" calcext:value-type="float">
            <text:p>0,0236898</text:p>
          </table:table-cell>
          <table:table-cell office:value-type="float" office:value="0.064768" calcext:value-type="float">
            <text:p>0,064768</text:p>
          </table:table-cell>
          <table:table-cell office:value-type="float" office:value="134.529" calcext:value-type="float">
            <text:p>134,529</text:p>
          </table:table-cell>
          <table:table-cell table:formula="of:=([.F272]-AVERAGE([.F$2:.F$325]))/STDEV([.F$2:.F$325])" office:value-type="float" office:value="0.507814820916857" calcext:value-type="float">
            <text:p>0,5078148209</text:p>
          </table:table-cell>
          <table:table-cell table:formula="of:=([.G272]-AVERAGE([.G$2:.G$325]))/STDEV([.G$2:.G$325])" office:value-type="float" office:value="1.59405144449497" calcext:value-type="float">
            <text:p>1,5940514445</text:p>
          </table:table-cell>
          <table:table-cell table:formula="of:=([.H272]-AVERAGE([.H$2:.H$325]))/STDEV([.H$2:.H$325])" office:value-type="float" office:value="1.2755656849053" calcext:value-type="float">
            <text:p>1,2755656849</text:p>
          </table:table-cell>
          <table:table-cell table:formula="of:=SUM([.I272:.K272])" office:value-type="float" office:value="3.37743195031712" calcext:value-type="float">
            <text:p>3,3774319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55029" calcext:value-type="float">
            <text:p>0,0255029</text:p>
          </table:table-cell>
          <table:table-cell office:value-type="float" office:value="0.0638578" calcext:value-type="float">
            <text:p>0,0638578</text:p>
          </table:table-cell>
          <table:table-cell office:value-type="float" office:value="122.611" calcext:value-type="float">
            <text:p>122,611</text:p>
          </table:table-cell>
          <table:table-cell table:formula="of:=([.F273]-AVERAGE([.F$2:.F$325]))/STDEV([.F$2:.F$325])" office:value-type="float" office:value="0.907368289821835" calcext:value-type="float">
            <text:p>0,9073682898</text:p>
          </table:table-cell>
          <table:table-cell table:formula="of:=([.G273]-AVERAGE([.G$2:.G$325]))/STDEV([.G$2:.G$325])" office:value-type="float" office:value="1.51113162583094" calcext:value-type="float">
            <text:p>1,5111316258</text:p>
          </table:table-cell>
          <table:table-cell table:formula="of:=([.H273]-AVERAGE([.H$2:.H$325]))/STDEV([.H$2:.H$325])" office:value-type="float" office:value="1.03024387311851" calcext:value-type="float">
            <text:p>1,0302438731</text:p>
          </table:table-cell>
          <table:table-cell table:formula="of:=SUM([.I273:.K273])" office:value-type="float" office:value="3.44874378877129" calcext:value-type="float">
            <text:p>3,448743788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62068" calcext:value-type="float">
            <text:p>0,0262068</text:p>
          </table:table-cell>
          <table:table-cell office:value-type="float" office:value="0.0666704" calcext:value-type="float">
            <text:p>0,0666704</text:p>
          </table:table-cell>
          <table:table-cell office:value-type="float" office:value="107.562" calcext:value-type="float">
            <text:p>107,562</text:p>
          </table:table-cell>
          <table:table-cell table:formula="of:=([.F274]-AVERAGE([.F$2:.F$325]))/STDEV([.F$2:.F$325])" office:value-type="float" office:value="1.06248697426407" calcext:value-type="float">
            <text:p>1,0624869743</text:p>
          </table:table-cell>
          <table:table-cell table:formula="of:=([.G274]-AVERAGE([.G$2:.G$325]))/STDEV([.G$2:.G$325])" office:value-type="float" office:value="1.76736133575671" calcext:value-type="float">
            <text:p>1,7673613358</text:p>
          </table:table-cell>
          <table:table-cell table:formula="of:=([.H274]-AVERAGE([.H$2:.H$325]))/STDEV([.H$2:.H$325])" office:value-type="float" office:value="0.720473110777569" calcext:value-type="float">
            <text:p>0,7204731108</text:p>
          </table:table-cell>
          <table:table-cell table:formula="of:=SUM([.I274:.K274])" office:value-type="float" office:value="3.55032142079835" calcext:value-type="float">
            <text:p>3,550321420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279648" calcext:value-type="float">
            <text:p>0,0279648</text:p>
          </table:table-cell>
          <table:table-cell office:value-type="float" office:value="0.0562196" calcext:value-type="float">
            <text:p>0,0562196</text:p>
          </table:table-cell>
          <table:table-cell office:value-type="float" office:value="139.906" calcext:value-type="float">
            <text:p>139,906</text:p>
          </table:table-cell>
          <table:table-cell table:formula="of:=([.F275]-AVERAGE([.F$2:.F$325]))/STDEV([.F$2:.F$325])" office:value-type="float" office:value="1.44989803726939" calcext:value-type="float">
            <text:p>1,4498980373</text:p>
          </table:table-cell>
          <table:table-cell table:formula="of:=([.G275]-AVERAGE([.G$2:.G$325]))/STDEV([.G$2:.G$325])" office:value-type="float" office:value="0.815286581972935" calcext:value-type="float">
            <text:p>0,815286582</text:p>
          </table:table-cell>
          <table:table-cell table:formula="of:=([.H275]-AVERAGE([.H$2:.H$325]))/STDEV([.H$2:.H$325])" office:value-type="float" office:value="1.38624661979182" calcext:value-type="float">
            <text:p>1,3862466198</text:p>
          </table:table-cell>
          <table:table-cell table:formula="of:=SUM([.I275:.K275])" office:value-type="float" office:value="3.65143123903415" calcext:value-type="float">
            <text:p>3,651431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40329" calcext:value-type="float">
            <text:p>0,0240329</text:p>
          </table:table-cell>
          <table:table-cell office:value-type="float" office:value="0.0659186" calcext:value-type="float">
            <text:p>0,0659186</text:p>
          </table:table-cell>
          <table:table-cell office:value-type="float" office:value="145.734" calcext:value-type="float">
            <text:p>145,734</text:p>
          </table:table-cell>
          <table:table-cell table:formula="of:=([.F276]-AVERAGE([.F$2:.F$325]))/STDEV([.F$2:.F$325])" office:value-type="float" office:value="0.583423885602367" calcext:value-type="float">
            <text:p>0,5834238856</text:p>
          </table:table-cell>
          <table:table-cell table:formula="of:=([.G276]-AVERAGE([.G$2:.G$325]))/STDEV([.G$2:.G$325])" office:value-type="float" office:value="1.6988718612768" calcext:value-type="float">
            <text:p>1,6988718613</text:p>
          </table:table-cell>
          <table:table-cell table:formula="of:=([.H276]-AVERAGE([.H$2:.H$325]))/STDEV([.H$2:.H$325])" office:value-type="float" office:value="1.50621100300153" calcext:value-type="float">
            <text:p>1,506211003</text:p>
          </table:table-cell>
          <table:table-cell table:formula="of:=SUM([.I276:.K276])" office:value-type="float" office:value="3.7885067498807" calcext:value-type="float">
            <text:p>3,788506749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65815" calcext:value-type="float">
            <text:p>0,0265815</text:p>
          </table:table-cell>
          <table:table-cell office:value-type="float" office:value="0.0676859" calcext:value-type="float">
            <text:p>0,0676859</text:p>
          </table:table-cell>
          <table:table-cell office:value-type="float" office:value="111.592" calcext:value-type="float">
            <text:p>111,592</text:p>
          </table:table-cell>
          <table:table-cell table:formula="of:=([.F277]-AVERAGE([.F$2:.F$325]))/STDEV([.F$2:.F$325])" office:value-type="float" office:value="1.14505974178858" calcext:value-type="float">
            <text:p>1,1450597418</text:p>
          </table:table-cell>
          <table:table-cell table:formula="of:=([.G277]-AVERAGE([.G$2:.G$325]))/STDEV([.G$2:.G$325])" office:value-type="float" office:value="1.8598740536795" calcext:value-type="float">
            <text:p>1,8598740537</text:p>
          </table:table-cell>
          <table:table-cell table:formula="of:=([.H277]-AVERAGE([.H$2:.H$325]))/STDEV([.H$2:.H$325])" office:value-type="float" office:value="0.803427205550245" calcext:value-type="float">
            <text:p>0,8034272056</text:p>
          </table:table-cell>
          <table:table-cell table:formula="of:=SUM([.I277:.K277])" office:value-type="float" office:value="3.80836100101832" calcext:value-type="float">
            <text:p>3,80836100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298779" calcext:value-type="float">
            <text:p>0,0298779</text:p>
          </table:table-cell>
          <table:table-cell office:value-type="float" office:value="0.0510099" calcext:value-type="float">
            <text:p>0,0510099</text:p>
          </table:table-cell>
          <table:table-cell office:value-type="float" office:value="152.405" calcext:value-type="float">
            <text:p>152,405</text:p>
          </table:table-cell>
          <table:table-cell table:formula="of:=([.F278]-AVERAGE([.F$2:.F$325]))/STDEV([.F$2:.F$325])" office:value-type="float" office:value="1.87148854047502" calcext:value-type="float">
            <text:p>1,8714885405</text:p>
          </table:table-cell>
          <table:table-cell table:formula="of:=([.G278]-AVERAGE([.G$2:.G$325]))/STDEV([.G$2:.G$325])" office:value-type="float" office:value="0.340679485407375" calcext:value-type="float">
            <text:p>0,3406794854</text:p>
          </table:table-cell>
          <table:table-cell table:formula="of:=([.H278]-AVERAGE([.H$2:.H$325]))/STDEV([.H$2:.H$325])" office:value-type="float" office:value="1.64352781844285" calcext:value-type="float">
            <text:p>1,6435278184</text:p>
          </table:table-cell>
          <table:table-cell table:formula="of:=SUM([.I278:.K278])" office:value-type="float" office:value="3.85569584432524" calcext:value-type="float">
            <text:p>3,855695844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284745" calcext:value-type="float">
            <text:p>0,0284745</text:p>
          </table:table-cell>
          <table:table-cell office:value-type="float" office:value="0.0573749" calcext:value-type="float">
            <text:p>0,0573749</text:p>
          </table:table-cell>
          <table:table-cell office:value-type="float" office:value="143.657" calcext:value-type="float">
            <text:p>143,657</text:p>
          </table:table-cell>
          <table:table-cell table:formula="of:=([.F279]-AVERAGE([.F$2:.F$325]))/STDEV([.F$2:.F$325])" office:value-type="float" office:value="1.56222080109978" calcext:value-type="float">
            <text:p>1,5622208011</text:p>
          </table:table-cell>
          <table:table-cell table:formula="of:=([.G279]-AVERAGE([.G$2:.G$325]))/STDEV([.G$2:.G$325])" office:value-type="float" office:value="0.920535171846093" calcext:value-type="float">
            <text:p>0,9205351718</text:p>
          </table:table-cell>
          <table:table-cell table:formula="of:=([.H279]-AVERAGE([.H$2:.H$325]))/STDEV([.H$2:.H$325])" office:value-type="float" office:value="1.46345773877254" calcext:value-type="float">
            <text:p>1,4634577388</text:p>
          </table:table-cell>
          <table:table-cell table:formula="of:=SUM([.I279:.K279])" office:value-type="float" office:value="3.94621371171841" calcext:value-type="float">
            <text:p>3,946213711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294311" calcext:value-type="float">
            <text:p>0,0294311</text:p>
          </table:table-cell>
          <table:table-cell office:value-type="float" office:value="0.0529398" calcext:value-type="float">
            <text:p>0,0529398</text:p>
          </table:table-cell>
          <table:table-cell office:value-type="float" office:value="160.001" calcext:value-type="float">
            <text:p>160,001</text:p>
          </table:table-cell>
          <table:table-cell table:formula="of:=([.F280]-AVERAGE([.F$2:.F$325]))/STDEV([.F$2:.F$325])" office:value-type="float" office:value="1.77302707121974" calcext:value-type="float">
            <text:p>1,7730270712</text:p>
          </table:table-cell>
          <table:table-cell table:formula="of:=([.G280]-AVERAGE([.G$2:.G$325]))/STDEV([.G$2:.G$325])" office:value-type="float" office:value="0.516494644756641" calcext:value-type="float">
            <text:p>0,5164946448</text:p>
          </table:table-cell>
          <table:table-cell table:formula="of:=([.H280]-AVERAGE([.H$2:.H$325]))/STDEV([.H$2:.H$325])" office:value-type="float" office:value="1.7998849658109" calcext:value-type="float">
            <text:p>1,7998849658</text:p>
          </table:table-cell>
          <table:table-cell table:formula="of:=SUM([.I280:.K280])" office:value-type="float" office:value="4.08940668178728" calcext:value-type="float">
            <text:p>4,089406681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68588" calcext:value-type="float">
            <text:p>0,0268588</text:p>
          </table:table-cell>
          <table:table-cell office:value-type="float" office:value="0.0685322" calcext:value-type="float">
            <text:p>0,0685322</text:p>
          </table:table-cell>
          <table:table-cell office:value-type="float" office:value="120.671" calcext:value-type="float">
            <text:p>120,671</text:p>
          </table:table-cell>
          <table:table-cell table:formula="of:=([.F281]-AVERAGE([.F$2:.F$325]))/STDEV([.F$2:.F$325])" office:value-type="float" office:value="1.20616843790427" calcext:value-type="float">
            <text:p>1,2061684379</text:p>
          </table:table-cell>
          <table:table-cell table:formula="of:=([.G281]-AVERAGE([.G$2:.G$325]))/STDEV([.G$2:.G$325])" office:value-type="float" office:value="1.9369725403147" calcext:value-type="float">
            <text:p>1,9369725403</text:p>
          </table:table-cell>
          <table:table-cell table:formula="of:=([.H281]-AVERAGE([.H$2:.H$325]))/STDEV([.H$2:.H$325])" office:value-type="float" office:value="0.990310636428935" calcext:value-type="float">
            <text:p>0,9903106364</text:p>
          </table:table-cell>
          <table:table-cell table:formula="of:=SUM([.I281:.K281])" office:value-type="float" office:value="4.13345161464791" calcext:value-type="float">
            <text:p>4,1334516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244043" calcext:value-type="float">
            <text:p>0,0244043</text:p>
          </table:table-cell>
          <table:table-cell office:value-type="float" office:value="0.0613801" calcext:value-type="float">
            <text:p>0,0613801</text:p>
          </table:table-cell>
          <table:table-cell office:value-type="float" office:value="179.11" calcext:value-type="float">
            <text:p>179,11</text:p>
          </table:table-cell>
          <table:table-cell table:formula="of:=([.F282]-AVERAGE([.F$2:.F$325]))/STDEV([.F$2:.F$325])" office:value-type="float" office:value="0.665269430994959" calcext:value-type="float">
            <text:p>0,665269431</text:p>
          </table:table-cell>
          <table:table-cell table:formula="of:=([.G282]-AVERAGE([.G$2:.G$325]))/STDEV([.G$2:.G$325])" office:value-type="float" office:value="1.28541152617828" calcext:value-type="float">
            <text:p>1,2854115262</text:p>
          </table:table-cell>
          <table:table-cell table:formula="of:=([.H282]-AVERAGE([.H$2:.H$325]))/STDEV([.H$2:.H$325])" office:value-type="float" office:value="2.19322734720323" calcext:value-type="float">
            <text:p>2,1932273472</text:p>
          </table:table-cell>
          <table:table-cell table:formula="of:=SUM([.I282:.K282])" office:value-type="float" office:value="4.14390830437646" calcext:value-type="float">
            <text:p>4,143908304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04078" calcext:value-type="float">
            <text:p>0,0304078</text:p>
          </table:table-cell>
          <table:table-cell office:value-type="float" office:value="0.0520818" calcext:value-type="float">
            <text:p>0,0520818</text:p>
          </table:table-cell>
          <table:table-cell office:value-type="float" office:value="156.932" calcext:value-type="float">
            <text:p>156,932</text:p>
          </table:table-cell>
          <table:table-cell table:formula="of:=([.F283]-AVERAGE([.F$2:.F$325]))/STDEV([.F$2:.F$325])" office:value-type="float" office:value="1.98826278523413" calcext:value-type="float">
            <text:p>1,9882627852</text:p>
          </table:table-cell>
          <table:table-cell table:formula="of:=([.G283]-AVERAGE([.G$2:.G$325]))/STDEV([.G$2:.G$325])" office:value-type="float" office:value="0.438330280426018" calcext:value-type="float">
            <text:p>0,4383302804</text:p>
          </table:table-cell>
          <table:table-cell table:formula="of:=([.H283]-AVERAGE([.H$2:.H$325]))/STDEV([.H$2:.H$325])" office:value-type="float" office:value="1.7367122320994" calcext:value-type="float">
            <text:p>1,7367122321</text:p>
          </table:table-cell>
          <table:table-cell table:formula="of:=SUM([.I283:.K283])" office:value-type="float" office:value="4.16330529775955" calcext:value-type="float">
            <text:p>4,163305297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288984" calcext:value-type="float">
            <text:p>0,0288984</text:p>
          </table:table-cell>
          <table:table-cell office:value-type="float" office:value="0.0584346" calcext:value-type="float">
            <text:p>0,0584346</text:p>
          </table:table-cell>
          <table:table-cell office:value-type="float" office:value="147.103" calcext:value-type="float">
            <text:p>147,103</text:p>
          </table:table-cell>
          <table:table-cell table:formula="of:=([.F284]-AVERAGE([.F$2:.F$325]))/STDEV([.F$2:.F$325])" office:value-type="float" office:value="1.65563578950021" calcext:value-type="float">
            <text:p>1,6556357895</text:p>
          </table:table-cell>
          <table:table-cell table:formula="of:=([.G284]-AVERAGE([.G$2:.G$325]))/STDEV([.G$2:.G$325])" office:value-type="float" office:value="1.01707453884045" calcext:value-type="float">
            <text:p>1,0170745388</text:p>
          </table:table-cell>
          <table:table-cell table:formula="of:=([.H284]-AVERAGE([.H$2:.H$325]))/STDEV([.H$2:.H$325])" office:value-type="float" office:value="1.5343906942531" calcext:value-type="float">
            <text:p>1,5343906943</text:p>
          </table:table-cell>
          <table:table-cell table:formula="of:=SUM([.I284:.K284])" office:value-type="float" office:value="4.20710102259376" calcext:value-type="float">
            <text:p>4,2071010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51032" calcext:value-type="float">
            <text:p>0,0251032</text:p>
          </table:table-cell>
          <table:table-cell office:value-type="float" office:value="0.0701535" calcext:value-type="float">
            <text:p>0,0701535</text:p>
          </table:table-cell>
          <table:table-cell office:value-type="float" office:value="138.442" calcext:value-type="float">
            <text:p>138,442</text:p>
          </table:table-cell>
          <table:table-cell table:formula="of:=([.F285]-AVERAGE([.F$2:.F$325]))/STDEV([.F$2:.F$325])" office:value-type="float" office:value="0.819286263722161" calcext:value-type="float">
            <text:p>0,8192862637</text:p>
          </table:table-cell>
          <table:table-cell table:formula="of:=([.G285]-AVERAGE([.G$2:.G$325]))/STDEV([.G$2:.G$325])" office:value-type="float" office:value="2.08467403668911" calcext:value-type="float">
            <text:p>2,0846740367</text:p>
          </table:table-cell>
          <table:table-cell table:formula="of:=([.H285]-AVERAGE([.H$2:.H$325]))/STDEV([.H$2:.H$325])" office:value-type="float" office:value="1.35611143499102" calcext:value-type="float">
            <text:p>1,356111435</text:p>
          </table:table-cell>
          <table:table-cell table:formula="of:=SUM([.I285:.K285])" office:value-type="float" office:value="4.26007173540229" calcext:value-type="float">
            <text:p>4,26007173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299354" calcext:value-type="float">
            <text:p>0,0299354</text:p>
          </table:table-cell>
          <table:table-cell office:value-type="float" office:value="0.0540796" calcext:value-type="float">
            <text:p>0,0540796</text:p>
          </table:table-cell>
          <table:table-cell office:value-type="float" office:value="165.064" calcext:value-type="float">
            <text:p>165,064</text:p>
          </table:table-cell>
          <table:table-cell table:formula="of:=([.F286]-AVERAGE([.F$2:.F$325]))/STDEV([.F$2:.F$325])" office:value-type="float" office:value="1.88415983519789" calcext:value-type="float">
            <text:p>1,8841598352</text:p>
          </table:table-cell>
          <table:table-cell table:formula="of:=([.G286]-AVERAGE([.G$2:.G$325]))/STDEV([.G$2:.G$325])" office:value-type="float" office:value="0.620331174435016" calcext:value-type="float">
            <text:p>0,6203311744</text:p>
          </table:table-cell>
          <table:table-cell table:formula="of:=([.H286]-AVERAGE([.H$2:.H$325]))/STDEV([.H$2:.H$325])" office:value-type="float" office:value="1.90410247991365" calcext:value-type="float">
            <text:p>1,9041024799</text:p>
          </table:table-cell>
          <table:table-cell table:formula="of:=SUM([.I286:.K286])" office:value-type="float" office:value="4.40859348954655" calcext:value-type="float">
            <text:p>4,408593489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08351" calcext:value-type="float">
            <text:p>0,0308351</text:p>
          </table:table-cell>
          <table:table-cell office:value-type="float" office:value="0.0530601" calcext:value-type="float">
            <text:p>0,0530601</text:p>
          </table:table-cell>
          <table:table-cell office:value-type="float" office:value="160.879" calcext:value-type="float">
            <text:p>160,879</text:p>
          </table:table-cell>
          <table:table-cell table:formula="of:=([.F287]-AVERAGE([.F$2:.F$325]))/STDEV([.F$2:.F$325])" office:value-type="float" office:value="2.08242703280078" calcext:value-type="float">
            <text:p>2,0824270328</text:p>
          </table:table-cell>
          <table:table-cell table:formula="of:=([.G287]-AVERAGE([.G$2:.G$325]))/STDEV([.G$2:.G$325])" office:value-type="float" office:value="0.52745405388132" calcext:value-type="float">
            <text:p>0,5274540539</text:p>
          </table:table-cell>
          <table:table-cell table:formula="of:=([.H287]-AVERAGE([.H$2:.H$325]))/STDEV([.H$2:.H$325])" office:value-type="float" office:value="1.81795784303433" calcext:value-type="float">
            <text:p>1,817957843</text:p>
          </table:table-cell>
          <table:table-cell table:formula="of:=SUM([.I287:.K287])" office:value-type="float" office:value="4.42783892971643" calcext:value-type="float">
            <text:p>4,427838929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21691" calcext:value-type="float">
            <text:p>0,0321691</text:p>
          </table:table-cell>
          <table:table-cell office:value-type="float" office:value="0.0463407" calcext:value-type="float">
            <text:p>0,0463407</text:p>
          </table:table-cell>
          <table:table-cell office:value-type="float" office:value="176.587" calcext:value-type="float">
            <text:p>176,587</text:p>
          </table:table-cell>
          <table:table-cell table:formula="of:=([.F288]-AVERAGE([.F$2:.F$325]))/STDEV([.F$2:.F$325])" office:value-type="float" office:value="2.37640107037137" calcext:value-type="float">
            <text:p>2,3764010704</text:p>
          </table:table-cell>
          <table:table-cell table:formula="of:=([.G288]-AVERAGE([.G$2:.G$325]))/STDEV([.G$2:.G$325])" office:value-type="float" office:value="-0.0846877056562008" calcext:value-type="float">
            <text:p>-0,0846877057</text:p>
          </table:table-cell>
          <table:table-cell table:formula="of:=([.H288]-AVERAGE([.H$2:.H$325]))/STDEV([.H$2:.H$325])" office:value-type="float" office:value="2.14129355536415" calcext:value-type="float">
            <text:p>2,1412935554</text:p>
          </table:table-cell>
          <table:table-cell table:formula="of:=SUM([.I288:.K288])" office:value-type="float" office:value="4.43300692007933" calcext:value-type="float">
            <text:p>4,433006920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291848" calcext:value-type="float">
            <text:p>0,0291848</text:p>
          </table:table-cell>
          <table:table-cell office:value-type="float" office:value="0.0593342" calcext:value-type="float">
            <text:p>0,0593342</text:p>
          </table:table-cell>
          <table:table-cell office:value-type="float" office:value="151.491" calcext:value-type="float">
            <text:p>151,491</text:p>
          </table:table-cell>
          <table:table-cell table:formula="of:=([.F289]-AVERAGE([.F$2:.F$325]))/STDEV([.F$2:.F$325])" office:value-type="float" office:value="1.71874985573725" calcext:value-type="float">
            <text:p>1,7187498557</text:p>
          </table:table-cell>
          <table:table-cell table:formula="of:=([.G289]-AVERAGE([.G$2:.G$325]))/STDEV([.G$2:.G$325])" office:value-type="float" office:value="1.09902869053256" calcext:value-type="float">
            <text:p>1,0990286905</text:p>
          </table:table-cell>
          <table:table-cell table:formula="of:=([.H289]-AVERAGE([.H$2:.H$325]))/STDEV([.H$2:.H$325])" office:value-type="float" office:value="1.62471391208498" calcext:value-type="float">
            <text:p>1,6247139121</text:p>
          </table:table-cell>
          <table:table-cell table:formula="of:=SUM([.I289:.K289])" office:value-type="float" office:value="4.4424924583548" calcext:value-type="float">
            <text:p>4,4424924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249574" calcext:value-type="float">
            <text:p>0,0249574</text:p>
          </table:table-cell>
          <table:table-cell office:value-type="float" office:value="0.0627097" calcext:value-type="float">
            <text:p>0,0627097</text:p>
          </table:table-cell>
          <table:table-cell office:value-type="float" office:value="184.42" calcext:value-type="float">
            <text:p>184,42</text:p>
          </table:table-cell>
          <table:table-cell table:formula="of:=([.F290]-AVERAGE([.F$2:.F$325]))/STDEV([.F$2:.F$325])" office:value-type="float" office:value="0.787156267711821" calcext:value-type="float">
            <text:p>0,7871562677</text:p>
          </table:table-cell>
          <table:table-cell table:formula="of:=([.G290]-AVERAGE([.G$2:.G$325]))/STDEV([.G$2:.G$325])" office:value-type="float" office:value="1.40653896069343" calcext:value-type="float">
            <text:p>1,4065389607</text:p>
          </table:table-cell>
          <table:table-cell table:formula="of:=([.H290]-AVERAGE([.H$2:.H$325]))/STDEV([.H$2:.H$325])" office:value-type="float" office:value="2.30252914453397" calcext:value-type="float">
            <text:p>2,3025291445</text:p>
          </table:table-cell>
          <table:table-cell table:formula="of:=SUM([.I290:.K290])" office:value-type="float" office:value="4.49622437293922" calcext:value-type="float">
            <text:p>4,496224372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14509" calcext:value-type="float">
            <text:p>0,0314509</text:p>
          </table:table-cell>
          <table:table-cell office:value-type="float" office:value="0.0495174" calcext:value-type="float">
            <text:p>0,0495174</text:p>
          </table:table-cell>
          <table:table-cell office:value-type="float" office:value="173.835" calcext:value-type="float">
            <text:p>173,835</text:p>
          </table:table-cell>
          <table:table-cell table:formula="of:=([.F291]-AVERAGE([.F$2:.F$325]))/STDEV([.F$2:.F$325])" office:value-type="float" office:value="2.21813109002415" calcext:value-type="float">
            <text:p>2,21813109</text:p>
          </table:table-cell>
          <table:table-cell table:formula="of:=([.G291]-AVERAGE([.G$2:.G$325]))/STDEV([.G$2:.G$325])" office:value-type="float" office:value="0.204711753748335" calcext:value-type="float">
            <text:p>0,2047117537</text:p>
          </table:table-cell>
          <table:table-cell table:formula="of:=([.H291]-AVERAGE([.H$2:.H$325]))/STDEV([.H$2:.H$325])" office:value-type="float" office:value="2.0846459948643" calcext:value-type="float">
            <text:p>2,0846459949</text:p>
          </table:table-cell>
          <table:table-cell table:formula="of:=SUM([.I291:.K291])" office:value-type="float" office:value="4.50748883863679" calcext:value-type="float">
            <text:p>4,5074888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55705" calcext:value-type="float">
            <text:p>0,0255705</text:p>
          </table:table-cell>
          <table:table-cell office:value-type="float" office:value="0.0712778" calcext:value-type="float">
            <text:p>0,0712778</text:p>
          </table:table-cell>
          <table:table-cell office:value-type="float" office:value="144.381" calcext:value-type="float">
            <text:p>144,381</text:p>
          </table:table-cell>
          <table:table-cell table:formula="of:=([.F292]-AVERAGE([.F$2:.F$325]))/STDEV([.F$2:.F$325])" office:value-type="float" office:value="0.922265325009071" calcext:value-type="float">
            <text:p>0,922265325</text:p>
          </table:table-cell>
          <table:table-cell table:formula="of:=([.G292]-AVERAGE([.G$2:.G$325]))/STDEV([.G$2:.G$325])" office:value-type="float" office:value="2.1870985061727" calcext:value-type="float">
            <text:p>2,1870985062</text:p>
          </table:table-cell>
          <table:table-cell table:formula="of:=([.H292]-AVERAGE([.H$2:.H$325]))/STDEV([.H$2:.H$325])" office:value-type="float" office:value="1.47836065803195" calcext:value-type="float">
            <text:p>1,478360658</text:p>
          </table:table-cell>
          <table:table-cell table:formula="of:=SUM([.I292:.K292])" office:value-type="float" office:value="4.58772448921372" calcext:value-type="float">
            <text:p>4,5877244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06679" calcext:value-type="float">
            <text:p>0,0306679</text:p>
          </table:table-cell>
          <table:table-cell office:value-type="float" office:value="0.0536382" calcext:value-type="float">
            <text:p>0,0536382</text:p>
          </table:table-cell>
          <table:table-cell office:value-type="float" office:value="170.122" calcext:value-type="float">
            <text:p>170,122</text:p>
          </table:table-cell>
          <table:table-cell table:formula="of:=([.F293]-AVERAGE([.F$2:.F$325]))/STDEV([.F$2:.F$325])" office:value-type="float" office:value="2.0455811114501" calcext:value-type="float">
            <text:p>2,0455811115</text:p>
          </table:table-cell>
          <table:table-cell table:formula="of:=([.G293]-AVERAGE([.G$2:.G$325]))/STDEV([.G$2:.G$325])" office:value-type="float" office:value="0.580119344113877" calcext:value-type="float">
            <text:p>0,5801193441</text:p>
          </table:table-cell>
          <table:table-cell table:formula="of:=([.H293]-AVERAGE([.H$2:.H$325]))/STDEV([.H$2:.H$325])" office:value-type="float" office:value="2.00821707330327" calcext:value-type="float">
            <text:p>2,0082170733</text:p>
          </table:table-cell>
          <table:table-cell table:formula="of:=SUM([.I293:.K293])" office:value-type="float" office:value="4.63391752886726" calcext:value-type="float">
            <text:p>4,633917528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11385" calcext:value-type="float">
            <text:p>0,0311385</text:p>
          </table:table-cell>
          <table:table-cell office:value-type="float" office:value="0.0539199" calcext:value-type="float">
            <text:p>0,0539199</text:p>
          </table:table-cell>
          <table:table-cell office:value-type="float" office:value="165.02" calcext:value-type="float">
            <text:p>165,02</text:p>
          </table:table-cell>
          <table:table-cell table:formula="of:=([.F294]-AVERAGE([.F$2:.F$325]))/STDEV([.F$2:.F$325])" office:value-type="float" office:value="2.14928739486894" calcext:value-type="float">
            <text:p>2,1492873949</text:p>
          </table:table-cell>
          <table:table-cell table:formula="of:=([.G294]-AVERAGE([.G$2:.G$325]))/STDEV([.G$2:.G$325])" office:value-type="float" office:value="0.605782399395854" calcext:value-type="float">
            <text:p>0,6057823994</text:p>
          </table:table-cell>
          <table:table-cell table:formula="of:=([.H294]-AVERAGE([.H$2:.H$325]))/STDEV([.H$2:.H$325])" office:value-type="float" office:value="1.90319677763821" calcext:value-type="float">
            <text:p>1,9031967776</text:p>
          </table:table-cell>
          <table:table-cell table:formula="of:=SUM([.I294:.K294])" office:value-type="float" office:value="4.65826657190301" calcext:value-type="float">
            <text:p>4,658266571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0348" calcext:value-type="float">
            <text:p>0,030348</text:p>
          </table:table-cell>
          <table:table-cell office:value-type="float" office:value="0.0551502" calcext:value-type="float">
            <text:p>0,0551502</text:p>
          </table:table-cell>
          <table:table-cell office:value-type="float" office:value="169.379" calcext:value-type="float">
            <text:p>169,379</text:p>
          </table:table-cell>
          <table:table-cell table:formula="of:=([.F295]-AVERAGE([.F$2:.F$325]))/STDEV([.F$2:.F$325])" office:value-type="float" office:value="1.97508463872235" calcext:value-type="float">
            <text:p>1,9750846387</text:p>
          </table:table-cell>
          <table:table-cell table:formula="of:=([.G295]-AVERAGE([.G$2:.G$325]))/STDEV([.G$2:.G$325])" office:value-type="float" office:value="0.717863538598612" calcext:value-type="float">
            <text:p>0,7178635386</text:p>
          </table:table-cell>
          <table:table-cell table:formula="of:=([.H295]-AVERAGE([.H$2:.H$325]))/STDEV([.H$2:.H$325])" office:value-type="float" office:value="1.99292305533402" calcext:value-type="float">
            <text:p>1,9929230553</text:p>
          </table:table-cell>
          <table:table-cell table:formula="of:=SUM([.I295:.K295])" office:value-type="float" office:value="4.68587123265498" calcext:value-type="float">
            <text:p>4,685871232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265" calcext:value-type="float">
            <text:p>0,03265</text:p>
          </table:table-cell>
          <table:table-cell office:value-type="float" office:value="0.0473398" calcext:value-type="float">
            <text:p>0,0473398</text:p>
          </table:table-cell>
          <table:table-cell office:value-type="float" office:value="180.83" calcext:value-type="float">
            <text:p>180,83</text:p>
          </table:table-cell>
          <table:table-cell table:formula="of:=([.F296]-AVERAGE([.F$2:.F$325]))/STDEV([.F$2:.F$325])" office:value-type="float" office:value="2.48237716832317" calcext:value-type="float">
            <text:p>2,4823771683</text:p>
          </table:table-cell>
          <table:table-cell table:formula="of:=([.G296]-AVERAGE([.G$2:.G$325]))/STDEV([.G$2:.G$325])" office:value-type="float" office:value="0.00633096147984392" calcext:value-type="float">
            <text:p>0,0063309615</text:p>
          </table:table-cell>
          <table:table-cell table:formula="of:=([.H296]-AVERAGE([.H$2:.H$325]))/STDEV([.H$2:.H$325])" office:value-type="float" office:value="2.22863207251563" calcext:value-type="float">
            <text:p>2,2286320725</text:p>
          </table:table-cell>
          <table:table-cell table:formula="of:=SUM([.I296:.K296])" office:value-type="float" office:value="4.71734020231865" calcext:value-type="float">
            <text:p>4,717340202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305247" calcext:value-type="float">
            <text:p>0,0305247</text:p>
          </table:table-cell>
          <table:table-cell office:value-type="float" office:value="0.0678017" calcext:value-type="float">
            <text:p>0,0678017</text:p>
          </table:table-cell>
          <table:table-cell office:value-type="float" office:value="115.271" calcext:value-type="float">
            <text:p>115,271</text:p>
          </table:table-cell>
          <table:table-cell table:formula="of:=([.F297]-AVERAGE([.F$2:.F$325]))/STDEV([.F$2:.F$325])" office:value-type="float" office:value="2.01402407833158" calcext:value-type="float">
            <text:p>2,0140240783</text:p>
          </table:table-cell>
          <table:table-cell table:formula="of:=([.G297]-AVERAGE([.G$2:.G$325]))/STDEV([.G$2:.G$325])" office:value-type="float" office:value="1.8704235098444" calcext:value-type="float">
            <text:p>1,8704235098</text:p>
          </table:table-cell>
          <table:table-cell table:formula="of:=([.H297]-AVERAGE([.H$2:.H$325]))/STDEV([.H$2:.H$325])" office:value-type="float" office:value="0.879156266262074" calcext:value-type="float">
            <text:p>0,8791562663</text:p>
          </table:table-cell>
          <table:table-cell table:formula="of:=SUM([.I297:.K297])" office:value-type="float" office:value="4.76360385443806" calcext:value-type="float">
            <text:p>4,763603854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19384" calcext:value-type="float">
            <text:p>0,0319384</text:p>
          </table:table-cell>
          <table:table-cell office:value-type="float" office:value="0.0505557" calcext:value-type="float">
            <text:p>0,0505557</text:p>
          </table:table-cell>
          <table:table-cell office:value-type="float" office:value="178.34" calcext:value-type="float">
            <text:p>178,34</text:p>
          </table:table-cell>
          <table:table-cell table:formula="of:=([.F298]-AVERAGE([.F$2:.F$325]))/STDEV([.F$2:.F$325])" office:value-type="float" office:value="2.32556163223979" calcext:value-type="float">
            <text:p>2,3255616322</text:p>
          </table:table-cell>
          <table:table-cell table:formula="of:=([.G298]-AVERAGE([.G$2:.G$325]))/STDEV([.G$2:.G$325])" office:value-type="float" office:value="0.299301566667317" calcext:value-type="float">
            <text:p>0,2993015667</text:p>
          </table:table-cell>
          <table:table-cell table:formula="of:=([.H298]-AVERAGE([.H$2:.H$325]))/STDEV([.H$2:.H$325])" office:value-type="float" office:value="2.17737755738314" calcext:value-type="float">
            <text:p>2,1773775574</text:p>
          </table:table-cell>
          <table:table-cell table:formula="of:=SUM([.I298:.K298])" office:value-type="float" office:value="4.80224075629024" calcext:value-type="float">
            <text:p>4,8022407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254283" calcext:value-type="float">
            <text:p>0,0254283</text:p>
          </table:table-cell>
          <table:table-cell office:value-type="float" office:value="0.0638927" calcext:value-type="float">
            <text:p>0,0638927</text:p>
          </table:table-cell>
          <table:table-cell office:value-type="float" office:value="189.487" calcext:value-type="float">
            <text:p>189,487</text:p>
          </table:table-cell>
          <table:table-cell table:formula="of:=([.F299]-AVERAGE([.F$2:.F$325]))/STDEV([.F$2:.F$325])" office:value-type="float" office:value="0.890928662233555" calcext:value-type="float">
            <text:p>0,8909286622</text:p>
          </table:table-cell>
          <table:table-cell table:formula="of:=([.G299]-AVERAGE([.G$2:.G$325]))/STDEV([.G$2:.G$325])" office:value-type="float" office:value="1.51431103878565" calcext:value-type="float">
            <text:p>1,5143110388</text:p>
          </table:table-cell>
          <table:table-cell table:formula="of:=([.H299]-AVERAGE([.H$2:.H$325]))/STDEV([.H$2:.H$325])" office:value-type="float" office:value="2.40682899520721" calcext:value-type="float">
            <text:p>2,4068289952</text:p>
          </table:table-cell>
          <table:table-cell table:formula="of:=SUM([.I299:.K299])" office:value-type="float" office:value="4.81206869622641" calcext:value-type="float">
            <text:p>4,81206869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59622" calcext:value-type="float">
            <text:p>0,0259622</text:p>
          </table:table-cell>
          <table:table-cell office:value-type="float" office:value="0.0722662" calcext:value-type="float">
            <text:p>0,0722662</text:p>
          </table:table-cell>
          <table:table-cell office:value-type="float" office:value="149.733" calcext:value-type="float">
            <text:p>149,733</text:p>
          </table:table-cell>
          <table:table-cell table:formula="of:=([.F300]-AVERAGE([.F$2:.F$325]))/STDEV([.F$2:.F$325])" office:value-type="float" office:value="1.00858438836469" calcext:value-type="float">
            <text:p>1,0085843884</text:p>
          </table:table-cell>
          <table:table-cell table:formula="of:=([.G300]-AVERAGE([.G$2:.G$325]))/STDEV([.G$2:.G$325])" office:value-type="float" office:value="2.27714239627105" calcext:value-type="float">
            <text:p>2,2771423963</text:p>
          </table:table-cell>
          <table:table-cell table:formula="of:=([.H300]-AVERAGE([.H$2:.H$325]))/STDEV([.H$2:.H$325])" office:value-type="float" office:value="1.58852698935288" calcext:value-type="float">
            <text:p>1,5885269894</text:p>
          </table:table-cell>
          <table:table-cell table:formula="of:=SUM([.I300:.K300])" office:value-type="float" office:value="4.87425377398863" calcext:value-type="float">
            <text:p>4,87425377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06327" calcext:value-type="float">
            <text:p>0,0306327</text:p>
          </table:table-cell>
          <table:table-cell office:value-type="float" office:value="0.0561164" calcext:value-type="float">
            <text:p>0,0561164</text:p>
          </table:table-cell>
          <table:table-cell office:value-type="float" office:value="173.383" calcext:value-type="float">
            <text:p>173,383</text:p>
          </table:table-cell>
          <table:table-cell table:formula="of:=([.F301]-AVERAGE([.F$2:.F$325]))/STDEV([.F$2:.F$325])" office:value-type="float" office:value="2.03782407537628" calcext:value-type="float">
            <text:p>2,0378240754</text:p>
          </table:table-cell>
          <table:table-cell table:formula="of:=([.G301]-AVERAGE([.G$2:.G$325]))/STDEV([.G$2:.G$325])" office:value-type="float" office:value="0.805884994095405" calcext:value-type="float">
            <text:p>0,8058849941</text:p>
          </table:table-cell>
          <table:table-cell table:formula="of:=([.H301]-AVERAGE([.H$2:.H$325]))/STDEV([.H$2:.H$325])" office:value-type="float" office:value="2.07534196239848" calcext:value-type="float">
            <text:p>2,0753419624</text:p>
          </table:table-cell>
          <table:table-cell table:formula="of:=SUM([.I301:.K301])" office:value-type="float" office:value="4.91905103187017" calcext:value-type="float">
            <text:p>4,9190510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11346" calcext:value-type="float">
            <text:p>0,0311346</text:p>
          </table:table-cell>
          <table:table-cell office:value-type="float" office:value="0.0548008" calcext:value-type="float">
            <text:p>0,0548008</text:p>
          </table:table-cell>
          <table:table-cell office:value-type="float" office:value="174.332" calcext:value-type="float">
            <text:p>174,332</text:p>
          </table:table-cell>
          <table:table-cell table:formula="of:=([.F302]-AVERAGE([.F$2:.F$325]))/STDEV([.F$2:.F$325])" office:value-type="float" office:value="2.14842795053121" calcext:value-type="float">
            <text:p>2,1484279505</text:p>
          </table:table-cell>
          <table:table-cell table:formula="of:=([.G302]-AVERAGE([.G$2:.G$325]))/STDEV([.G$2:.G$325])" office:value-type="float" office:value="0.686032968788449" calcext:value-type="float">
            <text:p>0,6860329688</text:p>
          </table:table-cell>
          <table:table-cell table:formula="of:=([.H302]-AVERAGE([.H$2:.H$325]))/STDEV([.H$2:.H$325])" office:value-type="float" office:value="2.09487631374818" calcext:value-type="float">
            <text:p>2,0948763137</text:p>
          </table:table-cell>
          <table:table-cell table:formula="of:=SUM([.I302:.K302])" office:value-type="float" office:value="4.92933723306784" calcext:value-type="float">
            <text:p>4,929337233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30551" calcext:value-type="float">
            <text:p>0,0330551</text:p>
          </table:table-cell>
          <table:table-cell office:value-type="float" office:value="0.0483024" calcext:value-type="float">
            <text:p>0,0483024</text:p>
          </table:table-cell>
          <table:table-cell office:value-type="float" office:value="184.863" calcext:value-type="float">
            <text:p>184,863</text:p>
          </table:table-cell>
          <table:table-cell table:formula="of:=([.F303]-AVERAGE([.F$2:.F$325]))/STDEV([.F$2:.F$325])" office:value-type="float" office:value="2.57164919427508" calcext:value-type="float">
            <text:p>2,5716491943</text:p>
          </table:table-cell>
          <table:table-cell table:formula="of:=([.G303]-AVERAGE([.G$2:.G$325]))/STDEV([.G$2:.G$325])" office:value-type="float" office:value="0.0940244546088158" calcext:value-type="float">
            <text:p>0,0940244546</text:p>
          </table:table-cell>
          <table:table-cell table:formula="of:=([.H303]-AVERAGE([.H$2:.H$325]))/STDEV([.H$2:.H$325])" office:value-type="float" office:value="2.31164791971618" calcext:value-type="float">
            <text:p>2,3116479197</text:p>
          </table:table-cell>
          <table:table-cell table:formula="of:=SUM([.I303:.K303])" office:value-type="float" office:value="4.97732156860008" calcext:value-type="float">
            <text:p>4,9773215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78246" calcext:value-type="float">
            <text:p>0,0278246</text:p>
          </table:table-cell>
          <table:table-cell office:value-type="float" office:value="0.0752973" calcext:value-type="float">
            <text:p>0,0752973</text:p>
          </table:table-cell>
          <table:table-cell office:value-type="float" office:value="122.115" calcext:value-type="float">
            <text:p>122,115</text:p>
          </table:table-cell>
          <table:table-cell table:formula="of:=([.F304]-AVERAGE([.F$2:.F$325]))/STDEV([.F$2:.F$325])" office:value-type="float" office:value="1.41900211517989" calcext:value-type="float">
            <text:p>1,4190021152</text:p>
          </table:table-cell>
          <table:table-cell table:formula="of:=([.G304]-AVERAGE([.G$2:.G$325]))/STDEV([.G$2:.G$325])" office:value-type="float" office:value="2.55327759991039" calcext:value-type="float">
            <text:p>2,5532775999</text:p>
          </table:table-cell>
          <table:table-cell table:formula="of:=([.H304]-AVERAGE([.H$2:.H$325]))/STDEV([.H$2:.H$325])" office:value-type="float" office:value="1.02003413837726" calcext:value-type="float">
            <text:p>1,0200341384</text:p>
          </table:table-cell>
          <table:table-cell table:formula="of:=SUM([.I304:.K304])" office:value-type="float" office:value="4.99231385346754" calcext:value-type="float">
            <text:p>4,992313853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23434" calcext:value-type="float">
            <text:p>0,0323434</text:p>
          </table:table-cell>
          <table:table-cell office:value-type="float" office:value="0.0515362" calcext:value-type="float">
            <text:p>0,0515362</text:p>
          </table:table-cell>
          <table:table-cell office:value-type="float" office:value="182.441" calcext:value-type="float">
            <text:p>182,441</text:p>
          </table:table-cell>
          <table:table-cell table:formula="of:=([.F305]-AVERAGE([.F$2:.F$325]))/STDEV([.F$2:.F$325])" office:value-type="float" office:value="2.4148116211574" calcext:value-type="float">
            <text:p>2,4148116212</text:p>
          </table:table-cell>
          <table:table-cell table:formula="of:=([.G305]-AVERAGE([.G$2:.G$325]))/STDEV([.G$2:.G$325])" office:value-type="float" office:value="0.388625761569621" calcext:value-type="float">
            <text:p>0,3886257616</text:p>
          </table:table-cell>
          <table:table-cell table:formula="of:=([.H305]-AVERAGE([.H$2:.H$325]))/STDEV([.H$2:.H$325])" office:value-type="float" office:value="2.26179312628208" calcext:value-type="float">
            <text:p>2,2617931263</text:p>
          </table:table-cell>
          <table:table-cell table:formula="of:=SUM([.I305:.K305])" office:value-type="float" office:value="5.0652305090091" calcext:value-type="float">
            <text:p>5,065230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257576" calcext:value-type="float">
            <text:p>0,0257576</text:p>
          </table:table-cell>
          <table:table-cell office:value-type="float" office:value="0.0648959" calcext:value-type="float">
            <text:p>0,0648959</text:p>
          </table:table-cell>
          <table:table-cell office:value-type="float" office:value="195.595" calcext:value-type="float">
            <text:p>195,595</text:p>
          </table:table-cell>
          <table:table-cell table:formula="of:=([.F306]-AVERAGE([.F$2:.F$325]))/STDEV([.F$2:.F$325])" office:value-type="float" office:value="0.963496616185576" calcext:value-type="float">
            <text:p>0,9634966162</text:p>
          </table:table-cell>
          <table:table-cell table:formula="of:=([.G306]-AVERAGE([.G$2:.G$325]))/STDEV([.G$2:.G$325])" office:value-type="float" office:value="1.60570321861838" calcext:value-type="float">
            <text:p>1,6057032186</text:p>
          </table:table-cell>
          <table:table-cell table:formula="of:=([.H306]-AVERAGE([.H$2:.H$325]))/STDEV([.H$2:.H$325])" office:value-type="float" office:value="2.5325569383515" calcext:value-type="float">
            <text:p>2,5325569384</text:p>
          </table:table-cell>
          <table:table-cell table:formula="of:=SUM([.I306:.K306])" office:value-type="float" office:value="5.10175677315546" calcext:value-type="float">
            <text:p>5,101756773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310305" calcext:value-type="float">
            <text:p>0,0310305</text:p>
          </table:table-cell>
          <table:table-cell office:value-type="float" office:value="0.0692874" calcext:value-type="float">
            <text:p>0,0692874</text:p>
          </table:table-cell>
          <table:table-cell office:value-type="float" office:value="121.731" calcext:value-type="float">
            <text:p>121,731</text:p>
          </table:table-cell>
          <table:table-cell table:formula="of:=([.F307]-AVERAGE([.F$2:.F$325]))/STDEV([.F$2:.F$325])" office:value-type="float" office:value="2.12548739782424" calcext:value-type="float">
            <text:p>2,1254873978</text:p>
          </table:table-cell>
          <table:table-cell table:formula="of:=([.G307]-AVERAGE([.G$2:.G$325]))/STDEV([.G$2:.G$325])" office:value-type="float" office:value="2.00577175703089" calcext:value-type="float">
            <text:p>2,005771757</text:p>
          </table:table-cell>
          <table:table-cell table:formula="of:=([.H307]-AVERAGE([.H$2:.H$325]))/STDEV([.H$2:.H$325])" office:value-type="float" office:value="1.01212982760984" calcext:value-type="float">
            <text:p>1,0121298276</text:p>
          </table:table-cell>
          <table:table-cell table:formula="of:=SUM([.I307:.K307])" office:value-type="float" office:value="5.14338898246497" calcext:value-type="float">
            <text:p>5,14338898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15209" calcext:value-type="float">
            <text:p>0,0315209</text:p>
          </table:table-cell>
          <table:table-cell office:value-type="float" office:value="0.0559146" calcext:value-type="float">
            <text:p>0,0559146</text:p>
          </table:table-cell>
          <table:table-cell office:value-type="float" office:value="177.982" calcext:value-type="float">
            <text:p>177,982</text:p>
          </table:table-cell>
          <table:table-cell table:formula="of:=([.F308]-AVERAGE([.F$2:.F$325]))/STDEV([.F$2:.F$325])" office:value-type="float" office:value="2.2335570140346" calcext:value-type="float">
            <text:p>2,233557014</text:p>
          </table:table-cell>
          <table:table-cell table:formula="of:=([.G308]-AVERAGE([.G$2:.G$325]))/STDEV([.G$2:.G$325])" office:value-type="float" office:value="0.787500881365895" calcext:value-type="float">
            <text:p>0,7875008814</text:p>
          </table:table-cell>
          <table:table-cell table:formula="of:=([.H308]-AVERAGE([.H$2:.H$325]))/STDEV([.H$2:.H$325])" office:value-type="float" office:value="2.17000843432393" calcext:value-type="float">
            <text:p>2,1700084343</text:p>
          </table:table-cell>
          <table:table-cell table:formula="of:=SUM([.I308:.K308])" office:value-type="float" office:value="5.19106632972442" calcext:value-type="float">
            <text:p>5,191066329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33326" calcext:value-type="float">
            <text:p>0,0333326</text:p>
          </table:table-cell>
          <table:table-cell office:value-type="float" office:value="0.049193" calcext:value-type="float">
            <text:p>0,049193</text:p>
          </table:table-cell>
          <table:table-cell office:value-type="float" office:value="188.874" calcext:value-type="float">
            <text:p>188,874</text:p>
          </table:table-cell>
          <table:table-cell table:formula="of:=([.F309]-AVERAGE([.F$2:.F$325]))/STDEV([.F$2:.F$325])" office:value-type="float" office:value="2.63280196445937" calcext:value-type="float">
            <text:p>2,6328019645</text:p>
          </table:table-cell>
          <table:table-cell table:formula="of:=([.G309]-AVERAGE([.G$2:.G$325]))/STDEV([.G$2:.G$325])" office:value-type="float" office:value="0.175158700381373" calcext:value-type="float">
            <text:p>0,1751587004</text:p>
          </table:table-cell>
          <table:table-cell table:formula="of:=([.H309]-AVERAGE([.H$2:.H$325]))/STDEV([.H$2:.H$325])" office:value-type="float" office:value="2.39421091577901" calcext:value-type="float">
            <text:p>2,3942109158</text:p>
          </table:table-cell>
          <table:table-cell table:formula="of:=SUM([.I309:.K309])" office:value-type="float" office:value="5.20217158061975" calcext:value-type="float">
            <text:p>5,2021715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62615" calcext:value-type="float">
            <text:p>0,0262615</text:p>
          </table:table-cell>
          <table:table-cell office:value-type="float" office:value="0.0731479" calcext:value-type="float">
            <text:p>0,0731479</text:p>
          </table:table-cell>
          <table:table-cell office:value-type="float" office:value="160.764" calcext:value-type="float">
            <text:p>160,764</text:p>
          </table:table-cell>
          <table:table-cell table:formula="of:=([.F310]-AVERAGE([.F$2:.F$325]))/STDEV([.F$2:.F$325])" office:value-type="float" office:value="1.07454123202652" calcext:value-type="float">
            <text:p>1,074541232</text:p>
          </table:table-cell>
          <table:table-cell table:formula="of:=([.G310]-AVERAGE([.G$2:.G$325]))/STDEV([.G$2:.G$325])" office:value-type="float" office:value="2.35746584618983" calcext:value-type="float">
            <text:p>2,3574658462</text:p>
          </table:table-cell>
          <table:table-cell table:formula="of:=([.H310]-AVERAGE([.H$2:.H$325]))/STDEV([.H$2:.H$325])" office:value-type="float" office:value="1.81559066663263" calcext:value-type="float">
            <text:p>1,8155906666</text:p>
          </table:table-cell>
          <table:table-cell table:formula="of:=SUM([.I310:.K310])" office:value-type="float" office:value="5.24759774484898" calcext:value-type="float">
            <text:p>5,247597744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26308" calcext:value-type="float">
            <text:p>0,0326308</text:p>
          </table:table-cell>
          <table:table-cell office:value-type="float" office:value="0.0524407" calcext:value-type="float">
            <text:p>0,0524407</text:p>
          </table:table-cell>
          <table:table-cell office:value-type="float" office:value="186.087" calcext:value-type="float">
            <text:p>186,087</text:p>
          </table:table-cell>
          <table:table-cell table:formula="of:=([.F311]-AVERAGE([.F$2:.F$325]))/STDEV([.F$2:.F$325])" office:value-type="float" office:value="2.47814605773745" calcext:value-type="float">
            <text:p>2,4781460577</text:p>
          </table:table-cell>
          <table:table-cell table:formula="of:=([.G311]-AVERAGE([.G$2:.G$325]))/STDEV([.G$2:.G$325])" office:value-type="float" office:value="0.471026306484597" calcext:value-type="float">
            <text:p>0,4710263065</text:p>
          </table:table-cell>
          <table:table-cell table:formula="of:=([.H311]-AVERAGE([.H$2:.H$325]))/STDEV([.H$2:.H$325])" office:value-type="float" office:value="2.33684291028733" calcext:value-type="float">
            <text:p>2,3368429103</text:p>
          </table:table-cell>
          <table:table-cell table:formula="of:=SUM([.I311:.K311])" office:value-type="float" office:value="5.28601527450938" calcext:value-type="float">
            <text:p>5,2860152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83243" calcext:value-type="float">
            <text:p>0,0283243</text:p>
          </table:table-cell>
          <table:table-cell office:value-type="float" office:value="0.0766365" calcext:value-type="float">
            <text:p>0,0766365</text:p>
          </table:table-cell>
          <table:table-cell office:value-type="float" office:value="128.777" calcext:value-type="float">
            <text:p>128,777</text:p>
          </table:table-cell>
          <table:table-cell table:formula="of:=([.F312]-AVERAGE([.F$2:.F$325]))/STDEV([.F$2:.F$325])" office:value-type="float" office:value="1.52912117558021" calcext:value-type="float">
            <text:p>1,5291211756</text:p>
          </table:table-cell>
          <table:table-cell table:formula="of:=([.G312]-AVERAGE([.G$2:.G$325]))/STDEV([.G$2:.G$325])" office:value-type="float" office:value="2.67527960073973" calcext:value-type="float">
            <text:p>2,6752796007</text:p>
          </table:table-cell>
          <table:table-cell table:formula="of:=([.H312]-AVERAGE([.H$2:.H$325]))/STDEV([.H$2:.H$325])" office:value-type="float" office:value="1.15716569653497" calcext:value-type="float">
            <text:p>1,1571656965</text:p>
          </table:table-cell>
          <table:table-cell table:formula="of:=SUM([.I312:.K312])" office:value-type="float" office:value="5.36156647285491" calcext:value-type="float">
            <text:p>5,36156647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179" calcext:value-type="float">
            <text:p>0,03179</text:p>
          </table:table-cell>
          <table:table-cell office:value-type="float" office:value="0.0569331" calcext:value-type="float">
            <text:p>0,0569331</text:p>
          </table:table-cell>
          <table:table-cell office:value-type="float" office:value="182.035" calcext:value-type="float">
            <text:p>182,035</text:p>
          </table:table-cell>
          <table:table-cell table:formula="of:=([.F313]-AVERAGE([.F$2:.F$325]))/STDEV([.F$2:.F$325])" office:value-type="float" office:value="2.29285867333763" calcext:value-type="float">
            <text:p>2,2928586733</text:p>
          </table:table-cell>
          <table:table-cell table:formula="of:=([.G313]-AVERAGE([.G$2:.G$325]))/STDEV([.G$2:.G$325])" office:value-type="float" office:value="0.880286901261863" calcext:value-type="float">
            <text:p>0,8802869013</text:p>
          </table:table-cell>
          <table:table-cell table:formula="of:=([.H313]-AVERAGE([.H$2:.H$325]))/STDEV([.H$2:.H$325])" office:value-type="float" office:value="2.25343596437694" calcext:value-type="float">
            <text:p>2,2534359644</text:p>
          </table:table-cell>
          <table:table-cell table:formula="of:=SUM([.I313:.K313])" office:value-type="float" office:value="5.42658153897644" calcext:value-type="float">
            <text:p>5,42658153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3146" calcext:value-type="float">
            <text:p>0,03146</text:p>
          </table:table-cell>
          <table:table-cell office:value-type="float" office:value="0.0706055" calcext:value-type="float">
            <text:p>0,0706055</text:p>
          </table:table-cell>
          <table:table-cell office:value-type="float" office:value="128.832" calcext:value-type="float">
            <text:p>128,832</text:p>
          </table:table-cell>
          <table:table-cell table:formula="of:=([.F314]-AVERAGE([.F$2:.F$325]))/STDEV([.F$2:.F$325])" office:value-type="float" office:value="2.22013646014551" calcext:value-type="float">
            <text:p>2,2201364601</text:p>
          </table:table-cell>
          <table:table-cell table:formula="of:=([.G314]-AVERAGE([.G$2:.G$325]))/STDEV([.G$2:.G$325])" office:value-type="float" office:value="2.12585153398217" calcext:value-type="float">
            <text:p>2,125851534</text:p>
          </table:table-cell>
          <table:table-cell table:formula="of:=([.H314]-AVERAGE([.H$2:.H$325]))/STDEV([.H$2:.H$325])" office:value-type="float" office:value="1.15829782437926" calcext:value-type="float">
            <text:p>1,1582978244</text:p>
          </table:table-cell>
          <table:table-cell table:formula="of:=SUM([.I314:.K314])" office:value-type="float" office:value="5.50428581850693" calcext:value-type="float">
            <text:p>5,504285818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36149" calcext:value-type="float">
            <text:p>0,0336149</text:p>
          </table:table-cell>
          <table:table-cell office:value-type="float" office:value="0.0531292" calcext:value-type="float">
            <text:p>0,0531292</text:p>
          </table:table-cell>
          <table:table-cell office:value-type="float" office:value="187.291" calcext:value-type="float">
            <text:p>187,291</text:p>
          </table:table-cell>
          <table:table-cell table:formula="of:=([.F315]-AVERAGE([.F$2:.F$325]))/STDEV([.F$2:.F$325])" office:value-type="float" office:value="2.69501251229009" calcext:value-type="float">
            <text:p>2,6950125123</text:p>
          </table:table-cell>
          <table:table-cell table:formula="of:=([.G315]-AVERAGE([.G$2:.G$325]))/STDEV([.G$2:.G$325])" office:value-type="float" office:value="0.533749109330324" calcext:value-type="float">
            <text:p>0,5337491093</text:p>
          </table:table-cell>
          <table:table-cell table:formula="of:=([.H315]-AVERAGE([.H$2:.H$325]))/STDEV([.H$2:.H$325])" office:value-type="float" office:value="2.36162621800602" calcext:value-type="float">
            <text:p>2,361626218</text:p>
          </table:table-cell>
          <table:table-cell table:formula="of:=SUM([.I315:.K315])" office:value-type="float" office:value="5.59038783962643" calcext:value-type="float">
            <text:p>5,5903878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87281" calcext:value-type="float">
            <text:p>0,0287281</text:p>
          </table:table-cell>
          <table:table-cell office:value-type="float" office:value="0.0780242" calcext:value-type="float">
            <text:p>0,0780242</text:p>
          </table:table-cell>
          <table:table-cell office:value-type="float" office:value="136.183" calcext:value-type="float">
            <text:p>136,183</text:p>
          </table:table-cell>
          <table:table-cell table:formula="of:=([.F316]-AVERAGE([.F$2:.F$325]))/STDEV([.F$2:.F$325])" office:value-type="float" office:value="1.61810672008621" calcext:value-type="float">
            <text:p>1,6181067201</text:p>
          </table:table-cell>
          <table:table-cell table:formula="of:=([.G316]-AVERAGE([.G$2:.G$325]))/STDEV([.G$2:.G$325])" office:value-type="float" office:value="2.80169998346888" calcext:value-type="float">
            <text:p>2,8016999835</text:p>
          </table:table-cell>
          <table:table-cell table:formula="of:=([.H316]-AVERAGE([.H$2:.H$325]))/STDEV([.H$2:.H$325])" office:value-type="float" office:value="1.30961185680455" calcext:value-type="float">
            <text:p>1,3096118568</text:p>
          </table:table-cell>
          <table:table-cell table:formula="of:=SUM([.I316:.K316])" office:value-type="float" office:value="5.72941856035964" calcext:value-type="float">
            <text:p>5,729418560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317729" calcext:value-type="float">
            <text:p>0,0317729</text:p>
          </table:table-cell>
          <table:table-cell office:value-type="float" office:value="0.0715768" calcext:value-type="float">
            <text:p>0,0715768</text:p>
          </table:table-cell>
          <table:table-cell office:value-type="float" office:value="137.651" calcext:value-type="float">
            <text:p>137,651</text:p>
          </table:table-cell>
          <table:table-cell table:formula="of:=([.F317]-AVERAGE([.F$2:.F$325]))/STDEV([.F$2:.F$325])" office:value-type="float" office:value="2.28909034047222" calcext:value-type="float">
            <text:p>2,2890903405</text:p>
          </table:table-cell>
          <table:table-cell table:formula="of:=([.G317]-AVERAGE([.G$2:.G$325]))/STDEV([.G$2:.G$325])" office:value-type="float" office:value="2.21433760283337" calcext:value-type="float">
            <text:p>2,2143376028</text:p>
          </table:table-cell>
          <table:table-cell table:formula="of:=([.H317]-AVERAGE([.H$2:.H$325]))/STDEV([.H$2:.H$325])" office:value-type="float" office:value="1.33982937817584" calcext:value-type="float">
            <text:p>1,3398293782</text:p>
          </table:table-cell>
          <table:table-cell table:formula="of:=SUM([.I317:.K317])" office:value-type="float" office:value="5.84325732148144" calcext:value-type="float">
            <text:p>5,84325732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40834" calcext:value-type="float">
            <text:p>0,0340834</text:p>
          </table:table-cell>
          <table:table-cell office:value-type="float" office:value="0.0542086" calcext:value-type="float">
            <text:p>0,0542086</text:p>
          </table:table-cell>
          <table:table-cell office:value-type="float" office:value="191.361" calcext:value-type="float">
            <text:p>191,361</text:p>
          </table:table-cell>
          <table:table-cell table:formula="of:=([.F318]-AVERAGE([.F$2:.F$325]))/STDEV([.F$2:.F$325])" office:value-type="float" office:value="2.79825601798861" calcext:value-type="float">
            <text:p>2,798256018</text:p>
          </table:table-cell>
          <table:table-cell table:formula="of:=([.G318]-AVERAGE([.G$2:.G$325]))/STDEV([.G$2:.G$325])" office:value-type="float" office:value="0.632083159281927" calcext:value-type="float">
            <text:p>0,6320831593</text:p>
          </table:table-cell>
          <table:table-cell table:formula="of:=([.H318]-AVERAGE([.H$2:.H$325]))/STDEV([.H$2:.H$325])" office:value-type="float" office:value="2.44540367848364" calcext:value-type="float">
            <text:p>2,4454036785</text:p>
          </table:table-cell>
          <table:table-cell table:formula="of:=SUM([.I318:.K318])" office:value-type="float" office:value="5.87574285575417" calcext:value-type="float">
            <text:p>5,8757428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291077" calcext:value-type="float">
            <text:p>0,0291077</text:p>
          </table:table-cell>
          <table:table-cell office:value-type="float" office:value="0.0788606" calcext:value-type="float">
            <text:p>0,0788606</text:p>
          </table:table-cell>
          <table:table-cell office:value-type="float" office:value="144.877" calcext:value-type="float">
            <text:p>144,877</text:p>
          </table:table-cell>
          <table:table-cell table:formula="of:=([.F319]-AVERAGE([.F$2:.F$325]))/STDEV([.F$2:.F$325])" office:value-type="float" office:value="1.70175930229146" calcext:value-type="float">
            <text:p>1,7017593023</text:p>
          </table:table-cell>
          <table:table-cell table:formula="of:=([.G319]-AVERAGE([.G$2:.G$325]))/STDEV([.G$2:.G$325])" office:value-type="float" office:value="2.87789657359258" calcext:value-type="float">
            <text:p>2,8778965736</text:p>
          </table:table-cell>
          <table:table-cell table:formula="of:=([.H319]-AVERAGE([.H$2:.H$325]))/STDEV([.H$2:.H$325])" office:value-type="float" office:value="1.4885703927732" calcext:value-type="float">
            <text:p>1,4885703928</text:p>
          </table:table-cell>
          <table:table-cell table:formula="of:=SUM([.I319:.K319])" office:value-type="float" office:value="6.06822626865723" calcext:value-type="float">
            <text:p>6,068226268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44714" calcext:value-type="float">
            <text:p>0,0344714</text:p>
          </table:table-cell>
          <table:table-cell office:value-type="float" office:value="0.0552366" calcext:value-type="float">
            <text:p>0,0552366</text:p>
          </table:table-cell>
          <table:table-cell office:value-type="float" office:value="195.255" calcext:value-type="float">
            <text:p>195,255</text:p>
          </table:table-cell>
          <table:table-cell table:formula="of:=([.F320]-AVERAGE([.F$2:.F$325]))/STDEV([.F$2:.F$325])" office:value-type="float" office:value="2.88375971107511" calcext:value-type="float">
            <text:p>2,8837597111</text:p>
          </table:table-cell>
          <table:table-cell table:formula="of:=([.G320]-AVERAGE([.G$2:.G$325]))/STDEV([.G$2:.G$325])" office:value-type="float" office:value="0.725734635426311" calcext:value-type="float">
            <text:p>0,7257346354</text:p>
          </table:table-cell>
          <table:table-cell table:formula="of:=([.H320]-AVERAGE([.H$2:.H$325]))/STDEV([.H$2:.H$325])" office:value-type="float" office:value="2.52555832985952" calcext:value-type="float">
            <text:p>2,5255583299</text:p>
          </table:table-cell>
          <table:table-cell table:formula="of:=SUM([.I320:.K320])" office:value-type="float" office:value="6.13505267636093" calcext:value-type="float">
            <text:p>6,135052676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sine-21</text:p>
          </table:table-cell>
          <table:table-cell office:value-type="float" office:value="0.0347422" calcext:value-type="float">
            <text:p>0,0347422</text:p>
          </table:table-cell>
          <table:table-cell office:value-type="float" office:value="0.0561816" calcext:value-type="float">
            <text:p>0,0561816</text:p>
          </table:table-cell>
          <table:table-cell office:value-type="float" office:value="199.264" calcext:value-type="float">
            <text:p>199,264</text:p>
          </table:table-cell>
          <table:table-cell table:formula="of:=([.F321]-AVERAGE([.F$2:.F$325]))/STDEV([.F$2:.F$325])" office:value-type="float" office:value="2.94343599996125" calcext:value-type="float">
            <text:p>2,943436</text:p>
          </table:table-cell>
          <table:table-cell table:formula="of:=([.G321]-AVERAGE([.G$2:.G$325]))/STDEV([.G$2:.G$325])" office:value-type="float" office:value="0.811824756979271" calcext:value-type="float">
            <text:p>0,811824757</text:p>
          </table:table-cell>
          <table:table-cell table:formula="of:=([.H321]-AVERAGE([.H$2:.H$325]))/STDEV([.H$2:.H$325])" office:value-type="float" office:value="2.6080801576371" calcext:value-type="float">
            <text:p>2,6080801576</text:p>
          </table:table-cell>
          <table:table-cell table:formula="of:=SUM([.I321:.K321])" office:value-type="float" office:value="6.36334091457762" calcext:value-type="float">
            <text:p>6,3633409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307449" calcext:value-type="float">
            <text:p>0,0307449</text:p>
          </table:table-cell>
          <table:table-cell office:value-type="float" office:value="0.0810368" calcext:value-type="float">
            <text:p>0,0810368</text:p>
          </table:table-cell>
          <table:table-cell office:value-type="float" office:value="160.728" calcext:value-type="float">
            <text:p>160,728</text:p>
          </table:table-cell>
          <table:table-cell table:formula="of:=([.F322]-AVERAGE([.F$2:.F$325]))/STDEV([.F$2:.F$325])" office:value-type="float" office:value="2.0625496278616" calcext:value-type="float">
            <text:p>2,0625496279</text:p>
          </table:table-cell>
          <table:table-cell table:formula="of:=([.G322]-AVERAGE([.G$2:.G$325]))/STDEV([.G$2:.G$325])" office:value-type="float" office:value="3.07614982494025" calcext:value-type="float">
            <text:p>3,0761498249</text:p>
          </table:table-cell>
          <table:table-cell table:formula="of:=([.H322]-AVERAGE([.H$2:.H$325]))/STDEV([.H$2:.H$325])" office:value-type="float" office:value="1.81484963749818" calcext:value-type="float">
            <text:p>1,8148496375</text:p>
          </table:table-cell>
          <table:table-cell table:formula="of:=SUM([.I322:.K322])" office:value-type="float" office:value="6.95354909030003" calcext:value-type="float">
            <text:p>6,95354909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312902" calcext:value-type="float">
            <text:p>0,0312902</text:p>
          </table:table-cell>
          <table:table-cell office:value-type="float" office:value="0.0825114" calcext:value-type="float">
            <text:p>0,0825114</text:p>
          </table:table-cell>
          <table:table-cell office:value-type="float" office:value="169.507" calcext:value-type="float">
            <text:p>169,507</text:p>
          </table:table-cell>
          <table:table-cell table:formula="of:=([.F323]-AVERAGE([.F$2:.F$325]))/STDEV([.F$2:.F$325])" office:value-type="float" office:value="2.18271757590301" calcext:value-type="float">
            <text:p>2,1827175759</text:p>
          </table:table-cell>
          <table:table-cell table:formula="of:=([.G323]-AVERAGE([.G$2:.G$325]))/STDEV([.G$2:.G$325])" office:value-type="float" office:value="3.21048685482596" calcext:value-type="float">
            <text:p>3,2104868548</text:p>
          </table:table-cell>
          <table:table-cell table:formula="of:=([.H323]-AVERAGE([.H$2:.H$325]))/STDEV([.H$2:.H$325])" office:value-type="float" office:value="1.99555782558983" calcext:value-type="float">
            <text:p>1,9955578256</text:p>
          </table:table-cell>
          <table:table-cell table:formula="of:=SUM([.I323:.K323])" office:value-type="float" office:value="7.3887622563188" calcext:value-type="float">
            <text:p>7,3887622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31769" calcext:value-type="float">
            <text:p>0,031769</text:p>
          </table:table-cell>
          <table:table-cell office:value-type="float" office:value="0.0837677" calcext:value-type="float">
            <text:p>0,0837677</text:p>
          </table:table-cell>
          <table:table-cell office:value-type="float" office:value="177.928" calcext:value-type="float">
            <text:p>177,928</text:p>
          </table:table-cell>
          <table:table-cell table:formula="of:=([.F324]-AVERAGE([.F$2:.F$325]))/STDEV([.F$2:.F$325])" office:value-type="float" office:value="2.2882308961345" calcext:value-type="float">
            <text:p>2,2882308961</text:p>
          </table:table-cell>
          <table:table-cell table:formula="of:=([.G324]-AVERAGE([.G$2:.G$325]))/STDEV([.G$2:.G$325])" office:value-type="float" office:value="3.32493661112964" calcext:value-type="float">
            <text:p>3,3249366111</text:p>
          </table:table-cell>
          <table:table-cell table:formula="of:=([.H324]-AVERAGE([.H$2:.H$325]))/STDEV([.H$2:.H$325])" office:value-type="float" office:value="2.16889689062226" calcext:value-type="float">
            <text:p>2,1688968906</text:p>
          </table:table-cell>
          <table:table-cell table:formula="of:=SUM([.I324:.K324])" office:value-type="float" office:value="7.7820643978864" calcext:value-type="float">
            <text:p>7,7820643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tical-neighbor-21-21-3</text:p>
          </table:table-cell>
          <table:table-cell office:value-type="float" office:value="0.0319869" calcext:value-type="float">
            <text:p>0,0319869</text:p>
          </table:table-cell>
          <table:table-cell office:value-type="float" office:value="0.0847451" calcext:value-type="float">
            <text:p>0,0847451</text:p>
          </table:table-cell>
          <table:table-cell office:value-type="float" office:value="188.997" calcext:value-type="float">
            <text:p>188,997</text:p>
          </table:table-cell>
          <table:table-cell table:formula="of:=([.F325]-AVERAGE([.F$2:.F$325]))/STDEV([.F$2:.F$325])" office:value-type="float" office:value="2.3362495938756" calcext:value-type="float">
            <text:p>2,3362495939</text:p>
          </table:table-cell>
          <table:table-cell table:formula="of:=([.G325]-AVERAGE([.G$2:.G$325]))/STDEV([.G$2:.G$325])" office:value-type="float" office:value="3.41397839399299" calcext:value-type="float">
            <text:p>3,413978394</text:p>
          </table:table-cell>
          <table:table-cell table:formula="of:=([.H325]-AVERAGE([.H$2:.H$325]))/STDEV([.H$2:.H$325])" office:value-type="float" office:value="2.3967427653217" calcext:value-type="float">
            <text:p>2,3967427653</text:p>
          </table:table-cell>
          <table:table-cell table:formula="of:=SUM([.I325:.K325])" office:value-type="float" office:value="8.14697075319029" calcext:value-type="float">
            <text:p>8,1469707532</text:p>
          </table:table-cell>
        </table:table-row>
      </table:table>
      <table:named-expressions/>
      <table:database-ranges>
        <table:database-range table:name="__Anonymous_Sheet_DB__0" table:target-range-address="List1.A1:List1.L325" table:display-filter-buttons="tru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.00.0000</text:date>, <text:time style:data-style-name="N2" text:time-value="0000-00-00T00:00:01.96451996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08:28:44.137905322</meta:creation-date>
    <dc:date>2013-10-04T21:57:42.716355243</dc:date>
    <meta:editing-duration>PT3M24S</meta:editing-duration>
    <meta:editing-cycles>3</meta:editing-cycles>
    <meta:generator>LibreOffice/4.1.1.2$Linux_X86_64 LibreOffice_project/410m0$Build-2</meta:generator>
    <meta:document-statistic meta:table-count="1" meta:cell-count="3900" meta:object-count="0"/>
    <meta:user-defined meta:name="qrichtext">1</meta:user-defined>
  </office:meta>
</office:document-meta>
</file>